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4.2299in"/>
    </style:style>
    <style:style style:name="co3" style:family="table-column">
      <style:table-column-properties fo:break-before="auto" style:column-width="5.2827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1.4929in"/>
    </style:style>
    <style:style style:name="co6" style:family="table-column">
      <style:table-column-properties fo:break-before="auto" style:column-width="2.4366in"/>
    </style:style>
    <style:style style:name="co7" style:family="table-column">
      <style:table-column-properties fo:break-before="auto" style:column-width="12.901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1.1028in" fo:break-before="auto" style:use-optimal-row-height="tru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1.4138in" fo:break-before="auto" style:use-optimal-row-height="true"/>
    </style:style>
    <style:style style:name="ro6" style:family="table-row">
      <style:table-row-properties style:row-height="0.4807in" fo:break-before="auto" style:use-optimal-row-height="true"/>
    </style:style>
    <style:style style:name="ro7" style:family="table-row">
      <style:table-row-properties style:row-height="1.2583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ro9" style:family="table-row">
      <style:table-row-properties style:row-height="2.502in" fo:break-before="auto" style:use-optimal-row-height="true"/>
    </style:style>
    <style:style style:name="ro10" style:family="table-row">
      <style:table-row-properties style:row-height="0.7917in" fo:break-before="auto" style:use-optimal-row-height="true"/>
    </style:style>
    <style:style style:name="ro11" style:family="table-row">
      <style:table-row-properties style:row-height="1.5693in" fo:break-before="auto" style:use-optimal-row-height="true"/>
    </style:style>
    <style:style style:name="ro12" style:family="table-row">
      <style:table-row-properties style:row-height="1.8799in" fo:break-before="auto" style:use-optimal-row-height="true"/>
    </style:style>
    <style:style style:name="ro13" style:family="table-row">
      <style:table-row-properties style:row-height="23.1874in" fo:break-before="auto" style:use-optimal-row-height="true"/>
    </style:style>
    <style:style style:name="ro14" style:family="table-row">
      <style:table-row-properties style:row-height="2.0354in" fo:break-before="auto" style:use-optimal-row-height="true"/>
    </style:style>
    <style:style style:name="ro15" style:family="table-row">
      <style:table-row-properties style:row-height="2.1909in" fo:break-before="auto" style:use-optimal-row-height="true"/>
    </style:style>
    <style:style style:name="ro16" style:family="table-row">
      <style:table-row-properties style:row-height="3.5902in" fo:break-before="auto" style:use-optimal-row-height="true"/>
    </style:style>
    <style:style style:name="ro17" style:family="table-row">
      <style:table-row-properties style:row-height="9.3429in" fo:break-before="auto" style:use-optimal-row-height="true"/>
    </style:style>
    <style:style style:name="ro18" style:family="table-row">
      <style:table-row-properties style:row-height="1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zotero_library_2025_08_25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ublication Yea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vant for pathway analysis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ISS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Url</text:p>
          </table:table-cell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Singh, Indranil; Fernandez-Perez, Daniel; Sanchez, Pedro Sanchez; Rodriguez-Fraticelli, Alejo E.</text:p>
          </table:table-cell>
          <table:table-cell office:value-type="string" calcext:value-type="string">
            <text:p>Pre-existing stem cell heterogeneity dictates clonal responses to the acquisition of leukemic driver mutations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25.01.012</text:p>
          </table:table-cell>
          <table:table-cell office:value-type="string" calcext:value-type="string">
            <text:p>https://linkinghub.elsevier.com/retrieve/pii/S1934590925000128</text:p>
          </table:table-cell>
        </table:table-row>
        <table:table-row table:style-name="ro3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Blohmer, Martin; Cheek, David M.; Hung, Wei-Ting; Kessler, Maria; Chatzidimitriou, Foivos; Wang, Jiahe; Hung, William; Lee, I-Hsiu; Gorelick, Alexander N.; Wassenaar, Emma Ce; Yang, Ching-Yeuh; Yeh, Yi-Chen; Ho, Hsiang-Ling; Speiser, Dorothee; Karsten, Maria M.; Lanuti, Michael; Pai, Sara I.; Kranenburg, Onno; Lennerz, Jochen K.; Chou, Teh-Ying; Kloor, Matthias; Naxerova, Kamila</text:p>
          </table:table-cell>
          <table:table-cell office:value-type="string" calcext:value-type="string">
            <text:p>Quantifying cell divisions along evolutionary lineages in cancer</text:p>
          </table:table-cell>
          <table:table-cell table:number-columns-repeated="2"/>
          <table:table-cell office:value-type="string" calcext:value-type="string">
            <text:p>1061-4036, 1546-1718</text:p>
          </table:table-cell>
          <table:table-cell office:value-type="string" calcext:value-type="string">
            <text:p>10.1038/s41588-025-02078-5</text:p>
          </table:table-cell>
          <table:table-cell office:value-type="string" calcext:value-type="string">
            <text:p>https://www.nature.com/articles/s41588-025-02078-5</text:p>
          </table:table-cell>
        </table:table-row>
        <table:table-row table:style-name="ro4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Klein, Dominik; Palla, Giovanni; Lange, Marius; Klein, Michal; Piran, Zoe; Gander, Manuel; Meng-Papaxanthos, Laetitia; Sterr, Michael; Saber, Lama; Jing, Changying; Bastidas-Ponce, Aimée; Cota, Perla; Tarquis-Medina, Marta; Parikh, Shrey; Gold, Ilan; Lickert, Heiko; Bakhti, Mostafa; Nitzan, Mor; Cuturi, Marco; Theis, Fabian J.</text:p>
          </table:table-cell>
          <table:table-cell office:value-type="string" calcext:value-type="string">
            <text:p>Mapping cells through time and space with moscot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4-08453-2</text:p>
          </table:table-cell>
          <table:table-cell office:value-type="string" calcext:value-type="string">
            <text:p>https://www.nature.com/articles/s41586-024-08453-2</text:p>
          </table:table-cell>
        </table:table-row>
        <table:table-row table:style-name="ro5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Spencer Chapman, Michael; Mitchell, Emily; Yoshida, Kenichi; Williams, Nicholas; Fabre, Margarete A.; Ranzoni, Anna Maria; Robinson, Philip S.; Kregar, Lori D.; Wilk, Matthias; Boettcher, Steffen; Mahbubani, Krishnaa; Saeb Parsy, Kourosh; Gowers, Kate H. C.; Janes, Sam M.; Ng, Stanley W. K.; Hoare, Matt; Green, Anthony R.; Vassiliou, George S.; Cvejic, Ana; Manz, Markus G.; Laurenti, Elisa; Martincorena, Iñigo; Stratton, Michael R.; Nangalia, Jyoti; Coorens, Tim H. H.; Campbell, Peter J.</text:p>
          </table:table-cell>
          <table:table-cell office:value-type="string" calcext:value-type="string">
            <text:p>Prolonged persistence of mutagenic DNA lesions in somatic cell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4-08423-8</text:p>
          </table:table-cell>
          <table:table-cell office:value-type="string" calcext:value-type="string">
            <text:p>https://www.nature.com/articles/s41586-024-08423-8</text:p>
          </table:table-cell>
        </table:table-row>
        <table:table-row table:style-name="ro6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Burgers, Elsje J.; Sharma, Raju P.; Eugenio, Carl Joshua S.; Heldring, Muriel M.; Wijaya, Lukas S.; Van De Water, Bob; Beltman, Joost B.</text:p>
          </table:table-cell>
          <table:table-cell office:value-type="string" calcext:value-type="string">
            <text:p>Computational modelling identifies primary mediators of crosstalk between DNA damage and oxidative stress responses</text:p>
          </table:table-cell>
          <table:table-cell table:number-columns-repeated="2"/>
          <table:table-cell office:value-type="string" calcext:value-type="string">
            <text:p>1553-7358</text:p>
          </table:table-cell>
          <table:table-cell office:value-type="string" calcext:value-type="string">
            <text:p>10.1371/journal.pcbi.1012844</text:p>
          </table:table-cell>
          <table:table-cell office:value-type="string" calcext:value-type="string">
            <text:p>https://dx.plos.org/10.1371/journal.pcbi.1012844</text:p>
          </table:table-cell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Aivazidis, Alexander; Memi, Fani; Kleshchevnikov, Vitalii; Er, Sezgin; Clarke, Brian; Stegle, Oliver; Bayraktar, Omer Ali</text:p>
          </table:table-cell>
          <table:table-cell office:value-type="string" calcext:value-type="string">
            <text:p>Cell2fate infers RNA velocity modules to improve cell fate prediction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s41592-025-02608-3</text:p>
          </table:table-cell>
          <table:table-cell office:value-type="string" calcext:value-type="string">
            <text:p>https://www.nature.com/articles/s41592-025-02608-3</text:p>
          </table:table-cell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Kay, Toby; Giuggioli, Luca</text:p>
          </table:table-cell>
          <table:table-cell office:value-type="string" calcext:value-type="string">
            <text:p>Local time statistics and permeable barrier crossing: From Poisson to birth-death diffusion equations</text:p>
          </table:table-cell>
          <table:table-cell table:number-columns-repeated="2"/>
          <table:table-cell office:value-type="string" calcext:value-type="string">
            <text:p>2643-1564</text:p>
          </table:table-cell>
          <table:table-cell office:value-type="string" calcext:value-type="string">
            <text:p>10.1103/PhysRevResearch.7.013097</text:p>
          </table:table-cell>
          <table:table-cell office:value-type="string" calcext:value-type="string">
            <text:p>https://link.aps.org/doi/10.1103/PhysRevResearch.7.013097</text:p>
          </table:table-cell>
        </table:table-row>
        <table:table-row table:style-name="ro1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Sartore, Sofia; Teichmann, Franziska; Stock, Gerhard</text:p>
          </table:table-cell>
          <table:table-cell office:value-type="string" calcext:value-type="string">
            <text:p>Markov-Type State Models to Describe Non-Markovian Dynamics</text:p>
          </table:table-cell>
          <table:table-cell table:number-columns-repeated="2"/>
          <table:table-cell office:value-type="string" calcext:value-type="string">
            <text:p>1549-9618, 1549-9626</text:p>
          </table:table-cell>
          <table:table-cell office:value-type="string" calcext:value-type="string">
            <text:p>10.1021/acs.jctc.4c01630</text:p>
          </table:table-cell>
          <table:table-cell office:value-type="string" calcext:value-type="string">
            <text:p>https://pubs.acs.org/doi/10.1021/acs.jctc.4c01630</text:p>
          </table:table-cell>
        </table:table-row>
        <table:table-row table:style-name="ro1" table:visibility="filter">
          <table:table-cell office:value-type="float" office:value="2025" calcext:value-type="float">
            <text:p>2025</text:p>
          </table:table-cell>
          <table:table-cell office:value-type="string" calcext:value-type="string">
            <text:p>Elena Schmitz, Johanna; Rahmann, Sven</text:p>
          </table:table-cell>
          <table:table-cell office:value-type="string" calcext:value-type="string">
            <text:p>A comprehensive review and evaluation of species richness estimation</text:p>
          </table:table-cell>
          <table:table-cell table:number-columns-repeated="2"/>
          <table:table-cell office:value-type="string" calcext:value-type="string">
            <text:p>1467-5463, 1477-4054</text:p>
          </table:table-cell>
          <table:table-cell office:value-type="string" calcext:value-type="string">
            <text:p>10.1093/bib/bbaf158</text:p>
          </table:table-cell>
          <table:table-cell office:value-type="string" calcext:value-type="string">
            <text:p>https://academic.oup.com/bib/article/doi/10.1093/bib/bbaf158/8110880</text:p>
          </table:table-cell>
        </table:table-row>
        <table:table-row table:style-name="ro6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Wang, Jiaxu; Zhang, Yu; Zhang, Tong; Tan, Wen Ting; Lambert, Finnlay; Darmawan, Jefferson; Huber, Roland; Wan, Yue</text:p>
          </table:table-cell>
          <table:table-cell office:value-type="string" calcext:value-type="string">
            <text:p>RNA structure profiling at single-cell resolution reveals new determinants of cell identity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s41592-023-02128-y</text:p>
          </table:table-cell>
          <table:table-cell office:value-type="string" calcext:value-type="string">
            <text:p>https://www.nature.com/articles/s41592-023-02128-y</text:p>
          </table:table-cell>
        </table:table-row>
        <table:table-row table:style-name="ro7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De Smith, Adam J.; Wahlster, Lara; Jeon, Soyoung; Kachuri, Linda; Black, Susan; Langie, Jalen; Cato, Liam D.; Nakatsuka, Nathan; Chan, Tsz-Fung; Xia, Guangze; Mazumder, Soumyaa; Yang, Wenjian; Gazal, Steven; Eng, Celeste; Hu, Donglei; Burchard, Esteban González; Ziv, Elad; Metayer, Catherine; Mancuso, Nicholas; Yang, Jun J.; Ma, Xiaomei; Wiemels, Joseph L.; Yu, Fulong; Chiang, Charleston W.K.; Sankaran, Vijay G.</text:p>
          </table:table-cell>
          <table:table-cell office:value-type="string" calcext:value-type="string">
            <text:p>A noncoding regulatory variant in IKZF1 increases acute lymphoblastic leukemia risk in Hispanic/Latino children</text:p>
          </table:table-cell>
          <table:table-cell table:number-columns-repeated="2"/>
          <table:table-cell office:value-type="string" calcext:value-type="string">
            <text:p>2666979X</text:p>
          </table:table-cell>
          <table:table-cell office:value-type="string" calcext:value-type="string">
            <text:p>10.1016/j.xgen.2024.100526</text:p>
          </table:table-cell>
          <table:table-cell office:value-type="string" calcext:value-type="string">
            <text:p>https://linkinghub.elsevier.com/retrieve/pii/S2666979X24000685</text:p>
          </table:table-cell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Levesque, Sébastien; Cosentino, Andrea; Verma, Archana; Genovese, Pietro; Bauer, Daniel E.</text:p>
          </table:table-cell>
          <table:table-cell office:value-type="string" calcext:value-type="string">
            <text:p>Enhancing prime editing in hematopoietic stem and progenitor cells by modulating nucleotide metabolism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4-02266-4</text:p>
          </table:table-cell>
          <table:table-cell office:value-type="string" calcext:value-type="string">
            <text:p>https://www.nature.com/articles/s41587-024-02266-4</text:p>
          </table:table-cell>
        </table:table-row>
        <table:table-row table:style-name="ro6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Watson, Caroline J.; Poon, Gladys Y. P.; MacGregor, Hamish A.J.; Fonseca, Adriana V.A.; Apostolidou, Sophia; Gentry-Maharaj, Aleksandra; Menon, Usha; Blundell, Jamie R.</text:p>
          </table:table-cell>
          <table:table-cell office:value-type="string" calcext:value-type="string">
            <text:p>Evolutionary dynamics in the decades preceding acute myeloid leukaemia</text:p>
          </table:table-cell>
          <table:table-cell table:number-columns-repeated="3"/>
          <table:table-cell office:value-type="string" calcext:value-type="string">
            <text:p>10.1101/2024.07.05.602251</text:p>
          </table:table-cell>
          <table:table-cell office:value-type="string" calcext:value-type="string">
            <text:p>http://biorxiv.org/lookup/doi/10.1101/2024.07.05.602251</text:p>
          </table:table-cell>
        </table:table-row>
        <table:table-row table:style-name="ro6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Xiao, Yu; Jin, Wan; Ju, Lingao; Fu, Jie; Wang, Gang; Yu, Mengxue; Chen, Fangjin; Qian, Kaiyu; Wang, Xinghuan; Zhang, Yi</text:p>
          </table:table-cell>
          <table:table-cell office:value-type="string" calcext:value-type="string">
            <text:p>Tracking single-cell evolution using clock-like chromatin accessibility loci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4-02241-z</text:p>
          </table:table-cell>
          <table:table-cell office:value-type="string" calcext:value-type="string">
            <text:p>https://www.nature.com/articles/s41587-024-02241-z</text:p>
          </table:table-cell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Meyer, David H.; Schumacher, Björn</text:p>
          </table:table-cell>
          <table:table-cell office:value-type="string" calcext:value-type="string">
            <text:p>Aging clocks based on accumulating stochastic variation</text:p>
          </table:table-cell>
          <table:table-cell table:number-columns-repeated="2"/>
          <table:table-cell office:value-type="string" calcext:value-type="string">
            <text:p>2662-8465</text:p>
          </table:table-cell>
          <table:table-cell office:value-type="string" calcext:value-type="string">
            <text:p>10.1038/s43587-024-00619-x</text:p>
          </table:table-cell>
          <table:table-cell office:value-type="string" calcext:value-type="string">
            <text:p>https://www.nature.com/articles/s43587-024-00619-x</text:p>
          </table:table-cell>
        </table:table-row>
        <table:table-row table:style-name="ro8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Hao, Yuhan; Stuart, Tim; Kowalski, Madeline H.; Choudhary, Saket; Hoffman, Paul; Hartman, Austin; Srivastava, Avi; Molla, Gesmira; Madad, Shaista; Fernandez-Granda, Carlos; Satija, Rahul</text:p>
          </table:table-cell>
          <table:table-cell office:value-type="string" calcext:value-type="string">
            <text:p>Dictionary learning for integrative, multimodal and scalable single-cell analysi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3-01767-y</text:p>
          </table:table-cell>
          <table:table-cell office:value-type="string" calcext:value-type="string">
            <text:p>https://www.nature.com/articles/s41587-023-01767-y</text:p>
          </table:table-cell>
        </table:table-row>
        <table:table-row table:style-name="ro6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Muyas, Francesc; Sauer, Carolin M.; Valle-Inclán, Jose Espejo; Li, Ruoyan; Rahbari, Raheleh; Mitchell, Thomas J.; Hormoz, Sahand; Cortés-Ciriano, Isidro</text:p>
          </table:table-cell>
          <table:table-cell office:value-type="string" calcext:value-type="string">
            <text:p>De novo detection of somatic mutations in high-throughput single-cell profiling data set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3-01863-z</text:p>
          </table:table-cell>
          <table:table-cell office:value-type="string" calcext:value-type="string">
            <text:p>https://www.nature.com/articles/s41587-023-01863-z</text:p>
          </table:table-cell>
        </table:table-row>
        <table:table-row table:style-name="ro8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Lederer, Alex R.; Leonardi, Maxine; Talamanca, Lorenzo; Herrera, Antonio; Droin, Colas; Khven, Irina; Carvalho, Hugo J.F.; Valente, Alessandro; Mantes, Albert Dominguez; Arabí, Pau Mulet; Pinello, Luca; Naef, Felix; Manno, Gioele La</text:p>
          </table:table-cell>
          <table:table-cell office:value-type="string" calcext:value-type="string">
            <text:p>Statistical inference with a manifold-constrained RNA velocity model uncovers cell cycle speed modulations</text:p>
          </table:table-cell>
          <table:table-cell table:number-columns-repeated="3"/>
          <table:table-cell office:value-type="string" calcext:value-type="string">
            <text:p>10.1101/2024.01.18.576093</text:p>
          </table:table-cell>
          <table:table-cell office:value-type="string" calcext:value-type="string">
            <text:p>http://biorxiv.org/lookup/doi/10.1101/2024.01.18.576093</text:p>
          </table:table-cell>
        </table:table-row>
        <table:table-row table:style-name="ro6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Sheikhi, Maryam; Rostami, Mehrdad; Ferns, Gordon; Ayatollahi, Hossein; Siyadat, Payam; Ayatollahi, Yasamin; Khoshnegah, Zahra</text:p>
          </table:table-cell>
          <table:table-cell office:value-type="string" calcext:value-type="string">
            <text:p>Prognostic significance of ASXL1 mutations in acute myeloid leukemia: A systematic review and meta-analysis</text:p>
          </table:table-cell>
          <table:table-cell table:number-columns-repeated="3"/>
          <table:table-cell office:value-type="string" calcext:value-type="string">
            <text:p>10.22088/cjim.15.2.202</text:p>
          </table:table-cell>
          <table:table-cell office:value-type="string" calcext:value-type="string">
            <text:p>https://doi.org/10.22088/cjim.15.2.202</text:p>
          </table:table-cell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Kim, Nackhyoung; Byun, Sukyoung; Um, Soo-Jong</text:p>
          </table:table-cell>
          <table:table-cell office:value-type="string" calcext:value-type="string">
            <text:p>Additional Sex Combs-like Family Associated with Epigenetic Regulation</text:p>
          </table:table-cell>
          <table:table-cell table:number-columns-repeated="2"/>
          <table:table-cell office:value-type="string" calcext:value-type="string">
            <text:p>1422-0067</text:p>
          </table:table-cell>
          <table:table-cell office:value-type="string" calcext:value-type="string">
            <text:p>10.3390/ijms25105119</text:p>
          </table:table-cell>
          <table:table-cell office:value-type="string" calcext:value-type="string">
            <text:p>https://www.mdpi.com/1422-0067/25/10/5119</text:p>
          </table:table-cell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Köhnke, Thomas; Nuno, Kevin A.; Alder, Catherine C.; Gars, Eric J.; Phan, Paul; Fan, Amy C.; Majeti, Ravindra</text:p>
          </table:table-cell>
          <table:table-cell office:value-type="string" calcext:value-type="string">
            <text:p>Human ASXL1-Mutant Hematopoiesis Is Driven by a Truncated Protein Associated with Aberrant Deubiquitination of H2AK119</text:p>
          </table:table-cell>
          <table:table-cell table:number-columns-repeated="2"/>
          <table:table-cell office:value-type="string" calcext:value-type="string">
            <text:p>2643-3230, 2643-3249</text:p>
          </table:table-cell>
          <table:table-cell office:value-type="string" calcext:value-type="string">
            <text:p>10.1158/2643-3230.BCD-23-0235</text:p>
          </table:table-cell>
          <table:table-cell office:value-type="string" calcext:value-type="string">
            <text:p>https://aacrjournals.org/bloodcancerdiscov/article/5/3/202/745088/Human-ASXL1-Mutant-Hematopoiesis-Is-Driven-by-a</text:p>
          </table:table-cell>
        </table:table-row>
        <table:table-row table:style-name="ro6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Dhuri, Kanaka; Alachkar, Houda</text:p>
          </table:table-cell>
          <table:table-cell office:value-type="string" calcext:value-type="string">
            <text:p>Differences in the mutational landscape of clonal hematopoiesis of indeterminate potential among races and between male and female patients with cancer</text:p>
          </table:table-cell>
          <table:table-cell table:number-columns-repeated="2"/>
          <table:table-cell office:value-type="string" calcext:value-type="string">
            <text:p>0301472X</text:p>
          </table:table-cell>
          <table:table-cell office:value-type="string" calcext:value-type="string">
            <text:p>10.1016/j.exphem.2024.104271</text:p>
          </table:table-cell>
          <table:table-cell office:value-type="string" calcext:value-type="string">
            <text:p>https://linkinghub.elsevier.com/retrieve/pii/S0301472X24001309</text:p>
          </table:table-cell>
        </table:table-row>
        <table:table-row table:style-name="ro6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Young, Kira A.; Telpoukhovskaia, Maria A.; Hofmann, Johanna; Mistry, Jayna J.; Kokkaliaris, Konstantinos D.; Trowbridge, Jennifer J.</text:p>
          </table:table-cell>
          <table:table-cell office:value-type="string" calcext:value-type="string">
            <text:p>Variation in mesenchymal KITL/SCF and IGF1 expression in middle age underlies steady-state hematopoietic stem cell aging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4024275</text:p>
          </table:table-cell>
          <table:table-cell office:value-type="string" calcext:value-type="string">
            <text:p>https://ashpublications.org/blood/article/144/4/378/515693/Variation-in-mesenchymal-KITL-SCF-and-IGF1</text:p>
          </table:table-cell>
        </table:table-row>
        <table:table-row table:style-name="ro8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Scherer, Michael; Singh, Indranil; Braun, Martina; Szu-Tu, Chelsea; Kardorff, Michael; Rühle, Julia; Frömel, Robert; Beneyto-Calabuig, Sergi; Raffel, Simon; Rodriguez-Fraticelli, Alejo; Velten, Lars</text:p>
          </table:table-cell>
          <table:table-cell office:value-type="string" calcext:value-type="string">
            <text:p>Somatic epimutations enable single-cell lineage tracing in native hematopoiesis across the murine and human lifespan</text:p>
          </table:table-cell>
          <table:table-cell table:number-columns-repeated="3"/>
          <table:table-cell office:value-type="string" calcext:value-type="string">
            <text:p>10.1101/2024.04.01.587514</text:p>
          </table:table-cell>
          <table:table-cell office:value-type="string" calcext:value-type="string">
            <text:p>http://biorxiv.org/lookup/doi/10.1101/2024.04.01.587514</text:p>
          </table:table-cell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Rodriguez-Fraticelli, Alejo E.</text:p>
          </table:table-cell>
          <table:table-cell office:value-type="string" calcext:value-type="string">
            <text:p>Tumbling bacteria and non-genetic individuality</text:p>
          </table:table-cell>
          <table:table-cell table:number-columns-repeated="2"/>
          <table:table-cell office:value-type="string" calcext:value-type="string">
            <text:p>1471-0056, 1471-0064</text:p>
          </table:table-cell>
          <table:table-cell office:value-type="string" calcext:value-type="string">
            <text:p>10.1038/s41576-024-00779-x</text:p>
          </table:table-cell>
          <table:table-cell office:value-type="string" calcext:value-type="string">
            <text:p>https://www.nature.com/articles/s41576-024-00779-x</text:p>
          </table:table-cell>
        </table:table-row>
        <table:table-row table:style-name="ro8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Frankhouser, David E.; Rockne, Russell C.; Uechi, Lisa; Zhao, Dandan; Branciamore, Sergio; O’Meally, Denis; Irizarry, Jihyun; Ghoda, Lucy; Ali, Haris; Trent, Jeffery M.; Forman, Stephen; Fu, Yu-Hsuan; Kuo, Ya-Huei; Zhang, Bin; Marcucci, Guido</text:p>
          </table:table-cell>
          <table:table-cell office:value-type="string" calcext:value-type="string">
            <text:p>State-transition modeling of blood transcriptome predicts disease evolution and treatment response in chronic myeloid leukemia</text:p>
          </table:table-cell>
          <table:table-cell table:number-columns-repeated="2"/>
          <table:table-cell office:value-type="string" calcext:value-type="string">
            <text:p>0887-6924, 1476-5551</text:p>
          </table:table-cell>
          <table:table-cell office:value-type="string" calcext:value-type="string">
            <text:p>10.1038/s41375-024-02142-9</text:p>
          </table:table-cell>
          <table:table-cell office:value-type="string" calcext:value-type="string">
            <text:p>https://www.nature.com/articles/s41375-024-02142-9</text:p>
          </table:table-cell>
        </table:table-row>
        <table:table-row table:style-name="ro9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Sundaram, Laksshman; Kumar, Arvind; Zatzman, Matthew; Salcedo, Adriana; Ravindra, Neal; Shams, Shadi; Louie, Brian H.; Bagdatli, S. Tansu; Myers, Matthew A.; Sarmashghi, Shahab; Choi, Hyo Young; Choi, Won-Young; Yost, Kathryn E.; Zhao, Yanding; Granja, Jeffrey M.; Hinoue, Toshinori; Hayes, D. Neil; Cherniack, Andrew; Felau, Ina; Choudhry, Hani; Zenklusen, Jean C.; Farh, Kyle Kai-How; McPherson, Andrew; Curtis, Christina; Laird, Peter W.; The Cancer Genome Atlas Analysis Network‡; Corces, M. Ryan; Chang, Howard Y.; Greenleaf, William J.; Demchok, John A.; Yang, Liming; Tarnuzzer, Roy; Caesar-Johnson, Samantha J.; Wang, Zhining; Doane, Ashley S.; Khurana, Ekta; Castro, Mauro A. A.; Lazar, Alexander J.; Broom, Bradley M.; Weinstein, John N.; Akbani, Rehan; Kumar, Shwetha V.; Raphael, Benjamin J.; Wong, Christopher K.; Stuart, Joshua M.; Safavi, Rojin; Benz, Christopher C.; Johnson, Benjamin K.; Kyi, Cindy; Shen, Hui</text:p>
          </table:table-cell>
          <table:table-cell office:value-type="string" calcext:value-type="string">
            <text:p>Single-cell chromatin accessibility reveals malignant regulatory programs in primary human cancers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dk9217</text:p>
          </table:table-cell>
          <table:table-cell office:value-type="string" calcext:value-type="string">
            <text:p>https://www.science.org/doi/10.1126/science.adk9217</text:p>
          </table:table-cell>
        </table:table-row>
        <table:table-row table:style-name="ro10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Lederer, Alex R.; Leonardi, Maxine; Talamanca, Lorenzo; Bobrovskiy, Daniil M.; Herrera, Antonio; Droin, Colas; Khven, Irina; Carvalho, Hugo J. F.; Valente, Alessandro; Dominguez Mantes, Albert; Mulet Arabí, Pau; Pinello, Luca; Naef, Felix; La Manno, Gioele</text:p>
          </table:table-cell>
          <table:table-cell office:value-type="string" calcext:value-type="string">
            <text:p>Statistical inference with a manifold-constrained RNA velocity model uncovers cell cycle speed modulations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s41592-024-02471-8</text:p>
          </table:table-cell>
          <table:table-cell office:value-type="string" calcext:value-type="string">
            <text:p>https://www.nature.com/articles/s41592-024-02471-8</text:p>
          </table:table-cell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Brenner, Thomas; Zu Jeddeloh, Sonja</text:p>
          </table:table-cell>
          <table:table-cell office:value-type="string" calcext:value-type="string">
            <text:p>Path dependence in an evolving system: a modeling perspective</text:p>
          </table:table-cell>
          <table:table-cell table:number-columns-repeated="2"/>
          <table:table-cell office:value-type="string" calcext:value-type="string">
            <text:p>1863-2505, 1863-2513</text:p>
          </table:table-cell>
          <table:table-cell office:value-type="string" calcext:value-type="string">
            <text:p>10.1007/s11698-023-00266-z</text:p>
          </table:table-cell>
          <table:table-cell office:value-type="string" calcext:value-type="string">
            <text:p>https://link.springer.com/10.1007/s11698-023-00266-z</text:p>
          </table:table-cell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Jiang, Gao; Zheng, Juan-Yu; Ren, Shu-Ning; Yin, Weilun; Xia, Xinli; Li, Yun; Wang, Hou-Ling</text:p>
          </table:table-cell>
          <table:table-cell office:value-type="string" calcext:value-type="string">
            <text:p>A comprehensive workflow for optimizing RNA-seq data analysis</text:p>
          </table:table-cell>
          <table:table-cell table:number-columns-repeated="2"/>
          <table:table-cell office:value-type="string" calcext:value-type="string">
            <text:p>1471-2164</text:p>
          </table:table-cell>
          <table:table-cell office:value-type="string" calcext:value-type="string">
            <text:p>10.1186/s12864-024-10414-y</text:p>
          </table:table-cell>
          <table:table-cell office:value-type="string" calcext:value-type="string">
            <text:p>https://bmcgenomics.biomedcentral.com/articles/10.1186/s12864-024-10414-y</text:p>
          </table:table-cell>
        </table:table-row>
        <table:table-row table:style-name="ro7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Pitino, Emanuele; Pascual-Reguant, Anna; Segato-Dezem, Felipe; Wise, Kellie; Salvador-Martinez, Irepan; Crowell, Helena Lucia; Courtois, Elise; Flynn, William F.; Sivajothi, Santhosh; Soja, Emily; Ruiz, Sara; Caratù, Ginevra; Sullivan, Adrienne E.; Mora Roldan, German Atzin; Dredge, B. Kate; Marção, Maycon; Liu, Yutian; Chasteen, Hannah; Mohenska, Monika; Polo, José; Nieto, Juan C.; Plummer, Jasmine; Heyn, Holger; Martelotto, Luciano</text:p>
          </table:table-cell>
          <table:table-cell office:value-type="string" calcext:value-type="string">
            <text:p>STAMP: Single-Cell Transcriptomics Analysis and Multimodal Profiling through Imaging</text:p>
          </table:table-cell>
          <table:table-cell table:number-columns-repeated="3"/>
          <table:table-cell office:value-type="string" calcext:value-type="string">
            <text:p>10.1101/2024.10.03.616013</text:p>
          </table:table-cell>
          <table:table-cell office:value-type="string" calcext:value-type="string">
            <text:p>http://biorxiv.org/lookup/doi/10.1101/2024.10.03.616013</text:p>
          </table:table-cell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office:value-type="string" calcext:value-type="string">
            <text:p>Han, Lixing; Xu, Jianhong</text:p>
          </table:table-cell>
          <table:table-cell office:value-type="string" calcext:value-type="string">
            <text:p>On classification of states in higher order Markov chains</text:p>
          </table:table-cell>
          <table:table-cell table:number-columns-repeated="2"/>
          <table:table-cell office:value-type="float" office:value="243795" calcext:value-type="float">
            <text:p>243795</text:p>
          </table:table-cell>
          <table:table-cell office:value-type="string" calcext:value-type="string">
            <text:p>10.1016/j.laa.2023.12.017</text:p>
          </table:table-cell>
          <table:table-cell office:value-type="string" calcext:value-type="string">
            <text:p>https://linkinghub.elsevier.com/retrieve/pii/S0024379523004676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O’Sullivan, Jennifer Mary; Mead, Adam J.; Psaila, Bethan</text:p>
          </table:table-cell>
          <table:table-cell office:value-type="string" calcext:value-type="string">
            <text:p>Single-cell methods in myeloproliferative neoplasms: old questions, new technologie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1014668</text:p>
          </table:table-cell>
          <table:table-cell office:value-type="string" calcext:value-type="string">
            <text:p>https://ashpublications.org/blood/article/141/4/380/486967/Single-cell-methods-in-myeloproliferative</text:p>
          </table:table-cell>
        </table:table-row>
        <table:table-row table:style-name="ro8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Ren, Tao; Chen, Canping; Danilov, Alexey V.; Liu, Susan; Guan, Xiangnan; Du, Shunyi; Wu, Xiwei; Sherman, Mara H.; Spellman, Paul T.; Coussens, Lisa M.; Adey, Andrew C.; Mills, Gordon B.; Wu, Ling-Yun; Xia, Zheng</text:p>
          </table:table-cell>
          <table:table-cell office:value-type="string" calcext:value-type="string">
            <text:p>Supervised learning of high-confidence phenotypic subpopulations from single-cell data</text:p>
          </table:table-cell>
          <table:table-cell table:number-columns-repeated="4"/>
          <table:table-cell office:value-type="string" calcext:value-type="string">
            <text:p>http://biorxiv.org/lookup/doi/10.1101/2023.03.23.533712</text:p>
          </table:table-cell>
        </table:table-row>
        <table:table-row table:style-name="ro10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Turkalj, Sven; Jakobsen, Niels Asger; Groom, Angus; Metzner, Marlen; Riva, Simone G.; Gür, E. Ravza; Usukhbayar, Batchimeg; Salazar, Mirian Angulo; Hentges, Lance D.; Mickute, Gerda; Clark, Kevin; Sopp, Paul; Davies, James O.J.; Hughes, Jim R.; Vyas, Paresh</text:p>
          </table:table-cell>
          <table:table-cell office:value-type="string" calcext:value-type="string">
            <text:p>GTAC enables parallel genotyping of multiple genomic loci with chromatin accessibility profiling in single cells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23.04.012</text:p>
          </table:table-cell>
          <table:table-cell office:value-type="string" calcext:value-type="string">
            <text:p>https://linkinghub.elsevier.com/retrieve/pii/S1934590923001303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Chen, Huidong; Ryu, Jayoung; Vinyard, Michael E.; Lerer, Adam; Pinello, Luca</text:p>
          </table:table-cell>
          <table:table-cell office:value-type="string" calcext:value-type="string">
            <text:p>SIMBA: single-cell embedding along with features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s41592-023-01899-8</text:p>
          </table:table-cell>
          <table:table-cell office:value-type="string" calcext:value-type="string">
            <text:p>https://www.nature.com/articles/s41592-023-01899-8</text:p>
          </table:table-cell>
        </table:table-row>
        <table:table-row table:style-name="ro7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Kim, Jaeseung C.; Chan-Seng-Yue, Michelle; Ge, Sabrina; Zeng, Andy G. X.; Ng, Karen; Gan, Olga I.; Garcia-Prat, Laura; Flores-Figueroa, Eugenia; Woo, Tristan; Zhang, Amy Xin Wei; Arruda, Andrea; Chithambaram, Shivapriya; Dobson, Stephanie M.; Khoo, Amanda; Khan, Shahbaz; Ibrahimova, Narmin; George, Ann; Tierens, Anne; Hitzler, Johann; Kislinger, Thomas; Dick, John E.; McPherson, John D.; Minden, Mark D.; Notta, Faiyaz</text:p>
          </table:table-cell>
          <table:table-cell office:value-type="string" calcext:value-type="string">
            <text:p>Transcriptomic classes of BCR-ABL1 lymphoblastic leukemia</text:p>
          </table:table-cell>
          <table:table-cell table:number-columns-repeated="2"/>
          <table:table-cell office:value-type="string" calcext:value-type="string">
            <text:p>1061-4036, 1546-1718</text:p>
          </table:table-cell>
          <table:table-cell office:value-type="string" calcext:value-type="string">
            <text:p>10.1038/s41588-023-01429-4</text:p>
          </table:table-cell>
          <table:table-cell office:value-type="string" calcext:value-type="string">
            <text:p>https://www.nature.com/articles/s41588-023-01429-4</text:p>
          </table:table-cell>
        </table:table-row>
        <table:table-row table:style-name="ro8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He, P. Cody; Wei, Jiangbo; Dou, Xiaoyang; Harada, Bryan T.; Zhang, Zijie; Ge, Ruiqi; Liu, Chang; Zhang, Li-Sheng; Yu, Xianbin; Wang, Shuai; Lyu, Ruitu; Zou, Zhongyu; Chen, Mengjie; He, Chuan</text:p>
          </table:table-cell>
          <table:table-cell office:value-type="string" calcext:value-type="string">
            <text:p>Exon architecture controls mRNA m &lt;sup&gt;6&lt;/sup&gt; A suppression and gene expression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bj9090</text:p>
          </table:table-cell>
          <table:table-cell office:value-type="string" calcext:value-type="string">
            <text:p>https://www.science.org/doi/10.1126/science.abj9090</text:p>
          </table:table-cell>
        </table:table-row>
        <table:table-row table:style-name="ro5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Khan, Abdullah O.; Rodriguez-Romera, Antonio; Reyat, Jasmeet S.; Olijnik, Aude-Anais; Colombo, Michela; Wang, Guanlin; Wen, Wei Xiong; Sousos, Nikolaos; Murphy, Lauren C.; Grygielska, Beata; Perrella, Gina; Mahony, Christopher B.; Ling, Rebecca E.; Elliott, Natalina E.; Karali, Christina Simoglou; Stone, Andrew P.; Kemble, Samuel; Cutler, Emily A.; Fielding, Adele K.; Croft, Adam P.; Bassett, David; Poologasundarampillai, Gowsihan; Roy, Anindita; Gooding, Sarah; Rayes, Julie; Machlus, Kellie R.; Psaila, Bethan</text:p>
          </table:table-cell>
          <table:table-cell office:value-type="string" calcext:value-type="string">
            <text:p>Human Bone Marrow Organoids for Disease Modeling, Discovery, and Validation of Therapeutic Targets in Hematologic Malignancies</text:p>
          </table:table-cell>
          <table:table-cell table:number-columns-repeated="2"/>
          <table:table-cell office:value-type="string" calcext:value-type="string">
            <text:p>2159-8274, 2159-8290</text:p>
          </table:table-cell>
          <table:table-cell office:value-type="string" calcext:value-type="string">
            <text:p>10.1158/2159-8290.CD-22-0199</text:p>
          </table:table-cell>
          <table:table-cell office:value-type="string" calcext:value-type="string">
            <text:p>https://aacrjournals.org/cancerdiscovery/article/13/2/364/716300/Human-Bone-Marrow-Organoids-for-Disease-Modeling</text:p>
          </table:table-cell>
        </table:table-row>
        <table:table-row table:style-name="ro3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Li, Yanjiao; Wang, Yunhao; Vera-Rodriguez, Maria; Lindeman, Leif Christopher; Skuggen, Linda Ellevog; Rasmussen, Erik M. K.; Jermstad, Ingunn; Khan, Shaista; Fosslie, Madeleine; Skuland, Trine; Indahl, Marie; Khodeer, Sherif; Klemsdal, Eva Kristine; Jin, Kang-Xuan; Dalen, Knut Tomas; Fedorcsak, Peter; Greggains, Gareth D.; Lerdrup, Mads; Klungland, Arne; Au, Kin Fai; Dahl, John Arne</text:p>
          </table:table-cell>
          <table:table-cell office:value-type="string" calcext:value-type="string">
            <text:p>Single-cell m6A mapping in vivo using picoMeRIP–seq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3-01831-7</text:p>
          </table:table-cell>
          <table:table-cell office:value-type="string" calcext:value-type="string">
            <text:p>https://www.nature.com/articles/s41587-023-01831-7</text:p>
          </table:table-cell>
        </table:table-row>
        <table:table-row table:style-name="ro6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Zhang, Ziqi; Sun, Haoran; Mariappan, Ragunathan; Chen, Xi; Chen, Xinyu; Jain, Mika S.; Efremova, Mirjana; Teichmann, Sarah A.; Rajan, Vaibhav; Zhang, Xiuwei</text:p>
          </table:table-cell>
          <table:table-cell office:value-type="string" calcext:value-type="string">
            <text:p>scMoMaT jointly performs single cell mosaic integration and multi-modal bio-marker detection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23-36066-2</text:p>
          </table:table-cell>
          <table:table-cell office:value-type="string" calcext:value-type="string">
            <text:p>https://www.nature.com/articles/s41467-023-36066-2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Li, Jiachen; Pan, Xiaoyong; Yuan, Ye; Shen, Hong-Bin</text:p>
          </table:table-cell>
          <table:table-cell office:value-type="string" calcext:value-type="string">
            <text:p>TFvelo: gene regulation inspired RNA velocity estimation</text:p>
          </table:table-cell>
          <table:table-cell table:number-columns-repeated="4"/>
          <table:table-cell office:value-type="string" calcext:value-type="string">
            <text:p>http://biorxiv.org/lookup/doi/10.1101/2023.07.12.548785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Luo, Mei; Miao, Ya-Ru; Ke, Ya-Juan; Guo, An-Yuan; Zhang, Qiong</text:p>
          </table:table-cell>
          <table:table-cell office:value-type="string" calcext:value-type="string">
            <text:p>A comprehensive landscape of transcription profiles and data resources for human leukemia</text:p>
          </table:table-cell>
          <table:table-cell table:number-columns-repeated="2"/>
          <table:table-cell office:value-type="string" calcext:value-type="string">
            <text:p>2473-9529, 2473-9537</text:p>
          </table:table-cell>
          <table:table-cell office:value-type="string" calcext:value-type="string">
            <text:p>10.1182/bloodadvances.2022008410</text:p>
          </table:table-cell>
          <table:table-cell office:value-type="string" calcext:value-type="string">
            <text:p>https://ashpublications.org/bloodadvances/article/7/14/3435/493953/A-comprehensive-landscape-of-transcription</text:p>
          </table:table-cell>
        </table:table-row>
        <table:table-row table:style-name="ro8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Skopek, Rafał; Palusińska, Małgorzata; Kaczor-Keller, Katarzyna; Pingwara, Rafał; Papierniak-Wyglądała, Anna; Schenk, Tino; Lewicki, Sławomir; Zelent, Artur; Szymański, Łukasz</text:p>
          </table:table-cell>
          <table:table-cell office:value-type="string" calcext:value-type="string">
            <text:p>Choosing the Right Cell Line for Acute Myeloid Leukemia (AML) Research</text:p>
          </table:table-cell>
          <table:table-cell table:number-columns-repeated="2"/>
          <table:table-cell office:value-type="string" calcext:value-type="string">
            <text:p>1422-0067</text:p>
          </table:table-cell>
          <table:table-cell office:value-type="string" calcext:value-type="string">
            <text:p>10.3390/ijms24065377</text:p>
          </table:table-cell>
          <table:table-cell office:value-type="string" calcext:value-type="string">
            <text:p>https://www.mdpi.com/1422-0067/24/6/5377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Shadman, Mazyar</text:p>
          </table:table-cell>
          <table:table-cell office:value-type="string" calcext:value-type="string">
            <text:p>Diagnosis and Treatment of Chronic Lymphocytic Leukemia: A Review</text:p>
          </table:table-cell>
          <table:table-cell table:number-columns-repeated="2"/>
          <table:table-cell office:value-type="string" calcext:value-type="string">
            <text:p>0098-7484</text:p>
          </table:table-cell>
          <table:table-cell office:value-type="string" calcext:value-type="string">
            <text:p>10.1001/jama.2023.1946</text:p>
          </table:table-cell>
          <table:table-cell office:value-type="string" calcext:value-type="string">
            <text:p>https://jamanetwork.com/journals/jama/fullarticle/2802611</text:p>
          </table:table-cell>
        </table:table-row>
        <table:table-row table:style-name="ro4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Dwyer-Lindgren, Laura; Kendrick, Parkes; Kelly, Yekaterina O; Baumann, Mathew M; Compton, Kelly; Blacker, Brigette F; Daoud, Farah; Li, Zhuochen; Mouhanna, Farah; Nassereldine, Hasan; Schmidt, Chris; Sylte, Dillon O; Hay, Simon I; Mensah, George A; Nápoles, Anna M; Pérez-Stable, Eliseo J; Murray, Christopher J L; Mokdad, Ali H</text:p>
          </table:table-cell>
          <table:table-cell office:value-type="string" calcext:value-type="string">
            <text:p>Cause-specific mortality by county, race, and ethnicity in the USA, 2000–19: a systematic analysis of health disparities</text:p>
          </table:table-cell>
          <table:table-cell table:number-columns-repeated="2"/>
          <table:table-cell office:value-type="float" office:value="1406736" calcext:value-type="float">
            <text:p>1406736</text:p>
          </table:table-cell>
          <table:table-cell office:value-type="string" calcext:value-type="string">
            <text:p>10.1016/S0140-6736(23)01088-7</text:p>
          </table:table-cell>
          <table:table-cell office:value-type="string" calcext:value-type="string">
            <text:p>https://linkinghub.elsevier.com/retrieve/pii/S0140673623010887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Bloom, Mackenzie; Malouf, Camille; Rodriguez-Fraticelli, Alejo; Wilkinson, Adam C.; Sankaran, Vijay G.; Cvejic, Ana</text:p>
          </table:table-cell>
          <table:table-cell office:value-type="string" calcext:value-type="string">
            <text:p>Exploiting somatic mutations to decipher human blood production: a natural lineage-tracing strategy</text:p>
          </table:table-cell>
          <table:table-cell table:number-columns-repeated="2"/>
          <table:table-cell office:value-type="string" calcext:value-type="string">
            <text:p>0301472X</text:p>
          </table:table-cell>
          <table:table-cell office:value-type="string" calcext:value-type="string">
            <text:p>10.1016/j.exphem.2023.01.005</text:p>
          </table:table-cell>
          <table:table-cell office:value-type="string" calcext:value-type="string">
            <text:p>https://linkinghub.elsevier.com/retrieve/pii/S0301472X23000279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Lyu, Jun; Chen, Chongyi</text:p>
          </table:table-cell>
          <table:table-cell office:value-type="string" calcext:value-type="string">
            <text:p>LAST-seq: single-cell RNA sequencing by direct amplification of single-stranded RNA without prior reverse transcription and second-strand synthesis</text:p>
          </table:table-cell>
          <table:table-cell table:number-columns-repeated="2"/>
          <table:table-cell office:value-type="string" calcext:value-type="string">
            <text:p>1474-760X</text:p>
          </table:table-cell>
          <table:table-cell office:value-type="string" calcext:value-type="string">
            <text:p>10.1186/s13059-023-03025-5</text:p>
          </table:table-cell>
          <table:table-cell office:value-type="string" calcext:value-type="string">
            <text:p>https://genomebiology.biomedcentral.com/articles/10.1186/s13059-023-03025-5</text:p>
          </table:table-cell>
        </table:table-row>
        <table:table-row table:style-name="ro6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Jain, Sakshi; Koziej, Lukasz; Poulis, Panagiotis; Kaczmarczyk, Igor; Gaik, Monika; Rawski, Michal; Ranjan, Namit; Glatt, Sebastian; Rodnina, Marina V.</text:p>
          </table:table-cell>
          <table:table-cell office:value-type="string" calcext:value-type="string">
            <text:p>Modulation of translational decoding by m6A modification of mRNA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23-40422-7</text:p>
          </table:table-cell>
          <table:table-cell office:value-type="string" calcext:value-type="string">
            <text:p>https://www.nature.com/articles/s41467-023-40422-7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Liu, Yujing; Zhang, Stephen Y; Kleijn, Istvan T; Stumpf, Michael P.H.</text:p>
          </table:table-cell>
          <table:table-cell office:value-type="string" calcext:value-type="string">
            <text:p>Approximate Bayesian Computation for Inferring Waddington Landscapes from Single Cell Data</text:p>
          </table:table-cell>
          <table:table-cell table:number-columns-repeated="4"/>
          <table:table-cell office:value-type="string" calcext:value-type="string">
            <text:p>http://biorxiv.org/lookup/doi/10.1101/2023.09.03.556134</text:p>
          </table:table-cell>
        </table:table-row>
        <table:table-row table:style-name="ro10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Fiumara, Martina; Ferrari, Samuele; Omer-Javed, Attya; Beretta, Stefano; Albano, Luisa; Canarutto, Daniele; Varesi, Angelica; Gaddoni, Chiara; Brombin, Chiara; Cugnata, Federica; Zonari, Erika; Naldini, Matteo Maria; Barcella, Matteo; Gentner, Bernhard; Merelli, Ivan; Naldini, Luigi</text:p>
          </table:table-cell>
          <table:table-cell office:value-type="string" calcext:value-type="string">
            <text:p>Genotoxic effects of base and prime editing in human hematopoietic stem cell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3-01915-4</text:p>
          </table:table-cell>
          <table:table-cell office:value-type="string" calcext:value-type="string">
            <text:p>https://www.nature.com/articles/s41587-023-01915-4</text:p>
          </table:table-cell>
        </table:table-row>
        <table:table-row table:style-name="ro10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Woolston, David W.; Lee, Nathan D.; Shadman, Mazyar; Latorre-Esteves, Elena; Tee, Xin Ray; Fredrickson, Jeanne; Kohrn, Brendan F.; Ujjani, Chaitra; Eckel, Ashley; Till, Brian; Fang, Min; Radich, Jerald; Bozic, Ivana; Risques, Rosa Ana; Yeung, Cecilia C.S.</text:p>
          </table:table-cell>
          <table:table-cell office:value-type="string" calcext:value-type="string">
            <text:p>Ultra-deep mutational landscape in chronic lymphocytic leukemia uncovers dynamics of resistance to targeted therapies</text:p>
          </table:table-cell>
          <table:table-cell table:number-columns-repeated="2"/>
          <table:table-cell office:value-type="string" calcext:value-type="string">
            <text:p>1592-8721, 0390-6078</text:p>
          </table:table-cell>
          <table:table-cell office:value-type="string" calcext:value-type="string">
            <text:p>10.3324/haematol.2023.283372</text:p>
          </table:table-cell>
          <table:table-cell office:value-type="string" calcext:value-type="string">
            <text:p>https://haematologica.org/article/view/haematol.2023.283372</text:p>
          </table:table-cell>
        </table:table-row>
        <table:table-row table:style-name="ro4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Salek, Mahyar; Li, Nianzhen; Chou, Hou-Pu; Saini, Kiran; Jovic, Andreja; Jacobs, Kevin B.; Johnson, Chassidy; Lu, Vivian; Lee, Esther J.; Chang, Christina; Nguyen, Phuc; Mei, Jeanette; Pant, Krishna P.; Wong-Thai, Amy Y.; Smith, Quillan F.; Huang, Stephanie; Chow, Ryan; Cruz, Janifer; Walker, Jeff; Chan, Bryan; Musci, Thomas J.; Ashley, Euan A.; Masaeli, Maddison</text:p>
          </table:table-cell>
          <table:table-cell office:value-type="string" calcext:value-type="string">
            <text:p>COSMOS: a platform for real-time morphology-based, label-free cell sorting using deep learning</text:p>
          </table:table-cell>
          <table:table-cell table:number-columns-repeated="2"/>
          <table:table-cell office:value-type="string" calcext:value-type="string">
            <text:p>2399-3642</text:p>
          </table:table-cell>
          <table:table-cell office:value-type="string" calcext:value-type="string">
            <text:p>10.1038/s42003-023-05325-9</text:p>
          </table:table-cell>
          <table:table-cell office:value-type="string" calcext:value-type="string">
            <text:p>https://www.nature.com/articles/s42003-023-05325-9</text:p>
          </table:table-cell>
        </table:table-row>
        <table:table-row table:style-name="ro6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Gayoso, Adam; Weiler, Philipp; Lotfollahi, Mohammad; Klein, Dominik; Hong, Justin; Streets, Aaron; Theis, Fabian J.; Yosef, Nir</text:p>
          </table:table-cell>
          <table:table-cell office:value-type="string" calcext:value-type="string">
            <text:p>Deep generative modeling of transcriptional dynamics for RNA velocity analysis in single cells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s41592-023-01994-w</text:p>
          </table:table-cell>
          <table:table-cell office:value-type="string" calcext:value-type="string">
            <text:p>https://www.nature.com/articles/s41592-023-01994-w</text:p>
          </table:table-cell>
        </table:table-row>
        <table:table-row table:style-name="ro6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Jindal, Kunal; Adil, Mohd Tayyab; Yamaguchi, Naoto; Yang, Xue; Wang, Helen C.; Kamimoto, Kenji; Rivera-Gonzalez, Guillermo C.; Morris, Samantha A.</text:p>
          </table:table-cell>
          <table:table-cell office:value-type="string" calcext:value-type="string">
            <text:p>Single-cell lineage capture across genomic modalities with CellTag-multi reveals fate-specific gene regulatory change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3-01931-4</text:p>
          </table:table-cell>
          <table:table-cell office:value-type="string" calcext:value-type="string">
            <text:p>https://www.nature.com/articles/s41587-023-01931-4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Xu, Zihan; Sziraki, Andras; Lee, Jasper; Zhou, Wei; Cao, Junyue</text:p>
          </table:table-cell>
          <table:table-cell office:value-type="string" calcext:value-type="string">
            <text:p>Dissecting key regulators of transcriptome kinetics through scalable single-cell RNA profiling of pooled CRISPR screen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3-01948-9</text:p>
          </table:table-cell>
          <table:table-cell office:value-type="string" calcext:value-type="string">
            <text:p>https://www.nature.com/articles/s41587-023-01948-9</text:p>
          </table:table-cell>
        </table:table-row>
        <table:table-row table:style-name="ro6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Li, Shengyu; Zhang, Pengzhi; Chen, Weiqing; Ye, Lingqun; Brannan, Kristopher W.; Le, Nhat-Tu; Abe, Jun-ichi; Cooke, John P.; Wang, Guangyu</text:p>
          </table:table-cell>
          <table:table-cell office:value-type="string" calcext:value-type="string">
            <text:p>A relay velocity model infers cell-dependent RNA velocity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3-01728-5</text:p>
          </table:table-cell>
          <table:table-cell office:value-type="string" calcext:value-type="string">
            <text:p>https://www.nature.com/articles/s41587-023-01728-5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Sheehan, Charles J; Marayati, Bahjat Fadi; Bhatia, Janvi; Meyer, Kate D</text:p>
          </table:table-cell>
          <table:table-cell office:value-type="string" calcext:value-type="string">
            <text:p>&lt;i&gt;In situ&lt;/i&gt; visualization of m6A sites in cellular mRNAs</text:p>
          </table:table-cell>
          <table:table-cell table:number-columns-repeated="2"/>
          <table:table-cell office:value-type="string" calcext:value-type="string">
            <text:p>0305-1048, 1362-4962</text:p>
          </table:table-cell>
          <table:table-cell office:value-type="string" calcext:value-type="string">
            <text:p>10.1093/nar/gkad787</text:p>
          </table:table-cell>
          <table:table-cell office:value-type="string" calcext:value-type="string">
            <text:p>https://academic.oup.com/nar/advance-article/doi/10.1093/nar/gkad787/7301286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Qi, Guanghao; Strober, Benjamin J.; Popp, Joshua M.; Keener, Rebecca; Ji, Hongkai; Battle, Alexis</text:p>
          </table:table-cell>
          <table:table-cell office:value-type="string" calcext:value-type="string">
            <text:p>Single-cell allele-specific expression analysis reveals dynamic and cell-type-specific regulatory effects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23-42016-9</text:p>
          </table:table-cell>
          <table:table-cell office:value-type="string" calcext:value-type="string">
            <text:p>https://www.nature.com/articles/s41467-023-42016-9</text:p>
          </table:table-cell>
        </table:table-row>
        <table:table-row table:style-name="ro8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Kilian, Christoph; Ulrich, Hanna; Zouboulis, Viktor; Sprezyna, Paulina; Schreiber, Jasmin; Landsberger, Tomer; Büttner, Maren; Biton, Moshe; Villablanca, Eduardo J.; Huber, Samuel; Adlung, Lorenz</text:p>
          </table:table-cell>
          <table:table-cell office:value-type="string" calcext:value-type="string">
            <text:p>Longitudinal single-cell data informs deterministic modelling of inflammatory bowel disease</text:p>
          </table:table-cell>
          <table:table-cell table:number-columns-repeated="4"/>
          <table:table-cell office:value-type="string" calcext:value-type="string">
            <text:p>http://biorxiv.org/lookup/doi/10.1101/2023.10.27.561846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Jassinskaja, Maria; Gonka, Monika; Kent, David G.</text:p>
          </table:table-cell>
          <table:table-cell office:value-type="string" calcext:value-type="string">
            <text:p>Resolving the hematopoietic stem cell state by linking functional and molecular assay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2017864</text:p>
          </table:table-cell>
          <table:table-cell office:value-type="string" calcext:value-type="string">
            <text:p>https://ashpublications.org/blood/article/142/6/543/494348/Resolving-the-hematopoietic-stem-cell-state-by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Bressan, Dario; Battistoni, Giorgia; Hannon, Gregory J.</text:p>
          </table:table-cell>
          <table:table-cell office:value-type="string" calcext:value-type="string">
            <text:p>The dawn of spatial omics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bq4964</text:p>
          </table:table-cell>
          <table:table-cell office:value-type="string" calcext:value-type="string">
            <text:p>https://www.science.org/doi/10.1126/science.abq4964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Gorin, Gennady; Vastola, John J.; Pachter, Lior</text:p>
          </table:table-cell>
          <table:table-cell office:value-type="string" calcext:value-type="string">
            <text:p>Studying stochastic systems biology of the cell with single-cell genomics data</text:p>
          </table:table-cell>
          <table:table-cell table:number-columns-repeated="2"/>
          <table:table-cell office:value-type="float" office:value="24054712" calcext:value-type="float">
            <text:p>24054712</text:p>
          </table:table-cell>
          <table:table-cell office:value-type="string" calcext:value-type="string">
            <text:p>10.1016/j.cels.2023.08.004</text:p>
          </table:table-cell>
          <table:table-cell office:value-type="string" calcext:value-type="string">
            <text:p>https://linkinghub.elsevier.com/retrieve/pii/S2405471223002442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Chen, Peter J.; Liu, David R.</text:p>
          </table:table-cell>
          <table:table-cell office:value-type="string" calcext:value-type="string">
            <text:p>Prime editing for precise and highly versatile genome manipulation</text:p>
          </table:table-cell>
          <table:table-cell table:number-columns-repeated="2"/>
          <table:table-cell office:value-type="string" calcext:value-type="string">
            <text:p>1471-0056, 1471-0064</text:p>
          </table:table-cell>
          <table:table-cell office:value-type="string" calcext:value-type="string">
            <text:p>10.1038/s41576-022-00541-1</text:p>
          </table:table-cell>
          <table:table-cell office:value-type="string" calcext:value-type="string">
            <text:p>https://www.nature.com/articles/s41576-022-00541-1</text:p>
          </table:table-cell>
        </table:table-row>
        <table:table-row table:style-name="ro1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Dufva, Olli; Gandolfi, Sara; Huuhtanen, Jani; Dashevsky, Olga; Duàn, Hanna; Saeed, Khalid; Klievink, Jay; Nygren, Petra; Bouhlal, Jonas; Lahtela, Jenni; Näätänen, Anna; Ghimire, Bishwa R.; Hannunen, Tiina; Ellonen, Pekka; Lähteenmäki, Hanna; Rumm, Pauliina; Theodoropoulos, Jason; Laajala, Essi; Härkönen, Jouni; Pölönen, Petri; Heinäniemi, Merja; Hollmén, Maija; Yamano, Shizuka; Shirasaki, Ryosuke; Barbie, David A.; Roth, Jennifer A.; Romee, Rizwan; Sheffer, Michal; Lähdesmäki, Harri; Lee, Dean A.; De Matos Simoes, Ricardo; Kankainen, Matti; Mitsiades, Constantine S.; Mustjoki, Satu</text:p>
          </table:table-cell>
          <table:table-cell office:value-type="string" calcext:value-type="string">
            <text:p>Single-cell functional genomics reveals determinants of sensitivity and resistance to natural killer cells in blood cancers</text:p>
          </table:table-cell>
          <table:table-cell table:number-columns-repeated="2"/>
          <table:table-cell office:value-type="float" office:value="10747613" calcext:value-type="float">
            <text:p>10747613</text:p>
          </table:table-cell>
          <table:table-cell office:value-type="string" calcext:value-type="string">
            <text:p>10.1016/j.immuni.2023.11.008</text:p>
          </table:table-cell>
          <table:table-cell office:value-type="string" calcext:value-type="string">
            <text:p>https://linkinghub.elsevier.com/retrieve/pii/S1074761323004909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Boyle, Cole; Lansdorp, Peter M.; Edelstein-Keshet, Leah</text:p>
          </table:table-cell>
          <table:table-cell office:value-type="string" calcext:value-type="string">
            <text:p>Predicting the number of lifetime divisions for hematopoietic stem cells from telomere length measurements</text:p>
          </table:table-cell>
          <table:table-cell table:number-columns-repeated="2"/>
          <table:table-cell office:value-type="float" office:value="25890042" calcext:value-type="float">
            <text:p>25890042</text:p>
          </table:table-cell>
          <table:table-cell office:value-type="string" calcext:value-type="string">
            <text:p>10.1016/j.isci.2023.107053</text:p>
          </table:table-cell>
          <table:table-cell office:value-type="string" calcext:value-type="string">
            <text:p>https://linkinghub.elsevier.com/retrieve/pii/S2589004223011306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Grabski, Isabella N.; Street, Kelly; Irizarry, Rafael A.</text:p>
          </table:table-cell>
          <table:table-cell office:value-type="string" calcext:value-type="string">
            <text:p>Significance analysis for clustering with single-cell RNA-sequencing data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s41592-023-01933-9</text:p>
          </table:table-cell>
          <table:table-cell office:value-type="string" calcext:value-type="string">
            <text:p>https://www.nature.com/articles/s41592-023-01933-9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Feng, Yue; Liang, Haiping; Luo, Xingchun; Zhu, Yu; Liu, Bei; Han, Meining</text:p>
          </table:table-cell>
          <table:table-cell office:value-type="string" calcext:value-type="string">
            <text:p>Analysis of core mutation and TET2/ASXL1 mutations DNA methylation profile in myelodysplastic syndrome</text:p>
          </table:table-cell>
          <table:table-cell table:number-columns-repeated="2"/>
          <table:table-cell office:value-type="string" calcext:value-type="string">
            <text:p>1607-8454</text:p>
          </table:table-cell>
          <table:table-cell office:value-type="string" calcext:value-type="string">
            <text:p>10.1080/16078454.2023.2220222</text:p>
          </table:table-cell>
          <table:table-cell office:value-type="string" calcext:value-type="string">
            <text:p>https://www.tandfonline.com/doi/full/10.1080/16078454.2023.2220222</text:p>
          </table:table-cell>
        </table:table-row>
        <table:table-row table:style-name="ro1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Tobias, Deirdre K.; Manning, Alisa K.; Wessel, Jennifer; Raghavan, Sridharan; Westerman, Kenneth E.; Bick, Alexander G.; Dicorpo, Daniel; Whitsel, Eric A.; Collins, Jason; Correa, Adolfo; Cupples, L. Adrienne; Dupuis, Josée; Goodarzi, Mark O.; Guo, Xiuqing; Howard, Barbara; Lange, Leslie A.; Liu, Simin; Raffield, Laura M.; Reiner, Alex P.; Rich, Stephen S.; Taylor, Kent D.; Tinker, Lesley; Wilson, James G.; Wu, Peitao; Carson, April P.; Vasan, Ramachandran S.; Fornage, Myriam; Psaty, Bruce M.; Kooperberg, Charles; Rotter, Jerome I.; Meigs, James; Manson, JoAnn E.; TOPMed Diabetes Working Group and National Heart, Lung, and Blood Institute TOPMed Consortium</text:p>
          </table:table-cell>
          <table:table-cell office:value-type="string" calcext:value-type="string">
            <text:p>Clonal Hematopoiesis of Indeterminate Potential (CHIP) and Incident Type 2 Diabetes Risk</text:p>
          </table:table-cell>
          <table:table-cell table:number-columns-repeated="2"/>
          <table:table-cell office:value-type="string" calcext:value-type="string">
            <text:p>0149-5992, 1935-5548</text:p>
          </table:table-cell>
          <table:table-cell office:value-type="string" calcext:value-type="string">
            <text:p>10.2337/dc23-0805</text:p>
          </table:table-cell>
          <table:table-cell office:value-type="string" calcext:value-type="string">
            <text:p>https://diabetesjournals.org/care/article/46/11/1978/153672/Clonal-Hematopoiesis-of-Indeterminate-Potential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Ralli, Sneha; Jones, Samantha J.; Leach, Stephen; Lynch, Henry T.; Brooks-Wilson, Angela R.</text:p>
          </table:table-cell>
          <table:table-cell office:value-type="string" calcext:value-type="string">
            <text:p>Gene and pathway based burden analyses in familial lymphoid cancer cases: Rare variants in immune pathway gen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32-6203</text:p>
          </table:table-cell>
          <table:table-cell office:value-type="string" calcext:value-type="string">
            <text:p>10.1371/journal.pone.0287602</text:p>
          </table:table-cell>
          <table:table-cell office:value-type="string" calcext:value-type="string">
            <text:p>https://dx.plos.org/10.1371/journal.pone.0287602</text:p>
          </table:table-cell>
        </table:table-row>
        <table:table-row table:style-name="ro5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Thomas, Jonathan F.; Valencia-Sánchez, Marco Igor; Tamburri, Simone; Gloor, Susan L.; Rustichelli, Samantha; Godínez-López, Victoria; De Ioannes, Pablo; Lee, Rachel; Abini-Agbomson, Stephen; Gretarsson, Kristjan; Burg, Jonathan M.; Hickman, Allison R.; Sun, Lu; Gopinath, Saarang; Taylor, Hailey F.; Sun, Zu-Wen; Ezell, Ryan J.; Vaidya, Anup; Meiners, Matthew J.; Cheek, Marcus A.; Rice, William J.; Svetlov, Vladimir; Nudler, Evgeny; Lu, Chao; Keogh, Michael-Christopher; Pasini, Diego; Armache, Karim-Jean</text:p>
          </table:table-cell>
          <table:table-cell office:value-type="string" calcext:value-type="string">
            <text:p>Structural basis of histone H2A lysine 119 deubiquitination by Polycomb repressive deubiquitinase BAP1/ASXL1</text:p>
          </table:table-cell>
          <table:table-cell table:number-columns-repeated="2"/>
          <table:table-cell office:value-type="string" calcext:value-type="string">
            <text:p>2375-2548</text:p>
          </table:table-cell>
          <table:table-cell office:value-type="string" calcext:value-type="string">
            <text:p>10.1126/sciadv.adg9832</text:p>
          </table:table-cell>
          <table:table-cell office:value-type="string" calcext:value-type="string">
            <text:p>https://www.science.org/doi/10.1126/sciadv.adg9832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Bănescu, Claudia; Tripon, Florin; Muntean, Carmen</text:p>
          </table:table-cell>
          <table:table-cell office:value-type="string" calcext:value-type="string">
            <text:p>The Genetic Landscape of Myelodysplastic Neoplasm Progression to Acute Myeloid Leukemia</text:p>
          </table:table-cell>
          <table:table-cell table:number-columns-repeated="2"/>
          <table:table-cell office:value-type="string" calcext:value-type="string">
            <text:p>1422-0067</text:p>
          </table:table-cell>
          <table:table-cell office:value-type="string" calcext:value-type="string">
            <text:p>10.3390/ijms24065734</text:p>
          </table:table-cell>
          <table:table-cell office:value-type="string" calcext:value-type="string">
            <text:p>https://www.mdpi.com/1422-0067/24/6/5734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Song, Jinming; Moscinski, Lynn; Yang, Ethan; Shao, Haipeng; Hussaini, Mohammad; Zhang, Hailing</text:p>
          </table:table-cell>
          <table:table-cell office:value-type="string" calcext:value-type="string">
            <text:p>Co-mutation of &lt;i&gt;ASXL1&lt;/i&gt; and &lt;i&gt;SF3B1&lt;/i&gt; Predicts Poorer Overall Survival Than Isolated &lt;i&gt;ASXL1&lt;/i&gt; or &lt;i&gt;SF3B1&lt;/i&gt; Mutations</text:p>
          </table:table-cell>
          <table:table-cell table:number-columns-repeated="2"/>
          <table:table-cell office:value-type="string" calcext:value-type="string">
            <text:p>0258-851X, 1791-7549</text:p>
          </table:table-cell>
          <table:table-cell office:value-type="string" calcext:value-type="string">
            <text:p>10.21873/invivo.13172</text:p>
          </table:table-cell>
          <table:table-cell office:value-type="string" calcext:value-type="string">
            <text:p>http://iv.iiarjournals.org/lookup/doi/10.21873/invivo.13172</text:p>
          </table:table-cell>
        </table:table-row>
        <table:table-row table:style-name="ro6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Ge, Weiran; Yu, Cong; Li, Jingjing; Yu, Zhenyu; Li, Xiaorong; Zhang, Yan; Liu, Chao-Pei; Li, Yingfeng; Tian, Changlin; Zhang, Xinzheng; Li, Guohong; Zhu, Bing; Xu, Rui-Ming</text:p>
          </table:table-cell>
          <table:table-cell office:value-type="string" calcext:value-type="string">
            <text:p>Basis of the H2AK119 specificity of the Polycomb repressive deubiquitinase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3-05841-y</text:p>
          </table:table-cell>
          <table:table-cell office:value-type="string" calcext:value-type="string">
            <text:p>https://www.nature.com/articles/s41586-023-05841-y</text:p>
          </table:table-cell>
        </table:table-row>
        <table:table-row table:style-name="ro8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Tinsley-Vance, Sara M; Ali, Najla Al; Ball, Somedeb; Aguirre, Luis E; Jain, Akriti G; Hussaini, Mohammad Omar; Chan, Onyee; Kuykendall, Andrew; Sweet, Kendra; Lancet, Jeffrey; Padron, Eric; Sallman, David A; Komrokji, Rami S</text:p>
          </table:table-cell>
          <table:table-cell office:value-type="string" calcext:value-type="string">
            <text:p>Sex Disparities in Myelodysplastic Syndromes: Genotype, Phenotype, and Outcomes</text:p>
          </table:table-cell>
          <table:table-cell table:number-columns-repeated="2"/>
          <table:table-cell office:value-type="float" office:value="21522650" calcext:value-type="float">
            <text:p>21522650</text:p>
          </table:table-cell>
          <table:table-cell office:value-type="string" calcext:value-type="string">
            <text:p>10.1016/j.clml.2023.01.007</text:p>
          </table:table-cell>
          <table:table-cell office:value-type="string" calcext:value-type="string">
            <text:p>https://linkinghub.elsevier.com/retrieve/pii/S2152265023000204</text:p>
          </table:table-cell>
        </table:table-row>
        <table:table-row table:style-name="ro13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Weinstock, Joshua S.; Gopakumar, Jayakrishnan; Burugula, Bala Bharathi; Uddin, Md Mesbah; Jahn, Nikolaus; Belk, Julia A.; Bouzid, Hind; Daniel, Bence; Miao, Zhuang; Ly, Nghi; Mack, Taralynn M.; Luna, Sofia E.; Prothro, Katherine P.; Mitchell, Shaneice R.; Laurie, Cecelia A.; Broome, Jai G.; Taylor, Kent D.; Guo, Xiuqing; Sinner, Moritz F.; Von Falkenhausen, Aenne S.; Kääb, Stefan; Shuldiner, Alan R.; O’Connell, Jeffrey R.; Lewis, Joshua P.; Boerwinkle, Eric; Barnes, Kathleen C.; Chami, Nathalie; Kenny, Eimear E.; Loos, Ruth J. F.; Fornage, Myriam; Hou, Lifang; Lloyd-Jones, Donald M.; Redline, Susan; Cade, Brian E.; Psaty, Bruce M.; Bis, Joshua C.; Brody, Jennifer A.; Silverman, Edwin K.; Yun, Jeong H.; Qiao, Dandi; Palmer, Nicholette D.; Freedman, Barry I.; Bowden, Donald W.; Cho, Michael H.; DeMeo, Dawn L.; Vasan, Ramachandran S.; Yanek, Lisa R.; Becker, Lewis C.; Kardia, Sharon L. R.; Peyser, Patricia A.; He, Jiang; Rienstra, Michiel; Van Der Harst, Pim; Kaplan, Robert; Heckbert, Susan R.; Smith, Nicholas L.; Wiggins, Kerri L.; Arnett, Donna K.; Irvin, Marguerite R.; Tiwari, Hemant; Cutler, Michael J.; Knight, Stacey; Muhlestein, J. Brent; Correa, Adolfo; Raffield, Laura M.; Gao, Yan; De Andrade, Mariza; Rotter, Jerome I.; Rich, Stephen S.; Tracy, Russell P.; Konkle, Barbara A.; Johnsen, Jill M.; Wheeler, Marsha M.; Smith, J. Gustav; Melander, Olle; Nilsson, Peter M.; Custer, Brian S.; Duggirala, Ravindranath; Curran, Joanne E.; Blangero, John; McGarvey, Stephen; Williams, L. Keoki; Xiao, Shujie; Yang, Mao; Gu, C. Charles; Chen, Yii-Der Ida; Lee, Wen-Jane; Marcus, Gregory M.; Kane, John P.; Pullinger, Clive R.; Shoemaker, M. Benjamin; Darbar, Dawood; Roden, Dan M.; Albert, Christine; Kooperberg, Charles; Zhou, Ying; Manson, JoAnn E.; Desai, Pinkal; Johnson, Andrew D.; Mathias, Rasika A.; NHLBI Trans-Omics for Precision Medicine (TOPMed) Consortium; Abe, Namiko; Abecasis, Gonçalo R.; Aguet, Francois; Albert, Christine; Almasy, Laura; Alonso, Alvaro; Ament, Seth; Anderson, Peter; Anugu, Pramod; Applebaum-Bowden, Deborah; Ardlie, Kristin; Arking, Dan; Arnett, Donna K.; Ashley-Koch, Allison; Aslibekyan, Stella; Assimes, Tim; Auer, Paul; Avramopoulos, Dimitrios; Ayas, Najib; Balasubramanian, Adithya; Barnard, John; Barnes, Kathleen C.; Barr, R. Graham; Barron-Casella, Emily; Barwick, Lucas; Beaty, Terri; Beck, Gerald; Becker, Diane; Becker, Lewis C.; Beer, Rebecca; Beitelshees, Amber; Benjamin, Emelia; Benos, Takis; Bezerra, Marcos; Bielak, Larry; Bis, Joshua; Blackwell, Thomas W.; Blangero, John; Boerwinkle, Eric; Bowden, Donald W.; Bowler, Russell; Brody, Jennifer A.; Broeckel, Ulrich; Broome, Jai G.; Brown, Deborah; Bunting, Karen; Burchard, Esteban; Bustamante, Carlos; Buth, Erin; Cade, Brian E.; Cardwell, Jonathan; Carey, Vincent; Carrier, Julie; Carty, Cara; Casaburi, Richard; Casas Romero, Juan P.; Casella, James; Castaldi, Peter; Chaffin, Mark; Chang, Christy; Chang, Yi-Cheng; Chasman, Daniel; Chavan, Sameer; Chen, Bo-Juen; Chen, Wei-Min; Chen, Yii-Der Ida; Cho, Michael H.; Choi, Seung Hoan; Chuang, Lee-Ming; Chung, Mina; Chung, Ren-Hua; Clish, Clary; Comhair, Suzy; Conomos, Matthew; Cornell, Elaine; Correa, Adolfo; Crandall, Carolyn; Crapo, James; Cupples, L. Adrienne; Curran, Joanne E.; Curtis, Jeffrey; Custer, Brian S.; Damcott, Coleen; Darbar, Dawood; David, Sean; Davis, Colleen; Daya, Michelle; De Andrade, Mariza; De Las Fuentes, Lisa; De Vries, Paul; DeBaun, Michael; Deka, Ranjan; DeMeo, Dawn L.; Devine, Scott; Dinh, Huyen; Doddapaneni, Harsha; Duan, Qing; Dugan-Perez, Shannon; Duggirala, Ravi; Durda, Jon Peter; Dutcher, Susan K.; Eaton, Charles; Ekunwe, Lynette; Boueiz, Adel El; Ellinor, Patrick; Emery, Leslie; Erzurum, Serpil; Farber, Charles; Farek, Jesse; Fingerlin, Tasha; Flickinger, Matthew; Fornage, Myriam; Franceschini, Nora; Frazar, Chris; Fu, Mao; Fullerton, Stephanie M.; Fulton, Lucinda; Gabriel, Stacey; Gan, Weiniu; Gao, Shanshan; Gao, Yan; Gass, Margery; Geiger, Heather; Gelb, Bruce; Geraci, Mark; Germer, Soren; Gerszten, Robert; Ghosh, Auyon; Gibbs, Richard; Gignoux, Chris; Gladwin, Mark; Glahn, David; Gogarten, Stephanie; Gong, Da-Wei; Goring, Harald; Graw, Sharon; Gray, Kathryn J.; Grine, Daniel; Gross, Colin; Gu, C. Charles; Guan, Yue; Guo, Xiuqing; Gupta, Namrata; Haas, David M.; Haessler, Jeff; Hall, Michael; Han, Yi; Hanly, Patrick; Harris, Daniel; Hawley, Nicola L.; He, Jiang; Heavner, Ben; Heckbert, Susan R.; Hernandez, Ryan; Herrington, David; Hersh, Craig; Hidalgo, Bertha; Hixson, James; Hobbs, Brian; Hokanson, John; Hong, Elliott; Hoth, Karin; Hsiung, Chao Agnes; Hu, Jianhong; Hung, Yi-Jen; Huston, Haley; Hwu, Chii Min; Irvin, Marguerite R.; Jackson, Rebecca; Jain, Deepti; Jaquish, Cashell; Johnsen, Jill M.; Johnson, Andrew D.; Johnson, Craig; Johnston, Rich; Jones, Kimberly; Kang, Hyun Min; Kaplan, Robert; Kardia, Sharon L. R.; Kelly, Shannon; Kenny, Eimear E.; Kessler, Michael; Khan, Alyna; Khan, Ziad; Kim, Wonji; Kimoff, John; Kinney, Greg; Konkle, Barbara A.; Kooperberg, Charles; Kramer, Holly; Lange, Christoph; Lange, Ethan; Lange, Leslie; Laurie, Cathy; Laurie, Cecelia A.; LeBoff, Meryl; Lee, Jiwon; Lee, Sandra; Lee, Wen-Jane; LeFaive, Jonathon; Levine, David; Levy, Dan; Lewis, Joshua P.; Li, Xiaohui; Li, Yun; Lin, Henry; Lin, Honghuang; Lin, Xihong; Liu, Simin; Liu, Yongmei; Liu, Yu; Loos, Ruth J. F.; Lubitz, Steven; Lunetta, Kathryn; Luo, James; Magalang, Ulysses; Mahaney, Michael; Make, Barry; Manichaikul, Ani; Manning, Alisa; Manson, JoAnn E.; Martin, Lisa; Marton, Melissa; Mathai, Susan; Mathias, Rasika A.; May, Susanne; McArdle, Patrick; McDonald, Merry-Lynn; McFarland, Sean; McGarvey, Stephen; McGoldrick, Daniel; McHugh, Caitlin; McNeil, Becky; Mei, Hao; Meigs, James; Menon, Vipin; Mestroni, Luisa; Metcalf, Ginger; Meyers, Deborah A.; Mignot, Emmanuel; Mikulla, Julie; Min, Nancy; Minear, Mollie; Minster, Ryan L.; Mitchell, Braxton D.; Moll, Matt; Momin, Zeineen; Montasser, May E.; Montgomery, Courtney; Muzny, Donna; Mychaleckyj, Josyf C.; Nadkarni, Girish; Naik, Rakhi; Naseri, Take; Natarajan, Pradeep; Nekhai, Sergei; Nelson, Sarah C.; Neltner, Bonnie; Nessner, Caitlin; Nickerson, Deborah; Nkechinyere, Osuji; North, Kari; O’Connell, Jeff; O’Connor, Tim; Ochs-Balcom, Heather; Okwuonu, Geoffrey; Pack, Allan; Paik, David T.; Palmer, Nicholette D.; Pankow, James; Papanicolaou, George; Parker, Cora; Peloso, Gina; Peralta, Juan Manuel; Perez, Marco; Perry, James; Peters, Ulrike; Peyser, Patricia A.; Phillips, Lawrence S.; Pleiness, Jacob; Pollin, Toni; Post, Wendy; Becker, Julia Powers; Boorgula, Meher Preethi; Preuss, Michael; Psaty, Bruce M.; Qasba, Pankaj; Qiao, Dandi; Qin, Zhaohui; Rafaels, Nicholas; Raffield, Laura M.; Rajendran, Mahitha; Ramachandran, Vasan S.; Rao, D. C.; Rasmussen-Torvik, Laura; Ratan, Aakrosh; Redline, Susan; Reed, Robert; Reeves, Catherine; Regan, Elizabeth; Reiner, Alexander P.; Sefuiva Reupena, Muagututi‘a; Rice, Ken; Rich, Stephen S.; Robillard, Rebecca; Robine, Nicolas; Roden, Dan M.; Roselli, Carolina; Rotter, Jerome I.; Ruczinski, Ingo; Runnels, Alexi; Russell, Pamela; Ruuska, Sarah; Ryan, Kathleen; Sabino, Ester Cerdeira; Saleheen, Danish; Salimi, Shabnam; Salvi, Sejal; Salzberg, Steven; Sandow, Kevin; Sankaran, Vijay G.; Santibanez, Jireh; Schwander, Karen; Schwartz, David; Sciurba, Frank; Seidman, Christine; Seidman, Jonathan; Sériès, Frédéric; Sheehan, Vivien; Sherman, Stephanie L.; Shetty, Amol; Shetty, Aniket; Sheu, Wayne Hui-Heng; Shoemaker, M. Benjamin; Silver, Brian; Silverman, Edwin K.; Skomro, Robert; Smith, Albert Vernon; Smith, Jennifer; Smith, Josh; Smith, Nicholas L.; Smith, Tanja; Smoller, Sylvia; Snively, Beverly; Snyder, Michael; Sofer, Tamar; Sotoodehnia, Nona; Stilp, Adrienne M.; Storm, Garrett; Streeten, Elizabeth; Su, Jessica Lasky; Sung, Yun Ju; Sylvia, Jody; Szpiro, Adam; Taliun, Daniel; Tang, Hua; Taub, Margaret; Taylor, Kent D.; Taylor, Matthew; Taylor, Simeon; Telen, Marilyn; Thornton, Timothy A.; Threlkeld, Machiko; Tinker, Lesley; Tirschwell, David; Tishkoff, Sarah; Tiwari, Hemant; Tong, Catherine; Tracy, Russell P.; Tsai, Michael; Vaidya, Dhananjay; Berg, David Van Den; VandeHaar, Peter; Vrieze, Scott; Walker, Tarik; Wallace, Robert; Walts, Avram; Wang, Fei Fei; Wang, Heming; Wang, Jiongming; Watson, Karol; Watt, Jennifer; Weeks, Daniel E.; Weinstock, Joshua S.; Weir, Bruce; Weiss, Scott T.; Weng, Lu-Chen; Wessel, Jennifer; Willer, Cristen; Williams, Kayleen; Williams, L. Keoki; Wilson, Carla; Wilson, James; Winterkorn, Lara; Wong, Quenna; Wu, Joseph; Xu, Huichun; Yanek, Lisa R.; Yang, Ivana; Yu, Ketian; Zekavat, Seyedeh Maryam; Zhang, Yingze; Zhao, Snow Xueyan; Zhao, Wei; Zhu, Xiaofeng; Zody, Michael; Zoellner, Sebastian; Blackwell, Thomas W.; Abecasis, Goncalo R.; Smith, Albert V.; Kang, Hyun M.; Satpathy, Ansuman T.; Natarajan, Pradeep; Kitzman, Jacob O.; Whitsel, Eric A.; Reiner, Alexander P.; Bick, Alexander G.; Jaiswal, Siddhartha</text:p>
          </table:table-cell>
          <table:table-cell office:value-type="string" calcext:value-type="string">
            <text:p>Aberrant activation of TCL1A promotes stem cell expansion in clonal haematopoiesi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3-05806-1</text:p>
          </table:table-cell>
          <table:table-cell office:value-type="string" calcext:value-type="string">
            <text:p>https://www.nature.com/articles/s41586-023-05806-1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Yang, Feng-Chun; Agosto-Peña, Joel</text:p>
          </table:table-cell>
          <table:table-cell office:value-type="string" calcext:value-type="string">
            <text:p>Epigenetic regulation by ASXL1 in myeloid malignancies</text:p>
          </table:table-cell>
          <table:table-cell table:number-columns-repeated="2"/>
          <table:table-cell office:value-type="string" calcext:value-type="string">
            <text:p>0925-5710, 1865-3774</text:p>
          </table:table-cell>
          <table:table-cell office:value-type="string" calcext:value-type="string">
            <text:p>10.1007/s12185-023-03586-y</text:p>
          </table:table-cell>
          <table:table-cell office:value-type="string" calcext:value-type="string">
            <text:p>https://link.springer.com/10.1007/s12185-023-03586-y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Crispino, John D.</text:p>
          </table:table-cell>
          <table:table-cell office:value-type="string" calcext:value-type="string">
            <text:p>Introduction to a review series on hematopoietic stem cell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3020909</text:p>
          </table:table-cell>
          <table:table-cell office:value-type="string" calcext:value-type="string">
            <text:p>https://ashpublications.org/blood/article/142/6/497/497285/Introduction-to-a-review-series-on-hematopoietic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Rodriguez-Fraticelli, Alejo E.</text:p>
          </table:table-cell>
          <table:table-cell office:value-type="string" calcext:value-type="string">
            <text:p>HSCs “shift and drift” during transplantation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3020189</text:p>
          </table:table-cell>
          <table:table-cell office:value-type="string" calcext:value-type="string">
            <text:p>https://ashpublications.org/blood/article/142/1/3/496545/HSCs-shift-and-drift-during-transplantation</text:p>
          </table:table-cell>
        </table:table-row>
        <table:table-row table:style-name="ro8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Radtke, Stefan; Enstrom, Mark R; Pande, Dnyanada; Duke, Elizabeth R; Cardozo Ojeda, Erwing Fabian; Madhu, Ravishankar; Owen, Staci; Kanestrom, Greta; Cui, Margaret Lee; Perez, Anai M; Schiffer, Joshua T; Kiem, Hans-Peter</text:p>
          </table:table-cell>
          <table:table-cell office:value-type="string" calcext:value-type="string">
            <text:p>Stochastic fate decisions of HSCs after transplantation: early contribution, symmetric expansion, and pool formation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2018564</text:p>
          </table:table-cell>
          <table:table-cell office:value-type="string" calcext:value-type="string">
            <text:p>https://ashpublications.org/blood/article/doi/10.1182/blood.2022018564/494670/Stochastic-fate-decisions-of-HSCs-after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Anjos-Afonso, Fernando; Bonnet, Dominique</text:p>
          </table:table-cell>
          <table:table-cell office:value-type="string" calcext:value-type="string">
            <text:p>Human CD34+ hematopoietic stem cell hierarchy: how far are we with its delineation at the most primitive level?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2018071</text:p>
          </table:table-cell>
          <table:table-cell office:value-type="string" calcext:value-type="string">
            <text:p>https://ashpublications.org/blood/article/142/6/509/495207/Human-CD34-hematopoietic-stem-cell-hierarchy-how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Colom Díaz, Patricia A.; Mistry, Jayna J.; Trowbridge, Jennifer J.</text:p>
          </table:table-cell>
          <table:table-cell office:value-type="string" calcext:value-type="string">
            <text:p>Hematopoietic stem cell aging and leukemia transformation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2017933</text:p>
          </table:table-cell>
          <table:table-cell office:value-type="string" calcext:value-type="string">
            <text:p>https://ashpublications.org/blood/article/142/6/533/494599/Hematopoietic-stem-cell-aging-and-leukemia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Gorin, Gennady; Vastola, John J.; Pachter, Lior</text:p>
          </table:table-cell>
          <table:table-cell office:value-type="string" calcext:value-type="string">
            <text:p>Studying stochastic systems biology of the cell with single-cell genomics data</text:p>
          </table:table-cell>
          <table:table-cell table:number-columns-repeated="3"/>
          <table:table-cell office:value-type="string" calcext:value-type="string">
            <text:p>10.1101/2023.05.17.541250</text:p>
          </table:table-cell>
          <table:table-cell office:value-type="string" calcext:value-type="string">
            <text:p>http://biorxiv.org/lookup/doi/10.1101/2023.05.17.541250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Ferraro, Luigi; Scala, Giovanni; Cerulo, Luigi; Carosati, Emanuele; Ceccarelli, Michele</text:p>
          </table:table-cell>
          <table:table-cell office:value-type="string" calcext:value-type="string">
            <text:p>MOViDA: Multi-Omics Visible Drug Activity Prediction with a Biologically Informed Neural Network Model</text:p>
          </table:table-cell>
          <table:table-cell table:number-columns-repeated="3"/>
          <table:table-cell office:value-type="string" calcext:value-type="string">
            <text:p>10.1101/2023.04.07.535998</text:p>
          </table:table-cell>
          <table:table-cell office:value-type="string" calcext:value-type="string">
            <text:p>http://biorxiv.org/lookup/doi/10.1101/2023.04.07.53599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Jamieson, Catriona H.M.; Weissman, Irving L.</text:p>
          </table:table-cell>
          <table:table-cell office:value-type="string" calcext:value-type="string">
            <text:p>Stem-Cell Aging and Pathways to Precancer Evolu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028-4793, 1533-4406</text:p>
          </table:table-cell>
          <table:table-cell office:value-type="string" calcext:value-type="string">
            <text:p>10.1056/NEJMra2304431</text:p>
          </table:table-cell>
          <table:table-cell office:value-type="string" calcext:value-type="string">
            <text:p>http://www.nejm.org/doi/10.1056/NEJMra2304431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Pérez-Jiménez, Mario; Derényi, Imre; Szöllősi, Gergely J.</text:p>
          </table:table-cell>
          <table:table-cell office:value-type="string" calcext:value-type="string">
            <text:p>The structure of the hematopoietic system can explain chronic myeloid leukemia progression</text:p>
          </table:table-cell>
          <table:table-cell table:number-columns-repeated="2"/>
          <table:table-cell office:value-type="string" calcext:value-type="string">
            <text:p>2045-2322</text:p>
          </table:table-cell>
          <table:table-cell office:value-type="string" calcext:value-type="string">
            <text:p>10.1038/s41598-023-32400-2</text:p>
          </table:table-cell>
          <table:table-cell office:value-type="string" calcext:value-type="string">
            <text:p>https://www.nature.com/articles/s41598-023-32400-2</text:p>
          </table:table-cell>
        </table:table-row>
        <table:table-row table:style-name="ro6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Ghersi, Joey J.; Baldissera, Gabriel; Hintzen, Jared; Luff, Stephanie A.; Cheng, Siyuan; Xia, Ivan Fan; Sturgeon, Christopher M.; Nicoli, Stefania</text:p>
          </table:table-cell>
          <table:table-cell office:value-type="string" calcext:value-type="string">
            <text:p>Haematopoietic stem and progenitor cell heterogeneity is inherited from the embryonic endothelium</text:p>
          </table:table-cell>
          <table:table-cell table:number-columns-repeated="2"/>
          <table:table-cell office:value-type="string" calcext:value-type="string">
            <text:p>1465-7392, 1476-4679</text:p>
          </table:table-cell>
          <table:table-cell office:value-type="string" calcext:value-type="string">
            <text:p>10.1038/s41556-023-01187-9</text:p>
          </table:table-cell>
          <table:table-cell office:value-type="string" calcext:value-type="string">
            <text:p>https://www.nature.com/articles/s41556-023-01187-9</text:p>
          </table:table-cell>
        </table:table-row>
        <table:table-row table:style-name="ro6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Meng, Yiran; Carrelha, Joana; Drissen, Roy; Ren, Xiying; Zhang, Bowen; Gambardella, Adriana; Valletta, Simona; Thongjuea, Supat; Jacobsen, Sten Eirik; Nerlov, Claus</text:p>
          </table:table-cell>
          <table:table-cell office:value-type="string" calcext:value-type="string">
            <text:p>Epigenetic programming defines haematopoietic stem cell fate restriction</text:p>
          </table:table-cell>
          <table:table-cell table:number-columns-repeated="2"/>
          <table:table-cell office:value-type="string" calcext:value-type="string">
            <text:p>1465-7392, 1476-4679</text:p>
          </table:table-cell>
          <table:table-cell office:value-type="string" calcext:value-type="string">
            <text:p>10.1038/s41556-023-01137-5</text:p>
          </table:table-cell>
          <table:table-cell office:value-type="string" calcext:value-type="string">
            <text:p>https://www.nature.com/articles/s41556-023-01137-5</text:p>
          </table:table-cell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Belotserkovskaya, Ekaterina; Golotin, Vasily; Uyanik, Burhan; Demidov, Oleg N.</text:p>
          </table:table-cell>
          <table:table-cell office:value-type="string" calcext:value-type="string">
            <text:p>Clonal haematopoiesis - a novel entity that modifies pathological processes in elderly</text:p>
          </table:table-cell>
          <table:table-cell table:number-columns-repeated="2"/>
          <table:table-cell office:value-type="string" calcext:value-type="string">
            <text:p>2058-7716</text:p>
          </table:table-cell>
          <table:table-cell office:value-type="string" calcext:value-type="string">
            <text:p>10.1038/s41420-023-01590-z</text:p>
          </table:table-cell>
          <table:table-cell office:value-type="string" calcext:value-type="string">
            <text:p>https://www.nature.com/articles/s41420-023-01590-z</text:p>
          </table:table-cell>
        </table:table-row>
        <table:table-row table:style-name="ro10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Shahid, Sanam; Ceglia, Nicholas; Le Luduec, Jean-Benoît; McPherson, Andrew; Spitzer, Barbara; Kontopoulos, Theodota; Bojilova, Viktoria; Panjwani, M. Kazim; Roshal, Mikhail; Shah, Sohrab P.; Abdel-Wahab, Omar; Greenbaum, Benjamin; Hsu, Katharine C.</text:p>
          </table:table-cell>
          <table:table-cell office:value-type="string" calcext:value-type="string">
            <text:p>Immune profiling after allogeneic hematopoietic cell transplantation in pediatric acute myeloid leukemia</text:p>
          </table:table-cell>
          <table:table-cell table:number-columns-repeated="2"/>
          <table:table-cell office:value-type="string" calcext:value-type="string">
            <text:p>2473-9529, 2473-9537</text:p>
          </table:table-cell>
          <table:table-cell office:value-type="string" calcext:value-type="string">
            <text:p>10.1182/bloodadvances.2022009468</text:p>
          </table:table-cell>
          <table:table-cell office:value-type="string" calcext:value-type="string">
            <text:p>https://ashpublications.org/bloodadvances/article/7/17/5069/496391/Immune-profiling-after-allogeneic-hematopoietic</text:p>
          </table:table-cell>
        </table:table-row>
        <table:table-row table:style-name="ro8">
          <table:table-cell office:value-type="float" office:value="2023" calcext:value-type="float">
            <text:p>2023</text:p>
          </table:table-cell>
          <table:table-cell office:value-type="string" calcext:value-type="string">
            <text:p>Ishikawa, Masato; Sugino, Seiichi; Masuda, Yoshie; Tarumoto, Yusuke; Seto, Yusuke; Taniyama, Nobuko; Wagai, Fumi; Yamauchi, Yuhei; Kojima, Yasuhiro; Kiryu, Hisanori; Yusa, Kosuke; Eiraku, Mototsugu; Mochizuki, Atsushi</text:p>
          </table:table-cell>
          <table:table-cell office:value-type="string" calcext:value-type="string">
            <text:p>RENGE infers gene regulatory networks using time-series single-cell RNA-seq data with CRISPR perturbation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99-3642</text:p>
          </table:table-cell>
          <table:table-cell office:value-type="string" calcext:value-type="string">
            <text:p>10.1038/s42003-023-05594-4</text:p>
          </table:table-cell>
          <table:table-cell office:value-type="string" calcext:value-type="string">
            <text:p>https://www.nature.com/articles/s42003-023-05594-4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Silva, Allan Jonathan Da; Baczynski, Jack; Vicente, José V. M.</text:p>
          </table:table-cell>
          <table:table-cell office:value-type="string" calcext:value-type="string">
            <text:p>RECOVERING PROBABILITY FUNCTIONS WITH FOURIER SERIES</text:p>
          </table:table-cell>
          <table:table-cell table:number-columns-repeated="2"/>
          <table:table-cell office:value-type="string" calcext:value-type="string">
            <text:p>1678-5142, 0101-7438</text:p>
          </table:table-cell>
          <table:table-cell office:value-type="string" calcext:value-type="string">
            <text:p>10.1590/0101-7438.2023.043.00267882</text:p>
          </table:table-cell>
          <table:table-cell office:value-type="string" calcext:value-type="string">
            <text:p>http://www.scielo.br/scielo.php?script=sci_arttext&amp;pid=S0101-74382023000100203&amp;tlng=en</text:p>
          </table:table-cell>
        </table:table-row>
        <table:table-row table:style-name="ro14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Heumos, Lukas; Schaar, Anna C.; Lance, Christopher; Litinetskaya, Anastasia; Drost, Felix; Zappia, Luke; Lücken, Malte D.; Strobl, Daniel C.; Henao, Juan; Curion, Fabiola; Single-cell Best Practices Consortium; Aliee, Hananeh; Ansari, Meshal; Badia-i-Mompel, Pau; Büttner, Maren; Dann, Emma; Dimitrov, Daniel; Dony, Leander; Frishberg, Amit; He, Dongze; Hediyeh-zadeh, Soroor; Hetzel, Leon; Ibarra, Ignacio L.; Jones, Matthew G.; Lotfollahi, Mohammad; Martens, Laura D.; Müller, Christian L.; Nitzan, Mor; Ostner, Johannes; Palla, Giovanni; Patro, Rob; Piran, Zoe; Ramírez-Suástegui, Ciro; Saez-Rodriguez, Julio; Sarkar, Hirak; Schubert, Benjamin; Sikkema, Lisa; Srivastava, Avi; Tanevski, Jovan; Virshup, Isaac; Weiler, Philipp; Schiller, Herbert B.; Theis, Fabian J.</text:p>
          </table:table-cell>
          <table:table-cell office:value-type="string" calcext:value-type="string">
            <text:p>Best practices for single-cell analysis across modalities</text:p>
          </table:table-cell>
          <table:table-cell table:number-columns-repeated="2"/>
          <table:table-cell office:value-type="string" calcext:value-type="string">
            <text:p>1471-0056, 1471-0064</text:p>
          </table:table-cell>
          <table:table-cell office:value-type="string" calcext:value-type="string">
            <text:p>10.1038/s41576-023-00586-w</text:p>
          </table:table-cell>
          <table:table-cell office:value-type="string" calcext:value-type="string">
            <text:p>https://www.nature.com/articles/s41576-023-00586-w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Loukas, Orestis; Chung, Ho Ryun</text:p>
          </table:table-cell>
          <table:table-cell office:value-type="string" calcext:value-type="string">
            <text:p>Total Empiricism: Learning from Data</text:p>
          </table:table-cell>
          <table:table-cell table:number-columns-repeated="3"/>
          <table:table-cell office:value-type="string" calcext:value-type="string">
            <text:p>10.48550/ARXIV.2311.08315</text:p>
          </table:table-cell>
          <table:table-cell office:value-type="string" calcext:value-type="string">
            <text:p>https://arxiv.org/abs/2311.08315</text:p>
          </table:table-cell>
        </table:table-row>
        <table:table-row table:style-name="ro3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Shy, Brian R.; Vykunta, Vivasvan S.; Ha, Alvin; Talbot, Alexis; Roth, Theodore L.; Nguyen, David N.; Pfeifer, Wolfgang G.; Chen, Yan Yi; Blaeschke, Franziska; Shifrut, Eric; Vedova, Shane; Mamedov, Murad R.; Chung, Jing-Yi Jing; Li, Hong; Yu, Ruby; Wu, David; Wolf, Jeffrey; Martin, Thomas G.; Castro, Carlos E.; Ye, Lumeng; Esensten, Jonathan H.; Eyquem, Justin; Marson, Alexander</text:p>
          </table:table-cell>
          <table:table-cell office:value-type="string" calcext:value-type="string">
            <text:p>High-yield genome engineering in primary cells using a hybrid ssDNA repair template and small-molecule cocktail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2-01418-8</text:p>
          </table:table-cell>
          <table:table-cell office:value-type="string" calcext:value-type="string">
            <text:p>https://www.nature.com/articles/s41587-022-01418-8</text:p>
          </table:table-cell>
        </table:table-row>
        <table:table-row table:style-name="ro11">
          <table:table-cell office:value-type="float" office:value="2022" calcext:value-type="float">
            <text:p>2022</text:p>
          </table:table-cell>
          <table:table-cell office:value-type="string" calcext:value-type="string">
            <text:p>Gonçalves, Emanuel; Poulos, Rebecca C.; Cai, Zhaoxiang; Barthorpe, Syd; Manda, Srikanth S.; Lucas, Natasha; Beck, Alexandra; Bucio-Noble, Daniel; Dausmann, Michael; Hall, Caitlin; Hecker, Michael; Koh, Jennifer; Lightfoot, Howard; Mahboob, Sadia; Mali, Iman; Morris, James; Richardson, Laura; Seneviratne, Akila J.; Shepherd, Rebecca; Sykes, Erin; Thomas, Frances; Valentini, Sara; Williams, Steven G.; Wu, Yangxiu; Xavier, Dylan; MacKenzie, Karen L.; Hains, Peter G.; Tully, Brett; Robinson, Phillip J.; Zhong, Qing; Garnett, Mathew J.; Reddel, Roger R.</text:p>
          </table:table-cell>
          <table:table-cell office:value-type="string" calcext:value-type="string">
            <text:p>Pan-cancer proteomic map of 949 human cell line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5356108" calcext:value-type="float">
            <text:p>15356108</text:p>
          </table:table-cell>
          <table:table-cell office:value-type="string" calcext:value-type="string">
            <text:p>10.1016/j.ccell.2022.06.010</text:p>
          </table:table-cell>
          <table:table-cell office:value-type="string" calcext:value-type="string">
            <text:p>https://linkinghub.elsevier.com/retrieve/pii/S1535610822002744</text:p>
          </table:table-cell>
        </table:table-row>
        <table:table-row table:style-name="ro6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Govindan, Ganesan; Sharma, Bishwas; Li, Yong‐Fang; Armstrong, Christopher D.; Merum, Pandrangaiah; Rohila, Jai S.; Gregory, Brian D.; Sunkar, Ramanjulu</text:p>
          </table:table-cell>
          <table:table-cell office:value-type="string" calcext:value-type="string">
            <text:p>&lt;span style="font-variant:small-caps;"&gt; mRNA N &lt;sup&gt;6&lt;/sup&gt; &lt;/span&gt; ‐methyladenosine is critical for cold tolerance in Arabidopsis</text:p>
          </table:table-cell>
          <table:table-cell table:number-columns-repeated="2"/>
          <table:table-cell office:value-type="string" calcext:value-type="string">
            <text:p>0960-7412, 1365-313X</text:p>
          </table:table-cell>
          <table:table-cell office:value-type="string" calcext:value-type="string">
            <text:p>10.1111/tpj.15872</text:p>
          </table:table-cell>
          <table:table-cell office:value-type="string" calcext:value-type="string">
            <text:p>https://onlinelibrary.wiley.com/doi/10.1111/tpj.15872</text:p>
          </table:table-cell>
        </table:table-row>
        <table:table-row table:style-name="ro3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Duchmann, Matthieu; Joudinaud, Romane; Boudry, Augustin; Pasanisi, Justine; Di Feo, Giuseppe; Kim, Rathana; Bucci, Maxime; Chauvel, Clémentine; Chat, Laureen; Larcher, Lise; Pacchiardi, Kim; Mathis, Stéphanie; Raffoux, Emmanuel; Adès, Lionel; Berthon, Céline; Clappier, Emmanuelle; Roumier, Christophe; Puissant, Alexandre; Preudhomme, Claude; Duployez, Nicolas; Itzykson, Raphaël</text:p>
          </table:table-cell>
          <table:table-cell office:value-type="string" calcext:value-type="string">
            <text:p>Hematopoietic differentiation at single-cell resolution in NPM1-mutated AML</text:p>
          </table:table-cell>
          <table:table-cell table:number-columns-repeated="2"/>
          <table:table-cell office:value-type="string" calcext:value-type="string">
            <text:p>2044-5385</text:p>
          </table:table-cell>
          <table:table-cell office:value-type="string" calcext:value-type="string">
            <text:p>10.1038/s41408-022-00734-1</text:p>
          </table:table-cell>
          <table:table-cell office:value-type="string" calcext:value-type="string">
            <text:p>https://www.nature.com/articles/s41408-022-00734-1</text:p>
          </table:table-cell>
        </table:table-row>
        <table:table-row table:style-name="ro7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Yang, Yandan; Bolomsky, Arnold; Oellerich, Thomas; Chen, Ping; Ceribelli, Michele; Häupl, Björn; Wright, George W.; Phelan, James D.; Huang, Da Wei; Lord, James W.; Van Winkle, Callie K.; Yu, Xin; Wisniewski, Jan; Wang, James Q.; Tosto, Frances A.; Beck, Erin; Wilson, Kelli; McKnight, Crystal; Travers, Jameson; Klumpp-Thomas, Carleen; Smith, Grace A.; Pittaluga, Stefania; Maric, Irina; Kazandjian, Dickran; Thomas, Craig J.; Young, Ryan M.</text:p>
          </table:table-cell>
          <table:table-cell office:value-type="string" calcext:value-type="string">
            <text:p>Oncogenic RAS commandeers amino acid sensing machinery to aberrantly activate mTORC1 in multiple myeloma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22-33142-x</text:p>
          </table:table-cell>
          <table:table-cell office:value-type="string" calcext:value-type="string">
            <text:p>https://www.nature.com/articles/s41467-022-33142-x</text:p>
          </table:table-cell>
        </table:table-row>
        <table:table-row table:style-name="ro15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Kessler, Michael D.; Damask, Amy; O’Keeffe, Sean; Banerjee, Nilanjana; Li, Dadong; Watanabe, Kyoko; Marketta, Anthony; Van Meter, Michael; Semrau, Stefan; Horowitz, Julie; Tang, Jing; Kosmicki, Jack A.; Rajagopal, Veera M.; Zou, Yuxin; Houvras, Yariv; Ghosh, Arkopravo; Gillies, Christopher; Mbatchou, Joelle; White, Ryan R.; Verweij, Niek; Bovijn, Jonas; Parikshak, Neelroop N.; LeBlanc, Michelle G.; Jones, Marcus; Regeneron Genetics Center; GHS-RGC DiscovEHR Collaboration; Glass, David J.; Lotta, Luca A.; Cantor, Michael N.; Atwal, Gurinder S.; Locke, Adam E.; Ferreira, Manuel A. R.; Deering, Raquel; Paulding, Charles; Shuldiner, Alan R.; Thurston, Gavin; Ferrando, Adolfo A.; Salerno, Will; Reid, Jeffrey G.; Overton, John D.; Marchini, Jonathan; Kang, Hyun M.; Baras, Aris; Abecasis, Gonçalo R.; Jorgenson, Eric</text:p>
          </table:table-cell>
          <table:table-cell office:value-type="string" calcext:value-type="string">
            <text:p>Common and rare variant associations with clonal haematopoiesis phenotype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2-05448-9</text:p>
          </table:table-cell>
          <table:table-cell office:value-type="string" calcext:value-type="string">
            <text:p>https://www.nature.com/articles/s41586-022-05448-9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Tian, Songhai; Liu, Yang; Appleton, Evan; Wang, Huan; Church, George M.; Dong, Min</text:p>
          </table:table-cell>
          <table:table-cell office:value-type="string" calcext:value-type="string">
            <text:p>Targeted intracellular delivery of Cas13 and Cas9 nucleases using bacterial toxin-based platforms</text:p>
          </table:table-cell>
          <table:table-cell table:number-columns-repeated="2"/>
          <table:table-cell office:value-type="float" office:value="22111247" calcext:value-type="float">
            <text:p>22111247</text:p>
          </table:table-cell>
          <table:table-cell office:value-type="string" calcext:value-type="string">
            <text:p>10.1016/j.celrep.2022.110476</text:p>
          </table:table-cell>
          <table:table-cell office:value-type="string" calcext:value-type="string">
            <text:p>https://linkinghub.elsevier.com/retrieve/pii/S2211124722002091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Jakočiūnas, Tadas; Jensen, Michael K.; Keasling, Jay D.</text:p>
          </table:table-cell>
          <table:table-cell office:value-type="string" calcext:value-type="string">
            <text:p>CasPER: A CRISPR/Cas9-Based Method for Directed Evolution in Genomic Loci in Saccharomyces cerevisiae</text:p>
          </table:table-cell>
          <table:table-cell/>
          <table:table-cell office:value-type="string" calcext:value-type="string">
            <text:p>978-1-0716-2398-5 978-1-0716-2399-2</text:p>
          </table:table-cell>
          <table:table-cell table:number-columns-repeated="2"/>
          <table:table-cell office:value-type="string" calcext:value-type="string">
            <text:p>https://link.springer.com/10.1007/978-1-0716-2399-2_3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Liu, Jiachen; Chen, Yidong; Yu, Lihua; Yang, Lihua</text:p>
          </table:table-cell>
          <table:table-cell office:value-type="string" calcext:value-type="string">
            <text:p>Mechanisms of venetoclax resistance and solutions</text:p>
          </table:table-cell>
          <table:table-cell table:number-columns-repeated="2"/>
          <table:table-cell office:value-type="string" calcext:value-type="string">
            <text:p>2234-943X</text:p>
          </table:table-cell>
          <table:table-cell office:value-type="string" calcext:value-type="string">
            <text:p>10.3389/fonc.2022.1005659</text:p>
          </table:table-cell>
          <table:table-cell office:value-type="string" calcext:value-type="string">
            <text:p>https://www.frontiersin.org/articles/10.3389/fonc.2022.1005659/full</text:p>
          </table:table-cell>
        </table:table-row>
        <table:table-row table:style-name="ro10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Robinson, Troy M.; Bowman, Robert L.; Persaud, Sonali; Liu, Ying; Gao, Qi; Zhang, Jingping; Sun, Xiaotian; Miles, Linde A.; Cai, Sheng F.; Sciambi, Adam; Llanso, Aaron; Famulare, Christopher; Goldberg, Aaron; Dogan, Ahmet; Roshal, Mikhail; Levine, Ross L.; Xiao, Wenbin</text:p>
          </table:table-cell>
          <table:table-cell office:value-type="string" calcext:value-type="string">
            <text:p>Single cell genotypic and phenotypic analysis of measurable residual disease in acute myeloid leukemia</text:p>
          </table:table-cell>
          <table:table-cell table:number-columns-repeated="4"/>
          <table:table-cell office:value-type="string" calcext:value-type="string">
            <text:p>http://biorxiv.org/lookup/doi/10.1101/2022.09.20.508786</text:p>
          </table:table-cell>
        </table:table-row>
        <table:table-row table:style-name="ro1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Jasra, Sakshi; Giricz, Orsi; Zeig-Owens, Rachel; Pradhan, Kith; Goldfarb, David G.; Barreto-Galvez, Angelica; Silver, Alexander J.; Chen, Jiahao; Sahu, Srabani; Gordon-Mitchell, Shanisha; Choudhary, Gaurav S.; Aluri, Srinivas; Bhagat, Tushar D.; Shastri, Aditi; Bejan, Cosmin A.; Stockton, Shannon S.; Spaulding, Travis P.; Thiruthuvanathan, Victor; Goto, Hiroki; Gerhardt, Jeannine; Haider, Syed Hissam; Veerappan, Arul; Bartenstein, Matthias; Nwankwo, George; Landgren, Ola; Weiden, Michael D.; Lekostaj, Jacqueline; Bender, Ryan; Fletcher, Frederick; Greenberger, Lee; Ebert, Benjamin L.; Steidl, Ulrich; Will, Britta; Nolan, Anna; Madireddy, Advaitha; Savona, Michael R.; Prezant, David J.; Verma, Amit</text:p>
          </table:table-cell>
          <table:table-cell office:value-type="string" calcext:value-type="string">
            <text:p>High burden of clonal hematopoiesis in first responders exposed to the World Trade Center disaster</text:p>
          </table:table-cell>
          <table:table-cell table:number-columns-repeated="2"/>
          <table:table-cell office:value-type="string" calcext:value-type="string">
            <text:p>1078-8956, 1546-170X</text:p>
          </table:table-cell>
          <table:table-cell office:value-type="string" calcext:value-type="string">
            <text:p>10.1038/s41591-022-01708-3</text:p>
          </table:table-cell>
          <table:table-cell office:value-type="string" calcext:value-type="string">
            <text:p>https://www.nature.com/articles/s41591-022-01708-3</text:p>
          </table:table-cell>
        </table:table-row>
        <table:table-row table:style-name="ro8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Williams, Nicholas; Lee, Joe; Mitchell, Emily; Moore, Luiza; Baxter, E. Joanna; Hewinson, James; Dawson, Kevin J.; Menzies, Andrew; Godfrey, Anna L.; Green, Anthony R.; Campbell, Peter J.; Nangalia, Jyoti</text:p>
          </table:table-cell>
          <table:table-cell office:value-type="string" calcext:value-type="string">
            <text:p>Life histories of myeloproliferative neoplasms inferred from phylogenie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1-04312-6</text:p>
          </table:table-cell>
          <table:table-cell office:value-type="string" calcext:value-type="string">
            <text:p>https://www.nature.com/articles/s41586-021-04312-6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Sekeres, Mikkael A.; Taylor, Justin</text:p>
          </table:table-cell>
          <table:table-cell office:value-type="string" calcext:value-type="string">
            <text:p>Diagnosis and Treatment of Myelodysplastic Syndromes: A Review</text:p>
          </table:table-cell>
          <table:table-cell table:number-columns-repeated="2"/>
          <table:table-cell office:value-type="string" calcext:value-type="string">
            <text:p>0098-7484</text:p>
          </table:table-cell>
          <table:table-cell office:value-type="string" calcext:value-type="string">
            <text:p>10.1001/jama.2022.14578</text:p>
          </table:table-cell>
          <table:table-cell office:value-type="string" calcext:value-type="string">
            <text:p>https://jamanetwork.com/journals/jama/fullarticle/2795886</text:p>
          </table:table-cell>
        </table:table-row>
        <table:table-row table:style-name="ro7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Döhner, Hartmut; Wei, Andrew H.; Appelbaum, Frederick R.; Craddock, Charles; DiNardo, Courtney D.; Dombret, Hervé; Ebert, Benjamin L.; Fenaux, Pierre; Godley, Lucy A.; Hasserjian, Robert P.; Larson, Richard A.; Levine, Ross L.; Miyazaki, Yasushi; Niederwieser, Dietger; Ossenkoppele, Gert; Röllig, Christoph; Sierra, Jorge; Stein, Eytan M.; Tallman, Martin S.; Tien, Hwei-Fang; Wang, Jianxiang; Wierzbowska, Agnieszka; Löwenberg, Bob</text:p>
          </table:table-cell>
          <table:table-cell office:value-type="string" calcext:value-type="string">
            <text:p>Diagnosis and management of AML in adults: 2022 recommendations from an international expert panel on behalf of the ELN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2016867</text:p>
          </table:table-cell>
          <table:table-cell office:value-type="string" calcext:value-type="string">
            <text:p>https://ashpublications.org/blood/article/140/12/1345/485817/Diagnosis-and-management-of-AML-in-adults-2022</text:p>
          </table:table-cell>
        </table:table-row>
        <table:table-row table:style-name="ro15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Kogure, Yasunori; Kameda, Takuro; Koya, Junji; Yoshimitsu, Makoto; Nosaka, Kisato; Yasunaga, Jun-ichirou; Imaizumi, Yoshitaka; Watanabe, Mizuki; Saito, Yuki; Ito, Yuta; McClure, Marni B.; Tabata, Mariko; Shingaki, Sumito; Yoshifuji, Kota; Chiba, Kenichi; Okada, Ai; Kakiuchi, Nobuyuki; Nannya, Yasuhito; Kamiunten, Ayako; Tahira, Yuki; Akizuki, Keiichi; Sekine, Masaaki; Shide, Kotaro; Hidaka, Tomonori; Kubuki, Yoko; Kitanaka, Akira; Hidaka, Michihiro; Nakano, Nobuaki; Utsunomiya, Atae; Sica, R. Alejandro; Acuna-Villaorduna, Ana; Janakiram, Murali; Shah, Urvi; Ramos, Juan Carlos; Shibata, Tatsuhiro; Takeuchi, Kengo; Takaori-Kondo, Akifumi; Miyazaki, Yasushi; Matsuoka, Masao; Ishitsuka, Kenji; Shiraishi, Yuichi; Miyano, Satoru; Ogawa, Seishi; Ye, B. Hilda; Shimoda, Kazuya; Kataoka, Keisuke</text:p>
          </table:table-cell>
          <table:table-cell office:value-type="string" calcext:value-type="string">
            <text:p>Whole-genome landscape of adult T-cell leukemia/lymphoma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1013568</text:p>
          </table:table-cell>
          <table:table-cell office:value-type="string" calcext:value-type="string">
            <text:p>https://ashpublications.org/blood/article/139/7/967/477456/Whole-genome-landscape-of-adult-T-cell-leukemia</text:p>
          </table:table-cell>
        </table:table-row>
        <table:table-row table:style-name="ro16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Brady, Samuel W.; Roberts, Kathryn G.; Gu, Zhaohui; Shi, Lei; Pounds, Stanley; Pei, Deqing; Cheng, Cheng; Dai, Yunfeng; Devidas, Meenakshi; Qu, Chunxu; Hill, Ashley N.; Payne-Turner, Debbie; Ma, Xiaotu; Iacobucci, Ilaria; Baviskar, Pradyuamna; Wei, Lei; Arunachalam, Sasi; Hagiwara, Kohei; Liu, Yanling; Flasch, Diane A.; Liu, Yu; Parker, Matthew; Chen, Xiaolong; Elsayed, Abdelrahman H.; Pathak, Omkar; Li, Yongjin; Fan, Yiping; Michael, J. Robert; Rusch, Michael; Wilkinson, Mark R.; Foy, Scott; Hedges, Dale J.; Newman, Scott; Zhou, Xin; Wang, Jian; Reilly, Colleen; Sioson, Edgar; Rice, Stephen V.; Pastor Loyola, Victor; Wu, Gang; Rampersaud, Evadnie; Reshmi, Shalini C.; Gastier-Foster, Julie; Guidry Auvil, Jaime M.; Gesuwan, Patee; Smith, Malcolm A.; Winick, Naomi; Carroll, Andrew J.; Heerema, Nyla A.; Harvey, Richard C.; Willman, Cheryl L.; Larsen, Eric; Raetz, Elizabeth A.; Borowitz, Michael J.; Wood, Brent L.; Carroll, William L.; Zweidler-McKay, Patrick A.; Rabin, Karen R.; Mattano, Leonard A.; Maloney, Kelly W.; Winter, Stuart S.; Burke, Michael J.; Salzer, Wanda; Dunsmore, Kimberly P.; Angiolillo, Anne L.; Crews, Kristine R.; Downing, James R.; Jeha, Sima; Pui, Ching-Hon; Evans, William E.; Yang, Jun J.; Relling, Mary V.; Gerhard, Daniela S.; Loh, Mignon L.; Hunger, Stephen P.; Zhang, Jinghui; Mullighan, Charles G.</text:p>
          </table:table-cell>
          <table:table-cell office:value-type="string" calcext:value-type="string">
            <text:p>The genomic landscape of pediatric acute lymphoblastic leukemia</text:p>
          </table:table-cell>
          <table:table-cell table:number-columns-repeated="2"/>
          <table:table-cell office:value-type="string" calcext:value-type="string">
            <text:p>1061-4036, 1546-1718</text:p>
          </table:table-cell>
          <table:table-cell office:value-type="string" calcext:value-type="string">
            <text:p>10.1038/s41588-022-01159-z</text:p>
          </table:table-cell>
          <table:table-cell office:value-type="string" calcext:value-type="string">
            <text:p>https://www.nature.com/articles/s41588-022-01159-z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Siegel, Rebecca L.; Miller, Kimberly D.; Fuchs, Hannah E.; Jemal, Ahmedin</text:p>
          </table:table-cell>
          <table:table-cell office:value-type="string" calcext:value-type="string">
            <text:p>Cancer statistics, 2022</text:p>
          </table:table-cell>
          <table:table-cell table:number-columns-repeated="2"/>
          <table:table-cell office:value-type="string" calcext:value-type="string">
            <text:p>0007-9235, 1542-4863</text:p>
          </table:table-cell>
          <table:table-cell office:value-type="string" calcext:value-type="string">
            <text:p>10.3322/caac.21708</text:p>
          </table:table-cell>
          <table:table-cell office:value-type="string" calcext:value-type="string">
            <text:p>https://onlinelibrary.wiley.com/doi/10.3322/caac.21708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Peci, Flavia; Dekker, Linde; Pagliaro, Anna; Van Boxtel, Ruben; Nierkens, Stefan; Belderbos, Mirjam</text:p>
          </table:table-cell>
          <table:table-cell office:value-type="string" calcext:value-type="string">
            <text:p>The cellular composition and function of the bone marrow niche after allogeneic hematopoietic cell transplantation</text:p>
          </table:table-cell>
          <table:table-cell table:number-columns-repeated="2"/>
          <table:table-cell office:value-type="string" calcext:value-type="string">
            <text:p>0268-3369, 1476-5365</text:p>
          </table:table-cell>
          <table:table-cell office:value-type="string" calcext:value-type="string">
            <text:p>10.1038/s41409-022-01728-0</text:p>
          </table:table-cell>
          <table:table-cell office:value-type="string" calcext:value-type="string">
            <text:p>https://www.nature.com/articles/s41409-022-01728-0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Rodriguez-Fraticelli, Alejo; Morris, Samantha A.</text:p>
          </table:table-cell>
          <table:table-cell office:value-type="string" calcext:value-type="string">
            <text:p>In preprints: the fast-paced field of single-cell lineage tracing</text:p>
          </table:table-cell>
          <table:table-cell table:number-columns-repeated="2"/>
          <table:table-cell office:value-type="string" calcext:value-type="string">
            <text:p>0950-1991, 1477-9129</text:p>
          </table:table-cell>
          <table:table-cell office:value-type="string" calcext:value-type="string">
            <text:p>10.1242/dev.200877</text:p>
          </table:table-cell>
          <table:table-cell office:value-type="string" calcext:value-type="string">
            <text:p>https://journals.biologists.com/dev/article/149/11/dev200877/275655/In-preprints-the-fast-paced-field-of-single-cell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Haltalli, Myriam L.R.; Wilkinson, Adam C.; Rodriguez-Fraticelli, Alejo; Porteus, Matthew</text:p>
          </table:table-cell>
          <table:table-cell office:value-type="string" calcext:value-type="string">
            <text:p>Hematopoietic stem cell gene editing and expansion: State-of-the-art technologies and recent applications</text:p>
          </table:table-cell>
          <table:table-cell table:number-columns-repeated="2"/>
          <table:table-cell office:value-type="string" calcext:value-type="string">
            <text:p>0301472X</text:p>
          </table:table-cell>
          <table:table-cell office:value-type="string" calcext:value-type="string">
            <text:p>10.1016/j.exphem.2021.12.399</text:p>
          </table:table-cell>
          <table:table-cell office:value-type="string" calcext:value-type="string">
            <text:p>https://linkinghub.elsevier.com/retrieve/pii/S0301472X21008584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Grochowska, Martyna; Bonifati, Vincenzo; Mandemakers, Wim</text:p>
          </table:table-cell>
          <table:table-cell office:value-type="string" calcext:value-type="string">
            <text:p>CRISPR/Cas9-mediated LRP10 Knockout in HuTu-80 and HEK 293T Cell Lines</text:p>
          </table:table-cell>
          <table:table-cell table:number-columns-repeated="2"/>
          <table:table-cell office:value-type="string" calcext:value-type="string">
            <text:p>2331-8325</text:p>
          </table:table-cell>
          <table:table-cell office:value-type="string" calcext:value-type="string">
            <text:p>10.21769/BioProtoc.4521</text:p>
          </table:table-cell>
          <table:table-cell office:value-type="string" calcext:value-type="string">
            <text:p>https://bio-protocol.org/e4521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Gao, Mingze; Qiao, Chen; Huang, Yuanhua</text:p>
          </table:table-cell>
          <table:table-cell office:value-type="string" calcext:value-type="string">
            <text:p>UniTVelo: temporally unified RNA velocity reinforces single-cell trajectory inference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22-34188-7</text:p>
          </table:table-cell>
          <table:table-cell office:value-type="string" calcext:value-type="string">
            <text:p>https://www.nature.com/articles/s41467-022-34188-7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Gorin, Gennady; Fang, Meichen; Chari, Tara; Pachter, Lior</text:p>
          </table:table-cell>
          <table:table-cell office:value-type="string" calcext:value-type="string">
            <text:p>RNA velocity unraveled</text:p>
          </table:table-cell>
          <table:table-cell table:number-columns-repeated="2"/>
          <table:table-cell office:value-type="string" calcext:value-type="string">
            <text:p>1553-7358</text:p>
          </table:table-cell>
          <table:table-cell office:value-type="string" calcext:value-type="string">
            <text:p>10.1371/journal.pcbi.1010492</text:p>
          </table:table-cell>
          <table:table-cell office:value-type="string" calcext:value-type="string">
            <text:p>https://dx.plos.org/10.1371/journal.pcbi.1010492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Zheng, Shijie C.; Stein-O’Brien, Genevieve; Boukas, Leandros; Goff, Loyal A.; Hansen, Kasper D.</text:p>
          </table:table-cell>
          <table:table-cell office:value-type="string" calcext:value-type="string">
            <text:p>Pumping the brakes on RNA velocity – understanding and interpreting RNA velocity estimates</text:p>
          </table:table-cell>
          <table:table-cell table:number-columns-repeated="4"/>
          <table:table-cell office:value-type="string" calcext:value-type="string">
            <text:p>http://biorxiv.org/lookup/doi/10.1101/2022.06.19.494717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Greenbury, Sam F.; Louis, Ard A.; Ahnert, Sebastian E.</text:p>
          </table:table-cell>
          <table:table-cell office:value-type="string" calcext:value-type="string">
            <text:p>The structure of genotype-phenotype maps makes fitness landscapes navigable</text:p>
          </table:table-cell>
          <table:table-cell table:number-columns-repeated="2"/>
          <table:table-cell office:value-type="string" calcext:value-type="string">
            <text:p>2397-334X</text:p>
          </table:table-cell>
          <table:table-cell office:value-type="string" calcext:value-type="string">
            <text:p>10.1038/s41559-022-01867-z</text:p>
          </table:table-cell>
          <table:table-cell office:value-type="string" calcext:value-type="string">
            <text:p>https://www.nature.com/articles/s41559-022-01867-z</text:p>
          </table:table-cell>
        </table:table-row>
        <table:table-row table:style-name="ro8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Kabacik, Sylwia; Lowe, Donna; Fransen, Leonie; Leonard, Martin; Ang, Siew-Lan; Whiteman, Christopher; Corsi, Sarah; Cohen, Howard; Felton, Sarah; Bali, Radhika; Horvath, Steve; Raj, Ken</text:p>
          </table:table-cell>
          <table:table-cell office:value-type="string" calcext:value-type="string">
            <text:p>The relationship between epigenetic age and the hallmarks of aging in human cells</text:p>
          </table:table-cell>
          <table:table-cell table:number-columns-repeated="2"/>
          <table:table-cell office:value-type="string" calcext:value-type="string">
            <text:p>2662-8465</text:p>
          </table:table-cell>
          <table:table-cell office:value-type="string" calcext:value-type="string">
            <text:p>10.1038/s43587-022-00220-0</text:p>
          </table:table-cell>
          <table:table-cell office:value-type="string" calcext:value-type="string">
            <text:p>https://www.nature.com/articles/s43587-022-00220-0</text:p>
          </table:table-cell>
        </table:table-row>
        <table:table-row table:style-name="ro6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Gao, Xin; You, Xiaona; Droin, Nathalie; Banaszak, Lauren G.; Churpek, Jane; Padron, Eric; Geissler, Klaus; Solary, Eric; Patnaik, Mrinal M.; Zhang, Jing</text:p>
          </table:table-cell>
          <table:table-cell office:value-type="string" calcext:value-type="string">
            <text:p>Role of ASXL1 in hematopoiesis and myeloid diseases</text:p>
          </table:table-cell>
          <table:table-cell table:number-columns-repeated="2"/>
          <table:table-cell office:value-type="string" calcext:value-type="string">
            <text:p>0301472X</text:p>
          </table:table-cell>
          <table:table-cell office:value-type="string" calcext:value-type="string">
            <text:p>10.1016/j.exphem.2022.09.003</text:p>
          </table:table-cell>
          <table:table-cell office:value-type="string" calcext:value-type="string">
            <text:p>https://linkinghub.elsevier.com/retrieve/pii/S0301472X22006993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Medina, Edward A.; Delma, Caroline R.; Yang, Feng-Chun</text:p>
          </table:table-cell>
          <table:table-cell office:value-type="string" calcext:value-type="string">
            <text:p>ASXL1/2 mutations and myeloid malignancies</text:p>
          </table:table-cell>
          <table:table-cell table:number-columns-repeated="2"/>
          <table:table-cell office:value-type="string" calcext:value-type="string">
            <text:p>1756-8722</text:p>
          </table:table-cell>
          <table:table-cell office:value-type="string" calcext:value-type="string">
            <text:p>10.1186/s13045-022-01336-x</text:p>
          </table:table-cell>
          <table:table-cell office:value-type="string" calcext:value-type="string">
            <text:p>https://jhoonline.biomedcentral.com/articles/10.1186/s13045-022-01336-x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Zhao, Wenxia; Zhang, Conghui; Li, Yiming; Li, Yang; Liu, Yang; Sun, Xiaoyu; Liu, Mingyan; Shao, Rongguang</text:p>
          </table:table-cell>
          <table:table-cell office:value-type="string" calcext:value-type="string">
            <text:p>The prognostic value of the interaction between ASXL1 and TET2 gene mutations in patients with chronic myelomonocytic leukemia: a meta-analysis</text:p>
          </table:table-cell>
          <table:table-cell table:number-columns-repeated="2"/>
          <table:table-cell office:value-type="string" calcext:value-type="string">
            <text:p>1607-8454</text:p>
          </table:table-cell>
          <table:table-cell office:value-type="string" calcext:value-type="string">
            <text:p>10.1080/16078454.2021.1958486</text:p>
          </table:table-cell>
          <table:table-cell office:value-type="string" calcext:value-type="string">
            <text:p>https://www.tandfonline.com/doi/full/10.1080/16078454.2021.1958486</text:p>
          </table:table-cell>
        </table:table-row>
        <table:table-row table:style-name="ro8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Peidli, Stefan; Green, Tessa D.; Shen, Ciyue; Gross, Torsten; Min, Joseph; Garda, Samuele; Yuan, Bo; Schumacher, Linus J.; Taylor-King, Jake P.; Marks, Debora S.; Luna, Augustin; Blüthgen, Nils; Sander, Chris</text:p>
          </table:table-cell>
          <table:table-cell office:value-type="string" calcext:value-type="string">
            <text:p>scPerturb: Harmonized Single-Cell Perturbation Data</text:p>
          </table:table-cell>
          <table:table-cell table:number-columns-repeated="3"/>
          <table:table-cell office:value-type="string" calcext:value-type="string">
            <text:p>10.1101/2022.08.20.504663</text:p>
          </table:table-cell>
          <table:table-cell office:value-type="string" calcext:value-type="string">
            <text:p>http://biorxiv.org/lookup/doi/10.1101/2022.08.20.504663</text:p>
          </table:table-cell>
        </table:table-row>
        <table:table-row table:style-name="ro10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Feizi, Nikta; Nair, Sisira Kadambat; Smirnov, Petr; Beri, Gangesh; Eeles, Christopher; Esfahani, Parinaz Nasr; Nakano, Minoru; Tkachuk, Denis; Mammoliti, Anthony; Gorobets, Evgeniya; Mer, Arvind Singh; Lin, Eva; Yu, Yihong; Martin, Scott; Hafner, Marc; Haibe-Kains, Benjamin</text:p>
          </table:table-cell>
          <table:table-cell office:value-type="string" calcext:value-type="string">
            <text:p>PharmacoDB 2.0: improving scalability and transparency of &lt;i&gt;in vitro&lt;/i&gt; pharmacogenomics analysis</text:p>
          </table:table-cell>
          <table:table-cell table:number-columns-repeated="2"/>
          <table:table-cell office:value-type="string" calcext:value-type="string">
            <text:p>0305-1048, 1362-4962</text:p>
          </table:table-cell>
          <table:table-cell office:value-type="string" calcext:value-type="string">
            <text:p>10.1093/nar/gkab1084</text:p>
          </table:table-cell>
          <table:table-cell office:value-type="string" calcext:value-type="string">
            <text:p>https://academic.oup.com/nar/article/50/D1/D1348/6438034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Florez, Marcus A.; Tran, Brandon T.; Wathan, Trisha K.; DeGregori, James; Pietras, Eric M.; King, Katherine Y.</text:p>
          </table:table-cell>
          <table:table-cell office:value-type="string" calcext:value-type="string">
            <text:p>Clonal hematopoiesis: Mutation-specific adaptation to environmental change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22.05.006</text:p>
          </table:table-cell>
          <table:table-cell office:value-type="string" calcext:value-type="string">
            <text:p>https://linkinghub.elsevier.com/retrieve/pii/S1934590922002065</text:p>
          </table:table-cell>
        </table:table-row>
        <table:table-row table:style-name="ro14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Chan, Jia Jia; Zhang, Bin; Chew, Xiao Hong; Salhi, Adil; Kwok, Zhi Hao; Lim, Chun You; Desi, Ng; Subramaniam, Nagavidya; Siemens, Angela; Kinanti, Tyas; Ong, Shane; Sanchez-Mejias, Avencia; Ly, Phuong Thao; An, Omer; Sundar, Raghav; Fan, Xiaonan; Wang, Shi; Siew, Bei En; Lee, Kuok Chung; Chong, Choon Seng; Lieske, Bettina; Cheong, Wai-Kit; Goh, Yufen; Fam, Wee Nih; Ooi, Melissa G.; Koh, Bryan T. H.; Iyer, Shridhar Ganpathi; Ling, Wen Huan; Chen, Jianbin; Yoong, Boon-Koon; Chanwat, Rawisak; Bonney, Glenn Kunnath; Goh, Brian K. P.; Zhai, Weiwei; Fullwood, Melissa J.; Wang, Wilson; Tan, Ker-Kan; Chng, Wee Joo; Dan, Yock Young; Pitt, Jason J.; Roca, Xavier; Guccione, Ernesto; Vardy, Leah A.; Chen, Leilei; Gao, Xin; Chow, Pierce K. H.; Yang, Henry; Tay, Yvonne</text:p>
          </table:table-cell>
          <table:table-cell office:value-type="string" calcext:value-type="string">
            <text:p>Pan-cancer pervasive upregulation of 3′ UTR splicing drives tumourigenesis</text:p>
          </table:table-cell>
          <table:table-cell table:number-columns-repeated="2"/>
          <table:table-cell office:value-type="string" calcext:value-type="string">
            <text:p>1465-7392, 1476-4679</text:p>
          </table:table-cell>
          <table:table-cell office:value-type="string" calcext:value-type="string">
            <text:p>10.1038/s41556-022-00913-z</text:p>
          </table:table-cell>
          <table:table-cell office:value-type="string" calcext:value-type="string">
            <text:p>https://www.nature.com/articles/s41556-022-00913-z</text:p>
          </table:table-cell>
        </table:table-row>
        <table:table-row table:style-name="ro5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Diamond, Benjamin; Ziccheddu, Bachisio; Maclachlan, Kylee; Taylor, Justin; Boyle, Eileen; Ossa, Juan Arrango; Jahn, Jacob; Affer, Maurizio; Totiger, Tulasigeri M.; Coffey, David; Watts, Justin; Lu, Sydney X; Bolli, Niccolò; Bolton, Kelly; Park, Jae H.; Landau, Heather; Ganesh, Karuna; McPherson, Andrew; Sekeres, Mikkael A.; Lesokhin, Alexander; Chung, David; Zhang, Yanming; Ho, Caleb; Roshal, Mikhail; Tyner, Jeffrey; Nimer, Stephen; Papaemmanuil, Elli; Usmani, Saad; Morgan, Gareth; Landgren, Ola; Maura, Francesco</text:p>
          </table:table-cell>
          <table:table-cell office:value-type="string" calcext:value-type="string">
            <text:p>Chemotherapy Signatures Map Evolution of Therapy-Related Myeloid Neoplasms</text:p>
          </table:table-cell>
          <table:table-cell table:number-columns-repeated="3"/>
          <table:table-cell office:value-type="string" calcext:value-type="string">
            <text:p>10.1101/2022.04.26.489507</text:p>
          </table:table-cell>
          <table:table-cell office:value-type="string" calcext:value-type="string">
            <text:p>http://biorxiv.org/lookup/doi/10.1101/2022.04.26.489507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Vella, Viviana; Giamas, Georgios; Ditsiou, Angeliki</text:p>
          </table:table-cell>
          <table:table-cell office:value-type="string" calcext:value-type="string">
            <text:p>Diving into the dark kinome: lessons learned from LMTK3</text:p>
          </table:table-cell>
          <table:table-cell table:number-columns-repeated="2"/>
          <table:table-cell office:value-type="string" calcext:value-type="string">
            <text:p>0929-1903, 1476-5500</text:p>
          </table:table-cell>
          <table:table-cell office:value-type="string" calcext:value-type="string">
            <text:p>10.1038/s41417-021-00408-3</text:p>
          </table:table-cell>
          <table:table-cell office:value-type="string" calcext:value-type="string">
            <text:p>https://www.nature.com/articles/s41417-021-00408-3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Orouji, Elias; Raman, Ayush T</text:p>
          </table:table-cell>
          <table:table-cell office:value-type="string" calcext:value-type="string">
            <text:p>Computational methods to explore chromatin state dynamics</text:p>
          </table:table-cell>
          <table:table-cell table:number-columns-repeated="2"/>
          <table:table-cell office:value-type="string" calcext:value-type="string">
            <text:p>1467-5463, 1477-4054</text:p>
          </table:table-cell>
          <table:table-cell office:value-type="string" calcext:value-type="string">
            <text:p>10.1093/bib/bbac439</text:p>
          </table:table-cell>
          <table:table-cell office:value-type="string" calcext:value-type="string">
            <text:p>https://academic.oup.com/bib/article/doi/10.1093/bib/bbac439/6751148</text:p>
          </table:table-cell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Kay, Toby; Giuggioli, Luca</text:p>
          </table:table-cell>
          <table:table-cell office:value-type="string" calcext:value-type="string">
            <text:p>Diffusion through permeable interfaces: Fundamental equations and their application to first-passage and local time statistics</text:p>
          </table:table-cell>
          <table:table-cell table:number-columns-repeated="2"/>
          <table:table-cell office:value-type="string" calcext:value-type="string">
            <text:p>2643-1564</text:p>
          </table:table-cell>
          <table:table-cell office:value-type="string" calcext:value-type="string">
            <text:p>10.1103/PhysRevResearch.4.L032039</text:p>
          </table:table-cell>
          <table:table-cell office:value-type="string" calcext:value-type="string">
            <text:p>https://link.aps.org/doi/10.1103/PhysRevResearch.4.L032039</text:p>
          </table:table-cell>
        </table:table-row>
        <table:table-row table:style-name="ro4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Miller, Tyler E.; Lareau, Caleb A.; Verga, Julia A.; DePasquale, Erica A. K.; Liu, Vincent; Ssozi, Daniel; Sandor, Katalin; Yin, Yajie; Ludwig, Leif S.; El Farran, Chadi A.; Morgan, Duncan M.; Satpathy, Ansuman T.; Griffin, Gabriel K.; Lane, Andrew A.; Love, J. Christopher; Bernstein, Bradley E.; Sankaran, Vijay G.; Van Galen, Peter</text:p>
          </table:table-cell>
          <table:table-cell office:value-type="string" calcext:value-type="string">
            <text:p>Mitochondrial variant enrichment from high-throughput single-cell RNA sequencing resolves clonal population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2-01210-8</text:p>
          </table:table-cell>
          <table:table-cell office:value-type="string" calcext:value-type="string">
            <text:p>https://www.nature.com/articles/s41587-022-01210-8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Mohammadi, Mohammad; Tino, Peter; Bunte, Kerstin</text:p>
          </table:table-cell>
          <table:table-cell office:value-type="string" calcext:value-type="string">
            <text:p>Manifold Alignment Aware Ants: A Markovian Process for Manifold Extraction</text:p>
          </table:table-cell>
          <table:table-cell table:number-columns-repeated="2"/>
          <table:table-cell office:value-type="string" calcext:value-type="string">
            <text:p>0899-7667, 1530-888X</text:p>
          </table:table-cell>
          <table:table-cell office:value-type="string" calcext:value-type="string">
            <text:p>10.1162/neco_a_01478</text:p>
          </table:table-cell>
          <table:table-cell office:value-type="string" calcext:value-type="string">
            <text:p>https://direct.mit.edu/neco/article/34/3/595/109086/Manifold-Alignment-Aware-Ants-A-Markovian-Process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Tian, Zhen; Fang, Haichuan; Ye, Yangdong; Zhu, Zhenfeng</text:p>
          </table:table-cell>
          <table:table-cell office:value-type="string" calcext:value-type="string">
            <text:p>A novel gene functional similarity calculation model by utilizing the specificity of terms and relationships in gene ontolog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71-2105</text:p>
          </table:table-cell>
          <table:table-cell office:value-type="string" calcext:value-type="string">
            <text:p>10.1186/s12859-022-04557-6</text:p>
          </table:table-cell>
          <table:table-cell office:value-type="string" calcext:value-type="string">
            <text:p>https://bmcbioinformatics.biomedcentral.com/articles/10.1186/s12859-022-04557-6</text:p>
          </table:table-cell>
        </table:table-row>
        <table:table-row table:style-name="ro10">
          <table:table-cell office:value-type="float" office:value="2021" calcext:value-type="float">
            <text:p>2021</text:p>
          </table:table-cell>
          <table:table-cell office:value-type="string" calcext:value-type="string">
            <text:p>Patel, Janisha A; Dean, Dennis A; King, Charles Hadley; Xiao, Nan; Koc, Soner; Minina, Ekaterina; Golikov, Anton; Brooks, Phillip; Kahsay, Robel; Navelkar, Rahi; Ray, Manisha; Roberson, Dave; Armstrong, Chris; Mazumder, Raja; Keeney, Jonathon</text:p>
          </table:table-cell>
          <table:table-cell office:value-type="string" calcext:value-type="string">
            <text:p>Bioinformatics tools developed to support BioCompute Objec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758-0463</text:p>
          </table:table-cell>
          <table:table-cell office:value-type="string" calcext:value-type="string">
            <text:p>10.1093/database/baab008</text:p>
          </table:table-cell>
          <table:table-cell office:value-type="string" calcext:value-type="string">
            <text:p>https://doi.org/10.1093/database/baab008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Lee, Erinna F.; Fairlie, W. Douglas</text:p>
          </table:table-cell>
          <table:table-cell office:value-type="string" calcext:value-type="string">
            <text:p>Discovery, development and application of drugs targeting BCL-2 pro-survival proteins in cancer</text:p>
          </table:table-cell>
          <table:table-cell table:number-columns-repeated="2"/>
          <table:table-cell office:value-type="string" calcext:value-type="string">
            <text:p>0300-5127, 1470-8752</text:p>
          </table:table-cell>
          <table:table-cell office:value-type="string" calcext:value-type="string">
            <text:p>10.1042/BST20210749</text:p>
          </table:table-cell>
          <table:table-cell office:value-type="string" calcext:value-type="string">
            <text:p>https://portlandpress.com/biochemsoctrans/article/49/5/2381/229771/Discovery-development-and-application-of-drugs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Scholefield, Janine; Harrison, Patrick T.</text:p>
          </table:table-cell>
          <table:table-cell office:value-type="string" calcext:value-type="string">
            <text:p>Prime editing – an update on the field</text:p>
          </table:table-cell>
          <table:table-cell table:number-columns-repeated="2"/>
          <table:table-cell office:value-type="string" calcext:value-type="string">
            <text:p>0969-7128, 1476-5462</text:p>
          </table:table-cell>
          <table:table-cell office:value-type="string" calcext:value-type="string">
            <text:p>10.1038/s41434-021-00263-9</text:p>
          </table:table-cell>
          <table:table-cell office:value-type="string" calcext:value-type="string">
            <text:p>https://www.nature.com/articles/s41434-021-00263-9</text:p>
          </table:table-cell>
        </table:table-row>
        <table:table-row table:style-name="ro8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Di Francia, Raffaele; Crisci, Stefania; De Monaco, Angela; Cafiero, Concetta; Re, Agnese; Iaccarino, Giancarla; De Filippi, Rosaria; Frigeri, Ferdinando; Corazzelli, Gaetano; Micera, Alessandra; Pinto, Antonio</text:p>
          </table:table-cell>
          <table:table-cell office:value-type="string" calcext:value-type="string">
            <text:p>Response and Toxicity to Cytarabine Therapy in Leukemia and Lymphoma: From Dose Puzzle to Pharmacogenomic Biomarkers</text:p>
          </table:table-cell>
          <table:table-cell table:number-columns-repeated="2"/>
          <table:table-cell office:value-type="string" calcext:value-type="string">
            <text:p>2072-6694</text:p>
          </table:table-cell>
          <table:table-cell office:value-type="string" calcext:value-type="string">
            <text:p>10.3390/cancers13050966</text:p>
          </table:table-cell>
          <table:table-cell office:value-type="string" calcext:value-type="string">
            <text:p>https://www.mdpi.com/2072-6694/13/5/966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Ishitsuka, Kenji</text:p>
          </table:table-cell>
          <table:table-cell office:value-type="string" calcext:value-type="string">
            <text:p>Diagnosis and management of adult T-cell leukemia/lymphoma</text:p>
          </table:table-cell>
          <table:table-cell table:number-columns-repeated="2"/>
          <table:table-cell office:value-type="float" office:value="371963" calcext:value-type="float">
            <text:p>371963</text:p>
          </table:table-cell>
          <table:table-cell office:value-type="string" calcext:value-type="string">
            <text:p>10.1053/j.seminhematol.2021.02.005</text:p>
          </table:table-cell>
          <table:table-cell office:value-type="string" calcext:value-type="string">
            <text:p>https://linkinghub.elsevier.com/retrieve/pii/S0037196321000159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Chan, Onyee; Renneville, Aline; Padron, Eric</text:p>
          </table:table-cell>
          <table:table-cell office:value-type="string" calcext:value-type="string">
            <text:p>Chronic myelomonocytic leukemia diagnosis and management</text:p>
          </table:table-cell>
          <table:table-cell table:number-columns-repeated="2"/>
          <table:table-cell office:value-type="string" calcext:value-type="string">
            <text:p>0887-6924, 1476-5551</text:p>
          </table:table-cell>
          <table:table-cell office:value-type="string" calcext:value-type="string">
            <text:p>10.1038/s41375-021-01207-3</text:p>
          </table:table-cell>
          <table:table-cell office:value-type="string" calcext:value-type="string">
            <text:p>https://www.nature.com/articles/s41375-021-01207-3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Whiteley, Andrew E.; Price, Trevor T.; Cantelli, Gaia; Sipkins, Dorothy A.</text:p>
          </table:table-cell>
          <table:table-cell office:value-type="string" calcext:value-type="string">
            <text:p>Leukaemia: a model metastatic disease</text:p>
          </table:table-cell>
          <table:table-cell table:number-columns-repeated="2"/>
          <table:table-cell office:value-type="string" calcext:value-type="string">
            <text:p>1474-175X, 1474-1768</text:p>
          </table:table-cell>
          <table:table-cell office:value-type="string" calcext:value-type="string">
            <text:p>10.1038/s41568-021-00355-z</text:p>
          </table:table-cell>
          <table:table-cell office:value-type="string" calcext:value-type="string">
            <text:p>https://www.nature.com/articles/s41568-021-00355-z</text:p>
          </table:table-cell>
        </table:table-row>
        <table:table-row table:style-name="ro8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Von Bonin, Malte; Jambor, Helena Klara; Teipel, Raphael; Stölzel, Friedrich; Thiede, Christian; Damm, Frederik; Kroschinsky, Frank; Schetelig, Johannes; Chavakis, Triantafyllos; Bornhäuser, Martin</text:p>
          </table:table-cell>
          <table:table-cell office:value-type="string" calcext:value-type="string">
            <text:p>Clonal hematopoiesis and its emerging effects on cellular therapies</text:p>
          </table:table-cell>
          <table:table-cell table:number-columns-repeated="2"/>
          <table:table-cell office:value-type="string" calcext:value-type="string">
            <text:p>0887-6924, 1476-5551</text:p>
          </table:table-cell>
          <table:table-cell office:value-type="string" calcext:value-type="string">
            <text:p>10.1038/s41375-021-01337-8</text:p>
          </table:table-cell>
          <table:table-cell office:value-type="string" calcext:value-type="string">
            <text:p>https://www.nature.com/articles/s41375-021-01337-8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Lin, Richard J.; Artz, Andrew S.</text:p>
          </table:table-cell>
          <table:table-cell office:value-type="string" calcext:value-type="string">
            <text:p>Allogeneic hematopoietic cell transplantation for older patients</text:p>
          </table:table-cell>
          <table:table-cell table:number-columns-repeated="2"/>
          <table:table-cell office:value-type="string" calcext:value-type="string">
            <text:p>1520-4391, 1520-4383</text:p>
          </table:table-cell>
          <table:table-cell office:value-type="string" calcext:value-type="string">
            <text:p>10.1182/hematology.2021000257</text:p>
          </table:table-cell>
          <table:table-cell office:value-type="string" calcext:value-type="string">
            <text:p>https://ashpublications.org/hematology/article/2021/1/254/482966/Allogeneic-hematopoietic-cell-transplantation-for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Rodriguez-Fraticelli, Alejo E.; Camargo, Fernando</text:p>
          </table:table-cell>
          <table:table-cell office:value-type="string" calcext:value-type="string">
            <text:p>Systems analysis of hematopoiesis using single-cell lineage tracing</text:p>
          </table:table-cell>
          <table:table-cell table:number-columns-repeated="2"/>
          <table:table-cell office:value-type="string" calcext:value-type="string">
            <text:p>1065-6251, 1531-7048</text:p>
          </table:table-cell>
          <table:table-cell office:value-type="string" calcext:value-type="string">
            <text:p>10.1097/MOH.0000000000000624</text:p>
          </table:table-cell>
          <table:table-cell office:value-type="string" calcext:value-type="string">
            <text:p>https://journals.lww.com/10.1097/MOH.0000000000000624</text:p>
          </table:table-cell>
        </table:table-row>
        <table:table-row table:style-name="ro8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Choi, Junhong; Chen, Wei; Minkina, Anna; Chardon, Florence M.; Suiter, Chase C.; Regalado, Samuel G.; Domcke, Silvia; Hamazaki, Nobuhiko; Lee, Choli; Martin, Beth; Daza, Riza M.; Shendure, Jay</text:p>
          </table:table-cell>
          <table:table-cell office:value-type="string" calcext:value-type="string">
            <text:p>A temporally resolved, multiplex molecular recorder based on sequential genome editing</text:p>
          </table:table-cell>
          <table:table-cell table:number-columns-repeated="4"/>
          <table:table-cell office:value-type="string" calcext:value-type="string">
            <text:p>http://biorxiv.org/lookup/doi/10.1101/2021.11.05.467388</text:p>
          </table:table-cell>
        </table:table-row>
        <table:table-row table:style-name="ro6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Loveless, Theresa B.; Carlson, Courtney K.; Hu, Vincent J.; Dentzel Helmy, Catalina A.; Liang, Guohao; Ficht, Michelle; Singhai, Arushi; Liu, Chang C.</text:p>
          </table:table-cell>
          <table:table-cell office:value-type="string" calcext:value-type="string">
            <text:p>Molecular recording of sequential cellular events into DNA</text:p>
          </table:table-cell>
          <table:table-cell table:number-columns-repeated="4"/>
          <table:table-cell office:value-type="string" calcext:value-type="string">
            <text:p>http://biorxiv.org/lookup/doi/10.1101/2021.11.05.467507</text:p>
          </table:table-cell>
        </table:table-row>
        <table:table-row table:style-name="ro10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Cheng, Sijin; Li, Ziyi; Gao, Ranran; Xing, Baocai; Gao, Yunong; Yang, Yu; Qin, Shishang; Zhang, Lei; Ouyang, Hanqiang; Du, Peng; Jiang, Liang; Zhang, Bin; Yang, Yue; Wang, Xiliang; Ren, Xianwen; Bei, Jin-Xin; Hu, Xueda; Bu, Zhaode; Ji, Jiafu; Zhang, Zemin</text:p>
          </table:table-cell>
          <table:table-cell office:value-type="string" calcext:value-type="string">
            <text:p>A pan-cancer single-cell transcriptional atlas of tumor infiltrating myeloid cells</text:p>
          </table:table-cell>
          <table:table-cell table:number-columns-repeated="2"/>
          <table:table-cell office:value-type="float" office:value="928674" calcext:value-type="float">
            <text:p>928674</text:p>
          </table:table-cell>
          <table:table-cell office:value-type="string" calcext:value-type="string">
            <text:p>10.1016/j.cell.2021.01.010</text:p>
          </table:table-cell>
          <table:table-cell office:value-type="string" calcext:value-type="string">
            <text:p>https://linkinghub.elsevier.com/retrieve/pii/S0092867421000106</text:p>
          </table:table-cell>
        </table:table-row>
        <table:table-row table:style-name="ro17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Cossarizza, Andrea; Chang, Hyun‐Dong; Radbruch, Andreas; Abrignani, Sergio; Addo, Richard; Akdis, Mübeccel; Andrä, Immanuel; Andreata, Francesco; Annunziato, Francesco; Arranz, Eduardo; Bacher, Petra; Bari, Sudipto; Barnaba, Vincenzo; Barros‐Martins, Joana; Baumjohann, Dirk; Beccaria, Cristian G.; Bernardo, David; Boardman, Dominic A.; Borger, Jessica; Böttcher, Chotima; Brockmann, Leonie; Burns, Marie; Busch, Dirk H.; Cameron, Garth; Cammarata, Ilenia; Cassotta, Antonino; Chang, Yinshui; Chirdo, Fernando Gabriel; Christakou, Eleni; Čičin‐Šain, Luka; Cook, Laura; Corbett, Alexandra J.; Cornelis, Rebecca; Cosmi, Lorenzo; Davey, Martin S.; De Biasi, Sara; De Simone, Gabriele; Del Zotto, Genny; Delacher, Michael; Di Rosa, Francesca; Di Santo, James; Diefenbach, Andreas; Dong, Jun; Dörner, Thomas; Dress, Regine J.; Dutertre, Charles‐Antoine; Eckle, Sidonia B. G.; Eede, Pascale; Evrard, Maximilien; Falk, Christine S.; Feuerer, Markus; Fillatreau, Simon; Fiz‐Lopez, Aida; Follo, Marie; Foulds, Gemma A.; Fröbel, Julia; Gagliani, Nicola; Galletti, Giovanni; Gangaev, Anastasia; Garbi, Natalio; Garrote, José Antonio; Geginat, Jens; Gherardin, Nicholas A.; Gibellini, Lara; Ginhoux, Florent; Godfrey, Dale I.; Gruarin, Paola; Haftmann, Claudia; Hansmann, Leo; Harpur, Christopher M.; Hayday, Adrian C.; Heine, Guido; Hernández, Daniela Carolina; Herrmann, Martin; Hoelsken, Oliver; Huang, Qing; Huber, Samuel; Huber, Johanna E.; Huehn, Jochen; Hundemer, Michael; Hwang, William Y. K.; Iannacone, Matteo; Ivison, Sabine M.; Jäck, Hans‐Martin; Jani, Peter K.; Keller, Baerbel; Kessler, Nina; Ketelaars, Steven; Knop, Laura; Knopf, Jasmin; Koay, Hui‐Fern; Kobow, Katja; Kriegsmann, Katharina; Kristyanto, H.; Krueger, Andreas; Kuehne, Jenny F.; Kunze‐Schumacher, Heike; Kvistborg, Pia; Kwok, Immanuel; Latorre, Daniela; Lenz, Daniel; Levings, Megan K.; Lino, Andreia C.; Liotta, Francesco; Long, Heather M.; Lugli, Enrico; MacDonald, Katherine N.; Maggi, Laura; Maini, Mala K.; Mair, Florian; Manta, Calin; Manz, Rudolf Armin; Mashreghi, Mir‐Farzin; Mazzoni, Alessio; McCluskey, James; Mei, Henrik E.; Melchers, Fritz; Melzer, Susanne; Mielenz, Dirk; Monin, Leticia; Moretta, Lorenzo; Multhoff, Gabriele; Muñoz, Luis Enrique; Muñoz‐Ruiz, Miguel; Muscate, Franziska; Natalini, Ambra; Neumann, Katrin; Ng, Lai Guan; Niedobitek, Antonia; Niemz, Jana; Almeida, Larissa Nogueira; Notarbartolo, Samuele; Ostendorf, Lennard; Pallett, Laura J.; Patel, Amit A.; Percin, Gulce Itir; Peruzzi, Giovanna; Pinti, Marcello; Pockley, A. Graham; Pracht, Katharina; Prinz, Immo; Pujol‐Autonell, Irma; Pulvirenti, Nadia; Quatrini, Linda; Quinn, Kylie M.; Radbruch, Helena; Rhys, Hefin; Rodrigo, Maria B.; Romagnani, Chiara; Saggau, Carina; Sakaguchi, Shimon; Sallusto, Federica; Sanderink, Lieke; Sandrock, Inga; Schauer, Christine; Scheffold, Alexander; Scherer, Hans U.; Schiemann, Matthias; Schildberg, Frank A.; Schober, Kilian; Schoen, Janina; Schuh, Wolfgang; Schüler, Thomas; Schulz, Axel R.; Schulz, Sebastian; Schulze, Julia; Simonetti, Sonia; Singh, Jeeshan; Sitnik, Katarzyna M.; Stark, Regina; Starossom, Sarah; Stehle, Christina; Szelinski, Franziska; Tan, Leonard; Tarnok, Attila; Tornack, Julia; Tree, Timothy I. M.; Van Beek, Jasper J. P.; Van De Veen, Willem; Van Gisbergen, Klaas; Vasco, Chiara; Verheyden, Nikita A.; Von Borstel, Anouk; Ward‐Hartstonge, Kirsten A.; Warnatz, Klaus; Waskow, Claudia; Wiedemann, Annika; Wilharm, Anneke; Wing, James; Wirz, Oliver; Wittner, Jens; Yang, Jennie H. M.; Yang, Juhao</text:p>
          </table:table-cell>
          <table:table-cell office:value-type="string" calcext:value-type="string">
            <text:p>Guidelines for the use of flow cytometry and cell sorting in immunological studies (third edition)</text:p>
          </table:table-cell>
          <table:table-cell table:number-columns-repeated="2"/>
          <table:table-cell office:value-type="string" calcext:value-type="string">
            <text:p>0014-2980, 1521-4141</text:p>
          </table:table-cell>
          <table:table-cell office:value-type="string" calcext:value-type="string">
            <text:p>10.1002/eji.202170126</text:p>
          </table:table-cell>
          <table:table-cell office:value-type="string" calcext:value-type="string">
            <text:p>https://onlinelibrary.wiley.com/doi/10.1002/eji.202170126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Zhou, Jian; Troyanskaya, Olga G.</text:p>
          </table:table-cell>
          <table:table-cell office:value-type="string" calcext:value-type="string">
            <text:p>An analytical framework for interpretable and generalizable single-cell data analysis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s41592-021-01286-1</text:p>
          </table:table-cell>
          <table:table-cell office:value-type="string" calcext:value-type="string">
            <text:p>https://www.nature.com/articles/s41592-021-01286-1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Evans, Edward J.; DeGregori, James</text:p>
          </table:table-cell>
          <table:table-cell office:value-type="string" calcext:value-type="string">
            <text:p>Cells with cancer‐associated mutations overtake our tissues as we age</text:p>
          </table:table-cell>
          <table:table-cell table:number-columns-repeated="2"/>
          <table:table-cell office:value-type="string" calcext:value-type="string">
            <text:p>2643-8909, 2643-8909</text:p>
          </table:table-cell>
          <table:table-cell office:value-type="string" calcext:value-type="string">
            <text:p>10.1002/aac2.12037</text:p>
          </table:table-cell>
          <table:table-cell office:value-type="string" calcext:value-type="string">
            <text:p>https://onlinelibrary.wiley.com/doi/10.1002/aac2.12037</text:p>
          </table:table-cell>
        </table:table-row>
        <table:table-row table:style-name="ro10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Capp, Jean-Pascal; DeGregori, James; Nedelcu, Aurora M; Dujon, Antoine M; Boutry, Justine; Pujol, Pascal; Alix-Panabières, Catherine; Hamede, Rodrigo; Roche, Benjamin; Ujvari, Beata; Marusyk, Andriy; Gatenby, Robert; Thomas, Frédéric</text:p>
          </table:table-cell>
          <table:table-cell office:value-type="string" calcext:value-type="string">
            <text:p>Group phenotypic composition in cancer</text:p>
          </table:table-cell>
          <table:table-cell table:number-columns-repeated="2"/>
          <table:table-cell office:value-type="string" calcext:value-type="string">
            <text:p>2050-084X</text:p>
          </table:table-cell>
          <table:table-cell office:value-type="string" calcext:value-type="string">
            <text:p>10.7554/eLife.63518</text:p>
          </table:table-cell>
          <table:table-cell office:value-type="string" calcext:value-type="string">
            <text:p>https://elifesciences.org/articles/63518</text:p>
          </table:table-cell>
        </table:table-row>
        <table:table-row table:style-name="ro7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Marinaccio, Christian; Suraneni, Praveen; Celik, Hamza; Volk, Andrew; Wen, Qiang Jeremy; Ling, Te; Bulic, Marinka; Lasho, Terra; Koche, Richard P.; Famulare, Christopher A.; Farnoud, Noushin; Stein, Brady; Schieber, Michael; Gurbuxani, Sandeep; Root, David E.; Younger, Scott T.; Hoffman, Ronald; Gangat, Naseema; Ntziachristos, Panagiotis; Chandel, Navdeep S.; Levine, Ross L.; Rampal, Raajit K.; Challen, Grant A.; Tefferi, Ayalew; Crispino, John D.</text:p>
          </table:table-cell>
          <table:table-cell office:value-type="string" calcext:value-type="string">
            <text:p>LKB1/ &lt;i&gt;STK11&lt;/i&gt; Is a Tumor Suppressor in the Progression of Myeloproliferative Neoplasms</text:p>
          </table:table-cell>
          <table:table-cell table:number-columns-repeated="2"/>
          <table:table-cell office:value-type="string" calcext:value-type="string">
            <text:p>2159-8274, 2159-8290</text:p>
          </table:table-cell>
          <table:table-cell office:value-type="string" calcext:value-type="string">
            <text:p>10.1158/2159-8290.CD-20-1353</text:p>
          </table:table-cell>
          <table:table-cell office:value-type="string" calcext:value-type="string">
            <text:p>https://aacrjournals.org/cancerdiscovery/article/11/6/1398/666612/LKB1-STK11-Is-a-Tumor-Suppressor-in-the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Beckman, William F.; Jiménez, Miguel Ángel Lermo; Verschure, Pernette J.</text:p>
          </table:table-cell>
          <table:table-cell office:value-type="string" calcext:value-type="string">
            <text:p>Transcription bursting and epigenetic plasticity: an updated view</text:p>
          </table:table-cell>
          <table:table-cell table:number-columns-repeated="2"/>
          <table:table-cell office:value-type="string" calcext:value-type="string">
            <text:p>2730-7034</text:p>
          </table:table-cell>
          <table:table-cell office:value-type="string" calcext:value-type="string">
            <text:p>10.1186/s43682-021-00007-1</text:p>
          </table:table-cell>
          <table:table-cell office:value-type="string" calcext:value-type="string">
            <text:p>https://epicom.biomedcentral.com/articles/10.1186/s43682-021-00007-1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Chong, Zhi Xiong; Yeap, Swee Keong; Ho, Wan Yong</text:p>
          </table:table-cell>
          <table:table-cell office:value-type="string" calcext:value-type="string">
            <text:p>Transfection types, methods and strategies: a technical review</text:p>
          </table:table-cell>
          <table:table-cell table:number-columns-repeated="2"/>
          <table:table-cell office:value-type="string" calcext:value-type="string">
            <text:p>2167-8359</text:p>
          </table:table-cell>
          <table:table-cell office:value-type="string" calcext:value-type="string">
            <text:p>10.7717/peerj.11165</text:p>
          </table:table-cell>
          <table:table-cell office:value-type="string" calcext:value-type="string">
            <text:p>https://peerj.com/articles/11165</text:p>
          </table:table-cell>
        </table:table-row>
        <table:table-row table:style-name="ro8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Adikusuma, Fatwa; Lushington, Caleb; Arudkumar, Jayshen; Godahewa, Gelshan I; Chey, Yu C J; Gierus, Luke; Piltz, Sandra; Geiger, Ashleigh; Jain, Yatish; Reti, Daniel; Wilson, Laurence O W; Bauer, Denis C; Thomas, Paul Q</text:p>
          </table:table-cell>
          <table:table-cell office:value-type="string" calcext:value-type="string">
            <text:p>Optimized nickase- and nuclease-based prime editing in human and mouse cells</text:p>
          </table:table-cell>
          <table:table-cell table:number-columns-repeated="2"/>
          <table:table-cell office:value-type="string" calcext:value-type="string">
            <text:p>0305-1048, 1362-4962</text:p>
          </table:table-cell>
          <table:table-cell office:value-type="string" calcext:value-type="string">
            <text:p>10.1093/nar/gkab792</text:p>
          </table:table-cell>
          <table:table-cell office:value-type="string" calcext:value-type="string">
            <text:p>https://academic.oup.com/nar/article/49/18/10785/6371974</text:p>
          </table:table-cell>
        </table:table-row>
        <table:table-row table:style-name="ro6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Dang, Qinglin; Wu, Qiong; Yu, Fang; Sheng, Yue; Yu, Chunjie; Song, Guangzhong; Paulsen, Kimberly; Lyu, Jianxin; Qian, Zhijian</text:p>
          </table:table-cell>
          <table:table-cell office:value-type="string" calcext:value-type="string">
            <text:p>m&lt;sup&gt;6&lt;/sup&gt;A reader Ythdf3 protects hematopoietic stem cell integrity under stress by promoting the translation of &lt;I&gt;Foxm1&lt;/i&gt; and &lt;i&gt;Asxl1&lt;/i&gt; transcripts</text:p>
          </table:table-cell>
          <table:table-cell table:number-columns-repeated="2"/>
          <table:table-cell office:value-type="string" calcext:value-type="string">
            <text:p>1592-8721, 0390-6078</text:p>
          </table:table-cell>
          <table:table-cell office:value-type="string" calcext:value-type="string">
            <text:p>10.3324/haematol.2021.279300</text:p>
          </table:table-cell>
          <table:table-cell office:value-type="string" calcext:value-type="string">
            <text:p>https://haematologica.org/article/view/haematol.2021.279300</text:p>
          </table:table-cell>
        </table:table-row>
        <table:table-row table:style-name="ro7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Fujino, Takeshi; Goyama, Susumu; Sugiura, Yuki; Inoue, Daichi; Asada, Shuhei; Yamasaki, Satoshi; Matsumoto, Akiko; Yamaguchi, Kiyoshi; Isobe, Yumiko; Tsuchiya, Akiho; Shikata, Shiori; Sato, Naru; Morinaga, Hironobu; Fukuyama, Tomofusa; Tanaka, Yosuke; Fukushima, Tsuyoshi; Takeda, Reina; Yamamoto, Keita; Honda, Hiroaki; Nishimura, Emi K.; Furukawa, Yoichi; Shibata, Tatsuhiro; Abdel-Wahab, Omar; Suematsu, Makoto; Kitamura, Toshio</text:p>
          </table:table-cell>
          <table:table-cell office:value-type="string" calcext:value-type="string">
            <text:p>Mutant ASXL1 induces age-related expansion of phenotypic hematopoietic stem cells through activation of Akt/mTOR pathway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21-22053-y</text:p>
          </table:table-cell>
          <table:table-cell office:value-type="string" calcext:value-type="string">
            <text:p>https://www.nature.com/articles/s41467-021-22053-y</text:p>
          </table:table-cell>
        </table:table-row>
        <table:table-row table:style-name="ro5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Rahmani, Nora E.; Ramachandra, Nandini; Sahu, Srabani; Gitego, Nadege; Lopez, Andrea; Pradhan, Kith; Bhagat, Tushar D.; Gordon-Mitchell, Shanisha; Pena, Bianca Rivera; Kazemi, Mohammad; Rao, Keshav; Giricz, Orsi; Maqbool, Shahina Bano; Olea, Raul; Zhao, Yongmei; Zhang, Jinghang; Dolatshad, Hamid; Tittrea, Vickram; Tatwavedi, Dharamveer; Singh, Shalini; Lee, Juseong; Sun, Tianyu; Steidl, Ulrich; Shastri, Aditi; Inoue, Daichi; Abdel-Wahab, Omar; Pellagatti, Andrea; Gavathiotis, Evripidis; Boultwood, Jacqueline; Verma, Amit</text:p>
          </table:table-cell>
          <table:table-cell office:value-type="string" calcext:value-type="string">
            <text:p>ASXL1 mutations are associated with distinct epigenomic alterations that lead to sensitivity to venetoclax and azacytidine</text:p>
          </table:table-cell>
          <table:table-cell table:number-columns-repeated="2"/>
          <table:table-cell office:value-type="string" calcext:value-type="string">
            <text:p>2044-5385</text:p>
          </table:table-cell>
          <table:table-cell office:value-type="string" calcext:value-type="string">
            <text:p>10.1038/s41408-021-00541-0</text:p>
          </table:table-cell>
          <table:table-cell office:value-type="string" calcext:value-type="string">
            <text:p>https://www.nature.com/articles/s41408-021-00541-0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Burgess, Abigail E.; Kleffmann, Torsten; Mace, Peter D.</text:p>
          </table:table-cell>
          <table:table-cell office:value-type="string" calcext:value-type="string">
            <text:p>Oncogenic Truncations of ASXL1 Enhance a Motif for BRD4 ET-Domain Binding</text:p>
          </table:table-cell>
          <table:table-cell table:number-columns-repeated="2"/>
          <table:table-cell office:value-type="float" office:value="222836" calcext:value-type="float">
            <text:p>222836</text:p>
          </table:table-cell>
          <table:table-cell office:value-type="string" calcext:value-type="string">
            <text:p>10.1016/j.jmb.2021.167242</text:p>
          </table:table-cell>
          <table:table-cell office:value-type="string" calcext:value-type="string">
            <text:p>https://linkinghub.elsevier.com/retrieve/pii/S0022283621004757</text:p>
          </table:table-cell>
        </table:table-row>
        <table:table-row table:style-name="ro10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Xia, Yu-Kun; Zeng, Yi-Rong; Zhang, Meng-Li; Liu, Peng; Liu, Fang; Zhang, Hao; He, Chen-Xi; Sun, Yi-Ping; Zhang, Jin-Ye; Zhang, Cheng; Song, Lei; Ding, Chen; Tang, Yu-Jie; Yang, Zhen; Yang, Chen; Wang, Pu; Guan, Kun-Liang; Xiong, Yue; Ye, Dan</text:p>
          </table:table-cell>
          <table:table-cell office:value-type="string" calcext:value-type="string">
            <text:p>Tumor-derived neomorphic mutations in ASXL1 impairs the BAP1-ASXL1-FOXK1/K2 transcription network</text:p>
          </table:table-cell>
          <table:table-cell table:number-columns-repeated="2"/>
          <table:table-cell office:value-type="string" calcext:value-type="string">
            <text:p>1674-800X, 1674-8018</text:p>
          </table:table-cell>
          <table:table-cell office:value-type="string" calcext:value-type="string">
            <text:p>10.1007/s13238-020-00754-2</text:p>
          </table:table-cell>
          <table:table-cell office:value-type="string" calcext:value-type="string">
            <text:p>https://academic.oup.com/proteincell/article/12/7/557/6724523</text:p>
          </table:table-cell>
        </table:table-row>
        <table:table-row table:style-name="ro10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Andrés‐Zayas, Cristina; Suárez‐González, Julia; Rodríguez‐Macías, Gabriela; Dorado, Nieves; Osorio, Santiago; Font, Patricia; Carbonell, Diego; Chicano, María; Muñiz, Paula; Bastos, Mariana; Kwon, Mi; Díez‐Martín, José Luis; Buño, Ismael; Martínez‐Laperche, Carolina</text:p>
          </table:table-cell>
          <table:table-cell office:value-type="string" calcext:value-type="string">
            <text:p>Clinical utility of targeted next‐generation sequencing for the diagnosis of myeloid neoplasms with germline predisposition</text:p>
          </table:table-cell>
          <table:table-cell table:number-columns-repeated="2"/>
          <table:table-cell office:value-type="string" calcext:value-type="string">
            <text:p>1574-7891, 1878-0261</text:p>
          </table:table-cell>
          <table:table-cell office:value-type="string" calcext:value-type="string">
            <text:p>10.1002/1878-0261.12921</text:p>
          </table:table-cell>
          <table:table-cell office:value-type="string" calcext:value-type="string">
            <text:p>https://febs.onlinelibrary.wiley.com/doi/10.1002/1878-0261.12921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Venney, Deirdra; Mohd-Sarip, Adone; Mills, Ken I</text:p>
          </table:table-cell>
          <table:table-cell office:value-type="string" calcext:value-type="string">
            <text:p>The Impact of Epigenetic Modifications in Myeloid Malignancies</text:p>
          </table:table-cell>
          <table:table-cell table:number-columns-repeated="2"/>
          <table:table-cell office:value-type="string" calcext:value-type="string">
            <text:p>1422-0067</text:p>
          </table:table-cell>
          <table:table-cell office:value-type="string" calcext:value-type="string">
            <text:p>10.3390/ijms22095013</text:p>
          </table:table-cell>
          <table:table-cell office:value-type="string" calcext:value-type="string">
            <text:p>https://www.mdpi.com/1422-0067/22/9/5013</text:p>
          </table:table-cell>
        </table:table-row>
        <table:table-row table:style-name="ro4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Peng, Hongzhuang; Cassel, Joel; McCracken, Daniel S.; Prokop, Jeremy W.; Sementino, Eleonora; Cheung, Mitchell; Collop, Paul R.; Polo, Alexander; Joshi, Surbhi; Mandell, Jacob P.; Ayyanathan, Kasirajan; Hinds, David; Malkowicz, S. Bruce; Harbour, J. William; Bowcock, Anne M.; Salvino, Joseph; Kennedy, Eileen J.; Testa, Joseph R.; Rauscher, Frank J.</text:p>
          </table:table-cell>
          <table:table-cell office:value-type="string" calcext:value-type="string">
            <text:p>Kinetic Characterization of ASXL1/2-Mediated Allosteric Regulation of the BAP1 Deubiquitinase</text:p>
          </table:table-cell>
          <table:table-cell table:number-columns-repeated="2"/>
          <table:table-cell office:value-type="string" calcext:value-type="string">
            <text:p>1541-7786, 1557-3125</text:p>
          </table:table-cell>
          <table:table-cell office:value-type="string" calcext:value-type="string">
            <text:p>10.1158/1541-7786.MCR-20-0080</text:p>
          </table:table-cell>
          <table:table-cell office:value-type="string" calcext:value-type="string">
            <text:p>https://aacrjournals.org/mcr/article/19/7/1099/672879/Kinetic-Characterization-of-ASXL1-2-Mediated</text:p>
          </table:table-cell>
        </table:table-row>
        <table:table-row table:style-name="ro8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Higa, Kelly C.; Goodspeed, Andrew; Chavez, James S.; De Dominici, Marco; Danis, Etienne; Zaberezhnyy, Vadym; Rabe, Jennifer L.; Tenen, Daniel G.; Pietras, Eric M.; DeGregori, James</text:p>
          </table:table-cell>
          <table:table-cell office:value-type="string" calcext:value-type="string">
            <text:p>Chronic interleukin-1 exposure triggers selection for &lt;i&gt;Cebpa&lt;/i&gt; -knockout multipotent hematopoietic progenitors</text:p>
          </table:table-cell>
          <table:table-cell table:number-columns-repeated="2"/>
          <table:table-cell office:value-type="string" calcext:value-type="string">
            <text:p>0022-1007, 1540-9538</text:p>
          </table:table-cell>
          <table:table-cell office:value-type="string" calcext:value-type="string">
            <text:p>10.1084/jem.20200560</text:p>
          </table:table-cell>
          <table:table-cell office:value-type="string" calcext:value-type="string">
            <text:p>https://rupress.org/jem/article/218/6/e20200560/212039/Chronic-interleukin-1-exposure-triggers-selection</text:p>
          </table:table-cell>
        </table:table-row>
        <table:table-row table:style-name="ro3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Van Egeren, Debra; Escabi, Javier; Nguyen, Maximilian; Liu, Shichen; Reilly, Christopher R.; Patel, Sachin; Kamaz, Baransel; Kalyva, Maria; DeAngelo, Daniel J.; Galinsky, Ilene; Wadleigh, Martha; Winer, Eric S.; Luskin, Marlise R.; Stone, Richard M.; Garcia, Jacqueline S.; Hobbs, Gabriela S.; Camargo, Fernando D.; Michor, Franziska; Mullally, Ann; Cortes-Ciriano, Isidro; Hormoz, Sahand</text:p>
          </table:table-cell>
          <table:table-cell office:value-type="string" calcext:value-type="string">
            <text:p>Reconstructing the Lineage Histories and Differentiation Trajectories of Individual Cancer Cells in Myeloproliferative Neoplasms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21.02.001</text:p>
          </table:table-cell>
          <table:table-cell office:value-type="string" calcext:value-type="string">
            <text:p>https://linkinghub.elsevier.com/retrieve/pii/S1934590921000515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Yuan, Shiru; Sun, Guohuan; Zhang, Yawen; Dong, Fang; Cheng, Hui; Cheng, Tao</text:p>
          </table:table-cell>
          <table:table-cell office:value-type="string" calcext:value-type="string">
            <text:p>Understanding the “SMART” features of hematopoietic stem cells and beyond</text:p>
          </table:table-cell>
          <table:table-cell table:number-columns-repeated="2"/>
          <table:table-cell office:value-type="string" calcext:value-type="string">
            <text:p>1674-7305, 1869-1889</text:p>
          </table:table-cell>
          <table:table-cell office:value-type="string" calcext:value-type="string">
            <text:p>10.1007/s11427-021-1961-1</text:p>
          </table:table-cell>
          <table:table-cell office:value-type="string" calcext:value-type="string">
            <text:p>https://link.springer.com/10.1007/s11427-021-1961-1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Zhao, Yanchun; Chen, Yunhao; Jin, Mei; Wang, Jin</text:p>
          </table:table-cell>
          <table:table-cell office:value-type="string" calcext:value-type="string">
            <text:p>The crosstalk between m&lt;sup&gt;6&lt;/sup&gt; A RNA methylation and other epigenetic regulators: a novel perspective in epigenetic remodeling</text:p>
          </table:table-cell>
          <table:table-cell table:number-columns-repeated="2"/>
          <table:table-cell office:value-type="string" calcext:value-type="string">
            <text:p>1838-7640</text:p>
          </table:table-cell>
          <table:table-cell office:value-type="string" calcext:value-type="string">
            <text:p>10.7150/thno.54967</text:p>
          </table:table-cell>
          <table:table-cell office:value-type="string" calcext:value-type="string">
            <text:p>https://www.thno.org/v11p4549.htm</text:p>
          </table:table-cell>
        </table:table-row>
        <table:table-row table:style-name="ro3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Triana, Sergio; Vonficht, Dominik; Jopp-Saile, Lea; Raffel, Simon; Lutz, Raphael; Leonce, Daniel; Antes, Magdalena; Hernández-Malmierca, Pablo; Ordoñez-Rueda, Diana; Ramasz, Beáta; Boch, Tobias; Jann, Johann-Christoph; Nowak, Daniel; Hofmann, Wolf-Karsten; Müller-Tidow, Carsten; Hübschmann, Daniel; Alexandrov, Theodore; Benes, Vladimir; Trumpp, Andreas; Paulsen, Malte; Velten, Lars; Haas, Simon</text:p>
          </table:table-cell>
          <table:table-cell office:value-type="string" calcext:value-type="string">
            <text:p>Single-cell proteo-genomic reference maps of the hematopoietic system enable the purification and massive profiling of precisely defined cell states</text:p>
          </table:table-cell>
          <table:table-cell table:number-columns-repeated="2"/>
          <table:table-cell office:value-type="string" calcext:value-type="string">
            <text:p>1529-2908, 1529-2916</text:p>
          </table:table-cell>
          <table:table-cell office:value-type="string" calcext:value-type="string">
            <text:p>10.1038/s41590-021-01059-0</text:p>
          </table:table-cell>
          <table:table-cell office:value-type="string" calcext:value-type="string">
            <text:p>https://www.nature.com/articles/s41590-021-01059-0</text:p>
          </table:table-cell>
        </table:table-row>
        <table:table-row table:style-name="ro6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Demaree, Benjamin; Delley, Cyrille L.; Vasudevan, Harish N.; Peretz, Cheryl A. C.; Ruff, David; Smith, Catherine C.; Abate, Adam R.</text:p>
          </table:table-cell>
          <table:table-cell office:value-type="string" calcext:value-type="string">
            <text:p>Joint profiling of DNA and proteins in single cells to dissect genotype-phenotype associations in leukemia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21-21810-3</text:p>
          </table:table-cell>
          <table:table-cell office:value-type="string" calcext:value-type="string">
            <text:p>https://www.nature.com/articles/s41467-021-21810-3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Andrews, Tallulah S.; Kiselev, Vladimir Yu; McCarthy, Davis; Hemberg, Martin</text:p>
          </table:table-cell>
          <table:table-cell office:value-type="string" calcext:value-type="string">
            <text:p>Tutorial: guidelines for the computational analysis of single-cell RNA sequencing data</text:p>
          </table:table-cell>
          <table:table-cell table:number-columns-repeated="2"/>
          <table:table-cell office:value-type="string" calcext:value-type="string">
            <text:p>1754-2189, 1750-2799</text:p>
          </table:table-cell>
          <table:table-cell office:value-type="string" calcext:value-type="string">
            <text:p>10.1038/s41596-020-00409-w</text:p>
          </table:table-cell>
          <table:table-cell office:value-type="string" calcext:value-type="string">
            <text:p>https://www.nature.com/articles/s41596-020-00409-w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Ligasová, Anna; Koberna, Karel</text:p>
          </table:table-cell>
          <table:table-cell office:value-type="string" calcext:value-type="string">
            <text:p>Strengths and Weaknesses of Cell Synchronization Protocols Based on Inhibition of DNA Synthesis</text:p>
          </table:table-cell>
          <table:table-cell table:number-columns-repeated="2"/>
          <table:table-cell office:value-type="string" calcext:value-type="string">
            <text:p>1422-0067</text:p>
          </table:table-cell>
          <table:table-cell office:value-type="string" calcext:value-type="string">
            <text:p>10.3390/ijms221910759</text:p>
          </table:table-cell>
          <table:table-cell office:value-type="string" calcext:value-type="string">
            <text:p>https://www.mdpi.com/1422-0067/22/19/10759</text:p>
          </table:table-cell>
        </table:table-row>
        <table:table-row table:style-name="ro4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Lareau, Caleb A.; Ludwig, Leif S.; Muus, Christoph; Gohil, Satyen H.; Zhao, Tongtong; Chiang, Zachary; Pelka, Karin; Verboon, Jeffrey M.; Luo, Wendy; Christian, Elena; Rosebrock, Daniel; Getz, Gad; Boland, Genevieve M.; Chen, Fei; Buenrostro, Jason D.; Hacohen, Nir; Wu, Catherine J.; Aryee, Martin J.; Regev, Aviv; Sankaran, Vijay G.</text:p>
          </table:table-cell>
          <table:table-cell office:value-type="string" calcext:value-type="string">
            <text:p>Massively parallel single-cell mitochondrial DNA genotyping and chromatin profiling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0-0645-6</text:p>
          </table:table-cell>
          <table:table-cell office:value-type="string" calcext:value-type="string">
            <text:p>https://www.nature.com/articles/s41587-020-0645-6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Soneson, Charlotte; Srivastava, Avi; Patro, Rob; Stadler, Michael B.</text:p>
          </table:table-cell>
          <table:table-cell office:value-type="string" calcext:value-type="string">
            <text:p>Preprocessing choices affect RNA velocity results for droplet scRNA-seq data</text:p>
          </table:table-cell>
          <table:table-cell table:number-columns-repeated="2"/>
          <table:table-cell office:value-type="string" calcext:value-type="string">
            <text:p>1553-7358</text:p>
          </table:table-cell>
          <table:table-cell office:value-type="string" calcext:value-type="string">
            <text:p>10.1371/journal.pcbi.1008585</text:p>
          </table:table-cell>
          <table:table-cell office:value-type="string" calcext:value-type="string">
            <text:p>https://dx.plos.org/10.1371/journal.pcbi.1008585</text:p>
          </table:table-cell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Lunz, Davin; Batt, Gregory; Ruess, Jakob; Bonnans, J. Frédéric</text:p>
          </table:table-cell>
          <table:table-cell office:value-type="string" calcext:value-type="string">
            <text:p>Beyond the chemical master equation: Stochastic chemical kinetics coupled with auxiliary processes</text:p>
          </table:table-cell>
          <table:table-cell table:number-columns-repeated="2"/>
          <table:table-cell office:value-type="string" calcext:value-type="string">
            <text:p>1553-7358</text:p>
          </table:table-cell>
          <table:table-cell office:value-type="string" calcext:value-type="string">
            <text:p>10.1371/journal.pcbi.1009214</text:p>
          </table:table-cell>
          <table:table-cell office:value-type="string" calcext:value-type="string">
            <text:p>https://dx.plos.org/10.1371/journal.pcbi.1009214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Amari, Shun-ichi</text:p>
          </table:table-cell>
          <table:table-cell office:value-type="string" calcext:value-type="string">
            <text:p>Information geometry</text:p>
          </table:table-cell>
          <table:table-cell table:number-columns-repeated="2"/>
          <table:table-cell office:value-type="string" calcext:value-type="string">
            <text:p>0289-2316, 1861-3624</text:p>
          </table:table-cell>
          <table:table-cell office:value-type="string" calcext:value-type="string">
            <text:p>10.1007/s11537-020-1920-5</text:p>
          </table:table-cell>
          <table:table-cell office:value-type="string" calcext:value-type="string">
            <text:p>http://link.springer.com/10.1007/s11537-020-1920-5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Laurent, Jon M.; Garge, Riddhiman K.; Teufel, Ashley I.; Wilke, Claus O.; Kachroo, Aashiq H.; Marcotte, Edward M.</text:p>
          </table:table-cell>
          <table:table-cell office:value-type="string" calcext:value-type="string">
            <text:p>Humanization of yeast genes with multiple human orthologs reveals functional divergence between paralogs</text:p>
          </table:table-cell>
          <table:table-cell table:number-columns-repeated="2"/>
          <table:table-cell office:value-type="string" calcext:value-type="string">
            <text:p>1545-7885</text:p>
          </table:table-cell>
          <table:table-cell office:value-type="string" calcext:value-type="string">
            <text:p>10.1371/journal.pbio.3000627</text:p>
          </table:table-cell>
          <table:table-cell office:value-type="string" calcext:value-type="string">
            <text:p>https://dx.plos.org/10.1371/journal.pbio.3000627</text:p>
          </table:table-cell>
        </table:table-row>
        <table:table-row table:style-name="ro7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Miles, Linde A.; Bowman, Robert L.; Merlinsky, Tiffany R.; Csete, Isabelle S.; Ooi, Aik T.; Durruthy-Durruthy, Robert; Bowman, Michael; Famulare, Christopher; Patel, Minal A.; Mendez, Pedro; Ainali, Chrysanthi; Demaree, Benjamin; Delley, Cyrille L.; Abate, Adam R.; Manivannan, Manimozhi; Sahu, Sombeet; Goldberg, Aaron D.; Bolton, Kelly L.; Zehir, Ahmet; Rampal, Raajit; Carroll, Martin P.; Meyer, Sara E.; Viny, Aaron D.; Levine, Ross L.</text:p>
          </table:table-cell>
          <table:table-cell office:value-type="string" calcext:value-type="string">
            <text:p>Single-cell mutation analysis of clonal evolution in myeloid malignancie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0-2864-x</text:p>
          </table:table-cell>
          <table:table-cell office:value-type="string" calcext:value-type="string">
            <text:p>https://www.nature.com/articles/s41586-020-2864-x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Bergen, Volker; Lange, Marius; Peidli, Stefan; Wolf, F. Alexander; Theis, Fabian J.</text:p>
          </table:table-cell>
          <table:table-cell office:value-type="string" calcext:value-type="string">
            <text:p>Generalizing RNA velocity to transient cell states through dynamical modeli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0-0591-3</text:p>
          </table:table-cell>
          <table:table-cell office:value-type="string" calcext:value-type="string">
            <text:p>https://www.nature.com/articles/s41587-020-0591-3</text:p>
          </table:table-cell>
        </table:table-row>
        <table:table-row table:style-name="ro4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Qadir, Mirza Muhammad Fahd; Álvarez-Cubela, Silvia; Klein, Dagmar; van Dijk, Jasmijn; Muñiz-Anquela, Rocío; Moreno-Hernández, Yaisa B.; Lanzoni, Giacomo; Sadiq, Saad; Navarro-Rubio, Belén; García, Michael T.; Díaz, Ángela; Johnson, Kevin; Sant, David; Ricordi, Camillo; Griswold, Anthony; Pastori, Ricardo Luis; Domínguez-Bendala, Juan</text:p>
          </table:table-cell>
          <table:table-cell office:value-type="string" calcext:value-type="string">
            <text:p>Single-cell resolution analysis of the human pancreatic ductal progenitor cell niche</text:p>
          </table:table-cell>
          <table:table-cell table:number-columns-repeated="2"/>
          <table:table-cell office:value-type="string" calcext:value-type="string">
            <text:p>0027-8424, 1091-6490</text:p>
          </table:table-cell>
          <table:table-cell office:value-type="string" calcext:value-type="string">
            <text:p>10.1073/pnas.1918314117</text:p>
          </table:table-cell>
          <table:table-cell office:value-type="string" calcext:value-type="string">
            <text:p>https://pnas.org/doi/full/10.1073/pnas.1918314117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Bispo, Jordan A. Baeker; Pinheiro, Paulo S.; Kobetz, Erin K.</text:p>
          </table:table-cell>
          <table:table-cell office:value-type="string" calcext:value-type="string">
            <text:p>Epidemiology and Etiology of Leukemia and Lymphoma</text:p>
          </table:table-cell>
          <table:table-cell table:number-columns-repeated="2"/>
          <table:table-cell office:value-type="string" calcext:value-type="string">
            <text:p>2157-1422</text:p>
          </table:table-cell>
          <table:table-cell office:value-type="string" calcext:value-type="string">
            <text:p>10.1101/cshperspect.a034819</text:p>
          </table:table-cell>
          <table:table-cell office:value-type="string" calcext:value-type="string">
            <text:p>http://perspectivesinmedicine.cshlp.org/lookup/doi/10.1101/cshperspect.a034819</text:p>
          </table:table-cell>
        </table:table-row>
        <table:table-row table:style-name="ro6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Chen, Aaron R; Wang, YunZu M; Lin, Mark; Kuo, Dennis J</text:p>
          </table:table-cell>
          <table:table-cell office:value-type="string" calcext:value-type="string">
            <text:p>High-Dose Methotrexate in Pediatric Acute Lymphoblastic Leukemia: Predictors of Delayed Clearance and the Effect of Increased Hydration Rate on Methotrexate Clearance</text:p>
          </table:table-cell>
          <table:table-cell table:number-columns-repeated="2"/>
          <table:table-cell office:value-type="string" calcext:value-type="string">
            <text:p>2168-8184</text:p>
          </table:table-cell>
          <table:table-cell office:value-type="string" calcext:value-type="string">
            <text:p>10.7759/cureus.8674</text:p>
          </table:table-cell>
          <table:table-cell office:value-type="string" calcext:value-type="string">
            <text:p>https://www.cureus.com/articles/27108-high-dose-methotrexate-in-pediatric-acute-lymphoblastic-leukemia-predictors-of-delayed-clearance-and-the-effect-of-increased-hydration-rate-on-methotrexate-clearance</text:p>
          </table:table-cell>
        </table:table-row>
        <table:table-row table:style-name="ro1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Li, Benshang; Brady, Samuel W.; Ma, Xiaotu; Shen, Shuhong; Zhang, Yingchi; Li, Yongjin; Szlachta, Karol; Dong, Li; Liu, Yu; Yang, Fan; Wang, Ningling; Flasch, Diane A.; Myers, Matthew A.; Mulder, Heather L.; Ding, Lixia; Liu, Yanling; Tian, Liqing; Hagiwara, Kohei; Xu, Ke; Zhou, Xin; Sioson, Edgar; Wang, Tianyi; Yang, Liu; Zhao, Jie; Zhang, Hui; Shao, Ying; Sun, Hongye; Sun, Lele; Cai, Jiaoyang; Sun, Hui-Ying; Lin, Ting-Nien; Du, Lijuan; Li, Hui; Rusch, Michael; Edmonson, Michael N.; Easton, John; Zhu, Xiaofan; Zhang, Jingliao; Cheng, Cheng; Raphael, Benjamin J.; Tang, Jingyan; Downing, James R.; Alexandrov, Ludmil B.; Zhou, Bin-Bing S.; Pui, Ching-Hon; Yang, Jun J.; Zhang, Jinghui</text:p>
          </table:table-cell>
          <table:table-cell office:value-type="string" calcext:value-type="string">
            <text:p>Therapy-induced mutations drive the genomic landscape of relapsed acute lymphoblastic leukemia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19002220</text:p>
          </table:table-cell>
          <table:table-cell office:value-type="string" calcext:value-type="string">
            <text:p>https://ashpublications.org/blood/article/135/1/41/422540/Therapyinduced-mutations-drive-the-genomic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Higgins, Alexandra; Shah, Mithun Vinod</text:p>
          </table:table-cell>
          <table:table-cell office:value-type="string" calcext:value-type="string">
            <text:p>Genetic and Genomic Landscape of Secondary and Therapy-Related Acute Myeloid Leukemia</text:p>
          </table:table-cell>
          <table:table-cell table:number-columns-repeated="2"/>
          <table:table-cell office:value-type="string" calcext:value-type="string">
            <text:p>2073-4425</text:p>
          </table:table-cell>
          <table:table-cell office:value-type="string" calcext:value-type="string">
            <text:p>10.3390/genes11070749</text:p>
          </table:table-cell>
          <table:table-cell office:value-type="string" calcext:value-type="string">
            <text:p>https://www.mdpi.com/2073-4425/11/7/749</text:p>
          </table:table-cell>
        </table:table-row>
        <table:table-row table:style-name="ro6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Carrelha, Joana; Lin, Dawn S.; Rodriguez-Fraticelli, Alejo E.; Luis, Tiago C.; Wilkinson, Adam C.; Cabezas-Wallscheid, Nina; Tremblay, Cedric S.; Haas, Simon</text:p>
          </table:table-cell>
          <table:table-cell office:value-type="string" calcext:value-type="string">
            <text:p>Single-cell lineage tracing approaches in hematology research: technical considerations</text:p>
          </table:table-cell>
          <table:table-cell table:number-columns-repeated="2"/>
          <table:table-cell office:value-type="string" calcext:value-type="string">
            <text:p>0301472X</text:p>
          </table:table-cell>
          <table:table-cell office:value-type="string" calcext:value-type="string">
            <text:p>10.1016/j.exphem.2020.07.007</text:p>
          </table:table-cell>
          <table:table-cell office:value-type="string" calcext:value-type="string">
            <text:p>https://linkinghub.elsevier.com/retrieve/pii/S0301472X20303015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Weinreb, Caleb; Rodriguez-Fraticelli, Alejo; Camargo, Fernando D.; Klein, Allon M.</text:p>
          </table:table-cell>
          <table:table-cell office:value-type="string" calcext:value-type="string">
            <text:p>Lineage tracing on transcriptional landscapes links state to fate during differentiation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aw3381</text:p>
          </table:table-cell>
          <table:table-cell office:value-type="string" calcext:value-type="string">
            <text:p>https://www.science.org/doi/10.1126/science.aaw3381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Koboldt, Daniel C.</text:p>
          </table:table-cell>
          <table:table-cell office:value-type="string" calcext:value-type="string">
            <text:p>Best practices for variant calling in clinical sequencing</text:p>
          </table:table-cell>
          <table:table-cell table:number-columns-repeated="2"/>
          <table:table-cell office:value-type="string" calcext:value-type="string">
            <text:p>1756-994X</text:p>
          </table:table-cell>
          <table:table-cell office:value-type="string" calcext:value-type="string">
            <text:p>10.1186/s13073-020-00791-w</text:p>
          </table:table-cell>
          <table:table-cell office:value-type="string" calcext:value-type="string">
            <text:p>https://genomemedicine.biomedcentral.com/articles/10.1186/s13073-020-00791-w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Rozhok, Andrii I.; DeGregori, James</text:p>
          </table:table-cell>
          <table:table-cell office:value-type="string" calcext:value-type="string">
            <text:p>The three dimensions of somatic evolution: Integrating the role of genetic damage, life‐history traits, and aging in carcinogenesis</text:p>
          </table:table-cell>
          <table:table-cell table:number-columns-repeated="2"/>
          <table:table-cell office:value-type="string" calcext:value-type="string">
            <text:p>1752-4571, 1752-4571</text:p>
          </table:table-cell>
          <table:table-cell office:value-type="string" calcext:value-type="string">
            <text:p>10.1111/eva.12947</text:p>
          </table:table-cell>
          <table:table-cell office:value-type="string" calcext:value-type="string">
            <text:p>https://onlinelibrary.wiley.com/doi/10.1111/eva.12947</text:p>
          </table:table-cell>
        </table:table-row>
        <table:table-row table:style-name="ro10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Dong, Fang; Hao, Sha; Zhang, Sen; Zhu, Caiying; Cheng, Hui; Yang, Zining; Hamey, Fiona K.; Wang, Xiaofang; Gao, Ai; Wang, Fengjiao; Gao, Yun; Dong, Ji; Wang, Chenchen; Wang, Jinyong; Lan, Yu; Liu, Bing; Ema, Hideo; Tang, Fuchou; Göttgens, Berthold; Zhu, Ping; Cheng, Tao</text:p>
          </table:table-cell>
          <table:table-cell office:value-type="string" calcext:value-type="string">
            <text:p>Differentiation of transplanted haematopoietic stem cells tracked by single-cell transcriptomic analysis</text:p>
          </table:table-cell>
          <table:table-cell table:number-columns-repeated="2"/>
          <table:table-cell office:value-type="string" calcext:value-type="string">
            <text:p>1465-7392, 1476-4679</text:p>
          </table:table-cell>
          <table:table-cell office:value-type="string" calcext:value-type="string">
            <text:p>10.1038/s41556-020-0512-1</text:p>
          </table:table-cell>
          <table:table-cell office:value-type="string" calcext:value-type="string">
            <text:p>https://www.nature.com/articles/s41556-020-0512-1</text:p>
          </table:table-cell>
        </table:table-row>
        <table:table-row table:style-name="ro3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Christodoulou, Constantina; Spencer, Joel A.; Yeh, Shu-Chi A.; Turcotte, Raphaël; Kokkaliaris, Konstantinos D.; Panero, Riccardo; Ramos, Azucena; Guo, Guoji; Seyedhassantehrani, Negar; Esipova, Tatiana V.; Vinogradov, Sergei A.; Rudzinskas, Sarah; Zhang, Yi; Perkins, Archibald S.; Orkin, Stuart H.; Calogero, Raffaele A.; Schroeder, Timm; Lin, Charles P.; Camargo, Fernando D.</text:p>
          </table:table-cell>
          <table:table-cell office:value-type="string" calcext:value-type="string">
            <text:p>Live-animal imaging of native haematopoietic stem and progenitor cell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0-1971-z</text:p>
          </table:table-cell>
          <table:table-cell office:value-type="string" calcext:value-type="string">
            <text:p>https://www.nature.com/articles/s41586-020-1971-z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Nandakumar, Satish K.; Liao, Xiaotian; Sankaran, Vijay G.</text:p>
          </table:table-cell>
          <table:table-cell office:value-type="string" calcext:value-type="string">
            <text:p>In The Blood: Connecting Variant to Function In Human Hematopoiesis</text:p>
          </table:table-cell>
          <table:table-cell table:number-columns-repeated="2"/>
          <table:table-cell office:value-type="float" office:value="1689525" calcext:value-type="float">
            <text:p>1689525</text:p>
          </table:table-cell>
          <table:table-cell office:value-type="string" calcext:value-type="string">
            <text:p>10.1016/j.tig.2020.05.006</text:p>
          </table:table-cell>
          <table:table-cell office:value-type="string" calcext:value-type="string">
            <text:p>https://linkinghub.elsevier.com/retrieve/pii/S0168952520301049</text:p>
          </table:table-cell>
        </table:table-row>
        <table:table-row table:style-name="ro7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Hurley, Killian; Ding, Jun; Villacorta-Martin, Carlos; Herriges, Michael J.; Jacob, Anjali; Vedaie, Marall; Alysandratos, Konstantinos D.; Sun, Yuliang L.; Lin, Chieh; Werder, Rhiannon B.; Huang, Jessie; Wilson, Andrew A.; Mithal, Aditya; Mostoslavsky, Gustavo; Oglesby, Irene; Caballero, Ignacio S.; Guttentag, Susan H.; Ahangari, Farida; Kaminski, Naftali; Rodriguez-Fraticelli, Alejo; Camargo, Fernando; Bar-Joseph, Ziv; Kotton, Darrell N.</text:p>
          </table:table-cell>
          <table:table-cell office:value-type="string" calcext:value-type="string">
            <text:p>Reconstructed Single-Cell Fate Trajectories Define Lineage Plasticity Windows during Differentiation of Human PSC-Derived Distal Lung Progenitors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19.12.009</text:p>
          </table:table-cell>
          <table:table-cell office:value-type="string" calcext:value-type="string">
            <text:p>https://linkinghub.elsevier.com/retrieve/pii/S1934590919305272</text:p>
          </table:table-cell>
        </table:table-row>
        <table:table-row table:style-name="ro6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Jia, Jinbu; Long, Yanping; Zhang, Hong; Li, Zhuowen; Liu, Zhijian; Zhao, Yan; Lu, Dongdong; Jin, Xianhao; Deng, Xian; Xia, Rui; Cao, Xiaofeng; Zhai, Jixian</text:p>
          </table:table-cell>
          <table:table-cell office:value-type="string" calcext:value-type="string">
            <text:p>Post-transcriptional splicing of nascent RNA contributes to widespread intron retention in plants</text:p>
          </table:table-cell>
          <table:table-cell table:number-columns-repeated="2"/>
          <table:table-cell office:value-type="string" calcext:value-type="string">
            <text:p>2055-0278</text:p>
          </table:table-cell>
          <table:table-cell office:value-type="string" calcext:value-type="string">
            <text:p>10.1038/s41477-020-0688-1</text:p>
          </table:table-cell>
          <table:table-cell office:value-type="string" calcext:value-type="string">
            <text:p>https://www.nature.com/articles/s41477-020-0688-1</text:p>
          </table:table-cell>
        </table:table-row>
        <table:table-row table:style-name="ro6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Watson, Caroline J.; Papula, A. L.; Poon, Gladys Y. P.; Wong, Wing H.; Young, Andrew L.; Druley, Todd E.; Fisher, Daniel S.; Blundell, Jamie R.</text:p>
          </table:table-cell>
          <table:table-cell office:value-type="string" calcext:value-type="string">
            <text:p>The evolutionary dynamics and fitness landscape of clonal hematopoiesis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ay9333</text:p>
          </table:table-cell>
          <table:table-cell office:value-type="string" calcext:value-type="string">
            <text:p>https://www.science.org/doi/10.1126/science.aay9333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Gorin, Gennady; Svensson, Valentine; Pachter, Lior</text:p>
          </table:table-cell>
          <table:table-cell office:value-type="string" calcext:value-type="string">
            <text:p>Protein velocity and acceleration from single-cell multiomics experiments</text:p>
          </table:table-cell>
          <table:table-cell table:number-columns-repeated="2"/>
          <table:table-cell office:value-type="string" calcext:value-type="string">
            <text:p>1474-760X</text:p>
          </table:table-cell>
          <table:table-cell office:value-type="string" calcext:value-type="string">
            <text:p>10.1186/s13059-020-1945-3</text:p>
          </table:table-cell>
          <table:table-cell office:value-type="string" calcext:value-type="string">
            <text:p>https://genomebiology.biomedcentral.com/articles/10.1186/s13059-020-1945-3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Fujino, Takeshi; Kitamura, Toshio</text:p>
          </table:table-cell>
          <table:table-cell office:value-type="string" calcext:value-type="string">
            <text:p>ASXL1 mutation in clonal hematopoiesis</text:p>
          </table:table-cell>
          <table:table-cell table:number-columns-repeated="2"/>
          <table:table-cell office:value-type="string" calcext:value-type="string">
            <text:p>0301472X</text:p>
          </table:table-cell>
          <table:table-cell office:value-type="string" calcext:value-type="string">
            <text:p>10.1016/j.exphem.2020.01.002</text:p>
          </table:table-cell>
          <table:table-cell office:value-type="string" calcext:value-type="string">
            <text:p>https://linkinghub.elsevier.com/retrieve/pii/S0301472X20300023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Lasho, Terra; Patnaik, Mrinal M.</text:p>
          </table:table-cell>
          <table:table-cell office:value-type="string" calcext:value-type="string">
            <text:p>Juvenile myelomonocytic leukemia – A bona fide RASopathy syndrome</text:p>
          </table:table-cell>
          <table:table-cell table:number-columns-repeated="2"/>
          <table:table-cell office:value-type="float" office:value="15216926" calcext:value-type="float">
            <text:p>15216926</text:p>
          </table:table-cell>
          <table:table-cell office:value-type="string" calcext:value-type="string">
            <text:p>10.1016/j.beha.2020.101171</text:p>
          </table:table-cell>
          <table:table-cell office:value-type="string" calcext:value-type="string">
            <text:p>https://linkinghub.elsevier.com/retrieve/pii/S1521692620300323</text:p>
          </table:table-cell>
        </table:table-row>
        <table:table-row table:style-name="ro7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Takeda, Reina; Asada, Shuhei; Park, Sung-Joon; Yokoyama, Akihiko; Becker, Hans Jiro; Kanai, Akinori; Visconte, Valeria; Hershberger, Courtney E; Hayashi, Yasutaka; Yonezawa, Taishi; Tamura, Moe; Fukushima, Tsuyoshi; Tanaka, Yosuke; Fukuyama, Tomofusa; Matsumoto, Akiko; Yamasaki, Satoshi; Nakai, Kenta; Yamazaki, Satoshi; Inaba, Toshiya; Shibata, Tatsuhiro; Inoue, Daichi; Honda, Hiroaki; Goyama, Susumu; Maciejewski, Jaroslaw P; Kitamura, Toshio</text:p>
          </table:table-cell>
          <table:table-cell office:value-type="string" calcext:value-type="string">
            <text:p>HHEX promotes myeloid transformation in cooperation with mutant ASXL1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19004613</text:p>
          </table:table-cell>
          <table:table-cell office:value-type="string" calcext:value-type="string">
            <text:p>https://ashpublications.org/blood/article/doi/10.1182/blood.2019004613/460670/HHEX-promotes-myeloid-transformation-in</text:p>
          </table:table-cell>
        </table:table-row>
        <table:table-row table:style-name="ro6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Kolovos, Petros; Nishimura, Koutarou; Sankar, Aditya; Sidoli, Simone; Cloos, Paul A.; Helin, Kristian; Christensen, Jesper</text:p>
          </table:table-cell>
          <table:table-cell office:value-type="string" calcext:value-type="string">
            <text:p>PR-DUB maintains the expression of critical genes through FOXK1/2- and ASXL1/2/3-dependent recruitment to chromatin and H2AK119ub1 deubiquitination</text:p>
          </table:table-cell>
          <table:table-cell table:number-columns-repeated="2"/>
          <table:table-cell office:value-type="string" calcext:value-type="string">
            <text:p>1088-9051, 1549-5469</text:p>
          </table:table-cell>
          <table:table-cell office:value-type="string" calcext:value-type="string">
            <text:p>10.1101/gr.261016.120</text:p>
          </table:table-cell>
          <table:table-cell office:value-type="string" calcext:value-type="string">
            <text:p>http://genome.cshlp.org/lookup/doi/10.1101/gr.261016.120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Gottgens, Bertie</text:p>
          </table:table-cell>
          <table:table-cell office:value-type="string" calcext:value-type="string">
            <text:p>Introduction to a Review Series on Clonal Hematopoiesi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20007974</text:p>
          </table:table-cell>
          <table:table-cell office:value-type="string" calcext:value-type="string">
            <text:p>https://ashpublications.org/blood/article/doi/10.1182/blood.2020007974/461669/Introduction-to-a-Review-Series-on-Clonal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Warren, Julia T; Link, Daniel C</text:p>
          </table:table-cell>
          <table:table-cell office:value-type="string" calcext:value-type="string">
            <text:p>Clonal hematopoiesis and risk for hematologic malignancy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19000991</text:p>
          </table:table-cell>
          <table:table-cell office:value-type="string" calcext:value-type="string">
            <text:p>https://ashpublications.org/blood/article/doi/10.1182/blood.2019000991/461663/Clonal-hematopoiesis-and-risk-for-hematologic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Jaiswal, Siddhartha</text:p>
          </table:table-cell>
          <table:table-cell office:value-type="string" calcext:value-type="string">
            <text:p>Clonal hematopoiesis and non-hematologic disorder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.2019000989</text:p>
          </table:table-cell>
          <table:table-cell office:value-type="string" calcext:value-type="string">
            <text:p>https://ashpublications.org/blood/article/doi/10.1182/blood.2019000989/461661/Clonal-hematopoiesis-and-nonhematologic-disorders</text:p>
          </table:table-cell>
        </table:table-row>
        <table:table-row table:style-name="ro10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Stathias, Vasileios; Turner, John; Koleti, Amar; Vidovic, Dusica; Cooper, Daniel; Fazel-Najafabadi, Mehdi; Pilarczyk, Marcin; Terryn, Raymond; Chung, Caty; Umeano, Afoma; Clarke, Daniel J B; Lachmann, Alexander; Evangelista, John Erol; Ma’ayan, Avi; Medvedovic, Mario; Schürer, Stephan C</text:p>
          </table:table-cell>
          <table:table-cell office:value-type="string" calcext:value-type="string">
            <text:p>LINCS Data Portal 2.0: next generation access point for perturbation-response signatures</text:p>
          </table:table-cell>
          <table:table-cell table:number-columns-repeated="2"/>
          <table:table-cell office:value-type="string" calcext:value-type="string">
            <text:p>0305-1048, 1362-4962</text:p>
          </table:table-cell>
          <table:table-cell office:value-type="string" calcext:value-type="string">
            <text:p>10.1093/nar/gkz1023</text:p>
          </table:table-cell>
          <table:table-cell office:value-type="string" calcext:value-type="string">
            <text:p>https://academic.oup.com/nar/article/48/D1/D431/5614562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Rozhok, Andrii I.; Silberman, Rebecca E.; Higa, Kelly C.; Liggett, L. Alex; Amon, Angelika; DeGregori, James</text:p>
          </table:table-cell>
          <table:table-cell office:value-type="string" calcext:value-type="string">
            <text:p>A somatic evolutionary model of the dynamics of aneuploid cells during hematopoietic reconstitution</text:p>
          </table:table-cell>
          <table:table-cell table:number-columns-repeated="2"/>
          <table:table-cell office:value-type="string" calcext:value-type="string">
            <text:p>2045-2322</text:p>
          </table:table-cell>
          <table:table-cell office:value-type="string" calcext:value-type="string">
            <text:p>10.1038/s41598-020-68729-1</text:p>
          </table:table-cell>
          <table:table-cell office:value-type="string" calcext:value-type="string">
            <text:p>https://www.nature.com/articles/s41598-020-68729-1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Essegian, Derek; Khurana, Rimpi; Stathias, Vasileios; Schürer, Stephan C.</text:p>
          </table:table-cell>
          <table:table-cell office:value-type="string" calcext:value-type="string">
            <text:p>The Clinical Kinase Index: A Method to Prioritize Understudied Kinases as Drug Targets for the Treatment of Cancer</text:p>
          </table:table-cell>
          <table:table-cell table:number-columns-repeated="2"/>
          <table:table-cell office:value-type="float" office:value="26663791" calcext:value-type="float">
            <text:p>26663791</text:p>
          </table:table-cell>
          <table:table-cell office:value-type="string" calcext:value-type="string">
            <text:p>10.1016/j.xcrm.2020.100128</text:p>
          </table:table-cell>
          <table:table-cell office:value-type="string" calcext:value-type="string">
            <text:p>https://linkinghub.elsevier.com/retrieve/pii/S2666379120301701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Upadhaya, Samik; Krichevsky, Oleg; Akhmetzyanova, Ilseyar; Sawai, Catherine M.; Fooksman, David R.; Reizis, Boris</text:p>
          </table:table-cell>
          <table:table-cell office:value-type="string" calcext:value-type="string">
            <text:p>Intravital Imaging Reveals Motility of Adult Hematopoietic Stem Cells in the Bone Marrow Niche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20.06.003</text:p>
          </table:table-cell>
          <table:table-cell office:value-type="string" calcext:value-type="string">
            <text:p>https://linkinghub.elsevier.com/retrieve/pii/S1934590920302708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Loughran, Stephen J.; Haas, Simon; Wilkinson, Adam C.; Klein, Allon M.; Brand, Marjorie</text:p>
          </table:table-cell>
          <table:table-cell office:value-type="string" calcext:value-type="string">
            <text:p>Lineage commitment of hematopoietic stem cells and progenitors: insights from recent single cell and lineage tracing technologies</text:p>
          </table:table-cell>
          <table:table-cell table:number-columns-repeated="2"/>
          <table:table-cell office:value-type="string" calcext:value-type="string">
            <text:p>0301472X</text:p>
          </table:table-cell>
          <table:table-cell office:value-type="string" calcext:value-type="string">
            <text:p>10.1016/j.exphem.2020.07.002</text:p>
          </table:table-cell>
          <table:table-cell office:value-type="string" calcext:value-type="string">
            <text:p>https://linkinghub.elsevier.com/retrieve/pii/S0301472X20302678</text:p>
          </table:table-cell>
        </table:table-row>
        <table:table-row table:style-name="ro6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Sidlow, Robert; Lin, Amy E.; Gupta, Dipti; Bolton, Kelly L.; Steensma, David P.; Levine, Ross L.; Ebert, Benjamin L.; Libby, Peter</text:p>
          </table:table-cell>
          <table:table-cell office:value-type="string" calcext:value-type="string">
            <text:p>The Clinical Challenge of Clonal Hematopoiesis, a Newly Recognized Cardiovascular Risk Factor</text:p>
          </table:table-cell>
          <table:table-cell table:number-columns-repeated="2"/>
          <table:table-cell office:value-type="string" calcext:value-type="string">
            <text:p>2380-6583</text:p>
          </table:table-cell>
          <table:table-cell office:value-type="string" calcext:value-type="string">
            <text:p>10.1001/jamacardio.2020.1271</text:p>
          </table:table-cell>
          <table:table-cell office:value-type="string" calcext:value-type="string">
            <text:p>https://jamanetwork.com/journals/jamacardiology/fullarticle/2766533</text:p>
          </table:table-cell>
        </table:table-row>
        <table:table-row table:style-name="ro6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Rodriguez-Fraticelli, Alejo E.; Weinreb, Caleb; Wang, Shou-Wen; Migueles, Rosa P.; Jankovic, Maja; Usart, Marc; Klein, Allon M.; Lowell, Sally; Camargo, Fernando D.</text:p>
          </table:table-cell>
          <table:table-cell office:value-type="string" calcext:value-type="string">
            <text:p>Single-cell lineage tracing unveils a role for TCF15 in haematopoiesi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20-2503-6</text:p>
          </table:table-cell>
          <table:table-cell office:value-type="string" calcext:value-type="string">
            <text:p>https://www.nature.com/articles/s41586-020-2503-6</text:p>
          </table:table-cell>
        </table:table-row>
        <table:table-row table:style-name="ro8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Bowling, Sarah; Sritharan, Duluxan; Osorio, Fernando G.; Nguyen, Maximilian; Cheung, Priscilla; Rodriguez-Fraticelli, Alejo; Patel, Sachin; Yuan, Wei-Chien; Fujiwara, Yuko; Li, Bin E.; Orkin, Stuart H.; Hormoz, Sahand; Camargo, Fernando D.</text:p>
          </table:table-cell>
          <table:table-cell office:value-type="string" calcext:value-type="string">
            <text:p>An Engineered CRISPR-Cas9 Mouse Line for Simultaneous Readout of Lineage Histories and Gene Expression Profiles in Single Cells</text:p>
          </table:table-cell>
          <table:table-cell table:number-columns-repeated="2"/>
          <table:table-cell office:value-type="float" office:value="928674" calcext:value-type="float">
            <text:p>928674</text:p>
          </table:table-cell>
          <table:table-cell office:value-type="string" calcext:value-type="string">
            <text:p>10.1016/j.cell.2020.04.048</text:p>
          </table:table-cell>
          <table:table-cell office:value-type="string" calcext:value-type="string">
            <text:p>https://linkinghub.elsevier.com/retrieve/pii/S0092867420305547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Dao, Fu-Ying; Lv, Hao; Yang, Yu-He; Zulfiqar, Hasan; Gao, Hui; Lin, Hao</text:p>
          </table:table-cell>
          <table:table-cell office:value-type="string" calcext:value-type="string">
            <text:p>Computational identification of N6-methyladenosine sites in multiple tissues of mammals</text:p>
          </table:table-cell>
          <table:table-cell table:number-columns-repeated="2"/>
          <table:table-cell office:value-type="float" office:value="20010370" calcext:value-type="float">
            <text:p>20010370</text:p>
          </table:table-cell>
          <table:table-cell office:value-type="string" calcext:value-type="string">
            <text:p>10.1016/j.csbj.2020.04.015</text:p>
          </table:table-cell>
          <table:table-cell office:value-type="string" calcext:value-type="string">
            <text:p>https://linkinghub.elsevier.com/retrieve/pii/S2001037020302622</text:p>
          </table:table-cell>
        </table:table-row>
        <table:table-row table:style-name="ro6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Chen, Zhen; Zhao, Pei; Li, Fuyi; Wang, Yanan; Smith, A Ian; Webb, Geoffrey I; Akutsu, Tatsuya; Baggag, Abdelkader; Bensmail, Halima; Song, Jiangning</text:p>
          </table:table-cell>
          <table:table-cell office:value-type="string" calcext:value-type="string">
            <text:p>Comprehensive review and assessment of computational methods for predicting RNA post-transcriptional modification sites from RNA sequences</text:p>
          </table:table-cell>
          <table:table-cell table:number-columns-repeated="2"/>
          <table:table-cell office:value-type="string" calcext:value-type="string">
            <text:p>1467-5463, 1477-4054</text:p>
          </table:table-cell>
          <table:table-cell office:value-type="string" calcext:value-type="string">
            <text:p>10.1093/bib/bbz112</text:p>
          </table:table-cell>
          <table:table-cell office:value-type="string" calcext:value-type="string">
            <text:p>https://academic.oup.com/bib/article/21/5/1676/5622701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Wilson, Christopher; Chen, Peter J.; Miao, Zhuang; Liu, David R.</text:p>
          </table:table-cell>
          <table:table-cell office:value-type="string" calcext:value-type="string">
            <text:p>Programmable m6A modification of cellular RNAs with a Cas13-directed methyltransferase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20-0572-6</text:p>
          </table:table-cell>
          <table:table-cell office:value-type="string" calcext:value-type="string">
            <text:p>https://www.nature.com/articles/s41587-020-0572-6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Cheng, Hui; Zheng, Zhaofeng; Cheng, Tao</text:p>
          </table:table-cell>
          <table:table-cell office:value-type="string" calcext:value-type="string">
            <text:p>New paradigms on hematopoietic stem cell differentiation</text:p>
          </table:table-cell>
          <table:table-cell table:number-columns-repeated="2"/>
          <table:table-cell office:value-type="string" calcext:value-type="string">
            <text:p>1674-800X, 1674-8018</text:p>
          </table:table-cell>
          <table:table-cell office:value-type="string" calcext:value-type="string">
            <text:p>10.1007/s13238-019-0633-0</text:p>
          </table:table-cell>
          <table:table-cell office:value-type="string" calcext:value-type="string">
            <text:p>https://academic.oup.com/proteincell/article/11/1/34/6746753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Yan, Feng; Powell, David R.; Curtis, David J.; Wong, Nicholas C.</text:p>
          </table:table-cell>
          <table:table-cell office:value-type="string" calcext:value-type="string">
            <text:p>From reads to insight: a hitchhiker’s guide to ATAC-seq data analysis</text:p>
          </table:table-cell>
          <table:table-cell table:number-columns-repeated="2"/>
          <table:table-cell office:value-type="string" calcext:value-type="string">
            <text:p>1474-760X</text:p>
          </table:table-cell>
          <table:table-cell office:value-type="string" calcext:value-type="string">
            <text:p>10.1186/s13059-020-1929-3</text:p>
          </table:table-cell>
          <table:table-cell office:value-type="string" calcext:value-type="string">
            <text:p>https://genomebiology.biomedcentral.com/articles/10.1186/s13059-020-1929-3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Axler, Sheldon</text:p>
          </table:table-cell>
          <table:table-cell office:value-type="string" calcext:value-type="string">
            <text:p>Measure, Integration &amp; Real Analysis</text:p>
          </table:table-cell>
          <table:table-cell/>
          <table:table-cell office:value-type="string" calcext:value-type="string">
            <text:p>978-3-030-33142-9 978-3-030-33143-6</text:p>
          </table:table-cell>
          <table:table-cell table:number-columns-repeated="2"/>
          <table:table-cell office:value-type="string" calcext:value-type="string">
            <text:p>http://link.springer.com/10.1007/978-3-030-33143-6</text:p>
          </table:table-cell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Kosarwal, Rahul; Kulasiri, Don; Samarasinghe, Sandhya</text:p>
          </table:table-cell>
          <table:table-cell office:value-type="string" calcext:value-type="string">
            <text:p>Novel domain expansion methods to improve the computational efficiency of the Chemical Master Equation solution for large biological networks</text:p>
          </table:table-cell>
          <table:table-cell table:number-columns-repeated="2"/>
          <table:table-cell office:value-type="string" calcext:value-type="string">
            <text:p>1471-2105</text:p>
          </table:table-cell>
          <table:table-cell office:value-type="string" calcext:value-type="string">
            <text:p>10.1186/s12859-020-03668-2</text:p>
          </table:table-cell>
          <table:table-cell office:value-type="string" calcext:value-type="string">
            <text:p>https://bmcbioinformatics.biomedcentral.com/articles/10.1186/s12859-020-03668-2</text:p>
          </table:table-cell>
        </table:table-row>
        <table:table-row table:style-name="ro6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Bushkin, G. Guy; Pincus, David; Morgan, Jeffrey T.; Richardson, Kris; Lewis, Caroline; Chan, Sze Ham; Bartel, David P.; Fink, Gerald R.</text:p>
          </table:table-cell>
          <table:table-cell office:value-type="string" calcext:value-type="string">
            <text:p>m6A modification of a 3′ UTR site reduces RME1 mRNA levels to promote meiosis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19-11232-7</text:p>
          </table:table-cell>
          <table:table-cell office:value-type="string" calcext:value-type="string">
            <text:p>http://www.nature.com/articles/s41467-019-11232-7</text:p>
          </table:table-cell>
        </table:table-row>
        <table:table-row table:style-name="ro6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Enache, Oana M; Lahr, David L; Natoli, Ted E; Litichevskiy, Lev; Wadden, David; Flynn, Corey; Gould, Joshua; Asiedu, Jacob K; Narayan, Rajiv; Subramanian, Aravind</text:p>
          </table:table-cell>
          <table:table-cell office:value-type="string" calcext:value-type="string">
            <text:p>The GCTx format and cmap{Py, R, M, J} packages: resources for optimized storage and integrated traversal of annotated dense matrices</text:p>
          </table:table-cell>
          <table:table-cell table:number-columns-repeated="2"/>
          <table:table-cell office:value-type="string" calcext:value-type="string">
            <text:p>1367-4803, 1460-2059</text:p>
          </table:table-cell>
          <table:table-cell office:value-type="string" calcext:value-type="string">
            <text:p>10.1093/bioinformatics/bty784</text:p>
          </table:table-cell>
          <table:table-cell office:value-type="string" calcext:value-type="string">
            <text:p>https://academic.oup.com/bioinformatics/article/35/8/1427/5094509</text:p>
          </table:table-cell>
        </table:table-row>
        <table:table-row table:style-name="ro6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Kalina, Tomas; Fišer, Karel; Pérez-Andrés, Martin; Kuzílková, Daniela; Cuenca, Marta; Bartol, Sophinus J. W.; Blanco, Elena; Engel, Pablo; van Zelm, Menno C.</text:p>
          </table:table-cell>
          <table:table-cell office:value-type="string" calcext:value-type="string">
            <text:p>CD Maps—Dynamic Profiling of CD1–CD100 Surface Expression on Human Leukocyte and Lymphocyte Subsets</text:p>
          </table:table-cell>
          <table:table-cell table:number-columns-repeated="2"/>
          <table:table-cell office:value-type="string" calcext:value-type="string">
            <text:p>1664-3224</text:p>
          </table:table-cell>
          <table:table-cell office:value-type="string" calcext:value-type="string">
            <text:p>10.3389/fimmu.2019.02434</text:p>
          </table:table-cell>
          <table:table-cell office:value-type="string" calcext:value-type="string">
            <text:p>https://www.frontiersin.org/article/10.3389/fimmu.2019.02434/full</text:p>
          </table:table-cell>
        </table:table-row>
        <table:table-row table:style-name="ro10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Birkinshaw, Richard W.; Gong, Jia-nan; Luo, Cindy S.; Lio, Daisy; White, Christine A.; Anderson, Mary Ann; Blombery, Piers; Lessene, Guillaume; Majewski, Ian J.; Thijssen, Rachel; Roberts, Andrew W.; Huang, David C. S.; Colman, Peter M.; Czabotar, Peter E.</text:p>
          </table:table-cell>
          <table:table-cell office:value-type="string" calcext:value-type="string">
            <text:p>Structures of BCL-2 in complex with venetoclax reveal the molecular basis of resistance mutations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19-10363-1</text:p>
          </table:table-cell>
          <table:table-cell office:value-type="string" calcext:value-type="string">
            <text:p>https://www.nature.com/articles/s41467-019-10363-1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Gautam, Prson; Jaiswal, Alok; Aittokallio, Tero; Al-Ali, Hassan; Wennerberg, Krister</text:p>
          </table:table-cell>
          <table:table-cell office:value-type="string" calcext:value-type="string">
            <text:p>Phenotypic Screening Combined with Machine Learning for Efficient Identification of Breast Cancer-Selective Therapeutic Targets</text:p>
          </table:table-cell>
          <table:table-cell table:number-columns-repeated="2"/>
          <table:table-cell office:value-type="float" office:value="24519456" calcext:value-type="float">
            <text:p>24519456</text:p>
          </table:table-cell>
          <table:table-cell office:value-type="string" calcext:value-type="string">
            <text:p>10.1016/j.chembiol.2019.03.011</text:p>
          </table:table-cell>
          <table:table-cell office:value-type="string" calcext:value-type="string">
            <text:p>https://linkinghub.elsevier.com/retrieve/pii/S2451945619301072</text:p>
          </table:table-cell>
        </table:table-row>
        <table:table-row table:style-name="ro10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Tomasetti, Cristian; Poling, Justin; Roberts, Nicholas J.; London, Nyall R.; Pittman, Meredith E.; Haffner, Michael C.; Rizzo, Anthony; Baras, Alex; Karim, Baktiar; Kim, Antonio; Heaphy, Christopher M.; Meeker, Alan K.; Hruban, Ralph H.; Iacobuzio-Donahue, Christine A.; Vogelstein, Bert</text:p>
          </table:table-cell>
          <table:table-cell office:value-type="string" calcext:value-type="string">
            <text:p>Cell division rates decrease with age, providing a potential explanation for the age-dependent deceleration in cancer incidence</text:p>
          </table:table-cell>
          <table:table-cell table:number-columns-repeated="2"/>
          <table:table-cell office:value-type="string" calcext:value-type="string">
            <text:p>0027-8424, 1091-6490</text:p>
          </table:table-cell>
          <table:table-cell office:value-type="string" calcext:value-type="string">
            <text:p>10.1073/pnas.1905722116</text:p>
          </table:table-cell>
          <table:table-cell office:value-type="string" calcext:value-type="string">
            <text:p>https://pnas.org/doi/full/10.1073/pnas.1905722116</text:p>
          </table:table-cell>
        </table:table-row>
        <table:table-row table:style-name="ro6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Sun, Ning; Petiwala, Sakina; Wang, Rui; Lu, Charles; Hu, Mufeng; Ghosh, Sujana; Hao, Yan; Miller, Christopher P.; Chung, Namjin</text:p>
          </table:table-cell>
          <table:table-cell office:value-type="string" calcext:value-type="string">
            <text:p>Development of drug-inducible CRISPR-Cas9 systems for large-scale functional screening</text:p>
          </table:table-cell>
          <table:table-cell table:number-columns-repeated="2"/>
          <table:table-cell office:value-type="string" calcext:value-type="string">
            <text:p>1471-2164</text:p>
          </table:table-cell>
          <table:table-cell office:value-type="string" calcext:value-type="string">
            <text:p>10.1186/s12864-019-5601-9</text:p>
          </table:table-cell>
          <table:table-cell office:value-type="string" calcext:value-type="string">
            <text:p>https://bmcgenomics.biomedcentral.com/articles/10.1186/s12864-019-5601-9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Hao, Taisen; Li-Talley, Min; Buck, Alison; Chen, WenYong</text:p>
          </table:table-cell>
          <table:table-cell office:value-type="string" calcext:value-type="string">
            <text:p>An emerging trend of rapid increase of leukemia but not all cancers in the aging population in the United States</text:p>
          </table:table-cell>
          <table:table-cell table:number-columns-repeated="2"/>
          <table:table-cell office:value-type="string" calcext:value-type="string">
            <text:p>2045-2322</text:p>
          </table:table-cell>
          <table:table-cell office:value-type="string" calcext:value-type="string">
            <text:p>10.1038/s41598-019-48445-1</text:p>
          </table:table-cell>
          <table:table-cell office:value-type="string" calcext:value-type="string">
            <text:p>https://www.nature.com/articles/s41598-019-48445-1</text:p>
          </table:table-cell>
        </table:table-row>
        <table:table-row table:style-name="ro10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DiNardo, Courtney D.; Pratz, Keith; Pullarkat, Vinod; Jonas, Brian A.; Arellano, Martha; Becker, Pamela S.; Frankfurt, Olga; Konopleva, Marina; Wei, Andrew H.; Kantarjian, Hagop M.; Xu, Tu; Hong, Wan-Jen; Chyla, Brenda; Potluri, Jalaja; Pollyea, Daniel A.; Letai, Anthony</text:p>
          </table:table-cell>
          <table:table-cell office:value-type="string" calcext:value-type="string">
            <text:p>Venetoclax combined with decitabine or azacitidine in treatment-naive, elderly patients with acute myeloid leukemia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18-08-868752</text:p>
          </table:table-cell>
          <table:table-cell office:value-type="string" calcext:value-type="string">
            <text:p>https://ashpublications.org/blood/article/133/1/7/6611/Venetoclax-combined-with-decitabine-or-azacitidine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Hauer, Mathew E.</text:p>
          </table:table-cell>
          <table:table-cell office:value-type="string" calcext:value-type="string">
            <text:p>Population projections for U.S. counties by age, sex, and race controlled to shared socioeconomic pathway</text:p>
          </table:table-cell>
          <table:table-cell table:number-columns-repeated="2"/>
          <table:table-cell office:value-type="string" calcext:value-type="string">
            <text:p>2052-4463</text:p>
          </table:table-cell>
          <table:table-cell office:value-type="string" calcext:value-type="string">
            <text:p>10.1038/sdata.2019.5</text:p>
          </table:table-cell>
          <table:table-cell office:value-type="string" calcext:value-type="string">
            <text:p>https://www.nature.com/articles/sdata20195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Duan, Junbo; Liu, Han; Zhao, Lanling; Yuan, Xiguo; Wang, Yu-Ping; Wan, Mingxi</text:p>
          </table:table-cell>
          <table:table-cell office:value-type="string" calcext:value-type="string">
            <text:p>Detection of False-Positive Deletions from the Database of Genomic Variants</text:p>
          </table:table-cell>
          <table:table-cell table:number-columns-repeated="2"/>
          <table:table-cell office:value-type="string" calcext:value-type="string">
            <text:p>2314-6133, 2314-6141</text:p>
          </table:table-cell>
          <table:table-cell office:value-type="string" calcext:value-type="string">
            <text:p>10.1155/2019/8420547</text:p>
          </table:table-cell>
          <table:table-cell office:value-type="string" calcext:value-type="string">
            <text:p>https://www.hindawi.com/journals/bmri/2019/8420547/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Durrett, Richard</text:p>
          </table:table-cell>
          <table:table-cell office:value-type="string" calcext:value-type="string">
            <text:p>Probability: theory and examples</text:p>
          </table:table-cell>
          <table:table-cell/>
          <table:table-cell office:value-type="string" calcext:value-type="string">
            <text:p>978-1-108-47368-2</text:p>
          </table:table-cell>
          <table:table-cell table:number-columns-repeated="3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Zhang, Jingfang; Chen, Li; Zhang, Ju; Wang, Yu</text:p>
          </table:table-cell>
          <table:table-cell office:value-type="string" calcext:value-type="string">
            <text:p>Drug Inducible CRISPR/Cas Systems</text:p>
          </table:table-cell>
          <table:table-cell table:number-columns-repeated="2"/>
          <table:table-cell office:value-type="float" office:value="20010370" calcext:value-type="float">
            <text:p>20010370</text:p>
          </table:table-cell>
          <table:table-cell office:value-type="string" calcext:value-type="string">
            <text:p>10.1016/j.csbj.2019.07.015</text:p>
          </table:table-cell>
          <table:table-cell office:value-type="string" calcext:value-type="string">
            <text:p>https://linkinghub.elsevier.com/retrieve/pii/S2001037018303568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Kingma, Diederik P.; Welling, Max</text:p>
          </table:table-cell>
          <table:table-cell office:value-type="string" calcext:value-type="string">
            <text:p>An Introduction to Variational Autoencoders</text:p>
          </table:table-cell>
          <table:table-cell table:number-columns-repeated="2"/>
          <table:table-cell office:value-type="string" calcext:value-type="string">
            <text:p>1935-8237, 1935-8245</text:p>
          </table:table-cell>
          <table:table-cell office:value-type="string" calcext:value-type="string">
            <text:p>10.1561/2200000056</text:p>
          </table:table-cell>
          <table:table-cell office:value-type="string" calcext:value-type="string">
            <text:p>http://arxiv.org/abs/1906.02691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Rozhok, Andrii; DeGregori, James</text:p>
          </table:table-cell>
          <table:table-cell office:value-type="string" calcext:value-type="string">
            <text:p>Somatic maintenance impacts the evolution of mutation rate</text:p>
          </table:table-cell>
          <table:table-cell table:number-columns-repeated="2"/>
          <table:table-cell office:value-type="string" calcext:value-type="string">
            <text:p>1471-2148</text:p>
          </table:table-cell>
          <table:table-cell office:value-type="string" calcext:value-type="string">
            <text:p>10.1186/s12862-019-1496-y</text:p>
          </table:table-cell>
          <table:table-cell office:value-type="string" calcext:value-type="string">
            <text:p>https://bmcevolbiol.biomedcentral.com/articles/10.1186/s12862-019-1496-y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Liggett, L Alexander; Sharma, Anchal; De, Subhajyoti; DeGregori, James</text:p>
          </table:table-cell>
          <table:table-cell office:value-type="string" calcext:value-type="string">
            <text:p>FERMI: A Novel Method for Sensitive Detection of Rare Mutations in Somatic Tissue</text:p>
          </table:table-cell>
          <table:table-cell table:number-columns-repeated="2"/>
          <table:table-cell office:value-type="string" calcext:value-type="string">
            <text:p>2160-1836</text:p>
          </table:table-cell>
          <table:table-cell office:value-type="string" calcext:value-type="string">
            <text:p>10.1534/g3.119.400438</text:p>
          </table:table-cell>
          <table:table-cell office:value-type="string" calcext:value-type="string">
            <text:p>https://academic.oup.com/g3journal/article/9/9/2977/6026391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Rozhok, Andrii; DeGregori, James</text:p>
          </table:table-cell>
          <table:table-cell office:value-type="string" calcext:value-type="string">
            <text:p>A generalized theory of age-dependent carcinogenesis</text:p>
          </table:table-cell>
          <table:table-cell table:number-columns-repeated="2"/>
          <table:table-cell office:value-type="string" calcext:value-type="string">
            <text:p>2050-084X</text:p>
          </table:table-cell>
          <table:table-cell office:value-type="string" calcext:value-type="string">
            <text:p>10.7554/eLife.39950</text:p>
          </table:table-cell>
          <table:table-cell office:value-type="string" calcext:value-type="string">
            <text:p>https://elifesciences.org/articles/39950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Goodell, Margaret A.; Bodine, David M.</text:p>
          </table:table-cell>
          <table:table-cell office:value-type="string" calcext:value-type="string">
            <text:p>Single-cell technology meets hematology: introduction to a review serie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19-01-887224</text:p>
          </table:table-cell>
          <table:table-cell office:value-type="string" calcext:value-type="string">
            <text:p>https://ashpublications.org/blood/article/133/13/1387/261467/Singlecell-technology-meets-hematology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Watcham, Sam; Kucinski, Iwo; Gottgens, Berthold</text:p>
          </table:table-cell>
          <table:table-cell office:value-type="string" calcext:value-type="string">
            <text:p>New insights into hematopoietic differentiation landscapes from single-cell RNA sequencing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18-08-835355</text:p>
          </table:table-cell>
          <table:table-cell office:value-type="string" calcext:value-type="string">
            <text:p>https://ashpublications.org/blood/article/133/13/1415/261444/New-insights-into-hematopoietic-differentiation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Loeffler, Dirk; Schroeder, Timm</text:p>
          </table:table-cell>
          <table:table-cell office:value-type="string" calcext:value-type="string">
            <text:p>Understanding cell fate control by continuous single-cell quantification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18-09-835397</text:p>
          </table:table-cell>
          <table:table-cell office:value-type="string" calcext:value-type="string">
            <text:p>https://ashpublications.org/blood/article/133/13/1406/261464/Understanding-cell-fate-control-by-continuous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Nangalia, Jyoti; Mitchell, Emily; Green, Anthony R.</text:p>
          </table:table-cell>
          <table:table-cell office:value-type="string" calcext:value-type="string">
            <text:p>Clonal approaches to understanding the impact of mutations on hematologic disease development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18-11-835405</text:p>
          </table:table-cell>
          <table:table-cell office:value-type="string" calcext:value-type="string">
            <text:p>https://ashpublications.org/blood/article/133/13/1436/261465/Clonal-approaches-to-understanding-the-impact-of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Luecken, Malte D; Theis, Fabian J</text:p>
          </table:table-cell>
          <table:table-cell office:value-type="string" calcext:value-type="string">
            <text:p>Current best practices in single‐cell RNA‐seq analysis: a tutorial</text:p>
          </table:table-cell>
          <table:table-cell table:number-columns-repeated="2"/>
          <table:table-cell office:value-type="string" calcext:value-type="string">
            <text:p>1744-4292, 1744-4292</text:p>
          </table:table-cell>
          <table:table-cell office:value-type="string" calcext:value-type="string">
            <text:p>10.15252/msb.20188746</text:p>
          </table:table-cell>
          <table:table-cell office:value-type="string" calcext:value-type="string">
            <text:p>https://www.embopress.org/doi/10.15252/msb.20188746</text:p>
          </table:table-cell>
        </table:table-row>
        <table:table-row table:style-name="ro8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Anzalone, Andrew V.; Randolph, Peyton B.; Davis, Jessie R.; Sousa, Alexander A.; Koblan, Luke W.; Levy, Jonathan M.; Chen, Peter J.; Wilson, Christopher; Newby, Gregory A.; Raguram, Aditya; Liu, David R.</text:p>
          </table:table-cell>
          <table:table-cell office:value-type="string" calcext:value-type="string">
            <text:p>Search-and-replace genome editing without double-strand breaks or donor DNA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19-1711-4</text:p>
          </table:table-cell>
          <table:table-cell office:value-type="string" calcext:value-type="string">
            <text:p>https://www.nature.com/articles/s41586-019-1711-4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Sirugo, Giorgio; Williams, Scott M.; Tishkoff, Sarah A.</text:p>
          </table:table-cell>
          <table:table-cell office:value-type="string" calcext:value-type="string">
            <text:p>The Missing Diversity in Human Genetic Studies</text:p>
          </table:table-cell>
          <table:table-cell table:number-columns-repeated="2"/>
          <table:table-cell office:value-type="float" office:value="928674" calcext:value-type="float">
            <text:p>928674</text:p>
          </table:table-cell>
          <table:table-cell office:value-type="string" calcext:value-type="string">
            <text:p>10.1016/j.cell.2019.02.048</text:p>
          </table:table-cell>
          <table:table-cell office:value-type="string" calcext:value-type="string">
            <text:p>https://linkinghub.elsevier.com/retrieve/pii/S0092867419302314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Vittadello, Sean T.; McCue, Scott W.; Gunasingh, Gency; Haass, Nikolas K.; Simpson, Matthew J.</text:p>
          </table:table-cell>
          <table:table-cell office:value-type="string" calcext:value-type="string">
            <text:p>Mathematical models incorporating a multi-stage cell cycle replicate normally-hidden inherent synchronization in cell proliferation</text:p>
          </table:table-cell>
          <table:table-cell table:number-columns-repeated="2"/>
          <table:table-cell office:value-type="string" calcext:value-type="string">
            <text:p>1742-5689, 1742-5662</text:p>
          </table:table-cell>
          <table:table-cell office:value-type="string" calcext:value-type="string">
            <text:p>10.1098/rsif.2019.0382</text:p>
          </table:table-cell>
          <table:table-cell office:value-type="string" calcext:value-type="string">
            <text:p>https://royalsocietypublishing.org/doi/10.1098/rsif.2019.0382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Asada, Shuhei; Fujino, Takeshi; Goyama, Susumu; Kitamura, Toshio</text:p>
          </table:table-cell>
          <table:table-cell office:value-type="string" calcext:value-type="string">
            <text:p>The role of ASXL1 in hematopoiesis and myeloid malignancies</text:p>
          </table:table-cell>
          <table:table-cell table:number-columns-repeated="2"/>
          <table:table-cell office:value-type="string" calcext:value-type="string">
            <text:p>1420-682X, 1420-9071</text:p>
          </table:table-cell>
          <table:table-cell office:value-type="string" calcext:value-type="string">
            <text:p>10.1007/s00018-019-03084-7</text:p>
          </table:table-cell>
          <table:table-cell office:value-type="string" calcext:value-type="string">
            <text:p>http://link.springer.com/10.1007/s00018-019-03084-7</text:p>
          </table:table-cell>
        </table:table-row>
        <table:table-row table:style-name="ro6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Wolf, F. Alexander; Hamey, Fiona K.; Plass, Mireya; Solana, Jordi; Dahlin, Joakim S.; Göttgens, Berthold; Rajewsky, Nikolaus; Simon, Lukas; Theis, Fabian J.</text:p>
          </table:table-cell>
          <table:table-cell office:value-type="string" calcext:value-type="string">
            <text:p>PAGA: graph abstraction reconciles clustering with trajectory inference through a topology preserving map of single cells</text:p>
          </table:table-cell>
          <table:table-cell table:number-columns-repeated="2"/>
          <table:table-cell office:value-type="string" calcext:value-type="string">
            <text:p>1474-760X</text:p>
          </table:table-cell>
          <table:table-cell office:value-type="string" calcext:value-type="string">
            <text:p>10.1186/s13059-019-1663-x</text:p>
          </table:table-cell>
          <table:table-cell office:value-type="string" calcext:value-type="string">
            <text:p>https://genomebiology.biomedcentral.com/articles/10.1186/s13059-019-1663-x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Byun, Ja Min; Song, Seulki; Koh, Youngil; Yoon, Sung-Soo; Kim, Daeyoon</text:p>
          </table:table-cell>
          <table:table-cell office:value-type="string" calcext:value-type="string">
            <text:p>The Temporal Sequence and the Differences in Somatic Mutation Acquisition Determines Clinical Behaviors of JAK2-Positive Myeloproliferative Neoplasms</text:p>
          </table:table-cell>
          <table:table-cell table:number-columns-repeated="2"/>
          <table:table-cell office:value-type="string" calcext:value-type="string">
            <text:p>0250-7005, 1791-7530</text:p>
          </table:table-cell>
          <table:table-cell office:value-type="string" calcext:value-type="string">
            <text:p>10.21873/anticanres.13837</text:p>
          </table:table-cell>
          <table:table-cell office:value-type="string" calcext:value-type="string">
            <text:p>http://ar.iiarjournals.org/lookup/doi/10.21873/anticanres.13837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Sashida, Goro; Oshima, Motohiko; Iwama, Atsushi</text:p>
          </table:table-cell>
          <table:table-cell office:value-type="string" calcext:value-type="string">
            <text:p>Deregulated Polycomb functions in myeloproliferative neoplasms</text:p>
          </table:table-cell>
          <table:table-cell table:number-columns-repeated="2"/>
          <table:table-cell office:value-type="string" calcext:value-type="string">
            <text:p>0925-5710, 1865-3774</text:p>
          </table:table-cell>
          <table:table-cell office:value-type="string" calcext:value-type="string">
            <text:p>10.1007/s12185-019-02600-6</text:p>
          </table:table-cell>
          <table:table-cell office:value-type="string" calcext:value-type="string">
            <text:p>http://link.springer.com/10.1007/s12185-019-02600-6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Asada, Shuhei; Kitamura, Toshio</text:p>
          </table:table-cell>
          <table:table-cell office:value-type="string" calcext:value-type="string">
            <text:p>Aberrant histone modifications induced by mutant ASXL1 in myeloid neoplasms</text:p>
          </table:table-cell>
          <table:table-cell table:number-columns-repeated="2"/>
          <table:table-cell office:value-type="string" calcext:value-type="string">
            <text:p>0925-5710, 1865-3774</text:p>
          </table:table-cell>
          <table:table-cell office:value-type="string" calcext:value-type="string">
            <text:p>10.1007/s12185-018-2563-7</text:p>
          </table:table-cell>
          <table:table-cell office:value-type="string" calcext:value-type="string">
            <text:p>http://link.springer.com/10.1007/s12185-018-2563-7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Tomasetti, Cristian</text:p>
          </table:table-cell>
          <table:table-cell office:value-type="string" calcext:value-type="string">
            <text:p>Mutated clones are the new normal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ax5525</text:p>
          </table:table-cell>
          <table:table-cell office:value-type="string" calcext:value-type="string">
            <text:p>https://www.science.org/doi/10.1126/science.aax5525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Jaiswal, Siddhartha; Ebert, Benjamin L.</text:p>
          </table:table-cell>
          <table:table-cell office:value-type="string" calcext:value-type="string">
            <text:p>Clonal hematopoiesis in human aging and disease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an4673</text:p>
          </table:table-cell>
          <table:table-cell office:value-type="string" calcext:value-type="string">
            <text:p>https://www.science.org/doi/10.1126/science.aan4673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Lu, Rong; Czechowicz, Agnieszka; Seita, Jun; Jiang, Du; Weissman, Irving L.</text:p>
          </table:table-cell>
          <table:table-cell office:value-type="string" calcext:value-type="string">
            <text:p>Clonal-level lineage commitment pathways of hematopoietic stem cells in viv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027-8424, 1091-6490</text:p>
          </table:table-cell>
          <table:table-cell office:value-type="string" calcext:value-type="string">
            <text:p>10.1073/pnas.1801480116</text:p>
          </table:table-cell>
          <table:table-cell office:value-type="string" calcext:value-type="string">
            <text:p>https://pnas.org/doi/full/10.1073/pnas.1801480116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Zou, Qing; Poddar, Sunrita; Jacob, Mathews</text:p>
          </table:table-cell>
          <table:table-cell office:value-type="string" calcext:value-type="string">
            <text:p>Sampling of Planar Curves: Theory and Fast Algorithms</text:p>
          </table:table-cell>
          <table:table-cell table:number-columns-repeated="2"/>
          <table:table-cell office:value-type="string" calcext:value-type="string">
            <text:p>1053-587X, 1941-0476</text:p>
          </table:table-cell>
          <table:table-cell office:value-type="string" calcext:value-type="string">
            <text:p>10.1109/TSP.2019.2954508</text:p>
          </table:table-cell>
          <table:table-cell office:value-type="string" calcext:value-type="string">
            <text:p>http://arxiv.org/abs/1810.11575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Zou, Qing; Jacob, Mathews</text:p>
          </table:table-cell>
          <table:table-cell office:value-type="string" calcext:value-type="string">
            <text:p>Sampling of surfaces and functions in high dimensional spaces</text:p>
          </table:table-cell>
          <table:table-cell table:number-columns-repeated="3"/>
          <table:table-cell office:value-type="string" calcext:value-type="string">
            <text:p>10.48550/arXiv.1903.00965</text:p>
          </table:table-cell>
          <table:table-cell office:value-type="string" calcext:value-type="string">
            <text:p>http://arxiv.org/abs/1903.00965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Saelens, Wouter; Cannoodt, Robrecht; Todorov, Helena; Saeys, Yvan</text:p>
          </table:table-cell>
          <table:table-cell office:value-type="string" calcext:value-type="string">
            <text:p>A comparison of single-cell trajectory inference method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s41587-019-0071-9</text:p>
          </table:table-cell>
          <table:table-cell office:value-type="string" calcext:value-type="string">
            <text:p>https://www.nature.com/articles/s41587-019-0071-9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Vieth, Beate; Parekh, Swati; Ziegenhain, Christoph; Enard, Wolfgang; Hellmann, Ines</text:p>
          </table:table-cell>
          <table:table-cell office:value-type="string" calcext:value-type="string">
            <text:p>A systematic evaluation of single cell RNA-seq analysis pipelines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19-12266-7</text:p>
          </table:table-cell>
          <table:table-cell office:value-type="string" calcext:value-type="string">
            <text:p>https://www.nature.com/articles/s41467-019-12266-7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Campbell, Kieran R; Yau, Christopher</text:p>
          </table:table-cell>
          <table:table-cell office:value-type="string" calcext:value-type="string">
            <text:p>A descriptive marker gene approach to single-cell pseudotime inference</text:p>
          </table:table-cell>
          <table:table-cell table:number-columns-repeated="2"/>
          <table:table-cell office:value-type="string" calcext:value-type="string">
            <text:p>1367-4803, 1367-4811</text:p>
          </table:table-cell>
          <table:table-cell office:value-type="string" calcext:value-type="string">
            <text:p>10.1093/bioinformatics/bty498</text:p>
          </table:table-cell>
          <table:table-cell office:value-type="string" calcext:value-type="string">
            <text:p>https://academic.oup.com/bioinformatics/article/35/1/28/5043298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Bonetti, Marco; Cirillo, Pasquale; Ogay, Anton</text:p>
          </table:table-cell>
          <table:table-cell office:value-type="string" calcext:value-type="string">
            <text:p>Computing the exact distributions of some functions of the ordered multinomial counts: maximum, minimum, range and sums of order statistics</text:p>
          </table:table-cell>
          <table:table-cell table:number-columns-repeated="2"/>
          <table:table-cell office:value-type="string" calcext:value-type="string">
            <text:p>2054-5703</text:p>
          </table:table-cell>
          <table:table-cell office:value-type="string" calcext:value-type="string">
            <text:p>10.1098/rsos.190198</text:p>
          </table:table-cell>
          <table:table-cell office:value-type="string" calcext:value-type="string">
            <text:p>https://royalsocietypublishing.org/doi/10.1098/rsos.190198</text:p>
          </table:table-cell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Braunsteins, Peter; Decrouez, Geoffrey; Hautphenne, Sophie</text:p>
          </table:table-cell>
          <table:table-cell office:value-type="string" calcext:value-type="string">
            <text:p>A pathwise approach to the extinction of branching processes with countably many types</text:p>
          </table:table-cell>
          <table:table-cell table:number-columns-repeated="2"/>
          <table:table-cell office:value-type="string" calcext:value-type="string">
            <text:p>0304-4149</text:p>
          </table:table-cell>
          <table:table-cell office:value-type="string" calcext:value-type="string">
            <text:p>10.1016/j.spa.2018.03.013</text:p>
          </table:table-cell>
          <table:table-cell office:value-type="string" calcext:value-type="string">
            <text:p>https://linkinghub.elsevier.com/retrieve/pii/S0304414918300541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Milliken, Evan</text:p>
          </table:table-cell>
          <table:table-cell office:value-type="string" calcext:value-type="string">
            <text:p>Local approximation of Markov chains in time and space</text:p>
          </table:table-cell>
          <table:table-cell table:number-columns-repeated="2"/>
          <table:table-cell office:value-type="string" calcext:value-type="string">
            <text:p>1751-3758, 1751-3766</text:p>
          </table:table-cell>
          <table:table-cell office:value-type="string" calcext:value-type="string">
            <text:p>10.1080/17513758.2019.1569269</text:p>
          </table:table-cell>
          <table:table-cell office:value-type="string" calcext:value-type="string">
            <text:p>https://www.tandfonline.com/doi/full/10.1080/17513758.2019.1569269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Yadav, Pradeep Kumar; Rajasekharan, Ram</text:p>
          </table:table-cell>
          <table:table-cell office:value-type="string" calcext:value-type="string">
            <text:p>The m6A methyltransferase Ime4 and mitochondrial functions in yeast</text:p>
          </table:table-cell>
          <table:table-cell table:number-columns-repeated="2"/>
          <table:table-cell office:value-type="string" calcext:value-type="string">
            <text:p>0172-8083, 1432-0983</text:p>
          </table:table-cell>
          <table:table-cell office:value-type="string" calcext:value-type="string">
            <text:p>10.1007/s00294-017-0758-8</text:p>
          </table:table-cell>
          <table:table-cell office:value-type="string" calcext:value-type="string">
            <text:p>http://link.springer.com/10.1007/s00294-017-0758-8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Zhang, Yifan; Gao, Shuai; Xia, Jun; Liu, Feng</text:p>
          </table:table-cell>
          <table:table-cell office:value-type="string" calcext:value-type="string">
            <text:p>Hematopoietic Hierarchy – An Updated Roadmap</text:p>
          </table:table-cell>
          <table:table-cell table:number-columns-repeated="2"/>
          <table:table-cell office:value-type="float" office:value="9628924" calcext:value-type="float">
            <text:p>9628924</text:p>
          </table:table-cell>
          <table:table-cell office:value-type="string" calcext:value-type="string">
            <text:p>10.1016/j.tcb.2018.06.001</text:p>
          </table:table-cell>
          <table:table-cell office:value-type="string" calcext:value-type="string">
            <text:p>https://linkinghub.elsevier.com/retrieve/pii/S096289241830102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La Manno, Gioele; Soldatov, Ruslan; Zeisel, Amit; Braun, Emelie; Hochgerner, Hannah; Petukhov, Viktor; Lidschreiber, Katja; Kastriti, Maria E.; Lönnerberg, Peter; Furlan, Alessandro; Fan, Jean; Borm, Lars E.; Liu, Zehua; van Bruggen, David; Guo, Jimin; He, Xiaoling; Barker, Roger; Sundström, Erik; Castelo-Branco, Gonçalo; Cramer, Patrick; Adameyko, Igor; Linnarsson, Sten; Kharchenko, Peter V.</text:p>
          </table:table-cell>
          <table:table-cell office:value-type="string" calcext:value-type="string">
            <text:p>RNA velocity of single cell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028-0836, 1476-4687</text:p>
          </table:table-cell>
          <table:table-cell office:value-type="string" calcext:value-type="string">
            <text:p>10.1038/s41586-018-0414-6</text:p>
          </table:table-cell>
          <table:table-cell office:value-type="string" calcext:value-type="string">
            <text:p>https://www.nature.com/articles/s41586-018-0414-6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Jolly, Clemency; Van Loo, Peter</text:p>
          </table:table-cell>
          <table:table-cell office:value-type="string" calcext:value-type="string">
            <text:p>Timing somatic events in the evolution of cancer</text:p>
          </table:table-cell>
          <table:table-cell table:number-columns-repeated="2"/>
          <table:table-cell office:value-type="string" calcext:value-type="string">
            <text:p>1474-760X</text:p>
          </table:table-cell>
          <table:table-cell office:value-type="string" calcext:value-type="string">
            <text:p>10.1186/s13059-018-1476-3</text:p>
          </table:table-cell>
          <table:table-cell office:value-type="string" calcext:value-type="string">
            <text:p>https://genomebiology.biomedcentral.com/articles/10.1186/s13059-018-1476-3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Brown, Jennifer R.; Cymbalista, Florence; Sharman, Jeff; Jacobs, Ira; Nava-Parada, Pilar; Mato, Anthony</text:p>
          </table:table-cell>
          <table:table-cell office:value-type="string" calcext:value-type="string">
            <text:p>The Role of Rituximab in Chronic Lymphocytic Leukemia Treatment and the Potential Utility of Biosimilars</text:p>
          </table:table-cell>
          <table:table-cell table:number-columns-repeated="2"/>
          <table:table-cell office:value-type="string" calcext:value-type="string">
            <text:p>1083-7159, 1549-490X</text:p>
          </table:table-cell>
          <table:table-cell office:value-type="string" calcext:value-type="string">
            <text:p>10.1634/theoncologist.2017-0150</text:p>
          </table:table-cell>
          <table:table-cell office:value-type="string" calcext:value-type="string">
            <text:p>https://academic.oup.com/oncolo/article/23/3/288/6439277</text:p>
          </table:table-cell>
        </table:table-row>
        <table:table-row table:style-name="ro8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Rodriguez-Fraticelli, Alejo E.; Wolock, Samuel L.; Weinreb, Caleb S.; Panero, Riccardo; Patel, Sachin H.; Jankovic, Maja; Sun, Jianlong; Calogero, Raffaele A.; Klein, Allon M.; Camargo, Fernando D.</text:p>
          </table:table-cell>
          <table:table-cell office:value-type="string" calcext:value-type="string">
            <text:p>Clonal analysis of lineage fate in native haematopoiesi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nature25168</text:p>
          </table:table-cell>
          <table:table-cell office:value-type="string" calcext:value-type="string">
            <text:p>https://www.nature.com/articles/nature25168</text:p>
          </table:table-cell>
        </table:table-row>
        <table:table-row table:style-name="ro5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Bolouri, Hamid; Farrar, Jason E; Triche, Timothy; Ries, Rhonda E; Lim, Emilia L; Alonzo, Todd A; Ma, Yussanne; Moore, Richard; Mungall, Andrew J; Marra, Marco A; Zhang, Jinghui; Ma, Xiaotu; Liu, Yu; Liu, Yanling; Auvil, Jaime M Guidry; Davidsen, Tanja M; Gesuwan, Patee; Hermida, Leandro C; Salhia, Bodour; Capone, Stephen; Ramsingh, Giridharan; Zwaan, Christian Michel; Noort, Sanne; Piccolo, Stephen R; Kolb, E Anders; Gamis, Alan S; Smith, Malcolm A; Gerhard, Daniela S; Meshinchi, Soheil</text:p>
          </table:table-cell>
          <table:table-cell office:value-type="string" calcext:value-type="string">
            <text:p>The molecular landscape of pediatric acute myeloid leukemia reveals recurrent structural alterations and age-specific mutational interactions</text:p>
          </table:table-cell>
          <table:table-cell table:number-columns-repeated="2"/>
          <table:table-cell office:value-type="string" calcext:value-type="string">
            <text:p>1078-8956, 1546-170X</text:p>
          </table:table-cell>
          <table:table-cell office:value-type="string" calcext:value-type="string">
            <text:p>10.1038/nm.4439</text:p>
          </table:table-cell>
          <table:table-cell office:value-type="string" calcext:value-type="string">
            <text:p>https://www.nature.com/articles/nm.4439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Potter, Huntington; Heller, Richard</text:p>
          </table:table-cell>
          <table:table-cell office:value-type="string" calcext:value-type="string">
            <text:p>Transfection by Electroporation</text:p>
          </table:table-cell>
          <table:table-cell table:number-columns-repeated="2"/>
          <table:table-cell office:value-type="string" calcext:value-type="string">
            <text:p>1934-3639, 1934-3647</text:p>
          </table:table-cell>
          <table:table-cell office:value-type="string" calcext:value-type="string">
            <text:p>10.1002/cpmb.48</text:p>
          </table:table-cell>
          <table:table-cell office:value-type="string" calcext:value-type="string">
            <text:p>https://currentprotocols.onlinelibrary.wiley.com/doi/10.1002/cpmb.48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Sentmanat, Monica F.; Peters, Samuel T.; Florian, Colin P.; Connelly, Jon P.; Pruett-Miller, Shondra M.</text:p>
          </table:table-cell>
          <table:table-cell office:value-type="string" calcext:value-type="string">
            <text:p>A Survey of Validation Strategies for CRISPR-Cas9 Editing</text:p>
          </table:table-cell>
          <table:table-cell table:number-columns-repeated="2"/>
          <table:table-cell office:value-type="string" calcext:value-type="string">
            <text:p>2045-2322</text:p>
          </table:table-cell>
          <table:table-cell office:value-type="string" calcext:value-type="string">
            <text:p>10.1038/s41598-018-19441-8</text:p>
          </table:table-cell>
          <table:table-cell office:value-type="string" calcext:value-type="string">
            <text:p>https://www.nature.com/articles/s41598-018-19441-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Höfer, Thomas; Rodewald, Hans-Reimer</text:p>
          </table:table-cell>
          <table:table-cell office:value-type="string" calcext:value-type="string">
            <text:p>Differentiation-based model of hematopoietic stem cell functions and lineage pathway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18-03-791517</text:p>
          </table:table-cell>
          <table:table-cell office:value-type="string" calcext:value-type="string">
            <text:p>https://ashpublications.org/blood/article/132/11/1106/39354/Differentiationbased-model-of-hematopoietic-stem</text:p>
          </table:table-cell>
        </table:table-row>
        <table:table-row table:style-name="ro7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Koleti, Amar; Terryn, Raymond; Stathias, Vasileios; Chung, Caty; Cooper, Daniel J; Turner, John P; Vidović, Dušica; Forlin, Michele; Kelley, Tanya T; D’Urso, Alessandro; Allen, Bryce K; Torre, Denis; Jagodnik, Kathleen M; Wang, Lily; Jenkins, Sherry L; Mader, Christopher; Niu, Wen; Fazel, Mehdi; Mahi, Naim; Pilarczyk, Marcin; Clark, Nicholas; Shamsaei, Behrouz; Meller, Jarek; Vasiliauskas, Juozas; Reichard, John; Medvedovic, Mario; Ma’ayan, Avi; Pillai, Ajay; Schürer, Stephan C</text:p>
          </table:table-cell>
          <table:table-cell office:value-type="string" calcext:value-type="string">
            <text:p>Data Portal for the Library of Integrated Network-based Cellular Signatures (LINCS) program: integrated access to diverse large-scale cellular perturbation response data</text:p>
          </table:table-cell>
          <table:table-cell table:number-columns-repeated="2"/>
          <table:table-cell office:value-type="string" calcext:value-type="string">
            <text:p>0305-1048, 1362-4962</text:p>
          </table:table-cell>
          <table:table-cell office:value-type="string" calcext:value-type="string">
            <text:p>10.1093/nar/gkx1063</text:p>
          </table:table-cell>
          <table:table-cell office:value-type="string" calcext:value-type="string">
            <text:p>http://academic.oup.com/nar/article/46/D1/D558/4621325</text:p>
          </table:table-cell>
        </table:table-row>
        <table:table-row table:style-name="ro6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Upadhaya, Samik; Sawai, Catherine M.; Papalexi, Efthymia; Rashidfarrokhi, Ali; Jang, Geunhyo; Chattopadhyay, Pratip; Satija, Rahul; Reizis, Boris</text:p>
          </table:table-cell>
          <table:table-cell office:value-type="string" calcext:value-type="string">
            <text:p>Kinetics of adult hematopoietic stem cell differentiation in vivo</text:p>
          </table:table-cell>
          <table:table-cell table:number-columns-repeated="2"/>
          <table:table-cell office:value-type="string" calcext:value-type="string">
            <text:p>0022-1007, 1540-9538</text:p>
          </table:table-cell>
          <table:table-cell office:value-type="string" calcext:value-type="string">
            <text:p>10.1084/jem.20180136</text:p>
          </table:table-cell>
          <table:table-cell office:value-type="string" calcext:value-type="string">
            <text:p>https://rupress.org/jem/article/215/11/2815/120268/Kinetics-of-adult-hematopoietic-stem-cell</text:p>
          </table:table-cell>
        </table:table-row>
        <table:table-row table:style-name="ro3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Stathias, Vasileios; Jermakowicz, Anna M.; Maloof, Marie E.; Forlin, Michele; Walters, Winston; Suter, Robert K.; Durante, Michael A.; Williams, Sion L.; Harbour, J. William; Volmar, Claude-Henry; Lyons, Nicholas J.; Wahlestedt, Claes; Graham, Regina M.; Ivan, Michael E.; Komotar, Ricardo J.; Sarkaria, Jann N.; Subramanian, Aravind; Golub, Todd R.; Schürer, Stephan C.; Ayad, Nagi G.</text:p>
          </table:table-cell>
          <table:table-cell office:value-type="string" calcext:value-type="string">
            <text:p>Drug and disease signature integration identifies synergistic combinations in glioblastoma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s41467-018-07659-z</text:p>
          </table:table-cell>
          <table:table-cell office:value-type="string" calcext:value-type="string">
            <text:p>https://www.nature.com/articles/s41467-018-07659-z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Haas, Simon; Trumpp, Andreas; Milsom, Michael D.</text:p>
          </table:table-cell>
          <table:table-cell office:value-type="string" calcext:value-type="string">
            <text:p>Causes and Consequences of Hematopoietic Stem Cell Heterogeneity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18.04.003</text:p>
          </table:table-cell>
          <table:table-cell office:value-type="string" calcext:value-type="string">
            <text:p>https://linkinghub.elsevier.com/retrieve/pii/S1934590918301656</text:p>
          </table:table-cell>
        </table:table-row>
        <table:table-row table:style-name="ro8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Osorio, Fernando G.; Rosendahl Huber, Axel; Oka, Rurika; Verheul, Mark; Patel, Sachin H.; Hasaart, Karlijn; De La Fonteijne, Lisanne; Varela, Ignacio; Camargo, Fernando D.; Van Boxtel, Ruben</text:p>
          </table:table-cell>
          <table:table-cell office:value-type="string" calcext:value-type="string">
            <text:p>Somatic Mutations Reveal Lineage Relationships and Age-Related Mutagenesis in Human Hematopoiesis</text:p>
          </table:table-cell>
          <table:table-cell table:number-columns-repeated="2"/>
          <table:table-cell office:value-type="float" office:value="22111247" calcext:value-type="float">
            <text:p>22111247</text:p>
          </table:table-cell>
          <table:table-cell office:value-type="string" calcext:value-type="string">
            <text:p>10.1016/j.celrep.2018.11.014</text:p>
          </table:table-cell>
          <table:table-cell office:value-type="string" calcext:value-type="string">
            <text:p>https://linkinghub.elsevier.com/retrieve/pii/S2211124718317601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Poddar, Sunrita; Jacob, Mathews</text:p>
          </table:table-cell>
          <table:table-cell office:value-type="string" calcext:value-type="string">
            <text:p>Recovery of Point Clouds on Surfaces: Application to Image Reconstruction</text:p>
          </table:table-cell>
          <table:table-cell table:number-columns-repeated="3"/>
          <table:table-cell office:value-type="string" calcext:value-type="string">
            <text:p>10.48550/arXiv.1801.00886</text:p>
          </table:table-cell>
          <table:table-cell office:value-type="string" calcext:value-type="string">
            <text:p>http://arxiv.org/abs/1801.00886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Poddar, Sunrita; Jacob, Mathews</text:p>
          </table:table-cell>
          <table:table-cell office:value-type="string" calcext:value-type="string">
            <text:p>Recovery of Noisy Points on Band-limited Surfaces: Kernel Methods Re-explained</text:p>
          </table:table-cell>
          <table:table-cell table:number-columns-repeated="3"/>
          <table:table-cell office:value-type="string" calcext:value-type="string">
            <text:p>10.48550/arXiv.1801.00890</text:p>
          </table:table-cell>
          <table:table-cell office:value-type="string" calcext:value-type="string">
            <text:p>http://arxiv.org/abs/1801.00890</text:p>
          </table:table-cell>
        </table:table-row>
        <table:table-row table:style-name="ro3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Weng, Hengyou; Huang, Huilin; Wu, Huizhe; Qin, Xi; Zhao, Boxuan Simen; Dong, Lei; Shi, Hailing; Skibbe, Jennifer; Shen, Chao; Hu, Chao; Sheng, Yue; Wang, Yungui; Wunderlich, Mark; Zhang, Bin; Dore, Louis C.; Su, Rui; Deng, Xiaolan; Ferchen, Kyle; Li, Chenying; Sun, Miao; Lu, Zhike; Jiang, Xi; Marcucci, Guido; Mulloy, James C.; Yang, Jianhua; Qian, Zhijian; Wei, Minjie; He, Chuan; Chen, Jianjun</text:p>
          </table:table-cell>
          <table:table-cell office:value-type="string" calcext:value-type="string">
            <text:p>METTL14 Inhibits Hematopoietic Stem/Progenitor Differentiation and Promotes Leukemogenesis via mRNA m6A Modification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17.11.016</text:p>
          </table:table-cell>
          <table:table-cell office:value-type="string" calcext:value-type="string">
            <text:p>https://linkinghub.elsevier.com/retrieve/pii/S193459091730468X</text:p>
          </table:table-cell>
        </table:table-row>
        <table:table-row table:style-name="ro7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Montalban-Bravo, Guillermo; Takahashi, Koichi; Patel, Keyur; Wang, Feng; Xingzhi, Song; Nogueras, Graciela M.; Huang, Xuelin; Pierola, Ana Alfonso; Jabbour, Elias; Colla, Simona; Gañan-Gomez, Irene; Borthakur, Gautham; Daver, Naval; Estrov, Zeev; Kadia, Tapan; Pemmaraju, Naveen; Ravandi, Farhad; Bueso-Ramos, Carlos; Chamseddine, Ali; Konopleva, Marina; Zhang, Jianhua; Kantarjian, Hagop; Futreal, Andrew; Garcia-Manero, Guillermo</text:p>
          </table:table-cell>
          <table:table-cell office:value-type="string" calcext:value-type="string">
            <text:p>Impact of the number of mutations in survival and response outcomes to hypomethylating agents in patients with myelodysplastic syndromes or myelodysplastic/myeloproliferative neoplasms</text:p>
          </table:table-cell>
          <table:table-cell table:number-columns-repeated="2"/>
          <table:table-cell office:value-type="string" calcext:value-type="string">
            <text:p>1949-2553</text:p>
          </table:table-cell>
          <table:table-cell office:value-type="string" calcext:value-type="string">
            <text:p>10.18632/oncotarget.23882</text:p>
          </table:table-cell>
          <table:table-cell office:value-type="string" calcext:value-type="string">
            <text:p>https://www.oncotarget.com/lookup/doi/10.18632/oncotarget.23882</text:p>
          </table:table-cell>
        </table:table-row>
        <table:table-row table:style-name="ro6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Oetjen, Karolyn A.; Lindblad, Katherine E.; Goswami, Meghali; Gui, Gege; Dagur, Pradeep K.; Lai, Catherine; Dillon, Laura W.; McCoy, J. Philip; Hourigan, Christopher S.</text:p>
          </table:table-cell>
          <table:table-cell office:value-type="string" calcext:value-type="string">
            <text:p>Human bone marrow assessment by single-cell RNA sequencing, mass cytometry, and flow cytometry</text:p>
          </table:table-cell>
          <table:table-cell table:number-columns-repeated="2"/>
          <table:table-cell office:value-type="string" calcext:value-type="string">
            <text:p>2379-3708</text:p>
          </table:table-cell>
          <table:table-cell office:value-type="string" calcext:value-type="string">
            <text:p>10.1172/jci.insight.124928</text:p>
          </table:table-cell>
          <table:table-cell office:value-type="string" calcext:value-type="string">
            <text:p>https://insight.jci.org/articles/view/124928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McInnes, Leland; Healy, John; Melville, James</text:p>
          </table:table-cell>
          <table:table-cell office:value-type="string" calcext:value-type="string">
            <text:p>UMAP: Uniform Manifold Approximation and Projection for Dimension Reduction</text:p>
          </table:table-cell>
          <table:table-cell table:number-columns-repeated="3"/>
          <table:table-cell office:value-type="string" calcext:value-type="string">
            <text:p>10.48550/ARXIV.1802.03426</text:p>
          </table:table-cell>
          <table:table-cell office:value-type="string" calcext:value-type="string">
            <text:p>https://arxiv.org/abs/1802.03426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Louloupi, Annita; Ntini, Evgenia; Conrad, Thomas; Ørom, Ulf Andersson Vang</text:p>
          </table:table-cell>
          <table:table-cell office:value-type="string" calcext:value-type="string">
            <text:p>Transient N-6-Methyladenosine Transcriptome Sequencing Reveals a Regulatory Role of m6A in Splicing Efficiency</text:p>
          </table:table-cell>
          <table:table-cell table:number-columns-repeated="2"/>
          <table:table-cell office:value-type="float" office:value="22111247" calcext:value-type="float">
            <text:p>22111247</text:p>
          </table:table-cell>
          <table:table-cell office:value-type="string" calcext:value-type="string">
            <text:p>10.1016/j.celrep.2018.05.077</text:p>
          </table:table-cell>
          <table:table-cell office:value-type="string" calcext:value-type="string">
            <text:p>https://linkinghub.elsevier.com/retrieve/pii/S2211124718308581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Zhang, Yiqian; Hamada, Michiaki</text:p>
          </table:table-cell>
          <table:table-cell office:value-type="string" calcext:value-type="string">
            <text:p>DeepM6ASeq: prediction and characterization of m6A-containing sequences using deep learning</text:p>
          </table:table-cell>
          <table:table-cell table:number-columns-repeated="2"/>
          <table:table-cell office:value-type="string" calcext:value-type="string">
            <text:p>1471-2105</text:p>
          </table:table-cell>
          <table:table-cell office:value-type="string" calcext:value-type="string">
            <text:p>10.1186/s12859-018-2516-4</text:p>
          </table:table-cell>
          <table:table-cell office:value-type="string" calcext:value-type="string">
            <text:p>https://bmcbioinformatics.biomedcentral.com/articles/10.1186/s12859-018-2516-4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Wei, Leyi; Chen, Huangrong; Su, Ran</text:p>
          </table:table-cell>
          <table:table-cell office:value-type="string" calcext:value-type="string">
            <text:p>M6APred-EL: A Sequence-Based Predictor for Identifying N6-methyladenosine Sites Using Ensemble Learning</text:p>
          </table:table-cell>
          <table:table-cell table:number-columns-repeated="2"/>
          <table:table-cell office:value-type="float" office:value="21622531" calcext:value-type="float">
            <text:p>21622531</text:p>
          </table:table-cell>
          <table:table-cell office:value-type="string" calcext:value-type="string">
            <text:p>10.1016/j.omtn.2018.07.004</text:p>
          </table:table-cell>
          <table:table-cell office:value-type="string" calcext:value-type="string">
            <text:p>https://linkinghub.elsevier.com/retrieve/pii/S2162253118301446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Kobayashi, Kenji; Maeda, Kazuki; Tokuoka, Miki; Mochizuki, Atsushi; Satou, Yutaka</text:p>
          </table:table-cell>
          <table:table-cell office:value-type="string" calcext:value-type="string">
            <text:p>Controlling Cell Fate Specification System by Key Genes Determined from Network Structure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890042" calcext:value-type="float">
            <text:p>25890042</text:p>
          </table:table-cell>
          <table:table-cell office:value-type="string" calcext:value-type="string">
            <text:p>10.1016/j.isci.2018.05.004</text:p>
          </table:table-cell>
          <table:table-cell office:value-type="string" calcext:value-type="string">
            <text:p>https://linkinghub.elsevier.com/retrieve/pii/S2589004218300592</text:p>
          </table:table-cell>
        </table:table-row>
        <table:table-row table:style-name="ro8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Cheung, Peggie; Vallania, Francesco; Warsinske, Hayley C.; Donato, Michele; Schaffert, Steven; Chang, Sarah E.; Dvorak, Mai; Dekker, Cornelia L.; Davis, Mark M.; Utz, Paul J.; Khatri, Purvesh; Kuo, Alex J.</text:p>
          </table:table-cell>
          <table:table-cell office:value-type="string" calcext:value-type="string">
            <text:p>Single-Cell Chromatin Modification Profiling Reveals Increased Epigenetic Variations with Aging</text:p>
          </table:table-cell>
          <table:table-cell table:number-columns-repeated="2"/>
          <table:table-cell office:value-type="float" office:value="928674" calcext:value-type="float">
            <text:p>928674</text:p>
          </table:table-cell>
          <table:table-cell office:value-type="string" calcext:value-type="string">
            <text:p>10.1016/j.cell.2018.03.079</text:p>
          </table:table-cell>
          <table:table-cell office:value-type="string" calcext:value-type="string">
            <text:p>https://linkinghub.elsevier.com/retrieve/pii/S0092867418304513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Cho, Wendy K. Tam; Liu, Yan Y.</text:p>
          </table:table-cell>
          <table:table-cell office:value-type="string" calcext:value-type="string">
            <text:p>Sampling from complicated and unknown distributions</text:p>
          </table:table-cell>
          <table:table-cell table:number-columns-repeated="2"/>
          <table:table-cell office:value-type="float" office:value="3784371" calcext:value-type="float">
            <text:p>3784371</text:p>
          </table:table-cell>
          <table:table-cell office:value-type="string" calcext:value-type="string">
            <text:p>10.1016/j.physa.2018.03.096</text:p>
          </table:table-cell>
          <table:table-cell office:value-type="string" calcext:value-type="string">
            <text:p>https://linkinghub.elsevier.com/retrieve/pii/S0378437118304163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Street, Kelly; Risso, Davide; Fletcher, Russell B.; Das, Diya; Ngai, John; Yosef, Nir; Purdom, Elizabeth; Dudoit, Sandrine</text:p>
          </table:table-cell>
          <table:table-cell office:value-type="string" calcext:value-type="string">
            <text:p>Slingshot: cell lineage and pseudotime inference for single-cell transcriptomics</text:p>
          </table:table-cell>
          <table:table-cell table:number-columns-repeated="2"/>
          <table:table-cell office:value-type="string" calcext:value-type="string">
            <text:p>1471-2164</text:p>
          </table:table-cell>
          <table:table-cell office:value-type="string" calcext:value-type="string">
            <text:p>10.1186/s12864-018-4772-0</text:p>
          </table:table-cell>
          <table:table-cell office:value-type="string" calcext:value-type="string">
            <text:p>https://bmcgenomics.biomedcentral.com/articles/10.1186/s12864-018-4772-0</text:p>
          </table:table-cell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Aguirre, Jacobo; Catalán, Pablo; Cuesta, José A.; Manrubia, Susanna</text:p>
          </table:table-cell>
          <table:table-cell office:value-type="string" calcext:value-type="string">
            <text:p>On the networked architecture of genotype spaces and its critical effects on molecular evolution</text:p>
          </table:table-cell>
          <table:table-cell table:number-columns-repeated="2"/>
          <table:table-cell office:value-type="string" calcext:value-type="string">
            <text:p>2046-2441</text:p>
          </table:table-cell>
          <table:table-cell office:value-type="string" calcext:value-type="string">
            <text:p>10.1098/rsob.180069</text:p>
          </table:table-cell>
          <table:table-cell office:value-type="string" calcext:value-type="string">
            <text:p>https://royalsocietypublishing.org/doi/10.1098/rsob.180069</text:p>
          </table:table-cell>
        </table:table-row>
        <table:table-row table:style-name="ro6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Yang, Fan; Sun, Song; Tan, Guihong; Costanzo, Michael; Hill, David E.; Vidal, Marc; Andrews, Brenda J.; Boone, Charles; Roth, Frederick P.</text:p>
          </table:table-cell>
          <table:table-cell office:value-type="string" calcext:value-type="string">
            <text:p>Identifying pathogenicity of human variants via paralog-based yeast complementation</text:p>
          </table:table-cell>
          <table:table-cell table:number-columns-repeated="2"/>
          <table:table-cell office:value-type="string" calcext:value-type="string">
            <text:p>1553-7404</text:p>
          </table:table-cell>
          <table:table-cell office:value-type="string" calcext:value-type="string">
            <text:p>10.1371/journal.pgen.1006779</text:p>
          </table:table-cell>
          <table:table-cell office:value-type="string" calcext:value-type="string">
            <text:p>https://dx.plos.org/10.1371/journal.pgen.1006779</text:p>
          </table:table-cell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Cox, David B. T.; Gootenberg, Jonathan S.; Abudayyeh, Omar O.; Franklin, Brian; Kellner, Max J.; Joung, Julia; Zhang, Feng</text:p>
          </table:table-cell>
          <table:table-cell office:value-type="string" calcext:value-type="string">
            <text:p>RNA editing with CRISPR-Cas13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aq0180</text:p>
          </table:table-cell>
          <table:table-cell office:value-type="string" calcext:value-type="string">
            <text:p>https://www.science.org/doi/10.1126/science.aaq0180</text:p>
          </table:table-cell>
        </table:table-row>
        <table:table-row table:style-name="ro6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Roberts, Aw; Huang, Dcs</text:p>
          </table:table-cell>
          <table:table-cell office:value-type="string" calcext:value-type="string">
            <text:p>Targeting BCL2 With BH3 Mimetics: Basic Science and Clinical Application of Venetoclax in Chronic Lymphocytic Leukemia and Related B Cell Malignancies: Basic science and clinical application of venetoclax</text:p>
          </table:table-cell>
          <table:table-cell table:number-columns-repeated="2"/>
          <table:table-cell office:value-type="float" office:value="99236" calcext:value-type="float">
            <text:p>99236</text:p>
          </table:table-cell>
          <table:table-cell office:value-type="string" calcext:value-type="string">
            <text:p>10.1002/cpt.553</text:p>
          </table:table-cell>
          <table:table-cell office:value-type="string" calcext:value-type="string">
            <text:p>https://onlinelibrary.wiley.com/doi/10.1002/cpt.553</text:p>
          </table:table-cell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Tomasetti, Cristian; Durrett, Rick; Kimmel, Marek; Lambert, Amaury; Parmigiani, Giovanni; Zauber, Ann; Vogelstein, Bert</text:p>
          </table:table-cell>
          <table:table-cell office:value-type="string" calcext:value-type="string">
            <text:p>Role of stem-cell divisions in cancer risk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nature23302</text:p>
          </table:table-cell>
          <table:table-cell office:value-type="string" calcext:value-type="string">
            <text:p>https://www.nature.com/articles/nature2330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Tomasetti, Cristian; Li, Lu; Vogelstein, Bert</text:p>
          </table:table-cell>
          <table:table-cell office:value-type="string" calcext:value-type="string">
            <text:p>Stem cell divisions, somatic mutations, cancer etiology, and cancer prevention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af9011</text:p>
          </table:table-cell>
          <table:table-cell office:value-type="string" calcext:value-type="string">
            <text:p>https://www.science.org/doi/10.1126/science.aaf9011</text:p>
          </table:table-cell>
        </table:table-row>
        <table:table-row table:style-name="ro6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Tomasetti, Cristian; Vogelstein, Bert</text:p>
          </table:table-cell>
          <table:table-cell office:value-type="string" calcext:value-type="string">
            <text:p>On the slope of the regression between stem cell divisions and cancer risk, and the lack of correlation between stem cell divisions and environmental factors-associated cancer risk</text:p>
          </table:table-cell>
          <table:table-cell table:number-columns-repeated="2"/>
          <table:table-cell office:value-type="string" calcext:value-type="string">
            <text:p>1932-6203</text:p>
          </table:table-cell>
          <table:table-cell office:value-type="string" calcext:value-type="string">
            <text:p>10.1371/journal.pone.0175535</text:p>
          </table:table-cell>
          <table:table-cell office:value-type="string" calcext:value-type="string">
            <text:p>https://dx.plos.org/10.1371/journal.pone.0175535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Borghans, Jose; Ribeiro, Ruy M</text:p>
          </table:table-cell>
          <table:table-cell office:value-type="string" calcext:value-type="string">
            <text:p>The maths of memory</text:p>
          </table:table-cell>
          <table:table-cell table:number-columns-repeated="2"/>
          <table:table-cell office:value-type="string" calcext:value-type="string">
            <text:p>2050-084X</text:p>
          </table:table-cell>
          <table:table-cell office:value-type="string" calcext:value-type="string">
            <text:p>10.7554/eLife.26754</text:p>
          </table:table-cell>
          <table:table-cell office:value-type="string" calcext:value-type="string">
            <text:p>https://elifesciences.org/articles/26754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Blei, David M.; Kucukelbir, Alp; McAuliffe, Jon D.</text:p>
          </table:table-cell>
          <table:table-cell office:value-type="string" calcext:value-type="string">
            <text:p>Variational Inference: A Review for Statisticians</text:p>
          </table:table-cell>
          <table:table-cell table:number-columns-repeated="2"/>
          <table:table-cell office:value-type="string" calcext:value-type="string">
            <text:p>0162-1459, 1537-274X</text:p>
          </table:table-cell>
          <table:table-cell office:value-type="string" calcext:value-type="string">
            <text:p>10.1080/01621459.2017.1285773</text:p>
          </table:table-cell>
          <table:table-cell office:value-type="string" calcext:value-type="string">
            <text:p>https://www.tandfonline.com/doi/full/10.1080/01621459.2017.1285773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Ranganathan, Priya; Pramesh, Cs; Aggarwal, Rakesh</text:p>
          </table:table-cell>
          <table:table-cell office:value-type="string" calcext:value-type="string">
            <text:p>Common pitfalls in statistical analysis: Measures of agreement</text:p>
          </table:table-cell>
          <table:table-cell table:number-columns-repeated="2"/>
          <table:table-cell office:value-type="string" calcext:value-type="string">
            <text:p>2229-3485</text:p>
          </table:table-cell>
          <table:table-cell office:value-type="string" calcext:value-type="string">
            <text:p>10.4103/picr.PICR_123_17</text:p>
          </table:table-cell>
          <table:table-cell office:value-type="string" calcext:value-type="string">
            <text:p>http://www.picronline.org/text.asp?2017/8/4/187/215973</text:p>
          </table:table-cell>
        </table:table-row>
        <table:table-row table:style-name="ro3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Lin, Yu; Mehta, Saurabh; Küçük-McGinty, Hande; Turner, John Paul; Vidovic, Dusica; Forlin, Michele; Koleti, Amar; Nguyen, Dac-Trung; Jensen, Lars Juhl; Guha, Rajarshi; Mathias, Stephen L.; Ursu, Oleg; Stathias, Vasileios; Duan, Jianbin; Nabizadeh, Nooshin; Chung, Caty; Mader, Christopher; Visser, Ubbo; Yang, Jeremy J.; Bologa, Cristian G.; Oprea, Tudor I.; Schürer, Stephan C.</text:p>
          </table:table-cell>
          <table:table-cell office:value-type="string" calcext:value-type="string">
            <text:p>Drug target ontology to classify and integrate drug discovery data</text:p>
          </table:table-cell>
          <table:table-cell table:number-columns-repeated="2"/>
          <table:table-cell office:value-type="string" calcext:value-type="string">
            <text:p>2041-1480</text:p>
          </table:table-cell>
          <table:table-cell office:value-type="string" calcext:value-type="string">
            <text:p>10.1186/s13326-017-0161-x</text:p>
          </table:table-cell>
          <table:table-cell office:value-type="string" calcext:value-type="string">
            <text:p>https://jbiomedsem.biomedcentral.com/articles/10.1186/s13326-017-0161-x</text:p>
          </table:table-cell>
        </table:table-row>
        <table:table-row table:style-name="ro10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Corsello, Steven M; Bittker, Joshua A; Liu, Zihan; Gould, Joshua; McCarren, Patrick; Hirschman, Jodi E; Johnston, Stephen E; Vrcic, Anita; Wong, Bang; Khan, Mariya; Asiedu, Jacob; Narayan, Rajiv; Mader, Christopher C; Subramanian, Aravind; Golub, Todd R</text:p>
          </table:table-cell>
          <table:table-cell office:value-type="string" calcext:value-type="string">
            <text:p>The Drug Repurposing Hub: a next-generation drug library and information resource</text:p>
          </table:table-cell>
          <table:table-cell table:number-columns-repeated="2"/>
          <table:table-cell office:value-type="string" calcext:value-type="string">
            <text:p>1078-8956, 1546-170X</text:p>
          </table:table-cell>
          <table:table-cell office:value-type="string" calcext:value-type="string">
            <text:p>10.1038/nm.4306</text:p>
          </table:table-cell>
          <table:table-cell office:value-type="string" calcext:value-type="string">
            <text:p>https://www.nature.com/articles/nm.4306</text:p>
          </table:table-cell>
        </table:table-row>
        <table:table-row table:style-name="ro9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Subramanian, Aravind; Narayan, Rajiv; Corsello, Steven M.; Peck, David D.; Natoli, Ted E.; Lu, Xiaodong; Gould, Joshua; Davis, John F.; Tubelli, Andrew A.; Asiedu, Jacob K.; Lahr, David L.; Hirschman, Jodi E.; Liu, Zihan; Donahue, Melanie; Julian, Bina; Khan, Mariya; Wadden, David; Smith, Ian C.; Lam, Daniel; Liberzon, Arthur; Toder, Courtney; Bagul, Mukta; Orzechowski, Marek; Enache, Oana M.; Piccioni, Federica; Johnson, Sarah A.; Lyons, Nicholas J.; Berger, Alice H.; Shamji, Alykhan F.; Brooks, Angela N.; Vrcic, Anita; Flynn, Corey; Rosains, Jacqueline; Takeda, David Y.; Hu, Roger; Davison, Desiree; Lamb, Justin; Ardlie, Kristin; Hogstrom, Larson; Greenside, Peyton; Gray, Nathanael S.; Clemons, Paul A.; Silver, Serena; Wu, Xiaoyun; Zhao, Wen-Ning; Read-Button, Willis; Wu, Xiaohua; Haggarty, Stephen J.; Ronco, Lucienne V.; Boehm, Jesse S.; Schreiber, Stuart L.; Doench, John G.; Bittker, Joshua A.; Root, David E.; Wong, Bang; Golub, Todd R.</text:p>
          </table:table-cell>
          <table:table-cell office:value-type="string" calcext:value-type="string">
            <text:p>A Next Generation Connectivity Map: L1000 Platform and the First 1,000,000 Profiles</text:p>
          </table:table-cell>
          <table:table-cell table:number-columns-repeated="2"/>
          <table:table-cell office:value-type="float" office:value="928674" calcext:value-type="float">
            <text:p>928674</text:p>
          </table:table-cell>
          <table:table-cell office:value-type="string" calcext:value-type="string">
            <text:p>10.1016/j.cell.2017.10.049</text:p>
          </table:table-cell>
          <table:table-cell office:value-type="string" calcext:value-type="string">
            <text:p>https://linkinghub.elsevier.com/retrieve/pii/S009286741731309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Rozhok, A.I.; DeGregori, J.</text:p>
          </table:table-cell>
          <table:table-cell office:value-type="string" calcext:value-type="string">
            <text:p>Aging, Somatic Evolution, and Cancer</text:p>
          </table:table-cell>
          <table:table-cell/>
          <table:table-cell office:value-type="string" calcext:value-type="string">
            <text:p>978-0-12-420190-3</text:p>
          </table:table-cell>
          <table:table-cell table:number-columns-repeated="2"/>
          <table:table-cell office:value-type="string" calcext:value-type="string">
            <text:p>https://linkinghub.elsevier.com/retrieve/pii/B978012420190300012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Liggett, L. Alexander; DeGregori, James</text:p>
          </table:table-cell>
          <table:table-cell office:value-type="string" calcext:value-type="string">
            <text:p>Changing mutational and adaptive landscapes and the genesis of cancer</text:p>
          </table:table-cell>
          <table:table-cell table:number-columns-repeated="2"/>
          <table:table-cell office:value-type="string" calcext:value-type="string">
            <text:p>0304419X</text:p>
          </table:table-cell>
          <table:table-cell office:value-type="string" calcext:value-type="string">
            <text:p>10.1016/j.bbcan.2017.01.005</text:p>
          </table:table-cell>
          <table:table-cell office:value-type="string" calcext:value-type="string">
            <text:p>https://linkinghub.elsevier.com/retrieve/pii/S0304419X17300288</text:p>
          </table:table-cell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Ongie, Greg; Willett, Rebecca; Nowak, Robert D.; Balzano, Laura</text:p>
          </table:table-cell>
          <table:table-cell office:value-type="string" calcext:value-type="string">
            <text:p>Algebraic Variety Models for High-Rank Matrix Completion</text:p>
          </table:table-cell>
          <table:table-cell table:number-columns-repeated="3"/>
          <table:table-cell office:value-type="string" calcext:value-type="string">
            <text:p>10.48550/arXiv.1703.09631</text:p>
          </table:table-cell>
          <table:table-cell office:value-type="string" calcext:value-type="string">
            <text:p>http://arxiv.org/abs/1703.09631</text:p>
          </table:table-cell>
        </table:table-row>
        <table:table-row table:style-name="ro7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Kotini, Andriana G.; Chang, Chan-Jung; Chow, Arthur; Yuan, Han; Ho, Tzu-Chieh; Wang, Tiansu; Vora, Shailee; Solovyov, Alexander; Husser, Chrystel; Olszewska, Malgorzata; Teruya-Feldstein, Julie; Perumal, Deepak; Klimek, Virginia M.; Spyridonidis, Alexandros; Rampal, Raajit K.; Silverman, Lewis; Reddy, E. Premkumar; Papaemmanuil, Elli; Parekh, Samir; Greenbaum, Benjamin D.; Leslie, Christina S.; Kharas, Michael G.; Papapetrou, Eirini P.</text:p>
          </table:table-cell>
          <table:table-cell office:value-type="string" calcext:value-type="string">
            <text:p>Stage-Specific Human Induced Pluripotent Stem Cells Map the Progression of Myeloid Transformation to Transplantable Leukemia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17.01.009</text:p>
          </table:table-cell>
          <table:table-cell office:value-type="string" calcext:value-type="string">
            <text:p>https://linkinghub.elsevier.com/retrieve/pii/S193459091730031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Eliazar, Iddo</text:p>
          </table:table-cell>
          <table:table-cell office:value-type="string" calcext:value-type="string">
            <text:p>Lindy’s Law</text:p>
          </table:table-cell>
          <table:table-cell table:number-columns-repeated="2"/>
          <table:table-cell office:value-type="float" office:value="3784371" calcext:value-type="float">
            <text:p>3784371</text:p>
          </table:table-cell>
          <table:table-cell office:value-type="string" calcext:value-type="string">
            <text:p>10.1016/j.physa.2017.05.077</text:p>
          </table:table-cell>
          <table:table-cell office:value-type="string" calcext:value-type="string">
            <text:p>https://linkinghub.elsevier.com/retrieve/pii/S0378437117305964</text:p>
          </table:table-cell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Qiu, Xiaojie; Mao, Qi; Tang, Ying; Wang, Li; Chawla, Raghav; Pliner, Hannah A; Trapnell, Cole</text:p>
          </table:table-cell>
          <table:table-cell office:value-type="string" calcext:value-type="string">
            <text:p>Reversed graph embedding resolves complex single-cell trajectories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nmeth.4402</text:p>
          </table:table-cell>
          <table:table-cell office:value-type="string" calcext:value-type="string">
            <text:p>https://www.nature.com/articles/nmeth.4402</text:p>
          </table:table-cell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Yubero, Pablo; Manrubia, Susanna; Aguirre, Jacobo</text:p>
          </table:table-cell>
          <table:table-cell office:value-type="string" calcext:value-type="string">
            <text:p>The space of genotypes is a network of networks: implications for evolutionary and extinction dynamics</text:p>
          </table:table-cell>
          <table:table-cell table:number-columns-repeated="2"/>
          <table:table-cell office:value-type="string" calcext:value-type="string">
            <text:p>2045-2322</text:p>
          </table:table-cell>
          <table:table-cell office:value-type="string" calcext:value-type="string">
            <text:p>10.1038/s41598-017-14048-x</text:p>
          </table:table-cell>
          <table:table-cell office:value-type="string" calcext:value-type="string">
            <text:p>https://www.nature.com/articles/s41598-017-14048-x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Cheng, Yiping</text:p>
          </table:table-cell>
          <table:table-cell office:value-type="string" calcext:value-type="string">
            <text:p>A Mathematically Sensible Explanation of the Concept of Statistical Population</text:p>
          </table:table-cell>
          <table:table-cell table:number-columns-repeated="3"/>
          <table:table-cell office:value-type="string" calcext:value-type="string">
            <text:p>10.48550/arXiv.1704.01732</text:p>
          </table:table-cell>
          <table:table-cell office:value-type="string" calcext:value-type="string">
            <text:p>http://arxiv.org/abs/1704.01732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Kapfer, Sebastian C.; Krauth, Werner</text:p>
          </table:table-cell>
          <table:table-cell office:value-type="string" calcext:value-type="string">
            <text:p>Irreversible Local Markov Chains with Rapid Convergence towards Equilibrium</text:p>
          </table:table-cell>
          <table:table-cell table:number-columns-repeated="2"/>
          <table:table-cell office:value-type="string" calcext:value-type="string">
            <text:p>0031-9007, 1079-7114</text:p>
          </table:table-cell>
          <table:table-cell office:value-type="string" calcext:value-type="string">
            <text:p>10.1103/PhysRevLett.119.240603</text:p>
          </table:table-cell>
          <table:table-cell office:value-type="string" calcext:value-type="string">
            <text:p>https://link.aps.org/doi/10.1103/PhysRevLett.119.240603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in, Liang; Neiman, Aaron M.</text:p>
          </table:table-cell>
          <table:table-cell office:value-type="string" calcext:value-type="string">
            <text:p>Post-transcriptional regulation in budding yeast meiosis</text:p>
          </table:table-cell>
          <table:table-cell table:number-columns-repeated="2"/>
          <table:table-cell office:value-type="string" calcext:value-type="string">
            <text:p>0172-8083, 1432-0983</text:p>
          </table:table-cell>
          <table:table-cell office:value-type="string" calcext:value-type="string">
            <text:p>10.1007/s00294-015-0546-2</text:p>
          </table:table-cell>
          <table:table-cell office:value-type="string" calcext:value-type="string">
            <text:p>http://link.springer.com/10.1007/s00294-015-0546-2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Laurent, Jon M.; Young, Jonathan H.; Kachroo, Aashiq H.; Marcotte, Edward M.</text:p>
          </table:table-cell>
          <table:table-cell office:value-type="string" calcext:value-type="string">
            <text:p>Efforts to make and apply humanized yeast</text:p>
          </table:table-cell>
          <table:table-cell table:number-columns-repeated="2"/>
          <table:table-cell office:value-type="string" calcext:value-type="string">
            <text:p>2041-2649, 2041-2657</text:p>
          </table:table-cell>
          <table:table-cell office:value-type="string" calcext:value-type="string">
            <text:p>10.1093/bfgp/elv041</text:p>
          </table:table-cell>
          <table:table-cell office:value-type="string" calcext:value-type="string">
            <text:p>https://academic.oup.com/bfg/article-lookup/doi/10.1093/bfgp/elv041</text:p>
          </table:table-cell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string" calcext:value-type="string">
            <text:p>Rouillard, Andrew D.; Gundersen, Gregory W.; Fernandez, Nicolas F.; Wang, Zichen; Monteiro, Caroline D.; McDermott, Michael G.; Ma’ayan, Avi</text:p>
          </table:table-cell>
          <table:table-cell office:value-type="string" calcext:value-type="string">
            <text:p>The harmonizome: a collection of processed datasets gathered to serve and mine knowledge about genes and protein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758-0463</text:p>
          </table:table-cell>
          <table:table-cell office:value-type="string" calcext:value-type="string">
            <text:p>10.1093/database/baw100</text:p>
          </table:table-cell>
          <table:table-cell office:value-type="string" calcext:value-type="string">
            <text:p>https://academic.oup.com/database/article-lookup/doi/10.1093/database/baw100</text:p>
          </table:table-cell>
        </table:table-row>
        <table:table-row table:style-name="ro7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Papaemmanuil, Elli; Gerstung, Moritz; Bullinger, Lars; Gaidzik, Verena I.; Paschka, Peter; Roberts, Nicola D.; Potter, Nicola E.; Heuser, Michael; Thol, Felicitas; Bolli, Niccolo; Gundem, Gunes; Van Loo, Peter; Martincorena, Inigo; Ganly, Peter; Mudie, Laura; McLaren, Stuart; O’Meara, Sarah; Raine, Keiran; Jones, David R.; Teague, Jon W.; Butler, Adam P.; Greaves, Mel F.; Ganser, Arnold; Döhner, Konstanze; Schlenk, Richard F.; Döhner, Hartmut; Campbell, Peter J.</text:p>
          </table:table-cell>
          <table:table-cell office:value-type="string" calcext:value-type="string">
            <text:p>Genomic Classification and Prognosis in Acute Myeloid Leukemia</text:p>
          </table:table-cell>
          <table:table-cell table:number-columns-repeated="2"/>
          <table:table-cell office:value-type="string" calcext:value-type="string">
            <text:p>0028-4793, 1533-4406</text:p>
          </table:table-cell>
          <table:table-cell office:value-type="string" calcext:value-type="string">
            <text:p>10.1056/NEJMoa1516192</text:p>
          </table:table-cell>
          <table:table-cell office:value-type="string" calcext:value-type="string">
            <text:p>http://www.nejm.org/doi/10.1056/NEJMoa1516192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words, R; Sznol, J; Elias, R; Watts, J; Zelent, A; Martin, E; Vargas, F; Bethel-Ellison, S; Kobetz, E</text:p>
          </table:table-cell>
          <table:table-cell office:value-type="string" calcext:value-type="string">
            <text:p>Acute leukemia in adult Hispanic Americans: a large-population study</text:p>
          </table:table-cell>
          <table:table-cell table:number-columns-repeated="2"/>
          <table:table-cell office:value-type="string" calcext:value-type="string">
            <text:p>2044-5385</text:p>
          </table:table-cell>
          <table:table-cell office:value-type="string" calcext:value-type="string">
            <text:p>10.1038/bcj.2016.94</text:p>
          </table:table-cell>
          <table:table-cell office:value-type="string" calcext:value-type="string">
            <text:p>https://www.nature.com/articles/bcj201694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Little, Mark P.; Hendry, Jolyon H.; Puskin, Jerome S.</text:p>
          </table:table-cell>
          <table:table-cell office:value-type="string" calcext:value-type="string">
            <text:p>Lack of Correlation between Stem-Cell Proliferation and Radiation- or Smoking-Associated Cancer Risk</text:p>
          </table:table-cell>
          <table:table-cell table:number-columns-repeated="2"/>
          <table:table-cell office:value-type="string" calcext:value-type="string">
            <text:p>1932-6203</text:p>
          </table:table-cell>
          <table:table-cell office:value-type="string" calcext:value-type="string">
            <text:p>10.1371/journal.pone.0150335</text:p>
          </table:table-cell>
          <table:table-cell office:value-type="string" calcext:value-type="string">
            <text:p>https://dx.plos.org/10.1371/journal.pone.0150335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Wu, Song; Powers, Scott; Zhu, Wei; Hannun, Yusuf A.</text:p>
          </table:table-cell>
          <table:table-cell office:value-type="string" calcext:value-type="string">
            <text:p>Substantial contribution of extrinsic risk factors to cancer development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nature16166</text:p>
          </table:table-cell>
          <table:table-cell office:value-type="string" calcext:value-type="string">
            <text:p>https://www.nature.com/articles/nature16166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Wagner, Allon; Regev, Aviv; Yosef, Nir</text:p>
          </table:table-cell>
          <table:table-cell office:value-type="string" calcext:value-type="string">
            <text:p>Revealing the vectors of cellular identity with single-cell genomics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nbt.3711</text:p>
          </table:table-cell>
          <table:table-cell office:value-type="string" calcext:value-type="string">
            <text:p>https://www.nature.com/articles/nbt.3711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Jäger, Marten; Schubach, Max; Zemojtel, Tomasz; Reinert, Knut; Church, Deanna M.; Robinson, Peter N.</text:p>
          </table:table-cell>
          <table:table-cell office:value-type="string" calcext:value-type="string">
            <text:p>Alternate-locus aware variant calling in whole genome sequencing</text:p>
          </table:table-cell>
          <table:table-cell table:number-columns-repeated="2"/>
          <table:table-cell office:value-type="string" calcext:value-type="string">
            <text:p>1756-994X</text:p>
          </table:table-cell>
          <table:table-cell office:value-type="string" calcext:value-type="string">
            <text:p>10.1186/s13073-016-0383-z</text:p>
          </table:table-cell>
          <table:table-cell office:value-type="string" calcext:value-type="string">
            <text:p>http://genomemedicine.biomedcentral.com/articles/10.1186/s13073-016-0383-z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Rozhok, Andrii I.; Salstrom, Jennifer L.; DeGregori, James</text:p>
          </table:table-cell>
          <table:table-cell office:value-type="string" calcext:value-type="string">
            <text:p>Stochastic modeling reveals an evolutionary mechanism underlying elevated rates of childhood leukemia</text:p>
          </table:table-cell>
          <table:table-cell table:number-columns-repeated="2"/>
          <table:table-cell office:value-type="string" calcext:value-type="string">
            <text:p>0027-8424, 1091-6490</text:p>
          </table:table-cell>
          <table:table-cell office:value-type="string" calcext:value-type="string">
            <text:p>10.1073/pnas.1509333113</text:p>
          </table:table-cell>
          <table:table-cell office:value-type="string" calcext:value-type="string">
            <text:p>https://pnas.org/doi/full/10.1073/pnas.1509333113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Rozhok, Andrii I.; DeGregori, James</text:p>
          </table:table-cell>
          <table:table-cell office:value-type="string" calcext:value-type="string">
            <text:p>The Evolution of Lifespan and Age-Dependent Cancer Risk</text:p>
          </table:table-cell>
          <table:table-cell table:number-columns-repeated="2"/>
          <table:table-cell office:value-type="float" office:value="24058033" calcext:value-type="float">
            <text:p>24058033</text:p>
          </table:table-cell>
          <table:table-cell office:value-type="string" calcext:value-type="string">
            <text:p>10.1016/j.trecan.2016.09.004</text:p>
          </table:table-cell>
          <table:table-cell office:value-type="string" calcext:value-type="string">
            <text:p>https://linkinghub.elsevier.com/retrieve/pii/S2405803316301212</text:p>
          </table:table-cell>
        </table:table-row>
        <table:table-row table:style-name="ro8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Gundry, Michael C.; Brunetti, Lorenzo; Lin, Angelique; Mayle, Allison E.; Kitano, Ayumi; Wagner, Dimitrios; Hsu, Joanne I.; Hoegenauer, Kevin A.; Rooney, Cliona M.; Goodell, Margaret A.; Nakada, Daisuke</text:p>
          </table:table-cell>
          <table:table-cell office:value-type="string" calcext:value-type="string">
            <text:p>Highly Efficient Genome Editing of Murine and Human Hematopoietic Progenitor Cells by CRISPR/Cas9</text:p>
          </table:table-cell>
          <table:table-cell table:number-columns-repeated="2"/>
          <table:table-cell office:value-type="float" office:value="22111247" calcext:value-type="float">
            <text:p>22111247</text:p>
          </table:table-cell>
          <table:table-cell office:value-type="string" calcext:value-type="string">
            <text:p>10.1016/j.celrep.2016.09.092</text:p>
          </table:table-cell>
          <table:table-cell office:value-type="string" calcext:value-type="string">
            <text:p>https://linkinghub.elsevier.com/retrieve/pii/S2211124716313687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Lee, David F.; Lu, Jenny; Chang, Seungwoo; Loparo, Joseph J.; Xie, Xiaoliang S.</text:p>
          </table:table-cell>
          <table:table-cell office:value-type="string" calcext:value-type="string">
            <text:p>Mapping DNA polymerase errors by single-molecule sequencing</text:p>
          </table:table-cell>
          <table:table-cell table:number-columns-repeated="2"/>
          <table:table-cell office:value-type="string" calcext:value-type="string">
            <text:p>0305-1048, 1362-4962</text:p>
          </table:table-cell>
          <table:table-cell office:value-type="string" calcext:value-type="string">
            <text:p>10.1093/nar/gkw436</text:p>
          </table:table-cell>
          <table:table-cell office:value-type="string" calcext:value-type="string">
            <text:p>https://academic.oup.com/nar/article-lookup/doi/10.1093/nar/gkw436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Popejoy, Alice B.; Fullerton, Stephanie M.</text:p>
          </table:table-cell>
          <table:table-cell office:value-type="string" calcext:value-type="string">
            <text:p>Genomics is failing on diversity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538161a</text:p>
          </table:table-cell>
          <table:table-cell office:value-type="string" calcext:value-type="string">
            <text:p>https://www.nature.com/articles/538161a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Ganai, Rais A.; Johansson, Erik</text:p>
          </table:table-cell>
          <table:table-cell office:value-type="string" calcext:value-type="string">
            <text:p>DNA Replication—A Matter of Fidelity</text:p>
          </table:table-cell>
          <table:table-cell table:number-columns-repeated="2"/>
          <table:table-cell office:value-type="float" office:value="10972765" calcext:value-type="float">
            <text:p>10972765</text:p>
          </table:table-cell>
          <table:table-cell office:value-type="string" calcext:value-type="string">
            <text:p>10.1016/j.molcel.2016.05.003</text:p>
          </table:table-cell>
          <table:table-cell office:value-type="string" calcext:value-type="string">
            <text:p>https://linkinghub.elsevier.com/retrieve/pii/S109727651630140X</text:p>
          </table:table-cell>
        </table:table-row>
        <table:table-row table:style-name="ro18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Wlodarski, Marcin W.; Hirabayashi, Shinsuke; Pastor, Victor; Starý, Jan; Hasle, Henrik; Masetti, Riccardo; Dworzak, Michael; Schmugge, Markus; Van Den Heuvel-Eibrink, Marry; Ussowicz, Marek; De Moerloose, Barbara; Catala, Albert; Smith, Owen P.; Sedlacek, Petr; Lankester, Arjan C.; Zecca, Marco; Bordon, Victoria; Matthes-Martin, Susanne; Abrahamsson, Jonas; Kühl, Jörn Sven; Sykora, Karl-Walter; Albert, Michael H.; Przychodzien, Bartlomiej; Maciejewski, Jaroslaw P.; Schwarz, Stephan; Göhring, Gudrun; Schlegelberger, Brigitte; Cseh, Annámaria; Noellke, Peter; Yoshimi, Ayami; Locatelli, Franco; Baumann, Irith; Strahm, Brigitte; Niemeyer, Charlotte M.</text:p>
          </table:table-cell>
          <table:table-cell office:value-type="string" calcext:value-type="string">
            <text:p>Prevalence, clinical characteristics, and prognosis of GATA2-related myelodysplastic syndromes in children and adolescent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15-09-669937</text:p>
          </table:table-cell>
          <table:table-cell office:value-type="string" calcext:value-type="string">
            <text:p>https://ashpublications.org/blood/article/127/11/1387/34988/Prevalence-clinical-characteristics-and-prognosis</text:p>
          </table:table-cell>
        </table:table-row>
        <table:table-row table:style-name="ro4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Abelin, Jennifer G.; Patel, Jinal; Lu, Xiaodong; Feeney, Caitlin M.; Fagbami, Lola; Creech, Amanda L.; Hu, Roger; Lam, Daniel; Davison, Desiree; Pino, Lindsay; Qiao, Jana W.; Kuhn, Eric; Officer, Adam; Li, Jianxue; Abbatiello, Susan; Subramanian, Aravind; Sidman, Richard; Snyder, Evan; Carr, Steven A.; Jaffe, Jacob D.</text:p>
          </table:table-cell>
          <table:table-cell office:value-type="string" calcext:value-type="string">
            <text:p>Reduced-representation Phosphosignatures Measured by Quantitative Targeted MS Capture Cellular States and Enable Large-scale Comparison of Drug-induced Phenotypes</text:p>
          </table:table-cell>
          <table:table-cell table:number-columns-repeated="2"/>
          <table:table-cell office:value-type="float" office:value="15359476" calcext:value-type="float">
            <text:p>15359476</text:p>
          </table:table-cell>
          <table:table-cell office:value-type="string" calcext:value-type="string">
            <text:p>10.1074/mcp.M116.058354</text:p>
          </table:table-cell>
          <table:table-cell office:value-type="string" calcext:value-type="string">
            <text:p>https://linkinghub.elsevier.com/retrieve/pii/S1535947620336021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Young, Andrew L.; Challen, Grant A.; Birmann, Brenda M.; Druley, Todd E.</text:p>
          </table:table-cell>
          <table:table-cell office:value-type="string" calcext:value-type="string">
            <text:p>Clonal haematopoiesis harbouring AML-associated mutations is ubiquitous in healthy adults</text:p>
          </table:table-cell>
          <table:table-cell table:number-columns-repeated="2"/>
          <table:table-cell office:value-type="string" calcext:value-type="string">
            <text:p>2041-1723</text:p>
          </table:table-cell>
          <table:table-cell office:value-type="string" calcext:value-type="string">
            <text:p>10.1038/ncomms12484</text:p>
          </table:table-cell>
          <table:table-cell office:value-type="string" calcext:value-type="string">
            <text:p>https://www.nature.com/articles/ncomms12484</text:p>
          </table:table-cell>
        </table:table-row>
        <table:table-row table:style-name="ro8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Zhou, Fan; Li, Xianlong; Wang, Weili; Zhu, Ping; Zhou, Jie; He, Wenyan; Ding, Meng; Xiong, Fuyin; Zheng, Xiaona; Li, Zhuan; Ni, Yanli; Mu, Xiaohuan; Wen, Lu; Cheng, Tao; Lan, Yu; Yuan, Weiping; Tang, Fuchou; Liu, Bing</text:p>
          </table:table-cell>
          <table:table-cell office:value-type="string" calcext:value-type="string">
            <text:p>Tracing haematopoietic stem cell formation at single-cell resolution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nature17997</text:p>
          </table:table-cell>
          <table:table-cell office:value-type="string" calcext:value-type="string">
            <text:p>https://www.nature.com/articles/nature17997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Bernitz, Jeffrey M.; Kim, Huen Suk; MacArthur, Ben; Sieburg, Hans; Moore, Kateri</text:p>
          </table:table-cell>
          <table:table-cell office:value-type="string" calcext:value-type="string">
            <text:p>Hematopoietic Stem Cells Count and Remember Self-Renewal Divisions</text:p>
          </table:table-cell>
          <table:table-cell table:number-columns-repeated="2"/>
          <table:table-cell office:value-type="float" office:value="928674" calcext:value-type="float">
            <text:p>928674</text:p>
          </table:table-cell>
          <table:table-cell office:value-type="string" calcext:value-type="string">
            <text:p>10.1016/j.cell.2016.10.022</text:p>
          </table:table-cell>
          <table:table-cell office:value-type="string" calcext:value-type="string">
            <text:p>https://linkinghub.elsevier.com/retrieve/pii/S009286741631405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Mochizuki, Atsushi</text:p>
          </table:table-cell>
          <table:table-cell office:value-type="string" calcext:value-type="string">
            <text:p>Theoretical approaches for the dynamics of complex biological systems from information of network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86-2208, 1349-2896</text:p>
          </table:table-cell>
          <table:table-cell office:value-type="string" calcext:value-type="string">
            <text:p>10.2183/pjab.92.255</text:p>
          </table:table-cell>
          <table:table-cell office:value-type="string" calcext:value-type="string">
            <text:p>https://www.jstage.jst.go.jp/article/pjab/92/8/92_PJA9208B-05/_article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Orlitsky, Alon; Suresh, Ananda Theertha; Wu, Yihong</text:p>
          </table:table-cell>
          <table:table-cell office:value-type="string" calcext:value-type="string">
            <text:p>Estimating the number of unseen species: A bird in the hand is worth $\log n $ in the bush</text:p>
          </table:table-cell>
          <table:table-cell table:number-columns-repeated="3"/>
          <table:table-cell office:value-type="string" calcext:value-type="string">
            <text:p>10.48550/arXiv.1511.07428</text:p>
          </table:table-cell>
          <table:table-cell office:value-type="string" calcext:value-type="string">
            <text:p>http://arxiv.org/abs/1511.07428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Orlitsky, Alon; Suresh, Ananda Theertha; Wu, Yihong</text:p>
          </table:table-cell>
          <table:table-cell office:value-type="string" calcext:value-type="string">
            <text:p>Optimal prediction of the number of unseen species</text:p>
          </table:table-cell>
          <table:table-cell table:number-columns-repeated="2"/>
          <table:table-cell office:value-type="string" calcext:value-type="string">
            <text:p>0027-8424, 1091-6490</text:p>
          </table:table-cell>
          <table:table-cell office:value-type="string" calcext:value-type="string">
            <text:p>10.1073/pnas.1607774113</text:p>
          </table:table-cell>
          <table:table-cell office:value-type="string" calcext:value-type="string">
            <text:p>https://pnas.org/doi/full/10.1073/pnas.1607774113</text:p>
          </table:table-cell>
        </table:table-row>
        <table:table-row table:style-name="ro6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etty, Manu; Tadmor, Michelle D; Reich-Zeliger, Shlomit; Angel, Omer; Salame, Tomer Meir; Kathail, Pooja; Choi, Kristy; Bendall, Sean; Friedman, Nir; Pe'er, Dana</text:p>
          </table:table-cell>
          <table:table-cell office:value-type="string" calcext:value-type="string">
            <text:p>Wishbone identifies bifurcating developmental trajectories from single-cell data</text:p>
          </table:table-cell>
          <table:table-cell table:number-columns-repeated="2"/>
          <table:table-cell office:value-type="string" calcext:value-type="string">
            <text:p>1087-0156, 1546-1696</text:p>
          </table:table-cell>
          <table:table-cell office:value-type="string" calcext:value-type="string">
            <text:p>10.1038/nbt.3569</text:p>
          </table:table-cell>
          <table:table-cell office:value-type="string" calcext:value-type="string">
            <text:p>https://www.nature.com/articles/nbt.3569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Haghverdi, Laleh; Büttner, Maren; Wolf, F Alexander; Buettner, Florian; Theis, Fabian J</text:p>
          </table:table-cell>
          <table:table-cell office:value-type="string" calcext:value-type="string">
            <text:p>Diffusion pseudotime robustly reconstructs lineage branching</text:p>
          </table:table-cell>
          <table:table-cell table:number-columns-repeated="2"/>
          <table:table-cell office:value-type="string" calcext:value-type="string">
            <text:p>1548-7091, 1548-7105</text:p>
          </table:table-cell>
          <table:table-cell office:value-type="string" calcext:value-type="string">
            <text:p>10.1038/nmeth.3971</text:p>
          </table:table-cell>
          <table:table-cell office:value-type="string" calcext:value-type="string">
            <text:p>https://www.nature.com/articles/nmeth.3971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Wu, Yihong; Yang, Pengkun</text:p>
          </table:table-cell>
          <table:table-cell office:value-type="string" calcext:value-type="string">
            <text:p>Minimax rates of entropy estimation on large alphabets via best polynomial approximation</text:p>
          </table:table-cell>
          <table:table-cell table:number-columns-repeated="3"/>
          <table:table-cell office:value-type="string" calcext:value-type="string">
            <text:p>10.48550/arXiv.1407.0381</text:p>
          </table:table-cell>
          <table:table-cell office:value-type="string" calcext:value-type="string">
            <text:p>http://arxiv.org/abs/1407.0381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efferman, Charles; Mitter, Sanjoy; Narayanan, Hariharan</text:p>
          </table:table-cell>
          <table:table-cell office:value-type="string" calcext:value-type="string">
            <text:p>Testing the manifold hypothesis</text:p>
          </table:table-cell>
          <table:table-cell table:number-columns-repeated="2"/>
          <table:table-cell office:value-type="string" calcext:value-type="string">
            <text:p>0894-0347, 1088-6834</text:p>
          </table:table-cell>
          <table:table-cell office:value-type="string" calcext:value-type="string">
            <text:p>10.1090/jams/852</text:p>
          </table:table-cell>
          <table:table-cell office:value-type="string" calcext:value-type="string">
            <text:p>https://www.ams.org/jams/2016-29-04/S0894-0347-2016-00852-4/</text:p>
          </table:table-cell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Salnikov, Vsevolod; Schaub, Michael T.; Lambiotte, Renaud</text:p>
          </table:table-cell>
          <table:table-cell office:value-type="string" calcext:value-type="string">
            <text:p>Using higher-order Markov models to reveal flow-based communities in networks</text:p>
          </table:table-cell>
          <table:table-cell table:number-columns-repeated="2"/>
          <table:table-cell office:value-type="string" calcext:value-type="string">
            <text:p>2045-2322</text:p>
          </table:table-cell>
          <table:table-cell office:value-type="string" calcext:value-type="string">
            <text:p>10.1038/srep23194</text:p>
          </table:table-cell>
          <table:table-cell office:value-type="string" calcext:value-type="string">
            <text:p>https://www.nature.com/articles/srep23194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Tian, Zhen; Wang, Chunyu; Guo, Maozu; Liu, Xiaoyan; Teng, Zhixia</text:p>
          </table:table-cell>
          <table:table-cell office:value-type="string" calcext:value-type="string">
            <text:p>An improved method for functional similarity analysis of genes based on Gene Ontolog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752-0509</text:p>
          </table:table-cell>
          <table:table-cell office:value-type="string" calcext:value-type="string">
            <text:p>10.1186/s12918-016-0359-z</text:p>
          </table:table-cell>
          <table:table-cell office:value-type="string" calcext:value-type="string">
            <text:p>http://bmcsystbiol.biomedcentral.com/articles/10.1186/s12918-016-0359-z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Tomasetti, Cristian; Vogelstein, Bert</text:p>
          </table:table-cell>
          <table:table-cell office:value-type="string" calcext:value-type="string">
            <text:p>Variation in cancer risk among tissues can be explained by the number of stem cell divisions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1260825</text:p>
          </table:table-cell>
          <table:table-cell office:value-type="string" calcext:value-type="string">
            <text:p>https://www.science.org/doi/10.1126/science.1260825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Tomasetti, Cristian; Vogelstein, Bert</text:p>
          </table:table-cell>
          <table:table-cell office:value-type="string" calcext:value-type="string">
            <text:p>Cancer risk: Role of environment—Response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aaa6592</text:p>
          </table:table-cell>
          <table:table-cell office:value-type="string" calcext:value-type="string">
            <text:p>https://www.science.org/doi/10.1126/science.aaa6592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Rozhok, Andrii I.; Wahl, Geoffrey M.; DeGregori, James</text:p>
          </table:table-cell>
          <table:table-cell office:value-type="string" calcext:value-type="string">
            <text:p>A Critical Examination of the “Bad Luck” Explanation of Cancer Risk</text:p>
          </table:table-cell>
          <table:table-cell table:number-columns-repeated="2"/>
          <table:table-cell office:value-type="string" calcext:value-type="string">
            <text:p>1940-6207, 1940-6215</text:p>
          </table:table-cell>
          <table:table-cell office:value-type="string" calcext:value-type="string">
            <text:p>10.1158/1940-6207.CAPR-15-0229</text:p>
          </table:table-cell>
          <table:table-cell office:value-type="string" calcext:value-type="string">
            <text:p>https://aacrjournals.org/cancerpreventionresearch/article/8/9/762/113059/A-Critical-Examination-of-the-Bad-Luck-Explanation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Rozhok, Andrii I.; DeGregori, James</text:p>
          </table:table-cell>
          <table:table-cell office:value-type="string" calcext:value-type="string">
            <text:p>Toward an evolutionary model of cancer: Considering the mechanisms that govern the fate of somatic mutations</text:p>
          </table:table-cell>
          <table:table-cell table:number-columns-repeated="2"/>
          <table:table-cell office:value-type="string" calcext:value-type="string">
            <text:p>0027-8424, 1091-6490</text:p>
          </table:table-cell>
          <table:table-cell office:value-type="string" calcext:value-type="string">
            <text:p>10.1073/pnas.1501713112</text:p>
          </table:table-cell>
          <table:table-cell office:value-type="string" calcext:value-type="string">
            <text:p>https://pnas.org/doi/full/10.1073/pnas.1501713112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Ullastres, Anna; Petit, Natalia; González, Josefa</text:p>
          </table:table-cell>
          <table:table-cell office:value-type="string" calcext:value-type="string">
            <text:p>Exploring the Phenotypic Space and the Evolutionary History of a Natural Mutation in &lt;i&gt;Drosophila melanogaster&lt;/i&gt;</text:p>
          </table:table-cell>
          <table:table-cell table:number-columns-repeated="2"/>
          <table:table-cell office:value-type="string" calcext:value-type="string">
            <text:p>0737-4038, 1537-1719</text:p>
          </table:table-cell>
          <table:table-cell office:value-type="string" calcext:value-type="string">
            <text:p>10.1093/molbev/msv061</text:p>
          </table:table-cell>
          <table:table-cell office:value-type="string" calcext:value-type="string">
            <text:p>https://academic.oup.com/mbe/article-lookup/doi/10.1093/molbev/msv061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Breiling, Achim; Lyko, Frank</text:p>
          </table:table-cell>
          <table:table-cell office:value-type="string" calcext:value-type="string">
            <text:p>Epigenetic regulatory functions of DNA modifications: 5-methylcytosine and beyond</text:p>
          </table:table-cell>
          <table:table-cell table:number-columns-repeated="2"/>
          <table:table-cell office:value-type="string" calcext:value-type="string">
            <text:p>1756-8935</text:p>
          </table:table-cell>
          <table:table-cell office:value-type="string" calcext:value-type="string">
            <text:p>10.1186/s13072-015-0016-6</text:p>
          </table:table-cell>
          <table:table-cell office:value-type="string" calcext:value-type="string">
            <text:p>http://www.epigeneticsandchromatin.com/content/8/1/24</text:p>
          </table:table-cell>
        </table:table-row>
        <table:table-row table:style-name="ro6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Steensma, David P.; Bejar, Rafael; Jaiswal, Siddhartha; Lindsley, R. Coleman; Sekeres, Mikkael A.; Hasserjian, Robert P.; Ebert, Benjamin L.</text:p>
          </table:table-cell>
          <table:table-cell office:value-type="string" calcext:value-type="string">
            <text:p>Clonal hematopoiesis of indeterminate potential and its distinction from myelodysplastic syndrome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15-03-631747</text:p>
          </table:table-cell>
          <table:table-cell office:value-type="string" calcext:value-type="string">
            <text:p>https://ashpublications.org/blood/article/126/1/9/34336/Clonal-hematopoiesis-of-indeterminate-potential</text:p>
          </table:table-cell>
        </table:table-row>
        <table:table-row table:style-name="ro6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Kowalczyk, Monika S.; Tirosh, Itay; Heckl, Dirk; Rao, Tata Nageswara; Dixit, Atray; Haas, Brian J.; Schneider, Rebekka K.; Wagers, Amy J.; Ebert, Benjamin L.; Regev, Aviv</text:p>
          </table:table-cell>
          <table:table-cell office:value-type="string" calcext:value-type="string">
            <text:p>Single-cell RNA-seq reveals changes in cell cycle and differentiation programs upon aging of hematopoietic stem cells</text:p>
          </table:table-cell>
          <table:table-cell table:number-columns-repeated="2"/>
          <table:table-cell office:value-type="string" calcext:value-type="string">
            <text:p>1088-9051, 1549-5469</text:p>
          </table:table-cell>
          <table:table-cell office:value-type="string" calcext:value-type="string">
            <text:p>10.1101/gr.192237.115</text:p>
          </table:table-cell>
          <table:table-cell office:value-type="string" calcext:value-type="string">
            <text:p>http://genome.cshlp.org/lookup/doi/10.1101/gr.192237.115</text:p>
          </table:table-cell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Goodell, Margaret A.; Nguyen, Hoang; Shroyer, Noah</text:p>
          </table:table-cell>
          <table:table-cell office:value-type="string" calcext:value-type="string">
            <text:p>Somatic stem cell heterogeneity: diversity in the blood, skin and intestinal stem cell compartments</text:p>
          </table:table-cell>
          <table:table-cell table:number-columns-repeated="2"/>
          <table:table-cell office:value-type="string" calcext:value-type="string">
            <text:p>1471-0072, 1471-0080</text:p>
          </table:table-cell>
          <table:table-cell office:value-type="string" calcext:value-type="string">
            <text:p>10.1038/nrm3980</text:p>
          </table:table-cell>
          <table:table-cell office:value-type="string" calcext:value-type="string">
            <text:p>https://www.nature.com/articles/nrm398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Henry, Curtis J.; Rozhok, Andrii I.; DeGregori, James</text:p>
          </table:table-cell>
          <table:table-cell office:value-type="string" calcext:value-type="string">
            <text:p>Hematopoietic Stem Cell Aging and Leukemogenesis</text:p>
          </table:table-cell>
          <table:table-cell/>
          <table:table-cell office:value-type="string" calcext:value-type="string">
            <text:p>978-3-7091-1231-1 978-3-7091-1232-8</text:p>
          </table:table-cell>
          <table:table-cell table:number-columns-repeated="2"/>
          <table:table-cell office:value-type="string" calcext:value-type="string">
            <text:p>https://link.springer.com/10.1007/978-3-7091-1232-8_13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Kim, Su Yeon; Jacob, Laurent; Speed, Terence P</text:p>
          </table:table-cell>
          <table:table-cell office:value-type="string" calcext:value-type="string">
            <text:p>Combining calls from multiple somatic mutation-callers</text:p>
          </table:table-cell>
          <table:table-cell table:number-columns-repeated="2"/>
          <table:table-cell office:value-type="string" calcext:value-type="string">
            <text:p>1471-2105</text:p>
          </table:table-cell>
          <table:table-cell office:value-type="string" calcext:value-type="string">
            <text:p>10.1186/1471-2105-15-154</text:p>
          </table:table-cell>
          <table:table-cell office:value-type="string" calcext:value-type="string">
            <text:p>https://bmcbioinformatics.biomedcentral.com/articles/10.1186/1471-2105-15-154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Ostrow, Sheli L.; Barshir, Ruth; DeGregori, James; Yeger-Lotem, Esti; Hershberg, Ruth</text:p>
          </table:table-cell>
          <table:table-cell office:value-type="string" calcext:value-type="string">
            <text:p>Cancer Evolution Is Associated with Pervasive Positive Selection on Globally Expressed Genes</text:p>
          </table:table-cell>
          <table:table-cell table:number-columns-repeated="2"/>
          <table:table-cell office:value-type="string" calcext:value-type="string">
            <text:p>1553-7404</text:p>
          </table:table-cell>
          <table:table-cell office:value-type="string" calcext:value-type="string">
            <text:p>10.1371/journal.pgen.1004239</text:p>
          </table:table-cell>
          <table:table-cell office:value-type="string" calcext:value-type="string">
            <text:p>https://dx.plos.org/10.1371/journal.pgen.1004239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Rozhok, Andrii I.; Salstrom, Jennifer L.; DeGregori, James</text:p>
          </table:table-cell>
          <table:table-cell office:value-type="string" calcext:value-type="string">
            <text:p>Stochastic modeling indicates that aging and somatic evolution in the hematopoietic system are driven by non-cell-autonomous processes</text:p>
          </table:table-cell>
          <table:table-cell table:number-columns-repeated="2"/>
          <table:table-cell office:value-type="string" calcext:value-type="string">
            <text:p>1945-4589</text:p>
          </table:table-cell>
          <table:table-cell office:value-type="string" calcext:value-type="string">
            <text:p>10.18632/aging.100707</text:p>
          </table:table-cell>
          <table:table-cell office:value-type="string" calcext:value-type="string">
            <text:p>https://www.aging-us.com/lookup/doi/10.18632/aging.100707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McInerney, Peter; Adams, Paul; Hadi, Masood Z.</text:p>
          </table:table-cell>
          <table:table-cell office:value-type="string" calcext:value-type="string">
            <text:p>Error Rate Comparison during Polymerase Chain Reaction by DNA Polymerase</text:p>
          </table:table-cell>
          <table:table-cell table:number-columns-repeated="2"/>
          <table:table-cell office:value-type="string" calcext:value-type="string">
            <text:p>2090-2182, 2090-2190</text:p>
          </table:table-cell>
          <table:table-cell office:value-type="string" calcext:value-type="string">
            <text:p>10.1155/2014/287430</text:p>
          </table:table-cell>
          <table:table-cell office:value-type="string" calcext:value-type="string">
            <text:p>https://www.hindawi.com/journals/mbi/2014/287430/</text:p>
          </table:table-cell>
        </table:table-row>
        <table:table-row table:style-name="ro6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VidoviÄ‡, DuÅ¡ica; Koleti, Amar; SchÃ¼rer, Stephan C.</text:p>
          </table:table-cell>
          <table:table-cell office:value-type="string" calcext:value-type="string">
            <text:p>Large-scale integration of small molecule-induced genome-wide transcriptional responses, Kinome-wide binding affinities and cell-growth inhibition profiles reveal global trends characterizing systems-level drug action</text:p>
          </table:table-cell>
          <table:table-cell table:number-columns-repeated="2"/>
          <table:table-cell office:value-type="string" calcext:value-type="string">
            <text:p>1664-8021</text:p>
          </table:table-cell>
          <table:table-cell office:value-type="string" calcext:value-type="string">
            <text:p>10.3389/fgene.2014.00342</text:p>
          </table:table-cell>
          <table:table-cell office:value-type="string" calcext:value-type="string">
            <text:p>http://journal.frontiersin.org/article/10.3389/fgene.2014.00342/abstract</text:p>
          </table:table-cell>
        </table:table-row>
        <table:table-row table:style-name="ro7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Genovese, Giulio; Kähler, Anna K.; Handsaker, Robert E.; Lindberg, Johan; Rose, Samuel A.; Bakhoum, Samuel F.; Chambert, Kimberly; Mick, Eran; Neale, Benjamin M.; Fromer, Menachem; Purcell, Shaun M.; Svantesson, Oscar; Landén, Mikael; Höglund, Martin; Lehmann, Sören; Gabriel, Stacey B.; Moran, Jennifer L.; Lander, Eric S.; Sullivan, Patrick F.; Sklar, Pamela; Grönberg, Henrik; Hultman, Christina M.; McCarroll, Steven A.</text:p>
          </table:table-cell>
          <table:table-cell office:value-type="string" calcext:value-type="string">
            <text:p>Clonal Hematopoiesis and Blood-Cancer Risk Inferred from Blood DNA Sequence</text:p>
          </table:table-cell>
          <table:table-cell table:number-columns-repeated="2"/>
          <table:table-cell office:value-type="string" calcext:value-type="string">
            <text:p>0028-4793, 1533-4406</text:p>
          </table:table-cell>
          <table:table-cell office:value-type="string" calcext:value-type="string">
            <text:p>10.1056/NEJMoa1409405</text:p>
          </table:table-cell>
          <table:table-cell office:value-type="string" calcext:value-type="string">
            <text:p>http://www.nejm.org/doi/10.1056/NEJMoa1409405</text:p>
          </table:table-cell>
        </table:table-row>
        <table:table-row table:style-name="ro18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Jaiswal, Siddhartha; Fontanillas, Pierre; Flannick, Jason; Manning, Alisa; Grauman, Peter V.; Mar, Brenton G.; Lindsley, R. Coleman; Mermel, Craig H.; Burtt, Noel; Chavez, Alejandro; Higgins, John M.; Moltchanov, Vladislav; Kuo, Frank C.; Kluk, Michael J.; Henderson, Brian; Kinnunen, Leena; Koistinen, Heikki A.; Ladenvall, Claes; Getz, Gad; Correa, Adolfo; Banahan, Benjamin F.; Gabriel, Stacey; Kathiresan, Sekar; Stringham, Heather M.; McCarthy, Mark I.; Boehnke, Michael; Tuomilehto, Jaakko; Haiman, Christopher; Groop, Leif; Atzmon, Gil; Wilson, James G.; Neuberg, Donna; Altshuler, David; Ebert, Benjamin L.</text:p>
          </table:table-cell>
          <table:table-cell office:value-type="string" calcext:value-type="string">
            <text:p>Age-Related Clonal Hematopoiesis Associated with Adverse Outcomes</text:p>
          </table:table-cell>
          <table:table-cell table:number-columns-repeated="2"/>
          <table:table-cell office:value-type="string" calcext:value-type="string">
            <text:p>0028-4793, 1533-4406</text:p>
          </table:table-cell>
          <table:table-cell office:value-type="string" calcext:value-type="string">
            <text:p>10.1056/NEJMoa1408617</text:p>
          </table:table-cell>
          <table:table-cell office:value-type="string" calcext:value-type="string">
            <text:p>http://www.nejm.org/doi/10.1056/NEJMoa1408617</text:p>
          </table:table-cell>
        </table:table-row>
        <table:table-row table:style-name="ro4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Xie, Mingchao; Lu, Charles; Wang, Jiayin; McLellan, Michael D; Johnson, Kimberly J; Wendl, Michael C; McMichael, Joshua F; Schmidt, Heather K; Yellapantula, Venkata; Miller, Christopher A; Ozenberger, Bradley A; Welch, John S; Link, Daniel C; Walter, Matthew J; Mardis, Elaine R; Dipersio, John F; Chen, Feng; Wilson, Richard K; Ley, Timothy J; Ding, Li</text:p>
          </table:table-cell>
          <table:table-cell office:value-type="string" calcext:value-type="string">
            <text:p>Age-related mutations associated with clonal hematopoietic expansion and malignancies</text:p>
          </table:table-cell>
          <table:table-cell table:number-columns-repeated="2"/>
          <table:table-cell office:value-type="string" calcext:value-type="string">
            <text:p>1078-8956, 1546-170X</text:p>
          </table:table-cell>
          <table:table-cell office:value-type="string" calcext:value-type="string">
            <text:p>10.1038/nm.3733</text:p>
          </table:table-cell>
          <table:table-cell office:value-type="string" calcext:value-type="string">
            <text:p>https://www.nature.com/articles/nm.3733</text:p>
          </table:table-cell>
        </table:table-row>
        <table:table-row table:style-name="ro6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un, Jianlong; Ramos, Azucena; Chapman, Brad; Johnnidis, Jonathan B.; Le, Linda; Ho, Yu-Jui; Klein, Allon; Hofmann, Oliver; Camargo, Fernando D.</text:p>
          </table:table-cell>
          <table:table-cell office:value-type="string" calcext:value-type="string">
            <text:p>Clonal dynamics of native haematopoiesis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nature13824</text:p>
          </table:table-cell>
          <table:table-cell office:value-type="string" calcext:value-type="string">
            <text:p>https://www.nature.com/articles/nature13824</text:p>
          </table:table-cell>
        </table:table-row>
        <table:table-row table:style-name="ro10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un, Deqiang; Luo, Min; Jeong, Mira; Rodriguez, Benjamin; Xia, Zheng; Hannah, Rebecca; Wang, Hui; Le, Thuc; Faull, Kym F.; Chen, Rui; Gu, Hongcang; Bock, Christoph; Meissner, Alexander; Göttgens, Berthold; Darlington, Gretchen J.; Li, Wei; Goodell, Margaret A.</text:p>
          </table:table-cell>
          <table:table-cell office:value-type="string" calcext:value-type="string">
            <text:p>Epigenomic Profiling of Young and Aged HSCs Reveals Concerted Changes during Aging that Reinforce Self-Renewal</text:p>
          </table:table-cell>
          <table:table-cell table:number-columns-repeated="2"/>
          <table:table-cell office:value-type="float" office:value="19345909" calcext:value-type="float">
            <text:p>19345909</text:p>
          </table:table-cell>
          <table:table-cell office:value-type="string" calcext:value-type="string">
            <text:p>10.1016/j.stem.2014.03.002</text:p>
          </table:table-cell>
          <table:table-cell office:value-type="string" calcext:value-type="string">
            <text:p>https://linkinghub.elsevier.com/retrieve/pii/S1934590914000964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Cullen, Sean M.; Mayle, Allison; Rossi, Lara; Goodell, Margaret A.</text:p>
          </table:table-cell>
          <table:table-cell office:value-type="string" calcext:value-type="string">
            <text:p>Hematopoietic Stem Cell Development</text:p>
          </table:table-cell>
          <table:table-cell/>
          <table:table-cell office:value-type="string" calcext:value-type="string">
            <text:p>978-0-12-416022-4</text:p>
          </table:table-cell>
          <table:table-cell table:number-columns-repeated="2"/>
          <table:table-cell office:value-type="string" calcext:value-type="string">
            <text:p>https://linkinghub.elsevier.com/retrieve/pii/B9780124160224000020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Suciu, Nicolae</text:p>
          </table:table-cell>
          <table:table-cell office:value-type="string" calcext:value-type="string">
            <text:p>Diffusion in random velocity fields with applications to contaminant transport in groundwater</text:p>
          </table:table-cell>
          <table:table-cell table:number-columns-repeated="2"/>
          <table:table-cell office:value-type="float" office:value="3091708" calcext:value-type="float">
            <text:p>3091708</text:p>
          </table:table-cell>
          <table:table-cell office:value-type="string" calcext:value-type="string">
            <text:p>10.1016/j.advwatres.2014.04.002</text:p>
          </table:table-cell>
          <table:table-cell office:value-type="string" calcext:value-type="string">
            <text:p>https://linkinghub.elsevier.com/retrieve/pii/S0309170814000633</text:p>
          </table:table-cell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Gupta, Ankur; Rawlings, James B.</text:p>
          </table:table-cell>
          <table:table-cell office:value-type="string" calcext:value-type="string">
            <text:p>Comparison of parameter estimation methods in stochastic chemical kinetic models: Examples in systems biology</text:p>
          </table:table-cell>
          <table:table-cell table:number-columns-repeated="2"/>
          <table:table-cell office:value-type="string" calcext:value-type="string">
            <text:p>0001-1541, 1547-5905</text:p>
          </table:table-cell>
          <table:table-cell office:value-type="string" calcext:value-type="string">
            <text:p>10.1002/aic.14409</text:p>
          </table:table-cell>
          <table:table-cell office:value-type="string" calcext:value-type="string">
            <text:p>https://aiche.onlinelibrary.wiley.com/doi/10.1002/aic.14409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Marouco, Diana; Garabadgiu, Alexander V.; Melino, Gerry; Barlev, Nikolai A.</text:p>
          </table:table-cell>
          <table:table-cell office:value-type="string" calcext:value-type="string">
            <text:p>Lysine-specific modifications of p53: a matter of life and death?</text:p>
          </table:table-cell>
          <table:table-cell table:number-columns-repeated="2"/>
          <table:table-cell office:value-type="string" calcext:value-type="string">
            <text:p>1949-2553</text:p>
          </table:table-cell>
          <table:table-cell office:value-type="string" calcext:value-type="string">
            <text:p>10.18632/oncotarget.1436</text:p>
          </table:table-cell>
          <table:table-cell office:value-type="string" calcext:value-type="string">
            <text:p>https://www.oncotarget.com/lookup/doi/10.18632/oncotarget.1436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Raveh-Amit, Hadas; Berzsenyi, Sara; Vas, Virag; Ye, Danna; Dinnyes, Andras</text:p>
          </table:table-cell>
          <table:table-cell office:value-type="string" calcext:value-type="string">
            <text:p>Tissue resident stem cells: till death do us part</text:p>
          </table:table-cell>
          <table:table-cell table:number-columns-repeated="2"/>
          <table:table-cell office:value-type="string" calcext:value-type="string">
            <text:p>1389-5729, 1573-6768</text:p>
          </table:table-cell>
          <table:table-cell office:value-type="string" calcext:value-type="string">
            <text:p>10.1007/s10522-013-9469-9</text:p>
          </table:table-cell>
          <table:table-cell office:value-type="string" calcext:value-type="string">
            <text:p>http://link.springer.com/10.1007/s10522-013-9469-9</text:p>
          </table:table-cell>
        </table:table-row>
        <table:table-row table:style-name="ro10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lorian, Maria Carolina; Nattamai, Kalpana J.; Dörr, Karin; Marka, Gina; Überle, Bettina; Vas, Virag; Eckl, Christina; Andrä, Immanuel; Schiemann, Matthias; Oostendorp, Robert A. J.; Scharffetter-Kochanek, Karin; Kestler, Hans Armin; Zheng, Yi; Geiger, Hartmut</text:p>
          </table:table-cell>
          <table:table-cell office:value-type="string" calcext:value-type="string">
            <text:p>A canonical to non-canonical Wnt signalling switch in haematopoietic stem-cell ageing</text:p>
          </table:table-cell>
          <table:table-cell table:number-columns-repeated="2"/>
          <table:table-cell office:value-type="string" calcext:value-type="string">
            <text:p>0028-0836, 1476-4687</text:p>
          </table:table-cell>
          <table:table-cell office:value-type="string" calcext:value-type="string">
            <text:p>10.1038/nature12631</text:p>
          </table:table-cell>
          <table:table-cell office:value-type="string" calcext:value-type="string">
            <text:p>https://www.nature.com/articles/nature1263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hahriyari, Leili; Komarova, Natalia L.</text:p>
          </table:table-cell>
          <table:table-cell office:value-type="string" calcext:value-type="string">
            <text:p>Symmetric vs. Asymmetric Stem Cell Divisions: An Adaptation against Cancer?</text:p>
          </table:table-cell>
          <table:table-cell table:number-columns-repeated="2"/>
          <table:table-cell office:value-type="string" calcext:value-type="string">
            <text:p>1932-6203</text:p>
          </table:table-cell>
          <table:table-cell office:value-type="string" calcext:value-type="string">
            <text:p>10.1371/journal.pone.0076195</text:p>
          </table:table-cell>
          <table:table-cell office:value-type="string" calcext:value-type="string">
            <text:p>https://dx.plos.org/10.1371/journal.pone.0076195</text:p>
          </table:table-cell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DeGregori, J</text:p>
          </table:table-cell>
          <table:table-cell office:value-type="string" calcext:value-type="string">
            <text:p>Challenging the axiom: does the occurrence of oncogenic mutations truly limit cancer development with age?</text:p>
          </table:table-cell>
          <table:table-cell table:number-columns-repeated="2"/>
          <table:table-cell office:value-type="string" calcext:value-type="string">
            <text:p>0950-9232, 1476-5594</text:p>
          </table:table-cell>
          <table:table-cell office:value-type="string" calcext:value-type="string">
            <text:p>10.1038/onc.2012.281</text:p>
          </table:table-cell>
          <table:table-cell office:value-type="string" calcext:value-type="string">
            <text:p>https://www.nature.com/articles/onc2012281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Schürer, Stephan C.; Muskal, Steven M.</text:p>
          </table:table-cell>
          <table:table-cell office:value-type="string" calcext:value-type="string">
            <text:p>Kinome-wide Activity Modeling from Diverse Public High-Quality Data Sets</text:p>
          </table:table-cell>
          <table:table-cell table:number-columns-repeated="2"/>
          <table:table-cell office:value-type="string" calcext:value-type="string">
            <text:p>1549-9596, 1549-960X</text:p>
          </table:table-cell>
          <table:table-cell office:value-type="string" calcext:value-type="string">
            <text:p>10.1021/ci300403k</text:p>
          </table:table-cell>
          <table:table-cell office:value-type="string" calcext:value-type="string">
            <text:p>https://pubs.acs.org/doi/10.1021/ci300403k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Fiedler, Bernold; Mochizuki, Atsushi; Kurosawa, Gen; Saito, Daisuke</text:p>
          </table:table-cell>
          <table:table-cell office:value-type="string" calcext:value-type="string">
            <text:p>Dynamics and Control at Feedback Vertex Sets. I: Informative and Determining Nodes in Regulatory Network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40-7294, 1572-9222</text:p>
          </table:table-cell>
          <table:table-cell office:value-type="string" calcext:value-type="string">
            <text:p>10.1007/s10884-013-9312-7</text:p>
          </table:table-cell>
          <table:table-cell office:value-type="string" calcext:value-type="string">
            <text:p>http://link.springer.com/10.1007/s10884-013-9312-7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eng, Zhixia; Guo, Maozu; Liu, Xiaoyan; Dai, Qiguo; Wang, Chunyu; Xuan, Ping</text:p>
          </table:table-cell>
          <table:table-cell office:value-type="string" calcext:value-type="string">
            <text:p>Measuring gene functional similarity based on group-wise comparison of GO term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67-4811, 1367-4803</text:p>
          </table:table-cell>
          <table:table-cell office:value-type="string" calcext:value-type="string">
            <text:p>10.1093/bioinformatics/btt160</text:p>
          </table:table-cell>
          <table:table-cell office:value-type="string" calcext:value-type="string">
            <text:p>https://academic.oup.com/bioinformatics/article/29/11/1424/220386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Zhao, Ende; Xu, Huanbin; Wang, Lin; Kryczek, Ilona; Wu, Ke; Hu, Yu; Wang, Guobin; Zou, Weiping</text:p>
          </table:table-cell>
          <table:table-cell office:value-type="string" calcext:value-type="string">
            <text:p>Bone marrow and the control of immunity</text:p>
          </table:table-cell>
          <table:table-cell table:number-columns-repeated="2"/>
          <table:table-cell office:value-type="string" calcext:value-type="string">
            <text:p>1672-7681, 2042-0226</text:p>
          </table:table-cell>
          <table:table-cell office:value-type="string" calcext:value-type="string">
            <text:p>10.1038/cmi.2011.47</text:p>
          </table:table-cell>
          <table:table-cell office:value-type="string" calcext:value-type="string">
            <text:p>https://www.nature.com/articles/cmi201147</text:p>
          </table:table-cell>
        </table:table-row>
        <table:table-row table:style-name="ro6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Koboldt, Daniel C.; Zhang, Qunyuan; Larson, David E.; Shen, Dong; McLellan, Michael D.; Lin, Ling; Miller, Christopher A.; Mardis, Elaine R.; Ding, Li; Wilson, Richard K.</text:p>
          </table:table-cell>
          <table:table-cell office:value-type="string" calcext:value-type="string">
            <text:p>VarScan 2: Somatic mutation and copy number alteration discovery in cancer by exome sequencing</text:p>
          </table:table-cell>
          <table:table-cell table:number-columns-repeated="2"/>
          <table:table-cell office:value-type="string" calcext:value-type="string">
            <text:p>1088-9051</text:p>
          </table:table-cell>
          <table:table-cell office:value-type="string" calcext:value-type="string">
            <text:p>10.1101/gr.129684.111</text:p>
          </table:table-cell>
          <table:table-cell office:value-type="string" calcext:value-type="string">
            <text:p>http://genome.cshlp.org/lookup/doi/10.1101/gr.129684.111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Banks, H.T.; Clayton Thompson, W.</text:p>
          </table:table-cell>
          <table:table-cell office:value-type="string" calcext:value-type="string">
            <text:p>Mathematical Models of Dividing Cell Populations: Application to CFSE Data</text:p>
          </table:table-cell>
          <table:table-cell table:number-columns-repeated="2"/>
          <table:table-cell office:value-type="string" calcext:value-type="string">
            <text:p>0973-5348, 1760-6101</text:p>
          </table:table-cell>
          <table:table-cell office:value-type="string" calcext:value-type="string">
            <text:p>10.1051/mmnp/20127504</text:p>
          </table:table-cell>
          <table:table-cell office:value-type="string" calcext:value-type="string">
            <text:p>http://www.mmnp-journal.org/10.1051/mmnp/20127504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Khatri, Purvesh; Sirota, Marina; Butte, Atul J.</text:p>
          </table:table-cell>
          <table:table-cell office:value-type="string" calcext:value-type="string">
            <text:p>Ten Years of Pathway Analysis: Current Approaches and Outstanding Challeng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553-7358</text:p>
          </table:table-cell>
          <table:table-cell office:value-type="string" calcext:value-type="string">
            <text:p>10.1371/journal.pcbi.1002375</text:p>
          </table:table-cell>
          <table:table-cell office:value-type="string" calcext:value-type="string">
            <text:p>https://dx.plos.org/10.1371/journal.pcbi.1002375</text:p>
          </table:table-cell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Aravind, L.; Iyer, Lakshminarayan M.</text:p>
          </table:table-cell>
          <table:table-cell office:value-type="string" calcext:value-type="string">
            <text:p>The HARE-HTH and associated domains: Novel modules in the coordination of epigenetic DNA and protein modifications</text:p>
          </table:table-cell>
          <table:table-cell table:number-columns-repeated="2"/>
          <table:table-cell office:value-type="string" calcext:value-type="string">
            <text:p>1538-4101, 1551-4005</text:p>
          </table:table-cell>
          <table:table-cell office:value-type="string" calcext:value-type="string">
            <text:p>10.4161/cc.11.1.18475</text:p>
          </table:table-cell>
          <table:table-cell office:value-type="string" calcext:value-type="string">
            <text:p>https://www.tandfonline.com/doi/full/10.4161/cc.11.1.18475</text:p>
          </table:table-cell>
        </table:table-row>
        <table:table-row table:style-name="ro10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Challen, Grant A; Sun, Deqiang; Jeong, Mira; Luo, Min; Jelinek, Jaroslav; Berg, Jonathan S; Bock, Christoph; Vasanthakumar, Aparna; Gu, Hongcang; Xi, Yuanxin; Liang, Shoudan; Lu, Yue; Darlington, Gretchen J; Meissner, Alexander; Issa, Jean-Pierre J; Godley, Lucy A; Li, Wei; Goodell, Margaret A</text:p>
          </table:table-cell>
          <table:table-cell office:value-type="string" calcext:value-type="string">
            <text:p>Dnmt3a is essential for hematopoietic stem cell differentiation</text:p>
          </table:table-cell>
          <table:table-cell table:number-columns-repeated="2"/>
          <table:table-cell office:value-type="string" calcext:value-type="string">
            <text:p>1061-4036, 1546-1718</text:p>
          </table:table-cell>
          <table:table-cell office:value-type="string" calcext:value-type="string">
            <text:p>10.1038/ng.1009</text:p>
          </table:table-cell>
          <table:table-cell office:value-type="string" calcext:value-type="string">
            <text:p>https://www.nature.com/articles/ng.1009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Huttegger, Simon M.; Mitteroecker, Philipp</text:p>
          </table:table-cell>
          <table:table-cell office:value-type="string" calcext:value-type="string">
            <text:p>Invariance and Meaningfulness in Phenotype spaces</text:p>
          </table:table-cell>
          <table:table-cell table:number-columns-repeated="2"/>
          <table:table-cell office:value-type="string" calcext:value-type="string">
            <text:p>0071-3260, 1934-2845</text:p>
          </table:table-cell>
          <table:table-cell office:value-type="string" calcext:value-type="string">
            <text:p>10.1007/s11692-011-9123-x</text:p>
          </table:table-cell>
          <table:table-cell office:value-type="string" calcext:value-type="string">
            <text:p>http://link.springer.com/10.1007/s11692-011-9123-x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Tabatabai, Mohammad A.; Bursac, Zoran; Eby, Wayne M.; Singh, Karan P.</text:p>
          </table:table-cell>
          <table:table-cell office:value-type="string" calcext:value-type="string">
            <text:p>Mathematical modeling of stem cell proliferation</text:p>
          </table:table-cell>
          <table:table-cell table:number-columns-repeated="2"/>
          <table:table-cell office:value-type="string" calcext:value-type="string">
            <text:p>0140-0118, 1741-0444</text:p>
          </table:table-cell>
          <table:table-cell office:value-type="string" calcext:value-type="string">
            <text:p>10.1007/s11517-010-0686-y</text:p>
          </table:table-cell>
          <table:table-cell office:value-type="string" calcext:value-type="string">
            <text:p>http://link.springer.com/10.1007/s11517-010-0686-y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Henry, Curtis J.; Marusyk, Andriy; DeGregori, James</text:p>
          </table:table-cell>
          <table:table-cell office:value-type="string" calcext:value-type="string">
            <text:p>Aging-Associated Changes in Hematopoiesis and Leukemogenesis: What's the Connection?</text:p>
          </table:table-cell>
          <table:table-cell table:number-columns-repeated="2"/>
          <table:table-cell office:value-type="string" calcext:value-type="string">
            <text:p>1945-4589</text:p>
          </table:table-cell>
          <table:table-cell office:value-type="string" calcext:value-type="string">
            <text:p>10.18632/aging.100351</text:p>
          </table:table-cell>
          <table:table-cell office:value-type="string" calcext:value-type="string">
            <text:p>https://www.aging-us.com/lookup/doi/10.18632/aging.100351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Visser, Ubbo; Abeyruwan, Saminda; Vempati, Uma; Smith, Robin P; Lemmon, Vance; Schürer, Stephan C</text:p>
          </table:table-cell>
          <table:table-cell office:value-type="string" calcext:value-type="string">
            <text:p>BioAssay Ontology (BAO): a semantic description of bioassays and high-throughput screening results</text:p>
          </table:table-cell>
          <table:table-cell table:number-columns-repeated="2"/>
          <table:table-cell office:value-type="string" calcext:value-type="string">
            <text:p>1471-2105</text:p>
          </table:table-cell>
          <table:table-cell office:value-type="string" calcext:value-type="string">
            <text:p>10.1186/1471-2105-12-257</text:p>
          </table:table-cell>
          <table:table-cell office:value-type="string" calcext:value-type="string">
            <text:p>https://bmcbioinformatics.biomedcentral.com/articles/10.1186/1471-2105-12-257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Macieira-Coelho, Alvaro</text:p>
          </table:table-cell>
          <table:table-cell office:value-type="string" calcext:value-type="string">
            <text:p>Cell division and aging of the organism</text:p>
          </table:table-cell>
          <table:table-cell table:number-columns-repeated="2"/>
          <table:table-cell office:value-type="string" calcext:value-type="string">
            <text:p>1389-5729, 1573-6768</text:p>
          </table:table-cell>
          <table:table-cell office:value-type="string" calcext:value-type="string">
            <text:p>10.1007/s10522-011-9346-3</text:p>
          </table:table-cell>
          <table:table-cell office:value-type="string" calcext:value-type="string">
            <text:p>http://link.springer.com/10.1007/s10522-011-9346-3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VanderKraats, Nathan D.; Banerjee, Arunava</text:p>
          </table:table-cell>
          <table:table-cell office:value-type="string" calcext:value-type="string">
            <text:p>A Finite-Sample, Distribution-Free, Probabilistic Lower Bound on Mutual Information</text:p>
          </table:table-cell>
          <table:table-cell table:number-columns-repeated="2"/>
          <table:table-cell office:value-type="string" calcext:value-type="string">
            <text:p>0899-7667, 1530-888X</text:p>
          </table:table-cell>
          <table:table-cell office:value-type="string" calcext:value-type="string">
            <text:p>10.1162/NECO_a_00144</text:p>
          </table:table-cell>
          <table:table-cell office:value-type="string" calcext:value-type="string">
            <text:p>https://direct.mit.edu/neco/article/23/7/1862-1898/7680</text:p>
          </table:table-cell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Valiant, Gregory; Valiant, Paul</text:p>
          </table:table-cell>
          <table:table-cell office:value-type="string" calcext:value-type="string">
            <text:p>Estimating the unseen: an n/log(n)-sample estimator for entropy and support size, shown optimal via new CLTs</text:p>
          </table:table-cell>
          <table:table-cell/>
          <table:table-cell office:value-type="string" calcext:value-type="string">
            <text:p>978-1-4503-0691-1</text:p>
          </table:table-cell>
          <table:table-cell/>
          <table:table-cell office:value-type="string" calcext:value-type="string">
            <text:p>10.1145/1993636.1993727</text:p>
          </table:table-cell>
          <table:table-cell office:value-type="string" calcext:value-type="string">
            <text:p>https://dl.acm.org/doi/10.1145/1993636.1993727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Wrzodek, Clemens; Dräger, Andreas; Zell, Andreas</text:p>
          </table:table-cell>
          <table:table-cell office:value-type="string" calcext:value-type="string">
            <text:p>KEGGtranslator: visualizing and converting the KEGG PATHWAY database to various forma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67-4811, 1367-4803</text:p>
          </table:table-cell>
          <table:table-cell office:value-type="string" calcext:value-type="string">
            <text:p>10.1093/bioinformatics/btr377</text:p>
          </table:table-cell>
          <table:table-cell office:value-type="string" calcext:value-type="string">
            <text:p>https://academic.oup.com/bioinformatics/article/27/16/2314/255063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Bodi, Zsuzsanna; Button, James D.; Grierson, Donald; Fray, Rupert G.</text:p>
          </table:table-cell>
          <table:table-cell office:value-type="string" calcext:value-type="string">
            <text:p>Yeast targets for mRNA methylation</text:p>
          </table:table-cell>
          <table:table-cell table:number-columns-repeated="2"/>
          <table:table-cell office:value-type="string" calcext:value-type="string">
            <text:p>1362-4962, 0305-1048</text:p>
          </table:table-cell>
          <table:table-cell office:value-type="string" calcext:value-type="string">
            <text:p>10.1093/nar/gkq266</text:p>
          </table:table-cell>
          <table:table-cell office:value-type="string" calcext:value-type="string">
            <text:p>https://academic.oup.com/nar/article-lookup/doi/10.1093/nar/gkq266</text:p>
          </table:table-cell>
        </table:table-row>
        <table:table-row table:style-name="ro6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Carette, Jan E.; Pruszak, Jan; Varadarajan, Malini; Blomen, Vincent A.; Gokhale, Sumita; Camargo, Fernando D.; Wernig, Marius; Jaenisch, Rudolf; Brummelkamp, Thijn R.</text:p>
          </table:table-cell>
          <table:table-cell office:value-type="string" calcext:value-type="string">
            <text:p>Generation of iPSCs from cultured human malignant cell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09-07-231845</text:p>
          </table:table-cell>
          <table:table-cell office:value-type="string" calcext:value-type="string">
            <text:p>https://ashpublications.org/blood/article/115/20/4039/103820/Generation-of-iPSCs-from-cultured-human-malignant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ummers, Charlotte; Rankin, Sara M.; Condliffe, Alison M.; Singh, Nanak; Peters, A. Michael; Chilvers, Edwin R.</text:p>
          </table:table-cell>
          <table:table-cell office:value-type="string" calcext:value-type="string">
            <text:p>Neutrophil kinetics in health and disease</text:p>
          </table:table-cell>
          <table:table-cell table:number-columns-repeated="2"/>
          <table:table-cell office:value-type="float" office:value="14714906" calcext:value-type="float">
            <text:p>14714906</text:p>
          </table:table-cell>
          <table:table-cell office:value-type="string" calcext:value-type="string">
            <text:p>10.1016/j.it.2010.05.006</text:p>
          </table:table-cell>
          <table:table-cell office:value-type="string" calcext:value-type="string">
            <text:p>https://linkinghub.elsevier.com/retrieve/pii/S147149061000075X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Mynard, Frédéric; Seal, Gavin J.</text:p>
          </table:table-cell>
          <table:table-cell office:value-type="string" calcext:value-type="string">
            <text:p>Phenotype spaces</text:p>
          </table:table-cell>
          <table:table-cell table:number-columns-repeated="2"/>
          <table:table-cell office:value-type="string" calcext:value-type="string">
            <text:p>0303-6812, 1432-1416</text:p>
          </table:table-cell>
          <table:table-cell office:value-type="string" calcext:value-type="string">
            <text:p>10.1007/s00285-009-0265-8</text:p>
          </table:table-cell>
          <table:table-cell office:value-type="string" calcext:value-type="string">
            <text:p>http://link.springer.com/10.1007/s00285-009-0265-8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Henry, Curtis J.; Marusyk, Andriy; Zaberezhnyy, Vadym; Adane, Biniam; DeGregori, James</text:p>
          </table:table-cell>
          <table:table-cell office:value-type="string" calcext:value-type="string">
            <text:p>Declining lymphoid progenitor fitness promotes aging-associated leukemogenesis</text:p>
          </table:table-cell>
          <table:table-cell table:number-columns-repeated="2"/>
          <table:table-cell office:value-type="string" calcext:value-type="string">
            <text:p>0027-8424, 1091-6490</text:p>
          </table:table-cell>
          <table:table-cell office:value-type="string" calcext:value-type="string">
            <text:p>10.1073/pnas.1005486107</text:p>
          </table:table-cell>
          <table:table-cell office:value-type="string" calcext:value-type="string">
            <text:p>https://pnas.org/doi/full/10.1073/pnas.1005486107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Seita, Jun; Weissman, Irving L.</text:p>
          </table:table-cell>
          <table:table-cell office:value-type="string" calcext:value-type="string">
            <text:p>Hematopoietic stem cell: self‐renewal versus differentiation</text:p>
          </table:table-cell>
          <table:table-cell table:number-columns-repeated="2"/>
          <table:table-cell office:value-type="string" calcext:value-type="string">
            <text:p>1939-5094, 1939-005X</text:p>
          </table:table-cell>
          <table:table-cell office:value-type="string" calcext:value-type="string">
            <text:p>10.1002/wsbm.86</text:p>
          </table:table-cell>
          <table:table-cell office:value-type="string" calcext:value-type="string">
            <text:p>https://wires.onlinelibrary.wiley.com/doi/10.1002/wsbm.86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Preston, Bradley D.; Albertson, Tina M.; Herr, Alan J.</text:p>
          </table:table-cell>
          <table:table-cell office:value-type="string" calcext:value-type="string">
            <text:p>DNA replication fidelity and cancer</text:p>
          </table:table-cell>
          <table:table-cell table:number-columns-repeated="2"/>
          <table:table-cell office:value-type="string" calcext:value-type="string">
            <text:p>1044-579X</text:p>
          </table:table-cell>
          <table:table-cell office:value-type="string" calcext:value-type="string">
            <text:p>10.1016/j.semcancer.2010.10.009</text:p>
          </table:table-cell>
          <table:table-cell office:value-type="string" calcext:value-type="string">
            <text:p>https://www.sciencedirect.com/science/article/pii/S1044579X10000933</text:p>
          </table:table-cell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Hyrien, Ollivier; Chen, Rui; Zand, Martin S</text:p>
          </table:table-cell>
          <table:table-cell office:value-type="string" calcext:value-type="string">
            <text:p>An age-dependent branching process model for the analysis of CFSE-labeling experiments</text:p>
          </table:table-cell>
          <table:table-cell table:number-columns-repeated="2"/>
          <table:table-cell office:value-type="string" calcext:value-type="string">
            <text:p>1745-6150</text:p>
          </table:table-cell>
          <table:table-cell office:value-type="string" calcext:value-type="string">
            <text:p>10.1186/1745-6150-5-41</text:p>
          </table:table-cell>
          <table:table-cell office:value-type="string" calcext:value-type="string">
            <text:p>http://biologydirect.biomedcentral.com/articles/10.1186/1745-6150-5-41</text:p>
          </table:table-cell>
        </table:table-row>
        <table:table-row table:style-name="ro10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Kilpivaara, Outi; Mukherjee, Semanti; Schram, Alison M; Wadleigh, Martha; Mullally, Ann; Ebert, Benjamin L; Bass, Adam; Marubayashi, Sachie; Heguy, Adriana; Garcia-Manero, Guillermo; Kantarjian, Hagop; Offit, Kenneth; Stone, Richard M; Gilliland, D Gary; Klein, Robert J; Levine, Ross L</text:p>
          </table:table-cell>
          <table:table-cell office:value-type="string" calcext:value-type="string">
            <text:p>A germline JAK2 SNP is associated with predisposition to the development of JAK2V617F-positive myeloproliferative neoplasms</text:p>
          </table:table-cell>
          <table:table-cell table:number-columns-repeated="2"/>
          <table:table-cell office:value-type="string" calcext:value-type="string">
            <text:p>1061-4036, 1546-1718</text:p>
          </table:table-cell>
          <table:table-cell office:value-type="string" calcext:value-type="string">
            <text:p>10.1038/ng.342</text:p>
          </table:table-cell>
          <table:table-cell office:value-type="string" calcext:value-type="string">
            <text:p>https://www.nature.com/articles/ng.342</text:p>
          </table:table-cell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Stehling-Sun, Sandra; Dade, Jessica; Nutt, Stephen L; DeKoter, Rodney P; Camargo, Fernando D</text:p>
          </table:table-cell>
          <table:table-cell office:value-type="string" calcext:value-type="string">
            <text:p>Regulation of lymphoid versus myeloid fate 'choice' by the transcription factor Mef2c</text:p>
          </table:table-cell>
          <table:table-cell table:number-columns-repeated="2"/>
          <table:table-cell office:value-type="string" calcext:value-type="string">
            <text:p>1529-2908, 1529-2916</text:p>
          </table:table-cell>
          <table:table-cell office:value-type="string" calcext:value-type="string">
            <text:p>10.1038/ni.1694</text:p>
          </table:table-cell>
          <table:table-cell office:value-type="string" calcext:value-type="string">
            <text:p>https://www.nature.com/articles/ni.1694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Dummit, David Steven; Foote, Richard M.</text:p>
          </table:table-cell>
          <table:table-cell office:value-type="string" calcext:value-type="string">
            <text:p>Abstract algebra</text:p>
          </table:table-cell>
          <table:table-cell/>
          <table:table-cell office:value-type="string" calcext:value-type="string">
            <text:p>978-0-471-43334-7 978-0-471-45234-8</text:p>
          </table:table-cell>
          <table:table-cell table:number-columns-repeated="3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Alekseyenko, Alexander V.; Lee, Christopher J.; Suchard, Marc A.</text:p>
          </table:table-cell>
          <table:table-cell office:value-type="string" calcext:value-type="string">
            <text:p>Wagner and Dollo: A Stochastic Duet by Composing Two Parsimonious Solos</text:p>
          </table:table-cell>
          <table:table-cell table:number-columns-repeated="2"/>
          <table:table-cell office:value-type="string" calcext:value-type="string">
            <text:p>1076-836X, 1063-5157</text:p>
          </table:table-cell>
          <table:table-cell office:value-type="string" calcext:value-type="string">
            <text:p>10.1080/10635150802434394</text:p>
          </table:table-cell>
          <table:table-cell office:value-type="string" calcext:value-type="string">
            <text:p>https://academic.oup.com/sysbio/article/57/5/772/1618732</text:p>
          </table:table-cell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Marusyk, Andriy; DeGregori, James</text:p>
          </table:table-cell>
          <table:table-cell office:value-type="string" calcext:value-type="string">
            <text:p>Declining cellular fitness with age promotes cancer initiation by selecting for adaptive oncogenic mutations</text:p>
          </table:table-cell>
          <table:table-cell table:number-columns-repeated="2"/>
          <table:table-cell office:value-type="string" calcext:value-type="string">
            <text:p>0304419X</text:p>
          </table:table-cell>
          <table:table-cell office:value-type="string" calcext:value-type="string">
            <text:p>10.1016/j.bbcan.2007.09.001</text:p>
          </table:table-cell>
          <table:table-cell office:value-type="string" calcext:value-type="string">
            <text:p>https://linkinghub.elsevier.com/retrieve/pii/S0304419X0700041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ochizuki, Atsushi</text:p>
          </table:table-cell>
          <table:table-cell office:value-type="string" calcext:value-type="string">
            <text:p>Structure of regulatory networks and diversity of gene expression pattern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25193" calcext:value-type="float">
            <text:p>225193</text:p>
          </table:table-cell>
          <table:table-cell office:value-type="string" calcext:value-type="string">
            <text:p>10.1016/j.jtbi.2007.09.019</text:p>
          </table:table-cell>
          <table:table-cell office:value-type="string" calcext:value-type="string">
            <text:p>https://linkinghub.elsevier.com/retrieve/pii/S0022519307004481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Costa, O. L. V.; Dufour, F.</text:p>
          </table:table-cell>
          <table:table-cell office:value-type="string" calcext:value-type="string">
            <text:p>Stability and Ergodicity of Piecewise Deterministic Markov Processes</text:p>
          </table:table-cell>
          <table:table-cell table:number-columns-repeated="2"/>
          <table:table-cell office:value-type="string" calcext:value-type="string">
            <text:p>0363-0129, 1095-7138</text:p>
          </table:table-cell>
          <table:table-cell office:value-type="string" calcext:value-type="string">
            <text:p>10.1137/060670109</text:p>
          </table:table-cell>
          <table:table-cell office:value-type="string" calcext:value-type="string">
            <text:p>http://epubs.siam.org/doi/10.1137/060670109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Sible, Jill C.; Tyson, John J.</text:p>
          </table:table-cell>
          <table:table-cell office:value-type="string" calcext:value-type="string">
            <text:p>Mathematical modeling as a tool for investigating cell cycle control networks</text:p>
          </table:table-cell>
          <table:table-cell table:number-columns-repeated="2"/>
          <table:table-cell office:value-type="float" office:value="10462023" calcext:value-type="float">
            <text:p>10462023</text:p>
          </table:table-cell>
          <table:table-cell office:value-type="string" calcext:value-type="string">
            <text:p>10.1016/j.ymeth.2006.08.003</text:p>
          </table:table-cell>
          <table:table-cell office:value-type="string" calcext:value-type="string">
            <text:p>https://linkinghub.elsevier.com/retrieve/pii/S1046202306001812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Marusyk, Andriy; DeGregori, James</text:p>
          </table:table-cell>
          <table:table-cell office:value-type="string" calcext:value-type="string">
            <text:p>Replicational Stress Selects for p53 Mutation</text:p>
          </table:table-cell>
          <table:table-cell table:number-columns-repeated="2"/>
          <table:table-cell office:value-type="string" calcext:value-type="string">
            <text:p>1538-4101, 1551-4005</text:p>
          </table:table-cell>
          <table:table-cell office:value-type="string" calcext:value-type="string">
            <text:p>10.4161/cc.6.17.4732</text:p>
          </table:table-cell>
          <table:table-cell office:value-type="string" calcext:value-type="string">
            <text:p>http://www.tandfonline.com/doi/abs/10.4161/cc.6.17.4732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Bebber, Daniel P; Marriott, Francis H.C; Gaston, Kevin J; Harris, Stephen A; Scotland, Robert W</text:p>
          </table:table-cell>
          <table:table-cell office:value-type="string" calcext:value-type="string">
            <text:p>Predicting unknown species numbers using discovery curves</text:p>
          </table:table-cell>
          <table:table-cell table:number-columns-repeated="2"/>
          <table:table-cell office:value-type="string" calcext:value-type="string">
            <text:p>0962-8452, 1471-2954</text:p>
          </table:table-cell>
          <table:table-cell office:value-type="string" calcext:value-type="string">
            <text:p>10.1098/rspb.2007.0464</text:p>
          </table:table-cell>
          <table:table-cell office:value-type="string" calcext:value-type="string">
            <text:p>https://royalsocietypublishing.org/doi/10.1098/rspb.2007.0464</text:p>
          </table:table-cell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Raskhodnikova, Sofya; Ron, Dana; Shpilka, Amir; Smith, Adam</text:p>
          </table:table-cell>
          <table:table-cell office:value-type="string" calcext:value-type="string">
            <text:p>Strong Lower Bounds for Approximating Distribution Support Size and the Distinct Elements Problem</text:p>
          </table:table-cell>
          <table:table-cell/>
          <table:table-cell office:value-type="string" calcext:value-type="string">
            <text:p>978-0-7695-3010-9</text:p>
          </table:table-cell>
          <table:table-cell/>
          <table:table-cell office:value-type="string" calcext:value-type="string">
            <text:p>10.1109/FOCS.2007.47</text:p>
          </table:table-cell>
          <table:table-cell office:value-type="string" calcext:value-type="string">
            <text:p>http://ieeexplore.ieee.org/document/4389525/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Kotz, Samuel</text:p>
          </table:table-cell>
          <table:table-cell office:value-type="string" calcext:value-type="string">
            <text:p>Handbook of Beta Distribution and Its Applications edited by A.K. Gupta and S. Nadarajah</text:p>
          </table:table-cell>
          <table:table-cell table:number-columns-repeated="2"/>
          <table:table-cell office:value-type="string" calcext:value-type="string">
            <text:p>0006341X</text:p>
          </table:table-cell>
          <table:table-cell office:value-type="string" calcext:value-type="string">
            <text:p>10.1111/j.1541-0420.2006.00540_11.x</text:p>
          </table:table-cell>
          <table:table-cell office:value-type="string" calcext:value-type="string">
            <text:p>https://onlinelibrary.wiley.com/doi/10.1111/j.1541-0420.2006.00540_11.x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Marusyk, Andriy; DeGregori, James</text:p>
          </table:table-cell>
          <table:table-cell office:value-type="string" calcext:value-type="string">
            <text:p>[No title found]</text:p>
          </table:table-cell>
          <table:table-cell table:number-columns-repeated="2"/>
          <table:table-cell office:value-type="float" office:value="17471028" calcext:value-type="float">
            <text:p>17471028</text:p>
          </table:table-cell>
          <table:table-cell office:value-type="string" calcext:value-type="string">
            <text:p>10.1186/1747-1028-1-24</text:p>
          </table:table-cell>
          <table:table-cell office:value-type="string" calcext:value-type="string">
            <text:p>http://celldiv.biomedcentral.com/articles/10.1186/1747-1028-1-24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Camargo, Fernando D.; Chambers, Stuart M.; Drew, Erin; McNagny, Kelly M.; Goodell, Margaret A.</text:p>
          </table:table-cell>
          <table:table-cell office:value-type="string" calcext:value-type="string">
            <text:p>Hematopoietic stem cells do not engraft with absolute efficiencies</text:p>
          </table:table-cell>
          <table:table-cell table:number-columns-repeated="2"/>
          <table:table-cell office:value-type="string" calcext:value-type="string">
            <text:p>0006-4971, 1528-0020</text:p>
          </table:table-cell>
          <table:table-cell office:value-type="string" calcext:value-type="string">
            <text:p>10.1182/blood-2005-02-0655</text:p>
          </table:table-cell>
          <table:table-cell office:value-type="string" calcext:value-type="string">
            <text:p>https://ashpublications.org/blood/article/107/2/501/131461/Hematopoietic-stem-cells-do-not-engraft-with</text:p>
          </table:table-cell>
        </table:table-row>
        <table:table-row table:style-name="ro4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Lamb, Justin; Crawford, Emily D.; Peck, David; Modell, Joshua W.; Blat, Irene C.; Wrobel, Matthew J.; Lerner, Jim; Brunet, Jean-Philippe; Subramanian, Aravind; Ross, Kenneth N.; Reich, Michael; Hieronymus, Haley; Wei, Guo; Armstrong, Scott A.; Haggarty, Stephen J.; Clemons, Paul A.; Wei, Ru; Carr, Steven A.; Lander, Eric S.; Golub, Todd R.</text:p>
          </table:table-cell>
          <table:table-cell office:value-type="string" calcext:value-type="string">
            <text:p>The Connectivity Map: Using Gene-Expression Signatures to Connect Small Molecules, Genes, and Disease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1132939</text:p>
          </table:table-cell>
          <table:table-cell office:value-type="string" calcext:value-type="string">
            <text:p>https://www.science.org/doi/10.1126/science.1132939</text:p>
          </table:table-cell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Schlicker, Andreas; Domingues, Francisco S; Rahnenführer, Jörg; Lengauer, Thomas</text:p>
          </table:table-cell>
          <table:table-cell office:value-type="string" calcext:value-type="string">
            <text:p>A new measure for functional similarity of gene products based on Gene Ontology</text:p>
          </table:table-cell>
          <table:table-cell table:number-columns-repeated="2"/>
          <table:table-cell office:value-type="string" calcext:value-type="string">
            <text:p>1471-2105</text:p>
          </table:table-cell>
          <table:table-cell office:value-type="string" calcext:value-type="string">
            <text:p>10.1186/1471-2105-7-302</text:p>
          </table:table-cell>
          <table:table-cell office:value-type="string" calcext:value-type="string">
            <text:p>https://bmcbioinformatics.biomedcentral.com/articles/10.1186/1471-2105-7-302</text:p>
          </table:table-cell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Bilousova, Ganna; Marusyk, Andriy; Porter, Christopher C; Cardiff, Robert D; DeGregori, James</text:p>
          </table:table-cell>
          <table:table-cell office:value-type="string" calcext:value-type="string">
            <text:p>Impaired DNA Replication within Progenitor Cell Pools Promotes Leukemogenesis</text:p>
          </table:table-cell>
          <table:table-cell table:number-columns-repeated="2"/>
          <table:table-cell office:value-type="string" calcext:value-type="string">
            <text:p>1545-7885</text:p>
          </table:table-cell>
          <table:table-cell office:value-type="string" calcext:value-type="string">
            <text:p>10.1371/journal.pbio.0030401</text:p>
          </table:table-cell>
          <table:table-cell office:value-type="string" calcext:value-type="string">
            <text:p>https://dx.plos.org/10.1371/journal.pbio.003040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Marcote, X.; Balbuena, C.; Fàbrega, J.</text:p>
          </table:table-cell>
          <table:table-cell office:value-type="string" calcext:value-type="string">
            <text:p>Connectedness of digraphs and graphs under constraints on the conditional diameter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83045" calcext:value-type="float">
            <text:p>283045</text:p>
          </table:table-cell>
          <table:table-cell office:value-type="string" calcext:value-type="string">
            <text:p>10.1002/net.20051</text:p>
          </table:table-cell>
          <table:table-cell office:value-type="string" calcext:value-type="string">
            <text:p>https://onlinelibrary.wiley.com/doi/10.1002/net.2005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ochizuki, Atsushi</text:p>
          </table:table-cell>
          <table:table-cell office:value-type="string" calcext:value-type="string">
            <text:p>An analytical study of the number of steady states in gene regulatory networks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25193" calcext:value-type="float">
            <text:p>225193</text:p>
          </table:table-cell>
          <table:table-cell office:value-type="string" calcext:value-type="string">
            <text:p>10.1016/j.jtbi.2005.03.015</text:p>
          </table:table-cell>
          <table:table-cell office:value-type="string" calcext:value-type="string">
            <text:p>https://linkinghub.elsevier.com/retrieve/pii/S0022519305001244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Silvapulle, Mervyn J.; Sen, Pranab Kumar</text:p>
          </table:table-cell>
          <table:table-cell office:value-type="string" calcext:value-type="string">
            <text:p>Constrained statistical inference: inequality, order, and shape restrictions</text:p>
          </table:table-cell>
          <table:table-cell/>
          <table:table-cell office:value-type="string" calcext:value-type="string">
            <text:p>978-0-471-20827-3</text:p>
          </table:table-cell>
          <table:table-cell table:number-columns-repeated="3"/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Haccou, Patsy; Jagers, Peter; Vatutin, Vladimir A.</text:p>
          </table:table-cell>
          <table:table-cell office:value-type="string" calcext:value-type="string">
            <text:p>Branching processes: variation, growth, and extinction of populations</text:p>
          </table:table-cell>
          <table:table-cell/>
          <table:table-cell office:value-type="string" calcext:value-type="string">
            <text:p>978-0-521-83220-5</text:p>
          </table:table-cell>
          <table:table-cell table:number-columns-repeated="3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Goodell, Margaret A.</text:p>
          </table:table-cell>
          <table:table-cell office:value-type="string" calcext:value-type="string">
            <text:p>Stem Cell Identification and Sorting Using the Hoechst 33342 Side Population (SP)</text:p>
          </table:table-cell>
          <table:table-cell table:number-columns-repeated="2"/>
          <table:table-cell office:value-type="string" calcext:value-type="string">
            <text:p>1934-9297, 1934-9300</text:p>
          </table:table-cell>
          <table:table-cell office:value-type="string" calcext:value-type="string">
            <text:p>10.1002/0471142956.cy0918s34</text:p>
          </table:table-cell>
          <table:table-cell office:value-type="string" calcext:value-type="string">
            <text:p>https://currentprotocols.onlinelibrary.wiley.com/doi/10.1002/0471142956.cy0918s34</text:p>
          </table:table-cell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Haccou, Patsy; Jagers, Peter; Vatutin, V. A.; International Institute for Applied Systems Analysis</text:p>
          </table:table-cell>
          <table:table-cell office:value-type="string" calcext:value-type="string">
            <text:p>Branching processes: variation, growth, and extinction of populations</text:p>
          </table:table-cell>
          <table:table-cell/>
          <table:table-cell office:value-type="string" calcext:value-type="string">
            <text:p>978-0-521-83220-5</text:p>
          </table:table-cell>
          <table:table-cell table:number-columns-repeated="3"/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Jacod, Jean; Protter, Philip</text:p>
          </table:table-cell>
          <table:table-cell office:value-type="string" calcext:value-type="string">
            <text:p>Probability Essentials</text:p>
          </table:table-cell>
          <table:table-cell/>
          <table:table-cell office:value-type="string" calcext:value-type="string">
            <text:p>978-3-540-43871-7 978-3-642-55682-1</text:p>
          </table:table-cell>
          <table:table-cell table:number-columns-repeated="2"/>
          <table:table-cell office:value-type="string" calcext:value-type="string">
            <text:p>http://link.springer.com/10.1007/978-3-642-55682-1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Ingolia, Nicholas T.; Murray, Andrew W.</text:p>
          </table:table-cell>
          <table:table-cell office:value-type="string" calcext:value-type="string">
            <text:p>The Ups and Downs of Modeling the Cell Cycle</text:p>
          </table:table-cell>
          <table:table-cell table:number-columns-repeated="2"/>
          <table:table-cell office:value-type="float" office:value="9609822" calcext:value-type="float">
            <text:p>9609822</text:p>
          </table:table-cell>
          <table:table-cell office:value-type="string" calcext:value-type="string">
            <text:p>10.1016/j.cub.2004.09.018</text:p>
          </table:table-cell>
          <table:table-cell office:value-type="string" calcext:value-type="string">
            <text:p>https://linkinghub.elsevier.com/retrieve/pii/S0960982204006943</text:p>
          </table:table-cell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Bernard, Samuel; Pujo-Menjouet, Laurent; Mackey, Michael C.</text:p>
          </table:table-cell>
          <table:table-cell office:value-type="string" calcext:value-type="string">
            <text:p>Analysis of Cell Kinetics Using a Cell Division Marker: Mathematical Modeling of Experimental Data</text:p>
          </table:table-cell>
          <table:table-cell table:number-columns-repeated="2"/>
          <table:table-cell office:value-type="float" office:value="63495" calcext:value-type="float">
            <text:p>63495</text:p>
          </table:table-cell>
          <table:table-cell office:value-type="string" calcext:value-type="string">
            <text:p>10.1016/S0006-3495(03)70063-0</text:p>
          </table:table-cell>
          <table:table-cell office:value-type="string" calcext:value-type="string">
            <text:p>https://linkinghub.elsevier.com/retrieve/pii/S0006349503700630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Shon, John; Park, John Y.; Wei, Liping</text:p>
          </table:table-cell>
          <table:table-cell office:value-type="string" calcext:value-type="string">
            <text:p>Beyond similarity-based methods to associate genes for the inference of function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4785382" calcext:value-type="float">
            <text:p>14785382</text:p>
          </table:table-cell>
          <table:table-cell office:value-type="string" calcext:value-type="string">
            <text:p>10.1016/S1478-5382(03)02318-7</text:p>
          </table:table-cell>
          <table:table-cell office:value-type="string" calcext:value-type="string">
            <text:p>https://linkinghub.elsevier.com/retrieve/pii/S1478538203023187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Kimmel, Marek; Axelrod, David E.</text:p>
          </table:table-cell>
          <table:table-cell office:value-type="string" calcext:value-type="string">
            <text:p>Branching processes in biology</text:p>
          </table:table-cell>
          <table:table-cell/>
          <table:table-cell office:value-type="string" calcext:value-type="string">
            <text:p>978-0-387-95340-3</text:p>
          </table:table-cell>
          <table:table-cell table:number-columns-repeated="3"/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öllmer, Hans; Horst, Ulrich</text:p>
          </table:table-cell>
          <table:table-cell office:value-type="string" calcext:value-type="string">
            <text:p>Convergence of locally and globally interacting Markov chains</text:p>
          </table:table-cell>
          <table:table-cell table:number-columns-repeated="2"/>
          <table:table-cell office:value-type="float" office:value="3044149" calcext:value-type="float">
            <text:p>3044149</text:p>
          </table:table-cell>
          <table:table-cell office:value-type="string" calcext:value-type="string">
            <text:p>10.1016/S0304-4149(01)00110-7</text:p>
          </table:table-cell>
          <table:table-cell office:value-type="string" calcext:value-type="string">
            <text:p>https://linkinghub.elsevier.com/retrieve/pii/S0304414901001107</text:p>
          </table:table-cell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Daduna, G.; Knopov, P. S.; Chornei, R. K.</text:p>
          </table:table-cell>
          <table:table-cell office:value-type="string" calcext:value-type="string">
            <text:p>Local Control of Markovian Processes of Interaction on a Graph with a Compact Set of States</text:p>
          </table:table-cell>
          <table:table-cell table:number-columns-repeated="2"/>
          <table:table-cell office:value-type="string" calcext:value-type="string">
            <text:p>1060-0396, 1573-8337</text:p>
          </table:table-cell>
          <table:table-cell office:value-type="string" calcext:value-type="string">
            <text:p>10.1023/A:1011985609994</text:p>
          </table:table-cell>
          <table:table-cell office:value-type="string" calcext:value-type="string">
            <text:p>https://link.springer.com/10.1023/A:1011985609994</text:p>
          </table:table-cell>
        </table:table-row>
        <table:table-row table:style-name="ro4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Ashburner, Michael; Ball, Catherine A.; Blake, Judith A.; Botstein, David; Butler, Heather; Cherry, J. Michael; Davis, Allan P.; Dolinski, Kara; Dwight, Selina S.; Eppig, Janan T.; Harris, Midori A.; Hill, David P.; Issel-Tarver, Laurie; Kasarskis, Andrew; Lewis, Suzanna; Matese, John C.; Richardson, Joel E.; Ringwald, Martin; Rubin, Gerald M.; Sherlock, Gavin</text:p>
          </table:table-cell>
          <table:table-cell office:value-type="string" calcext:value-type="string">
            <text:p>Gene Ontology: tool for the unification of biology</text:p>
          </table:table-cell>
          <table:table-cell table:number-columns-repeated="2"/>
          <table:table-cell office:value-type="string" calcext:value-type="string">
            <text:p>1061-4036, 1546-1718</text:p>
          </table:table-cell>
          <table:table-cell office:value-type="string" calcext:value-type="string">
            <text:p>10.1038/75556</text:p>
          </table:table-cell>
          <table:table-cell office:value-type="string" calcext:value-type="string">
            <text:p>https://www.nature.com/articles/ng0500_25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unkres, James Raymond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978-0-13-181629-9</text:p>
          </table:table-cell>
          <table:table-cell table:number-columns-repeated="3"/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Roweis, Sam T.; Saul, Lawrence K.</text:p>
          </table:table-cell>
          <table:table-cell office:value-type="string" calcext:value-type="string">
            <text:p>Nonlinear Dimensionality Reduction by Locally Linear Embedding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290.5500.2323</text:p>
          </table:table-cell>
          <table:table-cell office:value-type="string" calcext:value-type="string">
            <text:p>https://www.science.org/doi/10.1126/science.290.5500.2323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Cupal, Jan; Kopp, Stephan; Stadler, Peter F.</text:p>
          </table:table-cell>
          <table:table-cell office:value-type="string" calcext:value-type="string">
            <text:p>RNA Shape Space Topology</text:p>
          </table:table-cell>
          <table:table-cell table:number-columns-repeated="2"/>
          <table:table-cell office:value-type="string" calcext:value-type="string">
            <text:p>1064-5462, 1530-9185</text:p>
          </table:table-cell>
          <table:table-cell office:value-type="string" calcext:value-type="string">
            <text:p>10.1162/106454600568294</text:p>
          </table:table-cell>
          <table:table-cell office:value-type="string" calcext:value-type="string">
            <text:p>https://direct.mit.edu/artl/article/6/1/3-23/2336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Tenenbaum, Joshua B.; Silva, Vin De; Langford, John C.</text:p>
          </table:table-cell>
          <table:table-cell office:value-type="string" calcext:value-type="string">
            <text:p>A Global Geometric Framework for Nonlinear Dimensionality Reduction</text:p>
          </table:table-cell>
          <table:table-cell table:number-columns-repeated="2"/>
          <table:table-cell office:value-type="string" calcext:value-type="string">
            <text:p>0036-8075, 1095-9203</text:p>
          </table:table-cell>
          <table:table-cell office:value-type="string" calcext:value-type="string">
            <text:p>10.1126/science.290.5500.2319</text:p>
          </table:table-cell>
          <table:table-cell office:value-type="string" calcext:value-type="string">
            <text:p>https://www.science.org/doi/10.1126/science.290.5500.2319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Mochizuki, Atsushi</text:p>
          </table:table-cell>
          <table:table-cell office:value-type="string" calcext:value-type="string">
            <text:p>Estimating Cell Lineage from Distributions of Randomly Introduced Markers</text:p>
          </table:table-cell>
          <table:table-cell table:number-columns-repeated="2"/>
          <table:table-cell office:value-type="float" office:value="225193" calcext:value-type="float">
            <text:p>225193</text:p>
          </table:table-cell>
          <table:table-cell office:value-type="string" calcext:value-type="string">
            <text:p>10.1006/jtbi.1998.0870</text:p>
          </table:table-cell>
          <table:table-cell office:value-type="string" calcext:value-type="string">
            <text:p>https://linkinghub.elsevier.com/retrieve/pii/S002251939890870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Order statistics: applications</text:p>
          </table:table-cell>
          <table:table-cell/>
          <table:table-cell office:value-type="string" calcext:value-type="string">
            <text:p>978-0-444-82922-1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London, Hong Kong</text:p>
          </table:table-cell>
          <table:table-cell office:value-type="string" calcext:value-type="string">
            <text:p>A Systematic Introduction</text:p>
          </table:table-cell>
          <table:table-cell office:value-type="string" calcext:value-type="string">
            <text:p>Maybe</text:p>
          </table:table-cell>
          <table:table-cell table:number-columns-repeated="4"/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Cline, J</text:p>
          </table:table-cell>
          <table:table-cell office:value-type="string" calcext:value-type="string">
            <text:p>PCR fidelity of pfu DNA polymerase and other thermostable DNA polymerases</text:p>
          </table:table-cell>
          <table:table-cell table:number-columns-repeated="2"/>
          <table:table-cell office:value-type="float" office:value="13624962" calcext:value-type="float">
            <text:p>13624962</text:p>
          </table:table-cell>
          <table:table-cell office:value-type="string" calcext:value-type="string">
            <text:p>10.1093/nar/24.18.3546</text:p>
          </table:table-cell>
          <table:table-cell office:value-type="string" calcext:value-type="string">
            <text:p>https://academic.oup.com/nar/article-lookup/doi/10.1093/nar/24.18.3546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Estimating terrestrial biodiversity through extrapolation</text:p>
          </table:table-cell>
          <table:table-cell table:number-columns-repeated="2"/>
          <table:table-cell office:value-type="string" calcext:value-type="string">
            <text:p>0962-8436, 1471-2970</text:p>
          </table:table-cell>
          <table:table-cell office:value-type="string" calcext:value-type="string">
            <text:p>10.1098/rstb.1994.0091</text:p>
          </table:table-cell>
          <table:table-cell office:value-type="string" calcext:value-type="string">
            <text:p>https://royalsocietypublishing.org/doi/10.1098/rstb.1994.0091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string" calcext:value-type="string">
            <text:p>Johnson, Roger W.</text:p>
          </table:table-cell>
          <table:table-cell office:value-type="string" calcext:value-type="string">
            <text:p>Estimating the Size of a Population</text:p>
          </table:table-cell>
          <table:table-cell table:number-columns-repeated="2"/>
          <table:table-cell office:value-type="string" calcext:value-type="string">
            <text:p>0141-982X, 1467-9639</text:p>
          </table:table-cell>
          <table:table-cell office:value-type="string" calcext:value-type="string">
            <text:p>10.1111/j.1467-9639.1994.tb00688.x</text:p>
          </table:table-cell>
          <table:table-cell office:value-type="string" calcext:value-type="string">
            <text:p>https://onlinelibrary.wiley.com/doi/10.1111/j.1467-9639.1994.tb00688.x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Bunge, J; Fitzpatrick, M</text:p>
          </table:table-cell>
          <table:table-cell office:value-type="string" calcext:value-type="string">
            <text:p>Estimating the Number of Species: A Review</text:p>
          </table:table-cell>
          <table:table-cell table:number-columns-repeated="5"/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Arnold, Barry C.; Balakrishnan, N.; Nagaraja, H. N.</text:p>
          </table:table-cell>
          <table:table-cell office:value-type="string" calcext:value-type="string">
            <text:p>A first course in order statistics</text:p>
          </table:table-cell>
          <table:table-cell/>
          <table:table-cell office:value-type="string" calcext:value-type="string">
            <text:p>978-0-471-57416-3</text:p>
          </table:table-cell>
          <table:table-cell table:number-columns-repeated="3"/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string" calcext:value-type="string">
            <text:p>Gillespie, Daniel T.</text:p>
          </table:table-cell>
          <table:table-cell office:value-type="string" calcext:value-type="string">
            <text:p>A rigorous derivation of the chemical master equation</text:p>
          </table:table-cell>
          <table:table-cell table:number-columns-repeated="2"/>
          <table:table-cell office:value-type="float" office:value="3784371" calcext:value-type="float">
            <text:p>3784371</text:p>
          </table:table-cell>
          <table:table-cell office:value-type="string" calcext:value-type="string">
            <text:p>10.1016/0378-4371(92)90283-V</text:p>
          </table:table-cell>
          <table:table-cell office:value-type="string" calcext:value-type="string">
            <text:p>https://linkinghub.elsevier.com/retrieve/pii/037843719290283V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Balakrishnan, N.; Cohen, A. Clifford</text:p>
          </table:table-cell>
          <table:table-cell office:value-type="string" calcext:value-type="string">
            <text:p>Order statistics and inference: estimation methods</text:p>
          </table:table-cell>
          <table:table-cell/>
          <table:table-cell office:value-type="string" calcext:value-type="string">
            <text:p>978-0-12-076948-3</text:p>
          </table:table-cell>
          <table:table-cell table:number-columns-repeated="3"/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Guttorp, Peter</text:p>
          </table:table-cell>
          <table:table-cell office:value-type="string" calcext:value-type="string">
            <text:p>Statistical inference for branching processes</text:p>
          </table:table-cell>
          <table:table-cell/>
          <table:table-cell office:value-type="string" calcext:value-type="string">
            <text:p>978-0-471-82291-2</text:p>
          </table:table-cell>
          <table:table-cell table:number-columns-repeated="3"/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string" calcext:value-type="string">
            <text:p>Sankaranarayanan, G.</text:p>
          </table:table-cell>
          <table:table-cell office:value-type="string" calcext:value-type="string">
            <text:p>Branching processes and its estimation theory</text:p>
          </table:table-cell>
          <table:table-cell/>
          <table:table-cell office:value-type="string" calcext:value-type="string">
            <text:p>978-0-470-20857-1</text:p>
          </table:table-cell>
          <table:table-cell table:number-columns-repeated="3"/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Robertson, Tim; Wright, F. T.; Dykstra, Richard L.</text:p>
          </table:table-cell>
          <table:table-cell office:value-type="string" calcext:value-type="string">
            <text:p>Order restricted statistical inference</text:p>
          </table:table-cell>
          <table:table-cell/>
          <table:table-cell office:value-type="string" calcext:value-type="string">
            <text:p>978-0-471-91787-8</text:p>
          </table:table-cell>
          <table:table-cell table:number-columns-repeated="3"/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string" calcext:value-type="string">
            <text:p>Macken, Catherine A.; Perelson, Alan S.</text:p>
          </table:table-cell>
          <table:table-cell office:value-type="string" calcext:value-type="string">
            <text:p>Stem cell proliferation and differentiation: a multitype branching process model</text:p>
          </table:table-cell>
          <table:table-cell/>
          <table:table-cell office:value-type="string" calcext:value-type="string">
            <text:p>978-0-387-50183-3 978-3-540-50183-1</text:p>
          </table:table-cell>
          <table:table-cell table:number-columns-repeated="3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Walker, M M; Wanda, P E</text:p>
          </table:table-cell>
          <table:table-cell office:value-type="string" calcext:value-type="string">
            <text:p>Immunochemical detection of cell cycle synchronization in a human erythroleukemia cell line, K562.</text:p>
          </table:table-cell>
          <table:table-cell table:number-columns-repeated="2"/>
          <table:table-cell office:value-type="string" calcext:value-type="string">
            <text:p>0022-1554, 1551-5044</text:p>
          </table:table-cell>
          <table:table-cell office:value-type="string" calcext:value-type="string">
            <text:p>10.1177/35.10.3476671</text:p>
          </table:table-cell>
          <table:table-cell office:value-type="string" calcext:value-type="string">
            <text:p>https://journals.sagepub.com/doi/10.1177/35.10.3476671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string" calcext:value-type="string">
            <text:p>Brian Arthur, W.; Ermoliev, Yu.M.; Kaniovski, Yu.M.</text:p>
          </table:table-cell>
          <table:table-cell office:value-type="string" calcext:value-type="string">
            <text:p>Path-dependent processes and the emergence of macro-structure</text:p>
          </table:table-cell>
          <table:table-cell table:number-columns-repeated="2"/>
          <table:table-cell office:value-type="float" office:value="3772217" calcext:value-type="float">
            <text:p>3772217</text:p>
          </table:table-cell>
          <table:table-cell office:value-type="string" calcext:value-type="string">
            <text:p>10.1016/0377-2217(87)90074-9</text:p>
          </table:table-cell>
          <table:table-cell office:value-type="string" calcext:value-type="string">
            <text:p>https://linkinghub.elsevier.com/retrieve/pii/0377221787900749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Fristedt, Bert; Taylor, S. J.</text:p>
          </table:table-cell>
          <table:table-cell office:value-type="string" calcext:value-type="string">
            <text:p>Constructions of local time for a Markov process</text:p>
          </table:table-cell>
          <table:table-cell table:number-columns-repeated="2"/>
          <table:table-cell office:value-type="string" calcext:value-type="string">
            <text:p>0044-3719, 1432-2064</text:p>
          </table:table-cell>
          <table:table-cell office:value-type="string" calcext:value-type="string">
            <text:p>10.1007/BF00532164</text:p>
          </table:table-cell>
          <table:table-cell office:value-type="string" calcext:value-type="string">
            <text:p>http://link.springer.com/10.1007/BF00532164</text:p>
          </table:table-cell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Bertuzzi, Alessandro; Gandolfi, Alberto; Giovenco, Maria Adelaide</text:p>
          </table:table-cell>
          <table:table-cell office:value-type="string" calcext:value-type="string">
            <text:p>Mathematical models of the cell cycle with a view to tumor studies</text:p>
          </table:table-cell>
          <table:table-cell table:number-columns-repeated="2"/>
          <table:table-cell office:value-type="float" office:value="255564" calcext:value-type="float">
            <text:p>255564</text:p>
          </table:table-cell>
          <table:table-cell office:value-type="string" calcext:value-type="string">
            <text:p>10.1016/0025-5564(81)90017-1</text:p>
          </table:table-cell>
          <table:table-cell office:value-type="string" calcext:value-type="string">
            <text:p>https://linkinghub.elsevier.com/retrieve/pii/0025556481900171</text:p>
          </table:table-cell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Statistical inference under order restrictions: the theory and application of isotonic regression</text:p>
          </table:table-cell>
          <table:table-cell/>
          <table:table-cell office:value-type="string" calcext:value-type="string">
            <text:p>978-0-471-04970-8</text:p>
          </table:table-cell>
          <table:table-cell table:number-columns-repeated="3"/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Gibbons, Jean Dickinson; Olkin, Ingram; Sobel, Milton</text:p>
          </table:table-cell>
          <table:table-cell office:value-type="string" calcext:value-type="string">
            <text:p>Selecting and ordering populations: a new statistical methodology</text:p>
          </table:table-cell>
          <table:table-cell/>
          <table:table-cell office:value-type="string" calcext:value-type="string">
            <text:p>978-0-471-02670-9</text:p>
          </table:table-cell>
          <table:table-cell table:number-columns-repeated="3"/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Carmo, Manfredo Perdigão do</text:p>
          </table:table-cell>
          <table:table-cell office:value-type="string" calcext:value-type="string">
            <text:p>Differential geometry of curves and surfaces</text:p>
          </table:table-cell>
          <table:table-cell/>
          <table:table-cell office:value-type="string" calcext:value-type="string">
            <text:p>978-0-13-212589-5</text:p>
          </table:table-cell>
          <table:table-cell table:number-columns-repeated="3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Efron, Bradley; Thisted, Ronald</text:p>
          </table:table-cell>
          <table:table-cell office:value-type="string" calcext:value-type="string">
            <text:p>Estimating the Number of Unsen Species: How Many Words Did Shakespeare Know?</text:p>
          </table:table-cell>
          <table:table-cell table:number-columns-repeated="2"/>
          <table:table-cell office:value-type="float" office:value="63444" calcext:value-type="float">
            <text:p>63444</text:p>
          </table:table-cell>
          <table:table-cell office:value-type="string" calcext:value-type="string">
            <text:p>10.2307/2335721</text:p>
          </table:table-cell>
          <table:table-cell office:value-type="string" calcext:value-type="string">
            <text:p>https://www.jstor.org/stable/2335721?origin=crossref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string" calcext:value-type="string">
            <text:p>Boothby, William M.</text:p>
          </table:table-cell>
          <table:table-cell office:value-type="string" calcext:value-type="string">
            <text:p>An introduction to differentiable manifolds and Riemannian geometry</text:p>
          </table:table-cell>
          <table:table-cell/>
          <table:table-cell office:value-type="string" calcext:value-type="string">
            <text:p>978-0-12-116050-0</text:p>
          </table:table-cell>
          <table:table-cell table:number-columns-repeated="3"/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Guillemin, Victor; Pollack, Alan</text:p>
          </table:table-cell>
          <table:table-cell office:value-type="string" calcext:value-type="string">
            <text:p>Differential topology</text:p>
          </table:table-cell>
          <table:table-cell/>
          <table:table-cell office:value-type="string" calcext:value-type="string">
            <text:p>978-0-13-212605-2</text:p>
          </table:table-cell>
          <table:table-cell table:number-columns-repeated="3"/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threya, Krishna B.; Ney, Peter</text:p>
          </table:table-cell>
          <table:table-cell office:value-type="string" calcext:value-type="string">
            <text:p>Branching processes</text:p>
          </table:table-cell>
          <table:table-cell/>
          <table:table-cell office:value-type="string" calcext:value-type="string">
            <text:p>978-0-387-05790-3</text:p>
          </table:table-cell>
          <table:table-cell table:number-columns-repeated="3"/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Keizer, Joel</text:p>
          </table:table-cell>
          <table:table-cell office:value-type="string" calcext:value-type="string">
            <text:p>On the solutions and the steady states of a master equation</text:p>
          </table:table-cell>
          <table:table-cell table:number-columns-repeated="2"/>
          <table:table-cell office:value-type="string" calcext:value-type="string">
            <text:p>0022-4715, 1572-9613</text:p>
          </table:table-cell>
          <table:table-cell office:value-type="string" calcext:value-type="string">
            <text:p>10.1007/BF01023679</text:p>
          </table:table-cell>
          <table:table-cell office:value-type="string" calcext:value-type="string">
            <text:p>http://link.springer.com/10.1007/BF01023679</text:p>
          </table:table-cell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office:value-type="string" calcext:value-type="string">
            <text:p>Good, I. J.; Toulmin, G. H.</text:p>
          </table:table-cell>
          <table:table-cell office:value-type="string" calcext:value-type="string">
            <text:p>THE NUMBER OF NEW SPECIES, AND THE INCREASE IN POPULATION COVERAGE, WHEN A SAMPLE IS INCREASED</text:p>
          </table:table-cell>
          <table:table-cell table:number-columns-repeated="2"/>
          <table:table-cell office:value-type="string" calcext:value-type="string">
            <text:p>0006-3444, 1464-3510</text:p>
          </table:table-cell>
          <table:table-cell office:value-type="string" calcext:value-type="string">
            <text:p>10.1093/biomet/43.1-2.45</text:p>
          </table:table-cell>
          <table:table-cell office:value-type="string" calcext:value-type="string">
            <text:p>https://academic.oup.com/biomet/article-lookup/doi/10.1093/biomet/43.1-2.45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Armitage, P; Doll, R</text:p>
          </table:table-cell>
          <table:table-cell office:value-type="string" calcext:value-type="string">
            <text:p>The Age Distribution of Cancer and a Multi-stage Theory of Carcinogenesis</text:p>
          </table:table-cell>
          <table:table-cell table:number-columns-repeated="2"/>
          <table:table-cell office:value-type="string" calcext:value-type="string">
            <text:p>0007-0920, 1532-1827</text:p>
          </table:table-cell>
          <table:table-cell office:value-type="string" calcext:value-type="string">
            <text:p>10.1038/bjc.1954.1</text:p>
          </table:table-cell>
          <table:table-cell office:value-type="string" calcext:value-type="string">
            <text:p>https://www.nature.com/articles/bjc19541</text:p>
          </table:table-cell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The Population Frequencies of Species and the Estimation of Population Parameters</text:p>
          </table:table-cell>
          <table:table-cell table:number-columns-repeated="5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office:value-type="string" calcext:value-type="string">
            <text:p>Fisher, R. A.; Corbet, A. Steven; Williams, C. B.</text:p>
          </table:table-cell>
          <table:table-cell office:value-type="string" calcext:value-type="string">
            <text:p>The Relation Between the Number of Species and the Number of Individuals in a Random Sample of an Animal Population</text:p>
          </table:table-cell>
          <table:table-cell table:number-columns-repeated="2"/>
          <table:table-cell office:value-type="float" office:value="218790" calcext:value-type="float">
            <text:p>218790</text:p>
          </table:table-cell>
          <table:table-cell office:value-type="string" calcext:value-type="string">
            <text:p>10.2307/1411</text:p>
          </table:table-cell>
          <table:table-cell office:value-type="string" calcext:value-type="string">
            <text:p>https://www.jstor.org/stable/1411?origin=crossref</text:p>
          </table:table-cell>
        </table:table-row>
        <table:table-row table:style-name="ro1" table:visibility="filter">
          <table:table-cell office:value-type="float" office:value="1940" calcext:value-type="float">
            <text:p>1940</text:p>
          </table:table-cell>
          <table:table-cell office:value-type="string" calcext:value-type="string">
            <text:p>Whitehead, J. H. C.</text:p>
          </table:table-cell>
          <table:table-cell office:value-type="string" calcext:value-type="string">
            <text:p>On C 1 -Complexes</text:p>
          </table:table-cell>
          <table:table-cell table:number-columns-repeated="2"/>
          <table:table-cell office:value-type="string" calcext:value-type="string">
            <text:p>0003486X</text:p>
          </table:table-cell>
          <table:table-cell office:value-type="string" calcext:value-type="string">
            <text:p>10.2307/1968861</text:p>
          </table:table-cell>
          <table:table-cell office:value-type="string" calcext:value-type="string">
            <text:p>https://www.jstor.org/stable/1968861?origin=crossref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Entrez Programming Utilities Help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Cupal, Jan; Schuster, Peter; Stadler, Peter F</text:p>
          </table:table-cell>
          <table:table-cell office:value-type="string" calcext:value-type="string">
            <text:p>TOPOLOGY IN PHENOTYPE SPACE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Bell, George I; Anderson, Ernest C</text:p>
          </table:table-cell>
          <table:table-cell office:value-type="string" calcext:value-type="string">
            <text:p>Cell Growth and Division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string" calcext:value-type="string">
            <text:p>Simms, Kate</text:p>
          </table:table-cell>
          <table:table-cell office:value-type="string" calcext:value-type="string">
            <text:p>Mathematical Models of Cell Cycle Progression: Applications to Breast Cancer Cell Lines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lamm, Christoph; Stadler, Peter F</text:p>
          </table:table-cell>
          <table:table-cell office:value-type="string" calcext:value-type="string">
            <text:p>AleJxaanndCeurpRalean; nearnad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DepMap: The Cancer Dependency Map Project at Broad Institute</text:p>
          </table:table-cell>
          <table:table-cell table:number-columns-repeated="4"/>
          <table:table-cell office:value-type="string" calcext:value-type="string">
            <text:p>https://depmap.org/portal/</text:p>
          </table:table-cell>
        </table:table-row>
        <table:table-row table:style-name="ro1" table:visibility="filter">
          <table:table-cell/>
          <table:table-cell office:value-type="string" calcext:value-type="string">
            <text:p>Waterman, Michael S</text:p>
          </table:table-cell>
          <table:table-cell office:value-type="string" calcext:value-type="string">
            <text:p>Applications of Combinatorics to Molecular Biology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Robbin, Joel W; Salamon, Dietmar A</text:p>
          </table:table-cell>
          <table:table-cell office:value-type="string" calcext:value-type="string">
            <text:p>INTRODUCTION TO DIFFERENTIAL GEOMETRY</text:p>
          </table:table-cell>
          <table:table-cell table:number-columns-repeated="5"/>
        </table:table-row>
        <table:table-row table:style-name="ro2" table:visibility="filter">
          <table:table-cell table:number-columns-repeated="2"/>
          <table:table-cell office:value-type="string" calcext:value-type="string">
            <text:p>OLI1 - ATP synthase subunit 9, mitochondrial - Saccharomyces cerevisiae (strain ATCC 204508 / S288c) (Baker's yeast) | UniProtKB | UniProt</text:p>
          </table:table-cell>
          <table:table-cell table:number-columns-repeated="4"/>
          <table:table-cell office:value-type="string" calcext:value-type="string">
            <text:p>https://www.uniprot.org/uniprotkb/P61829/entry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EO Accession viewer</text:p>
          </table:table-cell>
          <table:table-cell table:number-columns-repeated="4"/>
          <table:table-cell office:value-type="string" calcext:value-type="string">
            <text:p>https://www.ncbi.nlm.nih.gov/geo/query/acc.cgi?acc=GSE14566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EO Accession viewer</text:p>
          </table:table-cell>
          <table:table-cell table:number-columns-repeated="4"/>
          <table:table-cell office:value-type="string" calcext:value-type="string">
            <text:p>https://www.ncbi.nlm.nih.gov/geo/query/acc.cgi?acc=GSE165870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EO Accession viewer</text:p>
          </table:table-cell>
          <table:table-cell table:number-columns-repeated="4"/>
          <table:table-cell office:value-type="string" calcext:value-type="string">
            <text:p>https://www.ncbi.nlm.nih.gov/geo/query/acc.cgi?acc=GSE145531</text:p>
          </table:table-cell>
        </table:table-row>
        <table:table-row table:style-name="ro1" table:visibility="filter">
          <table:table-cell/>
          <table:table-cell office:value-type="string" calcext:value-type="string">
            <text:p>Axler, Sheldon</text:p>
          </table:table-cell>
          <table:table-cell office:value-type="string" calcext:value-type="string">
            <text:p>Linear Algebra Done Right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Grants - The Fund for Innovation in Cancer Informatics</text:p>
          </table:table-cell>
          <table:table-cell table:number-columns-repeated="4"/>
          <table:table-cell office:value-type="string" calcext:value-type="string">
            <text:p>https://www.the-ici-fund.org/grant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GEO Accession viewer</text:p>
          </table:table-cell>
          <table:table-cell table:number-columns-repeated="4"/>
          <table:table-cell office:value-type="string" calcext:value-type="string">
            <text:p>https://www.ncbi.nlm.nih.gov/geo/query/acc.cgi?acc=GSE155848</text:p>
          </table:table-cell>
        </table:table-row>
        <table:table-row table:style-name="ro1" table:visibility="filter">
          <table:table-cell/>
          <table:table-cell office:value-type="string" calcext:value-type="string">
            <text:p>Schwartz, Matthew</text:p>
          </table:table-cell>
          <table:table-cell office:value-type="string" calcext:value-type="string">
            <text:p>Lecture 2: Diffusion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Useful Numbers for Cell Culture - US</text:p>
          </table:table-cell>
          <table:table-cell table:number-columns-repeated="4"/>
          <table:table-cell office:value-type="string" calcext:value-type="string">
            <text:p>https://www.thermofisher.com/us/en/home/references/gibco-cell-culture-basics/cell-culture-protocols/cell-culture-useful-numbers.html</text:p>
          </table:table-cell>
        </table:table-row>
        <table:table-row table:style-name="ro1" table:number-rows-repeated="104810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zotero_library_2025_08_25.A1:zotero_library_2025_08_25.H473" table:display-filter-buttons="true">
          <table:filter>
            <table:filter-and>
              <table:filter-condition table:value="Maybe" table:operator="=" table:field-number="3">
                <table:filter-set-item table:value="Maybe"/>
                <table:filter-set-item table:value="Yes"/>
              </table:filter-condition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5T20:51:02.451882535</dc:date>
    <meta:editing-duration>PT12M41S</meta:editing-duration>
    <meta:editing-cycles>3</meta:editing-cycles>
    <meta:generator>LibreOffice/7.3.7.2$Linux_X86_64 LibreOffice_project/30$Build-2</meta:generator>
    <meta:document-statistic meta:table-count="1" meta:cell-count="2701" meta:object-count="0"/>
  </office:meta>
</office:document-meta>
</file>